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fo:border-top="2pt solid #000000" fo:border-bottom="none" fo:border-left="2pt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9E1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9E1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D9E1F2"/>
      <style:text-properties fo:font-weight="bold" style:font-weight-asian="bold" style:font-weight-complex="bold"/>
    </style:style>
    <style:style style:name="ce9" style:family="table-cell" style:parent-style-name="Default" style:data-style-name="N14">
      <style:table-cell-properties fo:border-top="thin solid #000000" fo:border-bottom="none" fo:border-left="thin solid #000000" fo:border-right="none" style:vertical-align="automatic" fo:background-color="#E2EFDA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4">
      <style:table-cell-properties fo:background-color="#E2EFDA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14">
      <style:table-cell-properties fo:border-top="thin solid #000000" fo:border-bottom="none" fo:border-left="thin solid #000000" fo:border-right="none" style:vertical-align="automatic" fo:background-color="#FFF2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4">
      <style:table-cell-properties fo:background-color="#FFF2CC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CFE7F5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2pt solid #000000" fo:border-right="none" fo:background-color="#CCFFCC"/>
    </style:style>
    <style:style style:name="ce19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</style:style>
    <style:style style:name="ce21" style:family="table-cell" style:parent-style-name="Default" style:data-style-name="N0">
      <style:table-cell-properties fo:background-color="#D9E1F2"/>
    </style:style>
    <style:style style:name="ce22" style:family="table-cell" style:parent-style-name="Default" style:data-style-name="N14">
      <style:table-cell-properties fo:background-color="#E2EFDA"/>
    </style:style>
    <style:style style:name="ce23" style:family="table-cell" style:parent-style-name="Default" style:data-style-name="N0">
      <style:table-cell-properties fo:border-top="none" fo:border-bottom="none" fo:border-left="2pt solid #000000" fo:border-right="thin solid #000000" fo:background-color="#CCFFCC"/>
    </style:style>
    <style:style style:name="ce24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25" style:family="table-cell" style:parent-style-name="Default" style:data-style-name="N14">
      <style:table-cell-properties fo:background-color="#FFF2CC"/>
    </style:style>
    <style:style style:name="ce26" style:family="table-cell" style:parent-style-name="Default" style:data-style-name="N14">
      <style:table-cell-properties fo:background-color="#D0CECE"/>
    </style:style>
    <style:style style:name="ce27" style:family="table-cell" style:parent-style-name="Default" style:data-style-name="N0">
      <style:table-cell-properties fo:border-top="none" fo:border-bottom="none" fo:border-left="2pt solid #000000" fo:border-right="thin solid #000000" fo:background-color="#CCFFCC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33" style:family="table-cell" style:parent-style-name="Default" style:data-style-name="N0">
      <style:table-cell-properties fo:border-top="none" fo:border-bottom="none" fo:border-left="thin solid #000000" fo:border-right="2pt solid #000000" style:vertical-align="automatic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9E1F2" style:repeat-content="false"/>
      <style:paragraph-properties fo:text-align="center"/>
    </style:style>
    <style:style style:name="ce35" style:family="table-cell" style:parent-style-name="Default" style:data-style-name="N0">
      <style:table-cell-properties fo:background-color="#FFF2CC"/>
    </style:style>
    <style:style style:name="ce3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39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tyle="italic" style:font-style-asian="italic" style:font-style-complex="italic"/>
    </style:style>
    <style:style style:name="ce40" style:family="table-cell" style:parent-style-name="Normal_32_2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1" style:family="table-cell" style:parent-style-name="Normal_32_2" style:data-style-name="N2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2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43" style:family="table-cell" style:parent-style-name="Normal_32_2" style:data-style-name="N21">
      <style:table-cell-properties style:vertical-align="automatic" fo:background-color="transparent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2.936875cm"/>
    </style:style>
    <style:style style:name="co12" style:family="table-column">
      <style:table-column-properties fo:break-before="auto" style:column-width="2.8575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2.69875cm"/>
    </style:style>
    <style:style style:name="co15" style:family="table-column">
      <style:table-column-properties fo:break-before="auto" style:column-width="2.80458333333333cm"/>
    </style:style>
    <style:style style:name="co16" style:family="table-column">
      <style:table-column-properties fo:break-before="auto" style:column-width="4.365625cm"/>
    </style:style>
    <style:style style:name="co1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ll_Data" table:style-name="ta1">
        <table:table-column table:style-name="co1" table:number-columns-repeated="2" table:default-cell-style-name="ce1"/>
        <table:table-column table:style-name="co2" table:default-cell-style-name="ce37"/>
        <table:table-column table:style-name="co3" table:default-cell-style-name="ce38"/>
        <table:table-column table:style-name="co4" table:default-cell-style-name="ce19"/>
        <table:table-column table:style-name="co5" table:number-columns-repeated="7" table:default-cell-style-name="ce20"/>
        <table:table-column table:style-name="co5" table:number-columns-repeated="5" table:default-cell-style-name="ce21"/>
        <table:table-column table:style-name="co6" table:default-cell-style-name="ce21"/>
        <table:table-column table:style-name="co6" table:number-columns-repeated="11" table:default-cell-style-name="ce22"/>
        <table:table-column table:style-name="co3" table:default-cell-style-name="ce38"/>
        <table:table-column table:style-name="co7" table:default-cell-style-name="ce19"/>
        <table:table-column table:style-name="co4" table:number-columns-repeated="7" table:default-cell-style-name="ce20"/>
        <table:table-column table:style-name="co4" table:number-columns-repeated="5" table:default-cell-style-name="ce21"/>
        <table:table-column table:style-name="co6" table:default-cell-style-name="ce21"/>
        <table:table-column table:style-name="co6" table:number-columns-repeated="11" table:default-cell-style-name="ce22"/>
        <table:table-column table:style-name="co3" table:default-cell-style-name="ce38"/>
        <table:table-column table:style-name="co8" table:default-cell-style-name="ce19"/>
        <table:table-column table:style-name="co5" table:number-columns-repeated="7" table:default-cell-style-name="ce20"/>
        <table:table-column table:style-name="co5" table:default-cell-style-name="ce21"/>
        <table:table-column table:style-name="co6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3" table:number-columns-repeated="3" table:default-cell-style-name="ce22"/>
        <table:table-column table:style-name="co6" table:default-cell-style-name="ce22"/>
        <table:table-column table:style-name="co3" table:number-columns-repeated="4" table:default-cell-style-name="ce22"/>
        <table:table-column table:style-name="co3" table:default-cell-style-name="ce1"/>
        <table:table-column table:style-name="co16" table:default-cell-style-name="ce1"/>
        <table:table-column table:style-name="co3" table:number-columns-repeated="11" table:default-cell-style-name="ce35"/>
        <table:table-column table:style-name="co3" table:number-columns-repeated="960" table:default-cell-style-name="ce1"/>
        <table:table-column table:style-name="co17" table:number-columns-repeated="15330" table:default-cell-style-name="ce1"/>
        <table:table-row table:style-name="ro1">
          <table:table-cell office:value-type="string" table:style-name="ce2">
            <text:p>Key</text:p>
          </table:table-cell>
          <table:table-cell office:value-type="string" table:style-name="ce2">
            <text:p>Current Position</text:p>
          </table:table-cell>
          <table:table-cell office:value-type="string" table:style-name="ce3">
            <text:p>Username</text:p>
          </table:table-cell>
          <table:table-cell office:value-type="string" table:style-name="ce4">
            <text:p>Stock1</text:p>
          </table:table-cell>
          <table:table-cell office:value-type="string" table:style-name="ce5">
            <text:p>Jan 1</text:p>
          </table:table-cell>
          <table:table-cell office:value-type="string" table:style-name="ce6">
            <text:p>Jan 6</text:p>
          </table:table-cell>
          <table:table-cell office:value-type="string" table:style-name="ce7">
            <text:p>Jan 13</text:p>
          </table:table-cell>
          <table:table-cell office:value-type="string" table:style-name="ce7">
            <text:p>Jan 20</text:p>
          </table:table-cell>
          <table:table-cell office:value-type="string" table:style-name="ce7">
            <text:p>Jan 27</text:p>
          </table:table-cell>
          <table:table-cell office:value-type="string" table:style-name="ce7">
            <text:p>Feb 3</text:p>
          </table:table-cell>
          <table:table-cell office:value-type="string" table:style-name="ce7">
            <text:p>Feb 10</text:p>
          </table:table-cell>
          <table:table-cell office:value-type="string" table:style-name="ce7">
            <text:p>Feb 17</text:p>
          </table:table-cell>
          <table:table-cell office:value-type="string" table:style-name="ce8">
            <text:p>Feb 24</text:p>
          </table:table-cell>
          <table:table-cell office:value-type="string" table:style-name="ce8">
            <text:p>March 3</text:p>
          </table:table-cell>
          <table:table-cell office:value-type="string" table:style-name="ce8">
            <text:p>March 10</text:p>
          </table:table-cell>
          <table:table-cell office:value-type="string" table:style-name="ce8">
            <text:p>March 17</text:p>
          </table:table-cell>
          <table:table-cell office:value-type="string" table:style-name="ce8">
            <text:p>March 24</text:p>
          </table:table-cell>
          <table:table-cell office:value-type="string" table:style-name="ce8">
            <text:p>March 31</text:p>
          </table:table-cell>
          <table:table-cell office:value-type="string" table:style-name="ce9">
            <text:p>Jan 20</text:p>
          </table:table-cell>
          <table:table-cell office:value-type="string" table:style-name="ce9">
            <text:p>Jan 27</text:p>
          </table:table-cell>
          <table:table-cell office:value-type="string" table:style-name="ce9">
            <text:p>Feb 3</text:p>
          </table:table-cell>
          <table:table-cell office:value-type="string" table:style-name="ce9">
            <text:p>Feb 10</text:p>
          </table:table-cell>
          <table:table-cell office:value-type="string" table:style-name="ce9">
            <text:p>Feb 17</text:p>
          </table:table-cell>
          <table:table-cell office:value-type="string" table:style-name="ce10">
            <text:p>Feb 24</text:p>
          </table:table-cell>
          <table:table-cell office:value-type="string" table:style-name="ce10">
            <text:p>March 3</text:p>
          </table:table-cell>
          <table:table-cell office:value-type="string" table:style-name="ce10">
            <text:p>March 10</text:p>
          </table:table-cell>
          <table:table-cell office:value-type="string" table:style-name="ce10">
            <text:p>March 17</text:p>
          </table:table-cell>
          <table:table-cell office:value-type="string" table:style-name="ce10">
            <text:p>March 24</text:p>
          </table:table-cell>
          <table:table-cell office:value-type="string" table:style-name="ce10">
            <text:p>March 31</text:p>
          </table:table-cell>
          <table:table-cell office:value-type="string" table:style-name="ce11">
            <text:p>Stock 2</text:p>
          </table:table-cell>
          <table:table-cell office:value-type="string" table:style-name="ce12">
            <text:p>Jan 1</text:p>
          </table:table-cell>
          <table:table-cell office:value-type="string" table:style-name="ce6">
            <text:p>Jan 6</text:p>
          </table:table-cell>
          <table:table-cell office:value-type="string" table:style-name="ce7">
            <text:p>Jan 13</text:p>
          </table:table-cell>
          <table:table-cell office:value-type="string" table:style-name="ce7">
            <text:p>Jan 20</text:p>
          </table:table-cell>
          <table:table-cell office:value-type="string" table:style-name="ce7">
            <text:p>Jan 27</text:p>
          </table:table-cell>
          <table:table-cell office:value-type="string" table:style-name="ce7">
            <text:p>Feb 3</text:p>
          </table:table-cell>
          <table:table-cell office:value-type="string" table:style-name="ce7">
            <text:p>Feb 10</text:p>
          </table:table-cell>
          <table:table-cell office:value-type="string" table:style-name="ce7">
            <text:p>Feb 17</text:p>
          </table:table-cell>
          <table:table-cell office:value-type="string" table:style-name="ce8">
            <text:p>Feb 24</text:p>
          </table:table-cell>
          <table:table-cell office:value-type="string" table:style-name="ce8">
            <text:p>March 3</text:p>
          </table:table-cell>
          <table:table-cell office:value-type="string" table:style-name="ce8">
            <text:p>March 10</text:p>
          </table:table-cell>
          <table:table-cell office:value-type="string" table:style-name="ce8">
            <text:p>March 17</text:p>
          </table:table-cell>
          <table:table-cell office:value-type="string" table:style-name="ce8">
            <text:p>March 24</text:p>
          </table:table-cell>
          <table:table-cell office:value-type="string" table:style-name="ce8">
            <text:p>March 31</text:p>
          </table:table-cell>
          <table:table-cell office:value-type="string" table:style-name="ce9">
            <text:p>Jan 20</text:p>
          </table:table-cell>
          <table:table-cell office:value-type="string" table:style-name="ce9">
            <text:p>Jan 27</text:p>
          </table:table-cell>
          <table:table-cell office:value-type="string" table:style-name="ce9">
            <text:p>Feb 3</text:p>
          </table:table-cell>
          <table:table-cell office:value-type="string" table:style-name="ce9">
            <text:p>Feb 10</text:p>
          </table:table-cell>
          <table:table-cell office:value-type="string" table:style-name="ce9">
            <text:p>Feb 17</text:p>
          </table:table-cell>
          <table:table-cell office:value-type="string" table:style-name="ce10">
            <text:p>Feb 24</text:p>
          </table:table-cell>
          <table:table-cell office:value-type="string" table:style-name="ce10">
            <text:p>March 3</text:p>
          </table:table-cell>
          <table:table-cell office:value-type="string" table:style-name="ce10">
            <text:p>March 10</text:p>
          </table:table-cell>
          <table:table-cell office:value-type="string" table:style-name="ce10">
            <text:p>March 17</text:p>
          </table:table-cell>
          <table:table-cell office:value-type="string" table:style-name="ce10">
            <text:p>March 24</text:p>
          </table:table-cell>
          <table:table-cell office:value-type="string" table:style-name="ce10">
            <text:p>March 31</text:p>
          </table:table-cell>
          <table:table-cell office:value-type="string" table:style-name="ce13">
            <text:p>Stock 3</text:p>
          </table:table-cell>
          <table:table-cell office:value-type="string" table:style-name="ce12">
            <text:p>Jan 1</text:p>
          </table:table-cell>
          <table:table-cell office:value-type="string" table:style-name="ce6">
            <text:p>Jan 6</text:p>
          </table:table-cell>
          <table:table-cell office:value-type="string" table:style-name="ce7">
            <text:p>Jan 13</text:p>
          </table:table-cell>
          <table:table-cell office:value-type="string" table:style-name="ce7">
            <text:p>Jan 20</text:p>
          </table:table-cell>
          <table:table-cell office:value-type="string" table:style-name="ce7">
            <text:p>Jan 27</text:p>
          </table:table-cell>
          <table:table-cell office:value-type="string" table:style-name="ce7">
            <text:p>Feb 3</text:p>
          </table:table-cell>
          <table:table-cell office:value-type="string" table:style-name="ce7">
            <text:p>Feb 10</text:p>
          </table:table-cell>
          <table:table-cell office:value-type="string" table:style-name="ce7">
            <text:p>Feb 17</text:p>
          </table:table-cell>
          <table:table-cell office:value-type="string" table:style-name="ce8">
            <text:p>Feb 24</text:p>
          </table:table-cell>
          <table:table-cell office:value-type="string" table:style-name="ce8">
            <text:p>March 3</text:p>
          </table:table-cell>
          <table:table-cell office:value-type="string" table:style-name="ce8">
            <text:p>March 10</text:p>
          </table:table-cell>
          <table:table-cell office:value-type="string" table:style-name="ce8">
            <text:p>March 17</text:p>
          </table:table-cell>
          <table:table-cell office:value-type="string" table:style-name="ce8">
            <text:p>March 24</text:p>
          </table:table-cell>
          <table:table-cell office:value-type="string" table:style-name="ce8">
            <text:p>March 31</text:p>
          </table:table-cell>
          <table:table-cell office:value-type="string" table:style-name="ce9">
            <text:p>Jan 20</text:p>
          </table:table-cell>
          <table:table-cell office:value-type="string" table:style-name="ce9">
            <text:p>Jan 27</text:p>
          </table:table-cell>
          <table:table-cell office:value-type="string" table:style-name="ce9">
            <text:p>Feb 3</text:p>
          </table:table-cell>
          <table:table-cell office:value-type="string" table:style-name="ce9">
            <text:p>Feb 10</text:p>
          </table:table-cell>
          <table:table-cell office:value-type="string" table:style-name="ce9">
            <text:p>Feb 17</text:p>
          </table:table-cell>
          <table:table-cell office:value-type="string" table:style-name="ce10">
            <text:p>Feb 24</text:p>
          </table:table-cell>
          <table:table-cell office:value-type="string" table:style-name="ce10">
            <text:p>March 3</text:p>
          </table:table-cell>
          <table:table-cell office:value-type="string" table:style-name="ce10">
            <text:p>March 10</text:p>
          </table:table-cell>
          <table:table-cell office:value-type="string" table:style-name="ce10">
            <text:p>March 17</text:p>
          </table:table-cell>
          <table:table-cell office:value-type="string" table:style-name="ce10">
            <text:p>March 24</text:p>
          </table:table-cell>
          <table:table-cell office:value-type="string" table:style-name="ce10">
            <text:p>March 31</text:p>
          </table:table-cell>
          <table:table-cell table:style-name="ce14"/>
          <table:table-cell office:value-type="string" table:style-name="ce3">
            <text:p>Username</text:p>
          </table:table-cell>
          <table:table-cell office:value-type="string" table:style-name="ce15">
            <text:p>Jan 20</text:p>
          </table:table-cell>
          <table:table-cell office:value-type="string" table:style-name="ce15">
            <text:p>Jan 27</text:p>
          </table:table-cell>
          <table:table-cell office:value-type="string" table:style-name="ce15">
            <text:p>Feb 3</text:p>
          </table:table-cell>
          <table:table-cell office:value-type="string" table:style-name="ce15">
            <text:p>Feb 10</text:p>
          </table:table-cell>
          <table:table-cell office:value-type="string" table:style-name="ce15">
            <text:p>Feb 17</text:p>
          </table:table-cell>
          <table:table-cell office:value-type="string" table:style-name="ce16">
            <text:p>Feb 24</text:p>
          </table:table-cell>
          <table:table-cell office:value-type="string" table:style-name="ce16">
            <text:p>March 3</text:p>
          </table:table-cell>
          <table:table-cell office:value-type="string" table:style-name="ce16">
            <text:p>March 10</text:p>
          </table:table-cell>
          <table:table-cell office:value-type="string" table:style-name="ce16">
            <text:p>March 17</text:p>
          </table:table-cell>
          <table:table-cell office:value-type="string" table:style-name="ce16">
            <text:p>March 24</text:p>
          </table:table-cell>
          <table:table-cell office:value-type="string" table:style-name="ce16">
            <text:p>March 31</text:p>
          </table:table-cell>
          <table:table-cell table:number-columns-repeated="16290" table:style-name="ce14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7">
            <text:p>EvenPrime</text:p>
          </table:table-cell>
          <table:table-cell office:value-type="string" table:style-name="ce18">
            <text:p>NXE.TO</text:p>
          </table:table-cell>
          <table:table-cell office:value-type="float" office:value="2.33" table:style-name="ce19">
            <text:p>2.33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3.27" table:style-name="ce21">
            <text:p>3.27</text:p>
          </table:table-cell>
          <table:table-cell office:value-type="float" office:value="3.62" table:style-name="ce21">
            <text:p>3.62</text:p>
          </table:table-cell>
          <table:table-cell office:value-type="float" office:value="3.36" table:style-name="ce21">
            <text:p>3.36</text:p>
          </table:table-cell>
          <table:table-cell office:value-type="float" office:value="3.91" table:style-name="ce21">
            <text:p>3.91</text:p>
          </table:table-cell>
          <table:table-cell office:value-type="float" office:value="4.0199999999999996" table:style-name="ce21">
            <text:p>4.02</text:p>
          </table:table-cell>
          <table:table-cell office:value-type="float" office:value="3.87" table:style-name="ce21">
            <text:p>3.87</text:p>
          </table:table-cell>
          <table:table-cell office:value-type="float" office:value="3.57" table:style-name="ce21">
            <text:p>3.57</text:p>
          </table:table-cell>
          <table:table-cell office:value-type="float" office:value="3.32" table:style-name="ce21">
            <text:p>3.32</text:p>
          </table:table-cell>
          <table:table-cell office:value-type="float" office:value="3.53" table:style-name="ce21">
            <text:p>3.53</text:p>
          </table:table-cell>
          <table:table-cell office:value-type="float" office:value="3.13" table:style-name="ce21">
            <text:p>3.13</text:p>
          </table:table-cell>
          <table:table-cell office:value-type="float" office:value="3.15" table:style-name="ce21">
            <text:p>3.15</text:p>
          </table:table-cell>
          <table:table-cell office:value-type="percentage" office:value="0.40343347639484978" table:formula="of:=([.H2]-[.$E2])/[.$E2]" table:style-name="ce22">
            <text:p>40.34%</text:p>
          </table:table-cell>
          <table:table-cell office:value-type="percentage" office:value="0.55364806866952787" table:formula="of:=([.I2]-[.$E2])/[.$E2]" table:style-name="ce22">
            <text:p>55.36%</text:p>
          </table:table-cell>
          <table:table-cell office:value-type="percentage" office:value="0.44206008583690976" table:formula="of:=([.J2]-[.$E2])/[.$E2]" table:style-name="ce22">
            <text:p>44.21%</text:p>
          </table:table-cell>
          <table:table-cell office:value-type="percentage" office:value="0.67811158798283266" table:formula="of:=([.K2]-[.$E2])/[.$E2]" table:style-name="ce22">
            <text:p>67.81%</text:p>
          </table:table-cell>
          <table:table-cell office:value-type="percentage" office:value="0.72532188841201695" table:formula="of:=([.L2]-[.$E2])/[.$E2]" table:style-name="ce22">
            <text:p>72.53%</text:p>
          </table:table-cell>
          <table:table-cell office:value-type="percentage" office:value="0.66094420600858372" table:formula="of:=([.M2]-[.$E2])/[.$E2]" table:style-name="ce22">
            <text:p>66.09%</text:p>
          </table:table-cell>
          <table:table-cell office:value-type="percentage" office:value="0.53218884120171661" table:formula="of:=([.N2]-[.$E2])/[.$E2]" table:style-name="ce22">
            <text:p>53.22%</text:p>
          </table:table-cell>
          <table:table-cell office:value-type="percentage" office:value="0.42489270386266081" table:formula="of:=([.O2]-[.$E2])/[.$E2]" table:style-name="ce22">
            <text:p>42.49%</text:p>
          </table:table-cell>
          <table:table-cell office:value-type="percentage" office:value="0.51502145922746767" table:formula="of:=([.P2]-[.$E2])/[.$E2]" table:style-name="ce22">
            <text:p>51.50%</text:p>
          </table:table-cell>
          <table:table-cell office:value-type="percentage" office:value="0.34334763948497843" table:formula="of:=([.Q2]-[.$E2])/[.$E2]" table:style-name="ce22">
            <text:p>34.33%</text:p>
          </table:table-cell>
          <table:table-cell office:value-type="percentage" office:value="0.3519313304721029" table:formula="of:=([.R2]-[.$E2])/[.$E2]" table:style-name="ce22">
            <text:p>35.19%</text:p>
          </table:table-cell>
          <table:table-cell office:value-type="string" table:style-name="ce18">
            <text:p>SBB.TO</text:p>
          </table:table-cell>
          <table:table-cell office:value-type="float" office:value="0.98" table:style-name="ce19">
            <text:p>0.98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1.32" table:style-name="ce21">
            <text:p>1.32</text:p>
          </table:table-cell>
          <table:table-cell office:value-type="float" office:value="1.36" table:style-name="ce21">
            <text:p>1.36</text:p>
          </table:table-cell>
          <table:table-cell office:value-type="float" office:value="1.38" table:style-name="ce21">
            <text:p>1.38</text:p>
          </table:table-cell>
          <table:table-cell office:value-type="float" office:value="1.46" table:style-name="ce21">
            <text:p>1.46</text:p>
          </table:table-cell>
          <table:table-cell office:value-type="float" office:value="1.57" table:style-name="ce21">
            <text:p>1.57</text:p>
          </table:table-cell>
          <table:table-cell office:value-type="float" office:value="1.35" table:style-name="ce21">
            <text:p>1.35</text:p>
          </table:table-cell>
          <table:table-cell office:value-type="float" office:value="1.32" table:style-name="ce21">
            <text:p>1.32</text:p>
          </table:table-cell>
          <table:table-cell office:value-type="float" office:value="1.3" table:style-name="ce21">
            <text:p>1.3</text:p>
          </table:table-cell>
          <table:table-cell office:value-type="float" office:value="1.31" table:style-name="ce21">
            <text:p>1.31</text:p>
          </table:table-cell>
          <table:table-cell office:value-type="float" office:value="1.48" table:style-name="ce21">
            <text:p>1.48</text:p>
          </table:table-cell>
          <table:table-cell office:value-type="float" office:value="1.54" table:style-name="ce21">
            <text:p>1.54</text:p>
          </table:table-cell>
          <table:table-cell office:value-type="percentage" office:value="0.34693877551020419" table:formula="of:=([.AH2]-[.$AE2])/[.$AE2]" table:style-name="ce22">
            <text:p>34.69%</text:p>
          </table:table-cell>
          <table:table-cell office:value-type="percentage" office:value="0.38775510204081642" table:formula="of:=([.AI2]-[.$AE2])/[.$AE2]" table:style-name="ce22">
            <text:p>38.78%</text:p>
          </table:table-cell>
          <table:table-cell office:value-type="percentage" office:value="0.40816326530612235" table:formula="of:=([.AJ2]-[.$AE2])/[.$AE2]" table:style-name="ce22">
            <text:p>40.82%</text:p>
          </table:table-cell>
          <table:table-cell office:value-type="percentage" office:value="0.48979591836734693" table:formula="of:=([.AK2]-[.$AE2])/[.$AE2]" table:style-name="ce22">
            <text:p>48.98%</text:p>
          </table:table-cell>
          <table:table-cell office:value-type="percentage" office:value="0.60204081632653073" table:formula="of:=([.AL2]-[.$AE2])/[.$AE2]" table:style-name="ce22">
            <text:p>60.20%</text:p>
          </table:table-cell>
          <table:table-cell office:value-type="percentage" office:value="0.37755102040816341" table:formula="of:=([.AM2]-[.$AE2])/[.$AE2]" table:style-name="ce22">
            <text:p>37.76%</text:p>
          </table:table-cell>
          <table:table-cell office:value-type="percentage" office:value="0.34693877551020419" table:formula="of:=([.AN2]-[.$AE2])/[.$AE2]" table:style-name="ce22">
            <text:p>34.69%</text:p>
          </table:table-cell>
          <table:table-cell office:value-type="percentage" office:value="0.32653061224489804" table:formula="of:=([.AO2]-[.$AE2])/[.$AE2]" table:style-name="ce22">
            <text:p>32.65%</text:p>
          </table:table-cell>
          <table:table-cell office:value-type="percentage" office:value="0.33673469387755112" table:formula="of:=([.AP2]-[.$AE2])/[.$AE2]" table:style-name="ce22">
            <text:p>33.67%</text:p>
          </table:table-cell>
          <table:table-cell office:value-type="percentage" office:value="0.51020408163265307" table:formula="of:=([.AQ2]-[.$AE2])/[.$AE2]" table:style-name="ce22">
            <text:p>51.02%</text:p>
          </table:table-cell>
          <table:table-cell office:value-type="percentage" office:value="0.57142857142857151" table:formula="of:=([.AR2]-[.$AE2])/[.$AE2]" table:style-name="ce22">
            <text:p>57.14%</text:p>
          </table:table-cell>
          <table:table-cell office:value-type="string" table:style-name="ce23">
            <text:p>IDM.V</text:p>
          </table:table-cell>
          <table:table-cell office:value-type="float" office:value="0.14000000000000001" table:style-name="ce24">
            <text:p>0.14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14499999999999999" table:style-name="ce21">
            <text:p>0.145</text:p>
          </table:table-cell>
          <table:table-cell office:value-type="float" office:value="0.14000000000000001" table:style-name="ce21">
            <text:p>0.14</text:p>
          </table:table-cell>
          <table:table-cell office:value-type="float" office:value="0.15" table:style-name="ce21">
            <text:p>0.15</text:p>
          </table:table-cell>
          <table:table-cell office:value-type="float" office:value="0.16500000000000001" table:style-name="ce21">
            <text:p>0.165</text:p>
          </table:table-cell>
          <table:table-cell office:value-type="float" office:value="0.16" table:style-name="ce21">
            <text:p>0.16</text:p>
          </table:table-cell>
          <table:table-cell office:value-type="float" office:value="0.16500000000000001" table:style-name="ce21">
            <text:p>0.165</text:p>
          </table:table-cell>
          <table:table-cell office:value-type="float" office:value="0.15" table:style-name="ce21">
            <text:p>0.15</text:p>
          </table:table-cell>
          <table:table-cell office:value-type="float" office:value="0.15" table:style-name="ce21">
            <text:p>0.15</text:p>
          </table:table-cell>
          <table:table-cell office:value-type="float" office:value="0.155" table:style-name="ce21">
            <text:p>0.155</text:p>
          </table:table-cell>
          <table:table-cell office:value-type="float" office:value="0.16" table:style-name="ce21">
            <text:p>0.16</text:p>
          </table:table-cell>
          <table:table-cell office:value-type="float" office:value="0.16" table:style-name="ce21">
            <text:p>0.16</text:p>
          </table:table-cell>
          <table:table-cell office:value-type="percentage" office:value="3.5714285714285546E-2" table:formula="of:=([.BH2]-[.$BE2])/[.$BE2]" table:style-name="ce22">
            <text:p>3.57%</text:p>
          </table:table-cell>
          <table:table-cell office:value-type="percentage" office:value="0" table:formula="of:=([.BI2]-[.$BE2])/[.$BE2]" table:style-name="ce22">
            <text:p>0.00%</text:p>
          </table:table-cell>
          <table:table-cell office:value-type="percentage" office:value="7.1428571428571286E-2" table:formula="of:=([.BJ2]-[.$BE2])/[.$BE2]" table:style-name="ce22">
            <text:p>7.14%</text:p>
          </table:table-cell>
          <table:table-cell office:value-type="percentage" office:value="0.17857142857142852" table:formula="of:=([.BK2]-[.$BE2])/[.$BE2]" table:style-name="ce22">
            <text:p>17.86%</text:p>
          </table:table-cell>
          <table:table-cell office:value-type="percentage" office:value="0.14285714285714277" table:formula="of:=([.BL2]-[.$BE2])/[.$BE2]" table:style-name="ce22">
            <text:p>14.29%</text:p>
          </table:table-cell>
          <table:table-cell office:value-type="percentage" office:value="0.17857142857142852" table:formula="of:=([.BM2]-[.$BE2])/[.$BE2]" table:style-name="ce22">
            <text:p>17.86%</text:p>
          </table:table-cell>
          <table:table-cell office:value-type="percentage" office:value="7.1428571428571286E-2" table:formula="of:=([.BN2]-[.$BE2])/[.$BE2]" table:style-name="ce22">
            <text:p>7.14%</text:p>
          </table:table-cell>
          <table:table-cell office:value-type="percentage" office:value="7.1428571428571286E-2" table:formula="of:=([.BO2]-[.$BE2])/[.$BE2]" table:style-name="ce22">
            <text:p>7.14%</text:p>
          </table:table-cell>
          <table:table-cell office:value-type="percentage" office:value="0.10714285714285703" table:formula="of:=([.BP2]-[.$BE2])/[.$BE2]" table:style-name="ce22">
            <text:p>10.71%</text:p>
          </table:table-cell>
          <table:table-cell office:value-type="percentage" office:value="0.14285714285714277" table:formula="of:=([.BQ2]-[.$BE2])/[.$BE2]" table:style-name="ce22">
            <text:p>14.29%</text:p>
          </table:table-cell>
          <table:table-cell office:value-type="percentage" office:value="0.14285714285714277" table:formula="of:=([.BR2]-[.$BE2])/[.$BE2]" table:style-name="ce22">
            <text:p>14.29%</text:p>
          </table:table-cell>
          <table:table-cell table:style-name="ce1"/>
          <table:table-cell office:value-type="string" table:style-name="ce17">
            <text:p>EvenPrime</text:p>
          </table:table-cell>
          <table:table-cell office:value-type="percentage" office:value="0.2620288458731132" table:formula="of:=([.S2]+[.AS2]+[.BS2])/3" table:style-name="ce25">
            <text:p>26.20%</text:p>
          </table:table-cell>
          <table:table-cell office:value-type="percentage" office:value="0.31380105690344812" table:formula="of:=([.T2]+[.AT2]+[.BT2])/3" table:style-name="ce25">
            <text:p>31.38%</text:p>
          </table:table-cell>
          <table:table-cell office:value-type="percentage" office:value="0.30721730752386783" table:formula="of:=([.U2]+[.AU2]+[.BU2])/3" table:style-name="ce25">
            <text:p>30.72%</text:p>
          </table:table-cell>
          <table:table-cell office:value-type="percentage" office:value="0.44882631164053605" table:formula="of:=([.V2]+[.AV2]+[.BV2])/3" table:style-name="ce25">
            <text:p>44.88%</text:p>
          </table:table-cell>
          <table:table-cell office:value-type="percentage" office:value="0.4900732825318968" table:formula="of:=([.W2]+[.AW2]+[.BW2])/3" table:style-name="ce25">
            <text:p>49.01%</text:p>
          </table:table-cell>
          <table:table-cell office:value-type="percentage" office:value="0.40568888499605854" table:formula="of:=([.X2]+[.AX2]+[.BX2])/3" table:style-name="ce25">
            <text:p>40.57%</text:p>
          </table:table-cell>
          <table:table-cell office:value-type="percentage" office:value="0.31685206271349736" table:formula="of:=([.Y2]+[.AY2]+[.BY2])/3" table:style-name="ce25">
            <text:p>31.69%</text:p>
          </table:table-cell>
          <table:table-cell office:value-type="percentage" office:value="0.2742839625120434" table:formula="of:=([.Z2]+[.AZ2]+[.BZ2])/3" table:style-name="ce25">
            <text:p>27.43%</text:p>
          </table:table-cell>
          <table:table-cell office:value-type="percentage" office:value="0.31963300341595863" table:formula="of:=([.AA2]+[.BA2]+[.CA2])/3" table:style-name="ce25">
            <text:p>31.96%</text:p>
          </table:table-cell>
          <table:table-cell office:value-type="percentage" office:value="0.33213628799159145" table:formula="of:=([.AB2]+[.BB2]+[.CB2])/3" table:style-name="ce25">
            <text:p>33.21%</text:p>
          </table:table-cell>
          <table:table-cell office:value-type="percentage" office:value="0.35540568158593905" table:formula="of:=([.AC2]+[.BC2]+[.CC2])/3" table:style-name="ce25">
            <text:p>35.54%</text:p>
          </table:table-cell>
          <table:table-cell table:number-columns-repeated="1629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Stoneminer</text:p>
          </table:table-cell>
          <table:table-cell office:value-type="string" table:style-name="ce18">
            <text:p>TGZ.TO</text:p>
          </table:table-cell>
          <table:table-cell office:value-type="float" office:value="0.82" table:style-name="ce19">
            <text:p>0.82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98" table:style-name="ce21">
            <text:p>0.98</text:p>
          </table:table-cell>
          <table:table-cell office:value-type="float" office:value="0.94" table:style-name="ce21">
            <text:p>0.94</text:p>
          </table:table-cell>
          <table:table-cell office:value-type="float" office:value="0.89" table:style-name="ce21">
            <text:p>0.89</text:p>
          </table:table-cell>
          <table:table-cell office:value-type="float" office:value="0.95" table:style-name="ce21">
            <text:p>0.95</text:p>
          </table:table-cell>
          <table:table-cell office:value-type="float" office:value="0.98" table:style-name="ce21">
            <text:p>0.98</text:p>
          </table:table-cell>
          <table:table-cell office:value-type="float" office:value="1" table:style-name="ce21">
            <text:p>1</text:p>
          </table:table-cell>
          <table:table-cell office:value-type="float" office:value="0.82" table:style-name="ce21">
            <text:p>0.82</text:p>
          </table:table-cell>
          <table:table-cell office:value-type="float" office:value="0.82" table:style-name="ce21">
            <text:p>0.82</text:p>
          </table:table-cell>
          <table:table-cell office:value-type="float" office:value="0.82" table:style-name="ce21">
            <text:p>0.82</text:p>
          </table:table-cell>
          <table:table-cell office:value-type="float" office:value="0.83" table:style-name="ce21">
            <text:p>0.83</text:p>
          </table:table-cell>
          <table:table-cell office:value-type="float" office:value="0.85" table:style-name="ce21">
            <text:p>0.85</text:p>
          </table:table-cell>
          <table:table-cell office:value-type="percentage" office:value="0.19512195121951226" table:formula="of:=([.H3]-[.$E3])/[.$E3]" table:style-name="ce22">
            <text:p>19.51%</text:p>
          </table:table-cell>
          <table:table-cell office:value-type="percentage" office:value="0.14634146341463414" table:formula="of:=([.I3]-[.$E3])/[.$E3]" table:style-name="ce22">
            <text:p>14.63%</text:p>
          </table:table-cell>
          <table:table-cell office:value-type="percentage" office:value="8.5365853658536661E-2" table:formula="of:=([.J3]-[.$E3])/[.$E3]" table:style-name="ce22">
            <text:p>8.54%</text:p>
          </table:table-cell>
          <table:table-cell office:value-type="percentage" office:value="0.15853658536585366" table:formula="of:=([.K3]-[.$E3])/[.$E3]" table:style-name="ce22">
            <text:p>15.85%</text:p>
          </table:table-cell>
          <table:table-cell office:value-type="percentage" office:value="0.19512195121951226" table:formula="of:=([.L3]-[.$E3])/[.$E3]" table:style-name="ce22">
            <text:p>19.51%</text:p>
          </table:table-cell>
          <table:table-cell office:value-type="percentage" office:value="0.2195121951219513" table:formula="of:=([.M3]-[.$E3])/[.$E3]" table:style-name="ce22">
            <text:p>21.95%</text:p>
          </table:table-cell>
          <table:table-cell office:value-type="percentage" office:value="0" table:formula="of:=([.N3]-[.$E3])/[.$E3]" table:style-name="ce22">
            <text:p>0.00%</text:p>
          </table:table-cell>
          <table:table-cell office:value-type="percentage" office:value="0" table:formula="of:=([.O3]-[.$E3])/[.$E3]" table:style-name="ce22">
            <text:p>0.00%</text:p>
          </table:table-cell>
          <table:table-cell office:value-type="percentage" office:value="0" table:formula="of:=([.P3]-[.$E3])/[.$E3]" table:style-name="ce22">
            <text:p>0.00%</text:p>
          </table:table-cell>
          <table:table-cell office:value-type="percentage" office:value="1.2195121951219523E-2" table:formula="of:=([.Q3]-[.$E3])/[.$E3]" table:style-name="ce22">
            <text:p>1.22%</text:p>
          </table:table-cell>
          <table:table-cell office:value-type="percentage" office:value="3.6585365853658569E-2" table:formula="of:=([.R3]-[.$E3])/[.$E3]" table:style-name="ce22">
            <text:p>3.66%</text:p>
          </table:table-cell>
          <table:table-cell office:value-type="string" table:style-name="ce18">
            <text:p>NXE.TO</text:p>
          </table:table-cell>
          <table:table-cell office:value-type="float" office:value="2.33" table:style-name="ce19">
            <text:p>2.33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3.27" table:style-name="ce21">
            <text:p>3.27</text:p>
          </table:table-cell>
          <table:table-cell office:value-type="float" office:value="3.62" table:style-name="ce21">
            <text:p>3.62</text:p>
          </table:table-cell>
          <table:table-cell office:value-type="float" office:value="3.36" table:style-name="ce21">
            <text:p>3.36</text:p>
          </table:table-cell>
          <table:table-cell office:value-type="float" office:value="3.91" table:style-name="ce21">
            <text:p>3.91</text:p>
          </table:table-cell>
          <table:table-cell office:value-type="float" office:value="4.0199999999999996" table:style-name="ce21">
            <text:p>4.02</text:p>
          </table:table-cell>
          <table:table-cell office:value-type="float" office:value="3.87" table:style-name="ce21">
            <text:p>3.87</text:p>
          </table:table-cell>
          <table:table-cell office:value-type="float" office:value="3.57" table:style-name="ce21">
            <text:p>3.57</text:p>
          </table:table-cell>
          <table:table-cell office:value-type="float" office:value="3.32" table:style-name="ce21">
            <text:p>3.32</text:p>
          </table:table-cell>
          <table:table-cell office:value-type="float" office:value="3.53" table:style-name="ce21">
            <text:p>3.53</text:p>
          </table:table-cell>
          <table:table-cell office:value-type="float" office:value="3.13" table:style-name="ce21">
            <text:p>3.13</text:p>
          </table:table-cell>
          <table:table-cell office:value-type="float" office:value="3.15" table:style-name="ce21">
            <text:p>3.15</text:p>
          </table:table-cell>
          <table:table-cell office:value-type="percentage" office:value="0.40343347639484978" table:formula="of:=([.AH3]-[.$AE3])/[.$AE3]" table:style-name="ce22">
            <text:p>40.34%</text:p>
          </table:table-cell>
          <table:table-cell office:value-type="percentage" office:value="0.55364806866952787" table:formula="of:=([.AI3]-[.$AE3])/[.$AE3]" table:style-name="ce22">
            <text:p>55.36%</text:p>
          </table:table-cell>
          <table:table-cell office:value-type="percentage" office:value="0.44206008583690976" table:formula="of:=([.AJ3]-[.$AE3])/[.$AE3]" table:style-name="ce22">
            <text:p>44.21%</text:p>
          </table:table-cell>
          <table:table-cell office:value-type="percentage" office:value="0.67811158798283266" table:formula="of:=([.AK3]-[.$AE3])/[.$AE3]" table:style-name="ce22">
            <text:p>67.81%</text:p>
          </table:table-cell>
          <table:table-cell office:value-type="percentage" office:value="0.72532188841201695" table:formula="of:=([.AL3]-[.$AE3])/[.$AE3]" table:style-name="ce22">
            <text:p>72.53%</text:p>
          </table:table-cell>
          <table:table-cell office:value-type="percentage" office:value="0.66094420600858372" table:formula="of:=([.AM3]-[.$AE3])/[.$AE3]" table:style-name="ce22">
            <text:p>66.09%</text:p>
          </table:table-cell>
          <table:table-cell office:value-type="percentage" office:value="0.53218884120171661" table:formula="of:=([.AN3]-[.$AE3])/[.$AE3]" table:style-name="ce22">
            <text:p>53.22%</text:p>
          </table:table-cell>
          <table:table-cell office:value-type="percentage" office:value="0.42489270386266081" table:formula="of:=([.AO3]-[.$AE3])/[.$AE3]" table:style-name="ce22">
            <text:p>42.49%</text:p>
          </table:table-cell>
          <table:table-cell office:value-type="percentage" office:value="0.51502145922746767" table:formula="of:=([.AP3]-[.$AE3])/[.$AE3]" table:style-name="ce22">
            <text:p>51.50%</text:p>
          </table:table-cell>
          <table:table-cell office:value-type="percentage" office:value="0.34334763948497843" table:formula="of:=([.AQ3]-[.$AE3])/[.$AE3]" table:style-name="ce22">
            <text:p>34.33%</text:p>
          </table:table-cell>
          <table:table-cell office:value-type="percentage" office:value="0.3519313304721029" table:formula="of:=([.AR3]-[.$AE3])/[.$AE3]" table:style-name="ce22">
            <text:p>35.19%</text:p>
          </table:table-cell>
          <table:table-cell office:value-type="string" table:style-name="ce23">
            <text:p>ME.TO</text:p>
          </table:table-cell>
          <table:table-cell office:value-type="float" office:value="0.26" table:style-name="ce24">
            <text:p>0.26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23499999999999999" table:style-name="ce21">
            <text:p>0.235</text:p>
          </table:table-cell>
          <table:table-cell office:value-type="float" office:value="0.22" table:style-name="ce21">
            <text:p>0.22</text:p>
          </table:table-cell>
          <table:table-cell office:value-type="float" office:value="0.22500000000000001" table:style-name="ce21">
            <text:p>0.225</text:p>
          </table:table-cell>
          <table:table-cell office:value-type="float" office:value="0.23" table:style-name="ce21">
            <text:p>0.23</text:p>
          </table:table-cell>
          <table:table-cell office:value-type="float" office:value="0.24" table:style-name="ce21">
            <text:p>0.24</text:p>
          </table:table-cell>
          <table:table-cell office:value-type="float" office:value="0.24" table:style-name="ce21">
            <text:p>0.24</text:p>
          </table:table-cell>
          <table:table-cell office:value-type="float" office:value="0.22500000000000001" table:style-name="ce21">
            <text:p>0.225</text:p>
          </table:table-cell>
          <table:table-cell office:value-type="float" office:value="0.16" table:style-name="ce21">
            <text:p>0.16</text:p>
          </table:table-cell>
          <table:table-cell office:value-type="float" office:value="0.2" table:style-name="ce21">
            <text:p>0.2</text:p>
          </table:table-cell>
          <table:table-cell office:value-type="float" office:value="0.18" table:style-name="ce21">
            <text:p>0.18</text:p>
          </table:table-cell>
          <table:table-cell office:value-type="float" office:value="0.185" table:style-name="ce21">
            <text:p>0.185</text:p>
          </table:table-cell>
          <table:table-cell office:value-type="percentage" office:value="-9.6153846153846242E-2" table:formula="of:=([.BH3]-[.$BE3])/[.$BE3]" table:style-name="ce22">
            <text:p>-9.62%</text:p>
          </table:table-cell>
          <table:table-cell office:value-type="percentage" office:value="-0.15384615384615388" table:formula="of:=([.BI3]-[.$BE3])/[.$BE3]" table:style-name="ce22">
            <text:p>-15.38%</text:p>
          </table:table-cell>
          <table:table-cell office:value-type="percentage" office:value="-0.13461538461538464" table:formula="of:=([.BJ3]-[.$BE3])/[.$BE3]" table:style-name="ce22">
            <text:p>-13.46%</text:p>
          </table:table-cell>
          <table:table-cell office:value-type="percentage" office:value="-0.11538461538461538" table:formula="of:=([.BK3]-[.$BE3])/[.$BE3]" table:style-name="ce22">
            <text:p>-11.54%</text:p>
          </table:table-cell>
          <table:table-cell office:value-type="percentage" office:value="-7.6923076923076983E-2" table:formula="of:=([.BL3]-[.$BE3])/[.$BE3]" table:style-name="ce22">
            <text:p>-7.69%</text:p>
          </table:table-cell>
          <table:table-cell office:value-type="percentage" office:value="-7.6923076923076983E-2" table:formula="of:=([.BM3]-[.$BE3])/[.$BE3]" table:style-name="ce22">
            <text:p>-7.69%</text:p>
          </table:table-cell>
          <table:table-cell office:value-type="percentage" office:value="-0.13461538461538464" table:formula="of:=([.BN3]-[.$BE3])/[.$BE3]" table:style-name="ce22">
            <text:p>-13.46%</text:p>
          </table:table-cell>
          <table:table-cell office:value-type="percentage" office:value="-0.38461538461538464" table:formula="of:=([.BO3]-[.$BE3])/[.$BE3]" table:style-name="ce22">
            <text:p>-38.46%</text:p>
          </table:table-cell>
          <table:table-cell office:value-type="percentage" office:value="-0.23076923076923075" table:formula="of:=([.BP3]-[.$BE3])/[.$BE3]" table:style-name="ce22">
            <text:p>-23.08%</text:p>
          </table:table-cell>
          <table:table-cell office:value-type="percentage" office:value="-0.30769230769230776" table:formula="of:=([.BQ3]-[.$BE3])/[.$BE3]" table:style-name="ce22">
            <text:p>-30.77%</text:p>
          </table:table-cell>
          <table:table-cell office:value-type="percentage" office:value="-0.28846153846153849" table:formula="of:=([.BR3]-[.$BE3])/[.$BE3]" table:style-name="ce22">
            <text:p>-28.85%</text:p>
          </table:table-cell>
          <table:table-cell table:style-name="ce1"/>
          <table:table-cell office:value-type="string" table:style-name="ce17">
            <text:p>Stoneminer</text:p>
          </table:table-cell>
          <table:table-cell office:value-type="percentage" office:value="0.16746719382017194" table:formula="of:=([.S3]+[.AS3]+[.BS3])/3" table:style-name="ce25">
            <text:p>16.75%</text:p>
          </table:table-cell>
          <table:table-cell office:value-type="percentage" office:value="0.18204779274600272" table:formula="of:=([.T3]+[.AT3]+[.BT3])/3" table:style-name="ce25">
            <text:p>18.20%</text:p>
          </table:table-cell>
          <table:table-cell office:value-type="percentage" office:value="0.13093685162668725" table:formula="of:=([.U3]+[.AU3]+[.BU3])/3" table:style-name="ce25">
            <text:p>13.09%</text:p>
          </table:table-cell>
          <table:table-cell office:value-type="percentage" office:value="0.24042118598802364" table:formula="of:=([.V3]+[.AV3]+[.BV3])/3" table:style-name="ce25">
            <text:p>24.04%</text:p>
          </table:table-cell>
          <table:table-cell office:value-type="percentage" office:value="0.28117358756948407" table:formula="of:=([.W3]+[.AW3]+[.BW3])/3" table:style-name="ce25">
            <text:p>28.12%</text:p>
          </table:table-cell>
          <table:table-cell office:value-type="percentage" office:value="0.26784444140248603" table:formula="of:=([.X3]+[.AX3]+[.BX3])/3" table:style-name="ce25">
            <text:p>26.78%</text:p>
          </table:table-cell>
          <table:table-cell office:value-type="percentage" office:value="0.13252448552877732" table:formula="of:=([.Y3]+[.AY3]+[.BY3])/3" table:style-name="ce25">
            <text:p>13.25%</text:p>
          </table:table-cell>
          <table:table-cell office:value-type="percentage" office:value="1.3425773082425393E-2" table:formula="of:=([.Z3]+[.AZ3]+[.BZ3])/3" table:style-name="ce25">
            <text:p>1.34%</text:p>
          </table:table-cell>
          <table:table-cell office:value-type="percentage" office:value="9.4750742819412315E-2" table:formula="of:=([.AA3]+[.BA3]+[.CA3])/3" table:style-name="ce25">
            <text:p>9.48%</text:p>
          </table:table-cell>
          <table:table-cell office:value-type="percentage" office:value="1.5950151247963396E-2" table:formula="of:=([.AB3]+[.BB3]+[.CB3])/3" table:style-name="ce25">
            <text:p>1.60%</text:p>
          </table:table-cell>
          <table:table-cell office:value-type="percentage" office:value="3.3351719288074323E-2" table:formula="of:=([.AC3]+[.BC3]+[.CC3])/3" table:style-name="ce25">
            <text:p>3.34%</text:p>
          </table:table-cell>
          <table:table-cell table:number-columns-repeated="1629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7">
            <text:p>Excelsior</text:p>
          </table:table-cell>
          <table:table-cell office:value-type="string" table:style-name="ce18">
            <text:p>TGZ.TO</text:p>
          </table:table-cell>
          <table:table-cell office:value-type="float" office:value="0.82" table:style-name="ce19">
            <text:p>0.82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98" table:style-name="ce21">
            <text:p>0.98</text:p>
          </table:table-cell>
          <table:table-cell office:value-type="float" office:value="0.94" table:style-name="ce21">
            <text:p>0.94</text:p>
          </table:table-cell>
          <table:table-cell office:value-type="float" office:value="0.89" table:style-name="ce21">
            <text:p>0.89</text:p>
          </table:table-cell>
          <table:table-cell office:value-type="float" office:value="0.95" table:style-name="ce21">
            <text:p>0.95</text:p>
          </table:table-cell>
          <table:table-cell office:value-type="float" office:value="0.98" table:style-name="ce21">
            <text:p>0.98</text:p>
          </table:table-cell>
          <table:table-cell office:value-type="float" office:value="1" table:style-name="ce21">
            <text:p>1</text:p>
          </table:table-cell>
          <table:table-cell office:value-type="float" office:value="0.82" table:style-name="ce21">
            <text:p>0.82</text:p>
          </table:table-cell>
          <table:table-cell office:value-type="float" office:value="0.82" table:style-name="ce21">
            <text:p>0.82</text:p>
          </table:table-cell>
          <table:table-cell office:value-type="float" office:value="0.82" table:style-name="ce21">
            <text:p>0.82</text:p>
          </table:table-cell>
          <table:table-cell office:value-type="float" office:value="0.83" table:style-name="ce21">
            <text:p>0.83</text:p>
          </table:table-cell>
          <table:table-cell office:value-type="float" office:value="0.85" table:style-name="ce21">
            <text:p>0.85</text:p>
          </table:table-cell>
          <table:table-cell office:value-type="percentage" office:value="0.19512195121951226" table:formula="of:=([.H4]-[.$E4])/[.$E4]" table:style-name="ce22">
            <text:p>19.51%</text:p>
          </table:table-cell>
          <table:table-cell office:value-type="percentage" office:value="0.14634146341463414" table:formula="of:=([.I4]-[.$E4])/[.$E4]" table:style-name="ce22">
            <text:p>14.63%</text:p>
          </table:table-cell>
          <table:table-cell office:value-type="percentage" office:value="8.5365853658536661E-2" table:formula="of:=([.J4]-[.$E4])/[.$E4]" table:style-name="ce22">
            <text:p>8.54%</text:p>
          </table:table-cell>
          <table:table-cell office:value-type="percentage" office:value="0.15853658536585366" table:formula="of:=([.K4]-[.$E4])/[.$E4]" table:style-name="ce22">
            <text:p>15.85%</text:p>
          </table:table-cell>
          <table:table-cell office:value-type="percentage" office:value="0.19512195121951226" table:formula="of:=([.L4]-[.$E4])/[.$E4]" table:style-name="ce22">
            <text:p>19.51%</text:p>
          </table:table-cell>
          <table:table-cell office:value-type="percentage" office:value="0.2195121951219513" table:formula="of:=([.M4]-[.$E4])/[.$E4]" table:style-name="ce22">
            <text:p>21.95%</text:p>
          </table:table-cell>
          <table:table-cell office:value-type="percentage" office:value="0" table:formula="of:=([.N4]-[.$E4])/[.$E4]" table:style-name="ce22">
            <text:p>0.00%</text:p>
          </table:table-cell>
          <table:table-cell office:value-type="percentage" office:value="0" table:formula="of:=([.O4]-[.$E4])/[.$E4]" table:style-name="ce22">
            <text:p>0.00%</text:p>
          </table:table-cell>
          <table:table-cell office:value-type="percentage" office:value="0" table:formula="of:=([.P4]-[.$E4])/[.$E4]" table:style-name="ce22">
            <text:p>0.00%</text:p>
          </table:table-cell>
          <table:table-cell office:value-type="percentage" office:value="1.2195121951219523E-2" table:formula="of:=([.Q4]-[.$E4])/[.$E4]" table:style-name="ce22">
            <text:p>1.22%</text:p>
          </table:table-cell>
          <table:table-cell office:value-type="percentage" office:value="3.6585365853658569E-2" table:formula="of:=([.R4]-[.$E4])/[.$E4]" table:style-name="ce22">
            <text:p>3.66%</text:p>
          </table:table-cell>
          <table:table-cell office:value-type="string" table:style-name="ce18">
            <text:p>IPT.V</text:p>
          </table:table-cell>
          <table:table-cell office:value-type="float" office:value="0.65" table:style-name="ce19">
            <text:p>0.65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67" table:style-name="ce21">
            <text:p>0.67</text:p>
          </table:table-cell>
          <table:table-cell office:value-type="float" office:value="0.68" table:style-name="ce21">
            <text:p>0.68</text:p>
          </table:table-cell>
          <table:table-cell office:value-type="float" office:value="0.74" table:style-name="ce21">
            <text:p>0.74</text:p>
          </table:table-cell>
          <table:table-cell office:value-type="float" office:value="0.82" table:style-name="ce21">
            <text:p>0.82</text:p>
          </table:table-cell>
          <table:table-cell office:value-type="float" office:value="0.81" table:style-name="ce21">
            <text:p>0.81</text:p>
          </table:table-cell>
          <table:table-cell office:value-type="float" office:value="0.74" table:style-name="ce21">
            <text:p>0.74</text:p>
          </table:table-cell>
          <table:table-cell office:value-type="float" office:value="0.67" table:style-name="ce21">
            <text:p>0.67</text:p>
          </table:table-cell>
          <table:table-cell office:value-type="float" office:value="0.67" table:style-name="ce21">
            <text:p>0.67</text:p>
          </table:table-cell>
          <table:table-cell office:value-type="float" office:value="0.68" table:style-name="ce21">
            <text:p>0.68</text:p>
          </table:table-cell>
          <table:table-cell office:value-type="float" office:value="0.63" table:style-name="ce21">
            <text:p>0.63</text:p>
          </table:table-cell>
          <table:table-cell office:value-type="float" office:value="0.66" table:style-name="ce21">
            <text:p>0.66</text:p>
          </table:table-cell>
          <table:table-cell office:value-type="percentage" office:value="3.0769230769230795E-2" table:formula="of:=([.AH4]-[.$AE4])/[.$AE4]" table:style-name="ce22">
            <text:p>3.08%</text:p>
          </table:table-cell>
          <table:table-cell office:value-type="percentage" office:value="4.6153846153846191E-2" table:formula="of:=([.AI4]-[.$AE4])/[.$AE4]" table:style-name="ce22">
            <text:p>4.62%</text:p>
          </table:table-cell>
          <table:table-cell office:value-type="percentage" office:value="0.13846153846153841" table:formula="of:=([.AJ4]-[.$AE4])/[.$AE4]" table:style-name="ce22">
            <text:p>13.85%</text:p>
          </table:table-cell>
          <table:table-cell office:value-type="percentage" office:value="0.26153846153846144" table:formula="of:=([.AK4]-[.$AE4])/[.$AE4]" table:style-name="ce22">
            <text:p>26.15%</text:p>
          </table:table-cell>
          <table:table-cell office:value-type="percentage" office:value="0.2461538461538462" table:formula="of:=([.AL4]-[.$AE4])/[.$AE4]" table:style-name="ce22">
            <text:p>24.62%</text:p>
          </table:table-cell>
          <table:table-cell office:value-type="percentage" office:value="0.13846153846153841" table:formula="of:=([.AM4]-[.$AE4])/[.$AE4]" table:style-name="ce22">
            <text:p>13.85%</text:p>
          </table:table-cell>
          <table:table-cell office:value-type="percentage" office:value="3.0769230769230795E-2" table:formula="of:=([.AN4]-[.$AE4])/[.$AE4]" table:style-name="ce22">
            <text:p>3.08%</text:p>
          </table:table-cell>
          <table:table-cell office:value-type="percentage" office:value="3.0769230769230795E-2" table:formula="of:=([.AO4]-[.$AE4])/[.$AE4]" table:style-name="ce22">
            <text:p>3.08%</text:p>
          </table:table-cell>
          <table:table-cell office:value-type="percentage" office:value="4.6153846153846191E-2" table:formula="of:=([.AP4]-[.$AE4])/[.$AE4]" table:style-name="ce22">
            <text:p>4.62%</text:p>
          </table:table-cell>
          <table:table-cell office:value-type="percentage" office:value="-3.0769230769230795E-2" table:formula="of:=([.AQ4]-[.$AE4])/[.$AE4]" table:style-name="ce22">
            <text:p>-3.08%</text:p>
          </table:table-cell>
          <table:table-cell office:value-type="percentage" office:value="1.5384615384615398E-2" table:formula="of:=([.AR4]-[.$AE4])/[.$AE4]" table:style-name="ce22">
            <text:p>1.54%</text:p>
          </table:table-cell>
          <table:table-cell office:value-type="string" table:style-name="ce23">
            <text:p>UUUU</text:p>
          </table:table-cell>
          <table:table-cell office:value-type="float" office:value="1.64" table:style-name="ce24">
            <text:p>1.64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2.25" table:style-name="ce21">
            <text:p>2.25</text:p>
          </table:table-cell>
          <table:table-cell office:value-type="float" office:value="2.1" table:style-name="ce21">
            <text:p>2.1</text:p>
          </table:table-cell>
          <table:table-cell office:value-type="float" office:value="2.4300000000000002" table:style-name="ce21">
            <text:p>2.43</text:p>
          </table:table-cell>
          <table:table-cell office:value-type="float" office:value="2.39" table:style-name="ce21">
            <text:p>2.39</text:p>
          </table:table-cell>
          <table:table-cell office:value-type="float" office:value="2.1800000000000002" table:style-name="ce21">
            <text:p>2.18</text:p>
          </table:table-cell>
          <table:table-cell office:value-type="float" office:value="1.99" table:style-name="ce21">
            <text:p>1.99</text:p>
          </table:table-cell>
          <table:table-cell office:value-type="float" office:value="1.98" table:style-name="ce21">
            <text:p>1.98</text:p>
          </table:table-cell>
          <table:table-cell office:value-type="float" office:value="2.21" table:style-name="ce21">
            <text:p>2.21</text:p>
          </table:table-cell>
          <table:table-cell office:value-type="float" office:value="2.0299999999999998" table:style-name="ce21">
            <text:p>2.03</text:p>
          </table:table-cell>
          <table:table-cell office:value-type="float" office:value="2.17" table:style-name="ce21">
            <text:p>2.17</text:p>
          </table:table-cell>
          <table:table-cell office:value-type="percentage" office:value="0.34146341463414653" table:formula="of:=([.BH4]-[.$BE4])/[.$BE4]" table:style-name="ce22">
            <text:p>34.15%</text:p>
          </table:table-cell>
          <table:table-cell office:value-type="percentage" office:value="0.37195121951219523" table:formula="of:=([.BI4]-[.$BE4])/[.$BE4]" table:style-name="ce22">
            <text:p>37.20%</text:p>
          </table:table-cell>
          <table:table-cell office:value-type="percentage" office:value="0.28048780487804892" table:formula="of:=([.BJ4]-[.$BE4])/[.$BE4]" table:style-name="ce22">
            <text:p>28.05%</text:p>
          </table:table-cell>
          <table:table-cell office:value-type="percentage" office:value="0.48170731707317094" table:formula="of:=([.BK4]-[.$BE4])/[.$BE4]" table:style-name="ce22">
            <text:p>48.17%</text:p>
          </table:table-cell>
          <table:table-cell office:value-type="percentage" office:value="0.45731707317073189" table:formula="of:=([.BL4]-[.$BE4])/[.$BE4]" table:style-name="ce22">
            <text:p>45.73%</text:p>
          </table:table-cell>
          <table:table-cell office:value-type="percentage" office:value="0.32926829268292701" table:formula="of:=([.BM4]-[.$BE4])/[.$BE4]" table:style-name="ce22">
            <text:p>32.93%</text:p>
          </table:table-cell>
          <table:table-cell office:value-type="percentage" office:value="0.21341463414634154" table:formula="of:=([.BN4]-[.$BE4])/[.$BE4]" table:style-name="ce22">
            <text:p>21.34%</text:p>
          </table:table-cell>
          <table:table-cell office:value-type="percentage" office:value="0.20731707317073178" table:formula="of:=([.BO4]-[.$BE4])/[.$BE4]" table:style-name="ce22">
            <text:p>20.73%</text:p>
          </table:table-cell>
          <table:table-cell office:value-type="percentage" office:value="0.34756097560975613" table:formula="of:=([.BP4]-[.$BE4])/[.$BE4]" table:style-name="ce22">
            <text:p>34.76%</text:p>
          </table:table-cell>
          <table:table-cell office:value-type="percentage" office:value="0.23780487804878045" table:formula="of:=([.BQ4]-[.$BE4])/[.$BE4]" table:style-name="ce22">
            <text:p>23.78%</text:p>
          </table:table-cell>
          <table:table-cell office:value-type="percentage" office:value="0.32317073170731708" table:formula="of:=([.BR4]-[.$BE4])/[.$BE4]" table:style-name="ce22">
            <text:p>32.32%</text:p>
          </table:table-cell>
          <table:table-cell table:style-name="ce1"/>
          <table:table-cell office:value-type="string" table:style-name="ce17">
            <text:p>Excelsior</text:p>
          </table:table-cell>
          <table:table-cell office:value-type="percentage" office:value="0.18911819887429651" table:formula="of:=([.S4]+[.AS4]+[.BS4])/3" table:style-name="ce25">
            <text:p>18.91%</text:p>
          </table:table-cell>
          <table:table-cell office:value-type="percentage" office:value="0.18814884302689183" table:formula="of:=([.T4]+[.AT4]+[.BT4])/3" table:style-name="ce25">
            <text:p>18.81%</text:p>
          </table:table-cell>
          <table:table-cell office:value-type="percentage" office:value="0.16810506566604133" table:formula="of:=([.U4]+[.AU4]+[.BU4])/3" table:style-name="ce25">
            <text:p>16.81%</text:p>
          </table:table-cell>
          <table:table-cell office:value-type="percentage" office:value="0.30059412132582869" table:formula="of:=([.V4]+[.AV4]+[.BV4])/3" table:style-name="ce25">
            <text:p>30.06%</text:p>
          </table:table-cell>
          <table:table-cell office:value-type="percentage" office:value="0.29953095684803011" table:formula="of:=([.W4]+[.AW4]+[.BW4])/3" table:style-name="ce25">
            <text:p>29.95%</text:p>
          </table:table-cell>
          <table:table-cell office:value-type="percentage" office:value="0.22908067542213892" table:formula="of:=([.X4]+[.AX4]+[.BX4])/3" table:style-name="ce25">
            <text:p>22.91%</text:p>
          </table:table-cell>
          <table:table-cell office:value-type="percentage" office:value="8.1394621638524109E-2" table:formula="of:=([.Y4]+[.AY4]+[.BY4])/3" table:style-name="ce25">
            <text:p>8.14%</text:p>
          </table:table-cell>
          <table:table-cell office:value-type="percentage" office:value="7.936210131332086E-2" table:formula="of:=([.Z4]+[.AZ4]+[.BZ4])/3" table:style-name="ce25">
            <text:p>7.94%</text:p>
          </table:table-cell>
          <table:table-cell office:value-type="percentage" office:value="0.13123827392120077" table:formula="of:=([.AA4]+[.BA4]+[.CA4])/3" table:style-name="ce25">
            <text:p>13.12%</text:p>
          </table:table-cell>
          <table:table-cell office:value-type="percentage" office:value="7.3076923076923053E-2" table:formula="of:=([.AB4]+[.BB4]+[.CB4])/3" table:style-name="ce25">
            <text:p>7.31%</text:p>
          </table:table-cell>
          <table:table-cell office:value-type="percentage" office:value="0.12504690431519702" table:formula="of:=([.AC4]+[.BC4]+[.CC4])/3" table:style-name="ce25">
            <text:p>12.50%</text:p>
          </table:table-cell>
          <table:table-cell table:number-columns-repeated="1629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7">
            <text:p>LucTenHave *</text:p>
          </table:table-cell>
          <table:table-cell office:value-type="string" table:style-name="ce18">
            <text:p>AU.V</text:p>
          </table:table-cell>
          <table:table-cell office:value-type="float" office:value="0.38" table:style-name="ce19">
            <text:p>0.38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46" table:style-name="ce21">
            <text:p>0.46</text:p>
          </table:table-cell>
          <table:table-cell office:value-type="float" office:value="0.495" table:style-name="ce21">
            <text:p>0.495</text:p>
          </table:table-cell>
          <table:table-cell office:value-type="float" office:value="1.6" table:style-name="ce21">
            <text:p>1.6</text:p>
          </table:table-cell>
          <table:table-cell office:value-type="float" office:value="1.76" table:style-name="ce21">
            <text:p>1.76</text:p>
          </table:table-cell>
          <table:table-cell office:value-type="float" office:value="1.69" table:style-name="ce21">
            <text:p>1.69</text:p>
          </table:table-cell>
          <table:table-cell office:value-type="float" office:value="1.72" table:style-name="ce21">
            <text:p>1.72</text:p>
          </table:table-cell>
          <table:table-cell office:value-type="float" office:value="1.72" table:style-name="ce21">
            <text:p>1.72</text:p>
          </table:table-cell>
          <table:table-cell office:value-type="float" office:value="2.0099999999999998" table:style-name="ce21">
            <text:p>2.01</text:p>
          </table:table-cell>
          <table:table-cell office:value-type="float" office:value="1.8" table:style-name="ce21">
            <text:p>1.8</text:p>
          </table:table-cell>
          <table:table-cell office:value-type="float" office:value="1.7" table:style-name="ce21">
            <text:p>1.7</text:p>
          </table:table-cell>
          <table:table-cell office:value-type="float" office:value="1.67" table:style-name="ce21">
            <text:p>1.67</text:p>
          </table:table-cell>
          <table:table-cell office:value-type="percentage" office:value="0.21052631578947373" table:formula="of:=([.H5]-[.$E5])/[.$E5]" table:style-name="ce22">
            <text:p>21.05%</text:p>
          </table:table-cell>
          <table:table-cell office:value-type="percentage" office:value="0.30263157894736842" table:formula="of:=([.I5]-[.$E5])/[.$E5]" table:style-name="ce22">
            <text:p>30.26%</text:p>
          </table:table-cell>
          <table:table-cell office:value-type="percentage" office:value="3.2105263157894743" table:formula="of:=([.J5]-[.$E5])/[.$E5]" table:style-name="ce22">
            <text:p>321.05%</text:p>
          </table:table-cell>
          <table:table-cell office:value-type="percentage" office:value="3.6315789473684208" table:formula="of:=([.K5]-[.$E5])/[.$E5]" table:style-name="ce22">
            <text:p>363.16%</text:p>
          </table:table-cell>
          <table:table-cell office:value-type="percentage" office:value="3.4473684210526319" table:formula="of:=([.L5]-[.$E5])/[.$E5]" table:style-name="ce22">
            <text:p>344.74%</text:p>
          </table:table-cell>
          <table:table-cell office:value-type="percentage" office:value="3.5263157894736836" table:formula="of:=([.M5]-[.$E5])/[.$E5]" table:style-name="ce22">
            <text:p>352.63%</text:p>
          </table:table-cell>
          <table:table-cell office:value-type="percentage" office:value="3.5263157894736836" table:formula="of:=([.N5]-[.$E5])/[.$E5]" table:style-name="ce22">
            <text:p>352.63%</text:p>
          </table:table-cell>
          <table:table-cell office:value-type="percentage" office:value="4.2894736842105257" table:formula="of:=([.O5]-[.$E5])/[.$E5]" table:style-name="ce22">
            <text:p>428.95%</text:p>
          </table:table-cell>
          <table:table-cell office:value-type="percentage" office:value="3.7368421052631575" table:formula="of:=([.P5]-[.$E5])/[.$E5]" table:style-name="ce22">
            <text:p>373.68%</text:p>
          </table:table-cell>
          <table:table-cell office:value-type="percentage" office:value="3.4736842105263155" table:formula="of:=([.Q5]-[.$E5])/[.$E5]" table:style-name="ce22">
            <text:p>347.37%</text:p>
          </table:table-cell>
          <table:table-cell office:value-type="percentage" office:value="3.3947368421052633" table:formula="of:=([.R5]-[.$E5])/[.$E5]" table:style-name="ce22">
            <text:p>339.47%</text:p>
          </table:table-cell>
          <table:table-cell office:value-type="string" table:style-name="ce18">
            <text:p>GMX.TO</text:p>
          </table:table-cell>
          <table:table-cell office:value-type="float" office:value="0.53" table:style-name="ce19">
            <text:p>0.53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53" table:style-name="ce21">
            <text:p>0.53</text:p>
          </table:table-cell>
          <table:table-cell office:value-type="float" office:value="0.53" table:style-name="ce21">
            <text:p>0.53</text:p>
          </table:table-cell>
          <table:table-cell office:value-type="float" office:value="0.53" table:style-name="ce21">
            <text:p>0.53</text:p>
          </table:table-cell>
          <table:table-cell office:value-type="float" office:value="0.54" table:style-name="ce21">
            <text:p>0.54</text:p>
          </table:table-cell>
          <table:table-cell office:value-type="float" office:value="0.54" table:style-name="ce21">
            <text:p>0.54</text:p>
          </table:table-cell>
          <table:table-cell office:value-type="float" office:value="0.61" table:style-name="ce21">
            <text:p>0.61</text:p>
          </table:table-cell>
          <table:table-cell office:value-type="float" office:value="0.53" table:style-name="ce21">
            <text:p>0.53</text:p>
          </table:table-cell>
          <table:table-cell office:value-type="float" office:value="0.53" table:style-name="ce21">
            <text:p>0.53</text:p>
          </table:table-cell>
          <table:table-cell office:value-type="float" office:value="0.55000000000000004" table:style-name="ce21">
            <text:p>0.55</text:p>
          </table:table-cell>
          <table:table-cell office:value-type="float" office:value="0.54" table:style-name="ce21">
            <text:p>0.54</text:p>
          </table:table-cell>
          <table:table-cell office:value-type="float" office:value="0.55000000000000004" table:style-name="ce21">
            <text:p>0.55</text:p>
          </table:table-cell>
          <table:table-cell office:value-type="percentage" office:value="0" table:formula="of:=([.AH5]-[.$AE5])/[.$AE5]" table:style-name="ce22">
            <text:p>0.00%</text:p>
          </table:table-cell>
          <table:table-cell office:value-type="percentage" office:value="0" table:formula="of:=([.AI5]-[.$AE5])/[.$AE5]" table:style-name="ce22">
            <text:p>0.00%</text:p>
          </table:table-cell>
          <table:table-cell office:value-type="percentage" office:value="0" table:formula="of:=([.AJ5]-[.$AE5])/[.$AE5]" table:style-name="ce22">
            <text:p>0.00%</text:p>
          </table:table-cell>
          <table:table-cell office:value-type="percentage" office:value="1.8867924528301903E-2" table:formula="of:=([.AK5]-[.$AE5])/[.$AE5]" table:style-name="ce22">
            <text:p>1.89%</text:p>
          </table:table-cell>
          <table:table-cell office:value-type="percentage" office:value="1.8867924528301903E-2" table:formula="of:=([.AL5]-[.$AE5])/[.$AE5]" table:style-name="ce22">
            <text:p>1.89%</text:p>
          </table:table-cell>
          <table:table-cell office:value-type="percentage" office:value="0.15094339622641501" table:formula="of:=([.AM5]-[.$AE5])/[.$AE5]" table:style-name="ce22">
            <text:p>15.09%</text:p>
          </table:table-cell>
          <table:table-cell office:value-type="percentage" office:value="0" table:formula="of:=([.AN5]-[.$AE5])/[.$AE5]" table:style-name="ce22">
            <text:p>0.00%</text:p>
          </table:table-cell>
          <table:table-cell office:value-type="percentage" office:value="0" table:formula="of:=([.AO5]-[.$AE5])/[.$AE5]" table:style-name="ce22">
            <text:p>0.00%</text:p>
          </table:table-cell>
          <table:table-cell office:value-type="percentage" office:value="3.7735849056603807E-2" table:formula="of:=([.AP5]-[.$AE5])/[.$AE5]" table:style-name="ce22">
            <text:p>3.77%</text:p>
          </table:table-cell>
          <table:table-cell office:value-type="percentage" office:value="1.8867924528301903E-2" table:formula="of:=([.AQ5]-[.$AE5])/[.$AE5]" table:style-name="ce22">
            <text:p>1.89%</text:p>
          </table:table-cell>
          <table:table-cell office:value-type="percentage" office:value="3.7735849056603807E-2" table:formula="of:=([.AR5]-[.$AE5])/[.$AE5]" table:style-name="ce22">
            <text:p>3.77%</text:p>
          </table:table-cell>
          <table:table-cell office:value-type="string" table:style-name="ce23">
            <text:p>MIO.L</text:p>
          </table:table-cell>
          <table:table-cell office:value-type="float" office:value="0.95" table:style-name="ce24">
            <text:p>0.95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95" table:style-name="ce21">
            <text:p>0.95</text:p>
          </table:table-cell>
          <table:table-cell office:value-type="float" office:value="0.875" table:style-name="ce21">
            <text:p>0.875</text:p>
          </table:table-cell>
          <table:table-cell office:value-type="float" office:value="0.88" table:style-name="ce21">
            <text:p>0.88</text:p>
          </table:table-cell>
          <table:table-cell office:value-type="float" office:value="1.075" table:style-name="ce21">
            <text:p>1.075</text:p>
          </table:table-cell>
          <table:table-cell office:value-type="float" office:value="1.2749999999999999" table:style-name="ce21">
            <text:p>1.275</text:p>
          </table:table-cell>
          <table:table-cell office:value-type="float" office:value="1.25" table:style-name="ce21">
            <text:p>1.25</text:p>
          </table:table-cell>
          <table:table-cell office:value-type="float" office:value="1.2698" table:style-name="ce21">
            <text:p>1.2698</text:p>
          </table:table-cell>
          <table:table-cell office:value-type="float" office:value="1.325" table:style-name="ce21">
            <text:p>1.325</text:p>
          </table:table-cell>
          <table:table-cell office:value-type="float" office:value="1.3" table:style-name="ce21">
            <text:p>1.3</text:p>
          </table:table-cell>
          <table:table-cell office:value-type="float" office:value="2.35" table:style-name="ce21">
            <text:p>2.35</text:p>
          </table:table-cell>
          <table:table-cell office:value-type="float" office:value="2.1" table:style-name="ce21">
            <text:p>2.1</text:p>
          </table:table-cell>
          <table:table-cell office:value-type="percentage" office:value="0" table:formula="of:=([.BH5]-[.$BE5])/[.$BE5]" table:style-name="ce22">
            <text:p>0.00%</text:p>
          </table:table-cell>
          <table:table-cell office:value-type="percentage" office:value="-7.8947368421052586E-2" table:formula="of:=([.BI5]-[.$BE5])/[.$BE5]" table:style-name="ce22">
            <text:p>-7.89%</text:p>
          </table:table-cell>
          <table:table-cell office:value-type="percentage" office:value="-7.3684210526315741E-2" table:formula="of:=([.BJ5]-[.$BE5])/[.$BE5]" table:style-name="ce22">
            <text:p>-7.37%</text:p>
          </table:table-cell>
          <table:table-cell office:value-type="percentage" office:value="0.13157894736842105" table:formula="of:=([.BK5]-[.$BE5])/[.$BE5]" table:style-name="ce22">
            <text:p>13.16%</text:p>
          </table:table-cell>
          <table:table-cell office:value-type="percentage" office:value="0.34210526315789469" table:formula="of:=([.BL5]-[.$BE5])/[.$BE5]" table:style-name="ce22">
            <text:p>34.21%</text:p>
          </table:table-cell>
          <table:table-cell office:value-type="percentage" office:value="0.31578947368421056" table:formula="of:=([.BM5]-[.$BE5])/[.$BE5]" table:style-name="ce22">
            <text:p>31.58%</text:p>
          </table:table-cell>
          <table:table-cell office:value-type="percentage" office:value="0.3366315789473685" table:formula="of:=([.BN5]-[.$BE5])/[.$BE5]" table:style-name="ce22">
            <text:p>33.66%</text:p>
          </table:table-cell>
          <table:table-cell office:value-type="percentage" office:value="0.39473684210526316" table:formula="of:=([.BO5]-[.$BE5])/[.$BE5]" table:style-name="ce22">
            <text:p>39.47%</text:p>
          </table:table-cell>
          <table:table-cell office:value-type="percentage" office:value="0.36842105263157904" table:formula="of:=([.BP5]-[.$BE5])/[.$BE5]" table:style-name="ce22">
            <text:p>36.84%</text:p>
          </table:table-cell>
          <table:table-cell office:value-type="percentage" office:value="1.4736842105263159" table:formula="of:=([.BQ5]-[.$BE5])/[.$BE5]" table:style-name="ce22">
            <text:p>147.37%</text:p>
          </table:table-cell>
          <table:table-cell office:value-type="percentage" office:value="1.2105263157894739" table:formula="of:=([.BR5]-[.$BE5])/[.$BE5]" table:style-name="ce22">
            <text:p>121.05%</text:p>
          </table:table-cell>
          <table:table-cell table:style-name="ce1"/>
          <table:table-cell office:value-type="string" table:style-name="ce17">
            <text:p>LucTenHave *</text:p>
          </table:table-cell>
          <table:table-cell office:value-type="percentage" office:value="7.0175438596491238E-2" table:formula="of:=([.S5]+[.AS5]+[.BS5])/3" table:style-name="ce25">
            <text:p>7.02%</text:p>
          </table:table-cell>
          <table:table-cell office:value-type="percentage" office:value="7.456140350877194E-2" table:formula="of:=([.T5]+[.AT5]+[.BT5])/3" table:style-name="ce25">
            <text:p>7.46%</text:p>
          </table:table-cell>
          <table:table-cell office:value-type="percentage" office:value="1.0456140350877197" table:formula="of:=([.U5]+[.AU5]+[.BU5])/3" table:style-name="ce26">
            <text:p>104.56%</text:p>
          </table:table-cell>
          <table:table-cell office:value-type="percentage" office:value="1.2606752730883815" table:formula="of:=([.V5]+[.AV5]+[.BV5])/3" table:style-name="ce26">
            <text:p>126.07%</text:p>
          </table:table-cell>
          <table:table-cell office:value-type="percentage" office:value="1.2694472029129429" table:formula="of:=([.W5]+[.AW5]+[.BW5])/3" table:style-name="ce26">
            <text:p>126.94%</text:p>
          </table:table-cell>
          <table:table-cell office:value-type="percentage" office:value="1.3310162197947697" table:formula="of:=([.X5]+[.AX5]+[.BX5])/3" table:style-name="ce26">
            <text:p>133.10%</text:p>
          </table:table-cell>
          <table:table-cell office:value-type="percentage" office:value="1.2876491228070173" table:formula="of:=([.Y5]+[.AY5]+[.BY5])/3" table:style-name="ce26">
            <text:p>128.76%</text:p>
          </table:table-cell>
          <table:table-cell office:value-type="percentage" office:value="1.5614035087719296" table:formula="of:=([.Z5]+[.AZ5]+[.BZ5])/3" table:style-name="ce26">
            <text:p>156.14%</text:p>
          </table:table-cell>
          <table:table-cell office:value-type="percentage" office:value="1.3809996689837802" table:formula="of:=([.AA5]+[.BA5]+[.CA5])/3" table:style-name="ce26">
            <text:p>138.10%</text:p>
          </table:table-cell>
          <table:table-cell office:value-type="percentage" office:value="1.6554121151936443" table:formula="of:=([.AB5]+[.BB5]+[.CB5])/3" table:style-name="ce26">
            <text:p>165.54%</text:p>
          </table:table-cell>
          <table:table-cell office:value-type="percentage" office:value="1.5476663356504468" table:formula="of:=([.AC5]+[.BC5]+[.CC5])/3" table:style-name="ce26">
            <text:p>154.77%</text:p>
          </table:table-cell>
          <table:table-cell table:number-columns-repeated="1629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7">
            <text:p>CriticalInvestor *</text:p>
          </table:table-cell>
          <table:table-cell office:value-type="string" table:style-name="ce18">
            <text:p>OSK.TO</text:p>
          </table:table-cell>
          <table:table-cell office:value-type="float" office:value="2.44" table:style-name="ce19">
            <text:p>2.44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3.2" table:style-name="ce21">
            <text:p>3.2</text:p>
          </table:table-cell>
          <table:table-cell office:value-type="float" office:value="3.41" table:style-name="ce21">
            <text:p>3.41</text:p>
          </table:table-cell>
          <table:table-cell office:value-type="float" office:value="3.57" table:style-name="ce21">
            <text:p>3.57</text:p>
          </table:table-cell>
          <table:table-cell office:value-type="float" office:value="3.86" table:style-name="ce21">
            <text:p>3.86</text:p>
          </table:table-cell>
          <table:table-cell office:value-type="float" office:value="3.84" table:style-name="ce21">
            <text:p>3.84</text:p>
          </table:table-cell>
          <table:table-cell office:value-type="float" office:value="3.77" table:style-name="ce21">
            <text:p>3.77</text:p>
          </table:table-cell>
          <table:table-cell office:value-type="float" office:value="3.89" table:style-name="ce21">
            <text:p>3.89</text:p>
          </table:table-cell>
          <table:table-cell office:value-type="float" office:value="4.08" table:style-name="ce21">
            <text:p>4.08</text:p>
          </table:table-cell>
          <table:table-cell office:value-type="float" office:value="4.17" table:style-name="ce21">
            <text:p>4.17</text:p>
          </table:table-cell>
          <table:table-cell office:value-type="float" office:value="4.42" table:style-name="ce21">
            <text:p>4.42</text:p>
          </table:table-cell>
          <table:table-cell office:value-type="float" office:value="4.8499999999999996" table:style-name="ce21">
            <text:p>4.85</text:p>
          </table:table-cell>
          <table:table-cell office:value-type="percentage" office:value="0.3114754098360657" table:formula="of:=([.H6]-[.$E6])/[.$E6]" table:style-name="ce22">
            <text:p>31.15%</text:p>
          </table:table-cell>
          <table:table-cell office:value-type="percentage" office:value="0.39754098360655749" table:formula="of:=([.I6]-[.$E6])/[.$E6]" table:style-name="ce22">
            <text:p>39.75%</text:p>
          </table:table-cell>
          <table:table-cell office:value-type="percentage" office:value="0.46311475409836061" table:formula="of:=([.J6]-[.$E6])/[.$E6]" table:style-name="ce22">
            <text:p>46.31%</text:p>
          </table:table-cell>
          <table:table-cell office:value-type="percentage" office:value="0.58196721311475408" table:formula="of:=([.K6]-[.$E6])/[.$E6]" table:style-name="ce22">
            <text:p>58.20%</text:p>
          </table:table-cell>
          <table:table-cell office:value-type="percentage" office:value="0.57377049180327866" table:formula="of:=([.L6]-[.$E6])/[.$E6]" table:style-name="ce22">
            <text:p>57.38%</text:p>
          </table:table-cell>
          <table:table-cell office:value-type="percentage" office:value="0.54508196721311475" table:formula="of:=([.M6]-[.$E6])/[.$E6]" table:style-name="ce22">
            <text:p>54.51%</text:p>
          </table:table-cell>
          <table:table-cell office:value-type="percentage" office:value="0.59426229508196726" table:formula="of:=([.N6]-[.$E6])/[.$E6]" table:style-name="ce22">
            <text:p>59.43%</text:p>
          </table:table-cell>
          <table:table-cell office:value-type="percentage" office:value="0.67213114754098369" table:formula="of:=([.O6]-[.$E6])/[.$E6]" table:style-name="ce22">
            <text:p>67.21%</text:p>
          </table:table-cell>
          <table:table-cell office:value-type="percentage" office:value="0.70901639344262291" table:formula="of:=([.P6]-[.$E6])/[.$E6]" table:style-name="ce22">
            <text:p>70.90%</text:p>
          </table:table-cell>
          <table:table-cell office:value-type="percentage" office:value="0.81147540983606559" table:formula="of:=([.Q6]-[.$E6])/[.$E6]" table:style-name="ce22">
            <text:p>81.15%</text:p>
          </table:table-cell>
          <table:table-cell office:value-type="percentage" office:value="0.98770491803278682" table:formula="of:=([.R6]-[.$E6])/[.$E6]" table:style-name="ce22">
            <text:p>98.77%</text:p>
          </table:table-cell>
          <table:table-cell office:value-type="string" table:style-name="ce18">
            <text:p>NGZ.V</text:p>
          </table:table-cell>
          <table:table-cell office:value-type="float" office:value="0.11" table:style-name="ce19">
            <text:p>0.11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11" table:style-name="ce21">
            <text:p>0.11</text:p>
          </table:table-cell>
          <table:table-cell office:value-type="float" office:value="0.11" table:style-name="ce21">
            <text:p>0.11</text:p>
          </table:table-cell>
          <table:table-cell office:value-type="float" office:value="0.11" table:style-name="ce21">
            <text:p>0.11</text:p>
          </table:table-cell>
          <table:table-cell office:value-type="float" office:value="0.11" table:style-name="ce21">
            <text:p>0.11</text:p>
          </table:table-cell>
          <table:table-cell office:value-type="float" office:value="0.11" table:style-name="ce21">
            <text:p>0.11</text:p>
          </table:table-cell>
          <table:table-cell office:value-type="float" office:value="0.18" table:style-name="ce21">
            <text:p>0.18</text:p>
          </table:table-cell>
          <table:table-cell office:value-type="float" office:value="0.17" table:style-name="ce21">
            <text:p>0.17</text:p>
          </table:table-cell>
          <table:table-cell office:value-type="float" office:value="0.19" table:style-name="ce21">
            <text:p>0.19</text:p>
          </table:table-cell>
          <table:table-cell office:value-type="float" office:value="0.15" table:style-name="ce21">
            <text:p>0.15</text:p>
          </table:table-cell>
          <table:table-cell office:value-type="float" office:value="0.18" table:style-name="ce21">
            <text:p>0.18</text:p>
          </table:table-cell>
          <table:table-cell office:value-type="float" office:value="0.16" table:style-name="ce21">
            <text:p>0.16</text:p>
          </table:table-cell>
          <table:table-cell office:value-type="percentage" office:value="0" table:formula="of:=([.AH6]-[.$AE6])/[.$AE6]" table:style-name="ce22">
            <text:p>0.00%</text:p>
          </table:table-cell>
          <table:table-cell office:value-type="percentage" office:value="0" table:formula="of:=([.AI6]-[.$AE6])/[.$AE6]" table:style-name="ce22">
            <text:p>0.00%</text:p>
          </table:table-cell>
          <table:table-cell office:value-type="percentage" office:value="0" table:formula="of:=([.AJ6]-[.$AE6])/[.$AE6]" table:style-name="ce22">
            <text:p>0.00%</text:p>
          </table:table-cell>
          <table:table-cell office:value-type="percentage" office:value="0" table:formula="of:=([.AK6]-[.$AE6])/[.$AE6]" table:style-name="ce22">
            <text:p>0.00%</text:p>
          </table:table-cell>
          <table:table-cell office:value-type="percentage" office:value="0" table:formula="of:=([.AL6]-[.$AE6])/[.$AE6]" table:style-name="ce22">
            <text:p>0.00%</text:p>
          </table:table-cell>
          <table:table-cell office:value-type="percentage" office:value="0.63636363636363624" table:formula="of:=([.AM6]-[.$AE6])/[.$AE6]" table:style-name="ce22">
            <text:p>63.64%</text:p>
          </table:table-cell>
          <table:table-cell office:value-type="percentage" office:value="0.54545454545454553" table:formula="of:=([.AN6]-[.$AE6])/[.$AE6]" table:style-name="ce22">
            <text:p>54.55%</text:p>
          </table:table-cell>
          <table:table-cell office:value-type="percentage" office:value="0.72727272727272729" table:formula="of:=([.AO6]-[.$AE6])/[.$AE6]" table:style-name="ce22">
            <text:p>72.73%</text:p>
          </table:table-cell>
          <table:table-cell office:value-type="percentage" office:value="0.36363636363636359" table:formula="of:=([.AP6]-[.$AE6])/[.$AE6]" table:style-name="ce22">
            <text:p>36.36%</text:p>
          </table:table-cell>
          <table:table-cell office:value-type="percentage" office:value="0.63636363636363624" table:formula="of:=([.AQ6]-[.$AE6])/[.$AE6]" table:style-name="ce22">
            <text:p>63.64%</text:p>
          </table:table-cell>
          <table:table-cell office:value-type="percentage" office:value="0.45454545454545459" table:formula="of:=([.AR6]-[.$AE6])/[.$AE6]" table:style-name="ce22">
            <text:p>45.45%</text:p>
          </table:table-cell>
          <table:table-cell office:value-type="string" table:style-name="ce23">
            <text:p>AVA.V</text:p>
          </table:table-cell>
          <table:table-cell office:value-type="float" office:value="0.23499999999999999" table:style-name="ce24">
            <text:p>0.235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23499999999999999" table:style-name="ce21">
            <text:p>0.235</text:p>
          </table:table-cell>
          <table:table-cell office:value-type="float" office:value="0.21" table:style-name="ce21">
            <text:p>0.21</text:p>
          </table:table-cell>
          <table:table-cell office:value-type="float" office:value="0.27" table:style-name="ce21">
            <text:p>0.27</text:p>
          </table:table-cell>
          <table:table-cell office:value-type="float" office:value="0.30499999999999999" table:style-name="ce21">
            <text:p>0.305</text:p>
          </table:table-cell>
          <table:table-cell office:value-type="float" office:value="0.39" table:style-name="ce21">
            <text:p>0.39</text:p>
          </table:table-cell>
          <table:table-cell office:value-type="float" office:value="0.33500000000000002" table:style-name="ce21">
            <text:p>0.335</text:p>
          </table:table-cell>
          <table:table-cell office:value-type="float" office:value="0.435" table:style-name="ce21">
            <text:p>0.435</text:p>
          </table:table-cell>
          <table:table-cell office:value-type="float" office:value="0.36" table:style-name="ce21">
            <text:p>0.36</text:p>
          </table:table-cell>
          <table:table-cell office:value-type="float" office:value="0.34499999999999997" table:style-name="ce21">
            <text:p>0.345</text:p>
          </table:table-cell>
          <table:table-cell office:value-type="float" office:value="0.33500000000000002" table:style-name="ce21">
            <text:p>0.335</text:p>
          </table:table-cell>
          <table:table-cell office:value-type="float" office:value="0.29499999999999998" table:style-name="ce21">
            <text:p>0.295</text:p>
          </table:table-cell>
          <table:table-cell office:value-type="percentage" office:value="0" table:formula="of:=([.BH6]-[.$BE6])/[.$BE6]" table:style-name="ce22">
            <text:p>0.00%</text:p>
          </table:table-cell>
          <table:table-cell office:value-type="percentage" office:value="-0.10638297872340424" table:formula="of:=([.BI6]-[.$BE6])/[.$BE6]" table:style-name="ce22">
            <text:p>-10.64%</text:p>
          </table:table-cell>
          <table:table-cell office:value-type="percentage" office:value="0.14893617021276609" table:formula="of:=([.BJ6]-[.$BE6])/[.$BE6]" table:style-name="ce22">
            <text:p>14.89%</text:p>
          </table:table-cell>
          <table:table-cell office:value-type="percentage" office:value="0.29787234042553196" table:formula="of:=([.BK6]-[.$BE6])/[.$BE6]" table:style-name="ce22">
            <text:p>29.79%</text:p>
          </table:table-cell>
          <table:table-cell office:value-type="percentage" office:value="0.65957446808510656" table:formula="of:=([.BL6]-[.$BE6])/[.$BE6]" table:style-name="ce22">
            <text:p>65.96%</text:p>
          </table:table-cell>
          <table:table-cell office:value-type="percentage" office:value="0.42553191489361719" table:formula="of:=([.BM6]-[.$BE6])/[.$BE6]" table:style-name="ce22">
            <text:p>42.55%</text:p>
          </table:table-cell>
          <table:table-cell office:value-type="percentage" office:value="0.85106382978723416" table:formula="of:=([.BN6]-[.$BE6])/[.$BE6]" table:style-name="ce22">
            <text:p>85.11%</text:p>
          </table:table-cell>
          <table:table-cell office:value-type="percentage" office:value="0.53191489361702127" table:formula="of:=([.BO6]-[.$BE6])/[.$BE6]" table:style-name="ce22">
            <text:p>53.19%</text:p>
          </table:table-cell>
          <table:table-cell office:value-type="percentage" office:value="0.46808510638297868" table:formula="of:=([.BP6]-[.$BE6])/[.$BE6]" table:style-name="ce22">
            <text:p>46.81%</text:p>
          </table:table-cell>
          <table:table-cell office:value-type="percentage" office:value="0.42553191489361719" table:formula="of:=([.BQ6]-[.$BE6])/[.$BE6]" table:style-name="ce22">
            <text:p>42.55%</text:p>
          </table:table-cell>
          <table:table-cell office:value-type="percentage" office:value="0.25531914893617019" table:formula="of:=([.BR6]-[.$BE6])/[.$BE6]" table:style-name="ce22">
            <text:p>25.53%</text:p>
          </table:table-cell>
          <table:table-cell table:style-name="ce1"/>
          <table:table-cell office:value-type="string" table:style-name="ce17">
            <text:p>CriticalInvestor *</text:p>
          </table:table-cell>
          <table:table-cell office:value-type="percentage" office:value="0.1038251366120219" table:formula="of:=([.S6]+[.AS6]+[.BS6])/3" table:style-name="ce25">
            <text:p>10.38%</text:p>
          </table:table-cell>
          <table:table-cell office:value-type="percentage" office:value="9.7052668294384414E-2" table:formula="of:=([.T6]+[.AT6]+[.BT6])/3" table:style-name="ce25">
            <text:p>9.71%</text:p>
          </table:table-cell>
          <table:table-cell office:value-type="percentage" office:value="0.20401697477037559" table:formula="of:=([.U6]+[.AU6]+[.BU6])/3" table:style-name="ce25">
            <text:p>20.40%</text:p>
          </table:table-cell>
          <table:table-cell office:value-type="percentage" office:value="0.29327985118009536" table:formula="of:=([.V6]+[.AV6]+[.BV6])/3" table:style-name="ce25">
            <text:p>29.33%</text:p>
          </table:table-cell>
          <table:table-cell office:value-type="percentage" office:value="0.41111498662946172" table:formula="of:=([.W6]+[.AW6]+[.BW6])/3" table:style-name="ce25">
            <text:p>41.11%</text:p>
          </table:table-cell>
          <table:table-cell office:value-type="percentage" office:value="0.53565917282345599" table:formula="of:=([.X6]+[.AX6]+[.BX6])/3" table:style-name="ce25">
            <text:p>53.57%</text:p>
          </table:table-cell>
          <table:table-cell office:value-type="percentage" office:value="0.66359355677458232" table:formula="of:=([.Y6]+[.AY6]+[.BY6])/3" table:style-name="ce25">
            <text:p>66.36%</text:p>
          </table:table-cell>
          <table:table-cell office:value-type="percentage" office:value="0.64377292281024412" table:formula="of:=([.Z6]+[.AZ6]+[.BZ6])/3" table:style-name="ce25">
            <text:p>64.38%</text:p>
          </table:table-cell>
          <table:table-cell office:value-type="percentage" office:value="0.51357928782065509" table:formula="of:=([.AA6]+[.BA6]+[.CA6])/3" table:style-name="ce25">
            <text:p>51.36%</text:p>
          </table:table-cell>
          <table:table-cell office:value-type="percentage" office:value="0.62445698703110641" table:formula="of:=([.AB6]+[.BB6]+[.CB6])/3" table:style-name="ce25">
            <text:p>62.45%</text:p>
          </table:table-cell>
          <table:table-cell office:value-type="percentage" office:value="0.56585650717147051" table:formula="of:=([.AC6]+[.BC6]+[.CC6])/3" table:style-name="ce25">
            <text:p>56.59%</text:p>
          </table:table-cell>
          <table:table-cell table:number-columns-repeated="16290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7">
            <text:p>CautiousNow</text:p>
          </table:table-cell>
          <table:table-cell office:value-type="string" table:style-name="ce18">
            <text:p>IVN.TO</text:p>
          </table:table-cell>
          <table:table-cell office:value-type="float" office:value="2.54" table:style-name="ce19">
            <text:p>2.54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3.69" table:style-name="ce21">
            <text:p>3.69</text:p>
          </table:table-cell>
          <table:table-cell office:value-type="float" office:value="4.17" table:style-name="ce21">
            <text:p>4.17</text:p>
          </table:table-cell>
          <table:table-cell office:value-type="float" office:value="4" table:style-name="ce21">
            <text:p>4</text:p>
          </table:table-cell>
          <table:table-cell office:value-type="float" office:value="4.67" table:style-name="ce21">
            <text:p>4.67</text:p>
          </table:table-cell>
          <table:table-cell office:value-type="float" office:value="4.8600000000000003" table:style-name="ce21">
            <text:p>4.86</text:p>
          </table:table-cell>
          <table:table-cell office:value-type="float" office:value="4.28" table:style-name="ce21">
            <text:p>4.28</text:p>
          </table:table-cell>
          <table:table-cell office:value-type="float" office:value="4.17" table:style-name="ce21">
            <text:p>4.17</text:p>
          </table:table-cell>
          <table:table-cell office:value-type="float" office:value="4.22" table:style-name="ce21">
            <text:p>4.22</text:p>
          </table:table-cell>
          <table:table-cell office:value-type="float" office:value="4.29" table:style-name="ce21">
            <text:p>4.29</text:p>
          </table:table-cell>
          <table:table-cell office:value-type="float" office:value="4.6900000000000004" table:style-name="ce21">
            <text:p>4.69</text:p>
          </table:table-cell>
          <table:table-cell office:value-type="float" office:value="4.6399999999999997" table:style-name="ce21">
            <text:p>4.64</text:p>
          </table:table-cell>
          <table:table-cell office:value-type="percentage" office:value="0.452755905511811" table:formula="of:=([.H7]-[.$E7])/[.$E7]" table:style-name="ce22">
            <text:p>45.28%</text:p>
          </table:table-cell>
          <table:table-cell office:value-type="percentage" office:value="0.6417322834645669" table:formula="of:=([.I7]-[.$E7])/[.$E7]" table:style-name="ce22">
            <text:p>64.17%</text:p>
          </table:table-cell>
          <table:table-cell office:value-type="percentage" office:value="0.57480314960629919" table:formula="of:=([.J7]-[.$E7])/[.$E7]" table:style-name="ce22">
            <text:p>57.48%</text:p>
          </table:table-cell>
          <table:table-cell office:value-type="percentage" office:value="0.83858267716535428" table:formula="of:=([.K7]-[.$E7])/[.$E7]" table:style-name="ce22">
            <text:p>83.86%</text:p>
          </table:table-cell>
          <table:table-cell office:value-type="percentage" office:value="0.9133858267716537" table:formula="of:=([.L7]-[.$E7])/[.$E7]" table:style-name="ce22">
            <text:p>91.34%</text:p>
          </table:table-cell>
          <table:table-cell office:value-type="percentage" office:value="0.68503937007874027" table:formula="of:=([.M7]-[.$E7])/[.$E7]" table:style-name="ce22">
            <text:p>68.50%</text:p>
          </table:table-cell>
          <table:table-cell office:value-type="percentage" office:value="0.6417322834645669" table:formula="of:=([.N7]-[.$E7])/[.$E7]" table:style-name="ce22">
            <text:p>64.17%</text:p>
          </table:table-cell>
          <table:table-cell office:value-type="percentage" office:value="0.66141732283464549" table:formula="of:=([.O7]-[.$E7])/[.$E7]" table:style-name="ce22">
            <text:p>66.14%</text:p>
          </table:table-cell>
          <table:table-cell office:value-type="percentage" office:value="0.6889763779527559" table:formula="of:=([.P7]-[.$E7])/[.$E7]" table:style-name="ce22">
            <text:p>68.90%</text:p>
          </table:table-cell>
          <table:table-cell office:value-type="percentage" office:value="0.84645669291338599" table:formula="of:=([.Q7]-[.$E7])/[.$E7]" table:style-name="ce22">
            <text:p>84.65%</text:p>
          </table:table-cell>
          <table:table-cell office:value-type="percentage" office:value="0.82677165354330695" table:formula="of:=([.R7]-[.$E7])/[.$E7]" table:style-name="ce22">
            <text:p>82.68%</text:p>
          </table:table-cell>
          <table:table-cell office:value-type="string" table:style-name="ce18">
            <text:p>REG.V</text:p>
          </table:table-cell>
          <table:table-cell office:value-type="float" office:value="1.2" table:style-name="ce19">
            <text:p>1.2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1.45" table:style-name="ce21">
            <text:p>1.45</text:p>
          </table:table-cell>
          <table:table-cell office:value-type="float" office:value="1.65" table:style-name="ce21">
            <text:p>1.65</text:p>
          </table:table-cell>
          <table:table-cell office:value-type="float" office:value="1.45" table:style-name="ce21">
            <text:p>1.45</text:p>
          </table:table-cell>
          <table:table-cell office:value-type="float" office:value="1.5" table:style-name="ce21">
            <text:p>1.5</text:p>
          </table:table-cell>
          <table:table-cell office:value-type="float" office:value="1.56" table:style-name="ce21">
            <text:p>1.56</text:p>
          </table:table-cell>
          <table:table-cell office:value-type="float" office:value="1.6" table:style-name="ce21">
            <text:p>1.6</text:p>
          </table:table-cell>
          <table:table-cell office:value-type="float" office:value="1.63" table:style-name="ce21">
            <text:p>1.63</text:p>
          </table:table-cell>
          <table:table-cell office:value-type="float" office:value="1.45" table:style-name="ce21">
            <text:p>1.45</text:p>
          </table:table-cell>
          <table:table-cell office:value-type="float" office:value="1.46" table:style-name="ce21">
            <text:p>1.46</text:p>
          </table:table-cell>
          <table:table-cell office:value-type="float" office:value="1.6" table:style-name="ce21">
            <text:p>1.6</text:p>
          </table:table-cell>
          <table:table-cell office:value-type="float" office:value="1.58" table:style-name="ce21">
            <text:p>1.58</text:p>
          </table:table-cell>
          <table:table-cell office:value-type="percentage" office:value="0.20833333333333334" table:formula="of:=([.AH7]-[.$AE7])/[.$AE7]" table:style-name="ce22">
            <text:p>20.83%</text:p>
          </table:table-cell>
          <table:table-cell office:value-type="percentage" office:value="0.375" table:formula="of:=([.AI7]-[.$AE7])/[.$AE7]" table:style-name="ce22">
            <text:p>37.50%</text:p>
          </table:table-cell>
          <table:table-cell office:value-type="percentage" office:value="0.20833333333333334" table:formula="of:=([.AJ7]-[.$AE7])/[.$AE7]" table:style-name="ce22">
            <text:p>20.83%</text:p>
          </table:table-cell>
          <table:table-cell office:value-type="percentage" office:value="0.25000000000000006" table:formula="of:=([.AK7]-[.$AE7])/[.$AE7]" table:style-name="ce22">
            <text:p>25.00%</text:p>
          </table:table-cell>
          <table:table-cell office:value-type="percentage" office:value="0.3000000000000001" table:formula="of:=([.AL7]-[.$AE7])/[.$AE7]" table:style-name="ce22">
            <text:p>30.00%</text:p>
          </table:table-cell>
          <table:table-cell office:value-type="percentage" office:value="0.33333333333333348" table:formula="of:=([.AM7]-[.$AE7])/[.$AE7]" table:style-name="ce22">
            <text:p>33.33%</text:p>
          </table:table-cell>
          <table:table-cell office:value-type="percentage" office:value="0.35833333333333328" table:formula="of:=([.AN7]-[.$AE7])/[.$AE7]" table:style-name="ce22">
            <text:p>35.83%</text:p>
          </table:table-cell>
          <table:table-cell office:value-type="percentage" office:value="0.20833333333333334" table:formula="of:=([.AO7]-[.$AE7])/[.$AE7]" table:style-name="ce22">
            <text:p>20.83%</text:p>
          </table:table-cell>
          <table:table-cell office:value-type="percentage" office:value="0.21666666666666667" table:formula="of:=([.AP7]-[.$AE7])/[.$AE7]" table:style-name="ce22">
            <text:p>21.67%</text:p>
          </table:table-cell>
          <table:table-cell office:value-type="percentage" office:value="0.33333333333333348" table:formula="of:=([.AQ7]-[.$AE7])/[.$AE7]" table:style-name="ce22">
            <text:p>33.33%</text:p>
          </table:table-cell>
          <table:table-cell office:value-type="percentage" office:value="0.31666666666666676" table:formula="of:=([.AR7]-[.$AE7])/[.$AE7]" table:style-name="ce22">
            <text:p>31.67%</text:p>
          </table:table-cell>
          <table:table-cell office:value-type="string" table:style-name="ce23">
            <text:p>TRIL</text:p>
          </table:table-cell>
          <table:table-cell office:value-type="float" office:value="5.65" table:style-name="ce24">
            <text:p>5.65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6.69" table:style-name="ce21">
            <text:p>6.69</text:p>
          </table:table-cell>
          <table:table-cell office:value-type="float" office:value="6.45" table:style-name="ce21">
            <text:p>6.45</text:p>
          </table:table-cell>
          <table:table-cell office:value-type="float" office:value="6.09" table:style-name="ce21">
            <text:p>6.09</text:p>
          </table:table-cell>
          <table:table-cell office:value-type="float" office:value="6" table:style-name="ce21">
            <text:p>6</text:p>
          </table:table-cell>
          <table:table-cell office:value-type="float" office:value="6.7" table:style-name="ce21">
            <text:p>6.7</text:p>
          </table:table-cell>
          <table:table-cell office:value-type="float" office:value="5.9" table:style-name="ce21">
            <text:p>5.9</text:p>
          </table:table-cell>
          <table:table-cell office:value-type="float" office:value="5.95" table:style-name="ce21">
            <text:p>5.95</text:p>
          </table:table-cell>
          <table:table-cell office:value-type="float" office:value="6" table:style-name="ce21">
            <text:p>6</text:p>
          </table:table-cell>
          <table:table-cell office:value-type="float" office:value="6.7" table:style-name="ce21">
            <text:p>6.7</text:p>
          </table:table-cell>
          <table:table-cell office:value-type="float" office:value="6.1" table:style-name="ce21">
            <text:p>6.1</text:p>
          </table:table-cell>
          <table:table-cell office:value-type="float" office:value="6.15" table:style-name="ce21">
            <text:p>6.15</text:p>
          </table:table-cell>
          <table:table-cell office:value-type="percentage" office:value="0.18407079646017699" table:formula="of:=([.BH7]-[.$BE7])/[.$BE7]" table:style-name="ce22">
            <text:p>18.41%</text:p>
          </table:table-cell>
          <table:table-cell office:value-type="percentage" office:value="0.14159292035398227" table:formula="of:=([.BI7]-[.$BE7])/[.$BE7]" table:style-name="ce22">
            <text:p>14.16%</text:p>
          </table:table-cell>
          <table:table-cell office:value-type="percentage" office:value="7.7876106194690167E-2" table:formula="of:=([.BJ7]-[.$BE7])/[.$BE7]" table:style-name="ce22">
            <text:p>7.79%</text:p>
          </table:table-cell>
          <table:table-cell office:value-type="percentage" office:value="6.1946902654867193E-2" table:formula="of:=([.BK7]-[.$BE7])/[.$BE7]" table:style-name="ce22">
            <text:p>6.19%</text:p>
          </table:table-cell>
          <table:table-cell office:value-type="percentage" office:value="0.18584070796460173" table:formula="of:=([.BL7]-[.$BE7])/[.$BE7]" table:style-name="ce22">
            <text:p>18.58%</text:p>
          </table:table-cell>
          <table:table-cell office:value-type="percentage" office:value="4.4247787610619468E-2" table:formula="of:=([.BM7]-[.$BE7])/[.$BE7]" table:style-name="ce22">
            <text:p>4.42%</text:p>
          </table:table-cell>
          <table:table-cell office:value-type="percentage" office:value="5.3097345132743327E-2" table:formula="of:=([.BN7]-[.$BE7])/[.$BE7]" table:style-name="ce22">
            <text:p>5.31%</text:p>
          </table:table-cell>
          <table:table-cell office:value-type="percentage" office:value="6.1946902654867193E-2" table:formula="of:=([.BO7]-[.$BE7])/[.$BE7]" table:style-name="ce22">
            <text:p>6.19%</text:p>
          </table:table-cell>
          <table:table-cell office:value-type="percentage" office:value="0.18584070796460173" table:formula="of:=([.BP7]-[.$BE7])/[.$BE7]" table:style-name="ce22">
            <text:p>18.58%</text:p>
          </table:table-cell>
          <table:table-cell office:value-type="percentage" office:value="7.9646017699114918E-2" table:formula="of:=([.BQ7]-[.$BE7])/[.$BE7]" table:style-name="ce22">
            <text:p>7.96%</text:p>
          </table:table-cell>
          <table:table-cell office:value-type="percentage" office:value="8.8495575221238937E-2" table:formula="of:=([.BR7]-[.$BE7])/[.$BE7]" table:style-name="ce22">
            <text:p>8.85%</text:p>
          </table:table-cell>
          <table:table-cell table:style-name="ce1"/>
          <table:table-cell office:value-type="string" table:style-name="ce17">
            <text:p>CautiousNow</text:p>
          </table:table-cell>
          <table:table-cell office:value-type="percentage" office:value="0.28172001176844047" table:formula="of:=([.S7]+[.AS7]+[.BS7])/3" table:style-name="ce25">
            <text:p>28.17%</text:p>
          </table:table-cell>
          <table:table-cell office:value-type="percentage" office:value="0.38610840127284973" table:formula="of:=([.T7]+[.AT7]+[.BT7])/3" table:style-name="ce25">
            <text:p>38.61%</text:p>
          </table:table-cell>
          <table:table-cell office:value-type="percentage" office:value="0.28700419637810759" table:formula="of:=([.U7]+[.AU7]+[.BU7])/3" table:style-name="ce25">
            <text:p>28.70%</text:p>
          </table:table-cell>
          <table:table-cell office:value-type="percentage" office:value="0.38350985994007386" table:formula="of:=([.V7]+[.AV7]+[.BV7])/3" table:style-name="ce25">
            <text:p>38.35%</text:p>
          </table:table-cell>
          <table:table-cell office:value-type="percentage" office:value="0.46640884491208512" table:formula="of:=([.W7]+[.AW7]+[.BW7])/3" table:style-name="ce25">
            <text:p>46.64%</text:p>
          </table:table-cell>
          <table:table-cell office:value-type="percentage" office:value="0.35420683034089778" table:formula="of:=([.X7]+[.AX7]+[.BX7])/3" table:style-name="ce25">
            <text:p>35.42%</text:p>
          </table:table-cell>
          <table:table-cell office:value-type="percentage" office:value="0.35105432064354775" table:formula="of:=([.Y7]+[.AY7]+[.BY7])/3" table:style-name="ce25">
            <text:p>35.11%</text:p>
          </table:table-cell>
          <table:table-cell office:value-type="percentage" office:value="0.31056585294094868" table:formula="of:=([.Z7]+[.AZ7]+[.BZ7])/3" table:style-name="ce25">
            <text:p>31.06%</text:p>
          </table:table-cell>
          <table:table-cell office:value-type="percentage" office:value="0.36382791752800808" table:formula="of:=([.AA7]+[.BA7]+[.CA7])/3" table:style-name="ce25">
            <text:p>36.38%</text:p>
          </table:table-cell>
          <table:table-cell office:value-type="percentage" office:value="0.41981201464861151" table:formula="of:=([.AB7]+[.BB7]+[.CB7])/3" table:style-name="ce25">
            <text:p>41.98%</text:p>
          </table:table-cell>
          <table:table-cell office:value-type="percentage" office:value="0.41064463181040423" table:formula="of:=([.AC7]+[.BC7]+[.CC7])/3" table:style-name="ce25">
            <text:p>41.06%</text:p>
          </table:table-cell>
          <table:table-cell table:number-columns-repeated="1629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7">
            <text:p>BS</text:p>
          </table:table-cell>
          <table:table-cell office:value-type="string" table:style-name="ce18">
            <text:p>OOO.V</text:p>
          </table:table-cell>
          <table:table-cell office:value-type="float" office:value="0.25" table:style-name="ce19">
            <text:p>0.25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27" table:style-name="ce21">
            <text:p>0.27</text:p>
          </table:table-cell>
          <table:table-cell office:value-type="float" office:value="0.28499999999999998" table:style-name="ce21">
            <text:p>0.285</text:p>
          </table:table-cell>
          <table:table-cell office:value-type="float" office:value="0.26" table:style-name="ce21">
            <text:p>0.26</text:p>
          </table:table-cell>
          <table:table-cell office:value-type="float" office:value="0.33" table:style-name="ce21">
            <text:p>0.33</text:p>
          </table:table-cell>
          <table:table-cell office:value-type="float" office:value="0.31" table:style-name="ce21">
            <text:p>0.31</text:p>
          </table:table-cell>
          <table:table-cell office:value-type="float" office:value="0.36499999999999999" table:style-name="ce21">
            <text:p>0.365</text:p>
          </table:table-cell>
          <table:table-cell office:value-type="float" office:value="0.3" table:style-name="ce21">
            <text:p>0.3</text:p>
          </table:table-cell>
          <table:table-cell office:value-type="float" office:value="0.30499999999999999" table:style-name="ce21">
            <text:p>0.305</text:p>
          </table:table-cell>
          <table:table-cell office:value-type="float" office:value="0.27" table:style-name="ce21">
            <text:p>0.27</text:p>
          </table:table-cell>
          <table:table-cell office:value-type="float" office:value="0.26500000000000001" table:style-name="ce21">
            <text:p>0.265</text:p>
          </table:table-cell>
          <table:table-cell office:value-type="float" office:value="0.32" table:style-name="ce21">
            <text:p>0.32</text:p>
          </table:table-cell>
          <table:table-cell office:value-type="percentage" office:value="8.0000000000000071E-2" table:formula="of:=([.H8]-[.$E8])/[.$E8]" table:style-name="ce22">
            <text:p>8.00%</text:p>
          </table:table-cell>
          <table:table-cell office:value-type="percentage" office:value="0.1399999999999999" table:formula="of:=([.I8]-[.$E8])/[.$E8]" table:style-name="ce22">
            <text:p>14.00%</text:p>
          </table:table-cell>
          <table:table-cell office:value-type="percentage" office:value="4.0000000000000036E-2" table:formula="of:=([.J8]-[.$E8])/[.$E8]" table:style-name="ce22">
            <text:p>4.00%</text:p>
          </table:table-cell>
          <table:table-cell office:value-type="percentage" office:value="0.32000000000000006" table:formula="of:=([.K8]-[.$E8])/[.$E8]" table:style-name="ce22">
            <text:p>32.00%</text:p>
          </table:table-cell>
          <table:table-cell office:value-type="percentage" office:value="0.24" table:formula="of:=([.L8]-[.$E8])/[.$E8]" table:style-name="ce22">
            <text:p>24.00%</text:p>
          </table:table-cell>
          <table:table-cell office:value-type="percentage" office:value="0.45999999999999996" table:formula="of:=([.M8]-[.$E8])/[.$E8]" table:style-name="ce22">
            <text:p>46.00%</text:p>
          </table:table-cell>
          <table:table-cell office:value-type="percentage" office:value="0.19999999999999996" table:formula="of:=([.N8]-[.$E8])/[.$E8]" table:style-name="ce22">
            <text:p>20.00%</text:p>
          </table:table-cell>
          <table:table-cell office:value-type="percentage" office:value="0.21999999999999997" table:formula="of:=([.O8]-[.$E8])/[.$E8]" table:style-name="ce22">
            <text:p>22.00%</text:p>
          </table:table-cell>
          <table:table-cell office:value-type="percentage" office:value="8.0000000000000071E-2" table:formula="of:=([.P8]-[.$E8])/[.$E8]" table:style-name="ce22">
            <text:p>8.00%</text:p>
          </table:table-cell>
          <table:table-cell office:value-type="percentage" office:value="6.0000000000000053E-2" table:formula="of:=([.Q8]-[.$E8])/[.$E8]" table:style-name="ce22">
            <text:p>6.00%</text:p>
          </table:table-cell>
          <table:table-cell office:value-type="percentage" office:value="0.28000000000000003" table:formula="of:=([.R8]-[.$E8])/[.$E8]" table:style-name="ce22">
            <text:p>28.00%</text:p>
          </table:table-cell>
          <table:table-cell office:value-type="string" table:style-name="ce18">
            <text:p>AMM.TO</text:p>
          </table:table-cell>
          <table:table-cell office:value-type="float" office:value="1.31" table:style-name="ce19">
            <text:p>1.31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1.34" table:style-name="ce21">
            <text:p>1.34</text:p>
          </table:table-cell>
          <table:table-cell office:value-type="float" office:value="1.35" table:style-name="ce21">
            <text:p>1.35</text:p>
          </table:table-cell>
          <table:table-cell office:value-type="float" office:value="1.55" table:style-name="ce21">
            <text:p>1.55</text:p>
          </table:table-cell>
          <table:table-cell office:value-type="float" office:value="1.6" table:style-name="ce21">
            <text:p>1.6</text:p>
          </table:table-cell>
          <table:table-cell office:value-type="float" office:value="1.58" table:style-name="ce21">
            <text:p>1.58</text:p>
          </table:table-cell>
          <table:table-cell office:value-type="float" office:value="1.5" table:style-name="ce21">
            <text:p>1.5</text:p>
          </table:table-cell>
          <table:table-cell office:value-type="float" office:value="1.45" table:style-name="ce21">
            <text:p>1.45</text:p>
          </table:table-cell>
          <table:table-cell office:value-type="float" office:value="1.33" table:style-name="ce21">
            <text:p>1.33</text:p>
          </table:table-cell>
          <table:table-cell office:value-type="float" office:value="1.36" table:style-name="ce21">
            <text:p>1.36</text:p>
          </table:table-cell>
          <table:table-cell office:value-type="float" office:value="1.52" table:style-name="ce21">
            <text:p>1.52</text:p>
          </table:table-cell>
          <table:table-cell office:value-type="float" office:value="1.56" table:style-name="ce21">
            <text:p>1.56</text:p>
          </table:table-cell>
          <table:table-cell office:value-type="percentage" office:value="2.2900763358778647E-2" table:formula="of:=([.AH8]-[.$AE8])/[.$AE8]" table:style-name="ce22">
            <text:p>2.29%</text:p>
          </table:table-cell>
          <table:table-cell office:value-type="percentage" office:value="3.0534351145038195E-2" table:formula="of:=([.AI8]-[.$AE8])/[.$AE8]" table:style-name="ce22">
            <text:p>3.05%</text:p>
          </table:table-cell>
          <table:table-cell office:value-type="percentage" office:value="0.18320610687022898" table:formula="of:=([.AJ8]-[.$AE8])/[.$AE8]" table:style-name="ce22">
            <text:p>18.32%</text:p>
          </table:table-cell>
          <table:table-cell office:value-type="percentage" office:value="0.22137404580152673" table:formula="of:=([.AK8]-[.$AE8])/[.$AE8]" table:style-name="ce22">
            <text:p>22.14%</text:p>
          </table:table-cell>
          <table:table-cell office:value-type="percentage" office:value="0.20610687022900764" table:formula="of:=([.AL8]-[.$AE8])/[.$AE8]" table:style-name="ce22">
            <text:p>20.61%</text:p>
          </table:table-cell>
          <table:table-cell office:value-type="percentage" office:value="0.14503816793893126" table:formula="of:=([.AM8]-[.$AE8])/[.$AE8]" table:style-name="ce22">
            <text:p>14.50%</text:p>
          </table:table-cell>
          <table:table-cell office:value-type="percentage" office:value="0.1068702290076335" table:formula="of:=([.AN8]-[.$AE8])/[.$AE8]" table:style-name="ce22">
            <text:p>10.69%</text:p>
          </table:table-cell>
          <table:table-cell office:value-type="percentage" office:value="1.5267175572519097E-2" table:formula="of:=([.AO8]-[.$AE8])/[.$AE8]" table:style-name="ce22">
            <text:p>1.53%</text:p>
          </table:table-cell>
          <table:table-cell office:value-type="percentage" office:value="3.8167938931297746E-2" table:formula="of:=([.AP8]-[.$AE8])/[.$AE8]" table:style-name="ce22">
            <text:p>3.82%</text:p>
          </table:table-cell>
          <table:table-cell office:value-type="percentage" office:value="0.16030534351145034" table:formula="of:=([.AQ8]-[.$AE8])/[.$AE8]" table:style-name="ce22">
            <text:p>16.03%</text:p>
          </table:table-cell>
          <table:table-cell office:value-type="percentage" office:value="0.19083969465648853" table:formula="of:=([.AR8]-[.$AE8])/[.$AE8]" table:style-name="ce22">
            <text:p>19.08%</text:p>
          </table:table-cell>
          <table:table-cell office:value-type="string" table:style-name="ce23">
            <text:p>EDR.TO</text:p>
          </table:table-cell>
          <table:table-cell office:value-type="float" office:value="4.75" table:style-name="ce24">
            <text:p>4.75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5.49" table:style-name="ce21">
            <text:p>5.49</text:p>
          </table:table-cell>
          <table:table-cell office:value-type="float" office:value="5.4" table:style-name="ce21">
            <text:p>5.4</text:p>
          </table:table-cell>
          <table:table-cell office:value-type="float" office:value="5.7" table:style-name="ce21">
            <text:p>5.7</text:p>
          </table:table-cell>
          <table:table-cell office:value-type="float" office:value="6.27" table:style-name="ce21">
            <text:p>6.27</text:p>
          </table:table-cell>
          <table:table-cell office:value-type="float" office:value="6.21" table:style-name="ce21">
            <text:p>6.21</text:p>
          </table:table-cell>
          <table:table-cell office:value-type="float" office:value="6.03" table:style-name="ce21">
            <text:p>6.03</text:p>
          </table:table-cell>
          <table:table-cell office:value-type="float" office:value="4.41" table:style-name="ce21">
            <text:p>4.41</text:p>
          </table:table-cell>
          <table:table-cell office:value-type="float" office:value="4.1900000000000004" table:style-name="ce21">
            <text:p>4.19</text:p>
          </table:table-cell>
          <table:table-cell office:value-type="float" office:value="4.18" table:style-name="ce21">
            <text:p>4.18</text:p>
          </table:table-cell>
          <table:table-cell office:value-type="float" office:value="4.12" table:style-name="ce21">
            <text:p>4.12</text:p>
          </table:table-cell>
          <table:table-cell office:value-type="float" office:value="4.2300000000000004" table:style-name="ce21">
            <text:p>4.23</text:p>
          </table:table-cell>
          <table:table-cell office:value-type="percentage" office:value="0.15578947368421056" table:formula="of:=([.BH8]-[.$BE8])/[.$BE8]" table:style-name="ce22">
            <text:p>15.58%</text:p>
          </table:table-cell>
          <table:table-cell office:value-type="percentage" office:value="0.13684210526315796" table:formula="of:=([.BI8]-[.$BE8])/[.$BE8]" table:style-name="ce22">
            <text:p>13.68%</text:p>
          </table:table-cell>
          <table:table-cell office:value-type="percentage" office:value="0.20000000000000004" table:formula="of:=([.BJ8]-[.$BE8])/[.$BE8]" table:style-name="ce22">
            <text:p>20.00%</text:p>
          </table:table-cell>
          <table:table-cell office:value-type="percentage" office:value="0.3199999999999999" table:formula="of:=([.BK8]-[.$BE8])/[.$BE8]" table:style-name="ce22">
            <text:p>32.00%</text:p>
          </table:table-cell>
          <table:table-cell office:value-type="percentage" office:value="0.30736842105263157" table:formula="of:=([.BL8]-[.$BE8])/[.$BE8]" table:style-name="ce22">
            <text:p>30.74%</text:p>
          </table:table-cell>
          <table:table-cell office:value-type="percentage" office:value="0.26947368421052637" table:formula="of:=([.BM8]-[.$BE8])/[.$BE8]" table:style-name="ce22">
            <text:p>26.95%</text:p>
          </table:table-cell>
          <table:table-cell office:value-type="percentage" office:value="-7.157894736842102E-2" table:formula="of:=([.BN8]-[.$BE8])/[.$BE8]" table:style-name="ce22">
            <text:p>-7.16%</text:p>
          </table:table-cell>
          <table:table-cell office:value-type="percentage" office:value="-0.11789473684210518" table:formula="of:=([.BO8]-[.$BE8])/[.$BE8]" table:style-name="ce22">
            <text:p>-11.79%</text:p>
          </table:table-cell>
          <table:table-cell office:value-type="percentage" office:value="-0.12000000000000006" table:formula="of:=([.BP8]-[.$BE8])/[.$BE8]" table:style-name="ce22">
            <text:p>-12.00%</text:p>
          </table:table-cell>
          <table:table-cell office:value-type="percentage" office:value="-0.13263157894736841" table:formula="of:=([.BQ8]-[.$BE8])/[.$BE8]" table:style-name="ce22">
            <text:p>-13.26%</text:p>
          </table:table-cell>
          <table:table-cell office:value-type="percentage" office:value="-0.10947368421052622" table:formula="of:=([.BR8]-[.$BE8])/[.$BE8]" table:style-name="ce22">
            <text:p>-10.95%</text:p>
          </table:table-cell>
          <table:table-cell table:style-name="ce1"/>
          <table:table-cell office:value-type="string" table:style-name="ce17">
            <text:p>BS</text:p>
          </table:table-cell>
          <table:table-cell office:value-type="percentage" office:value="8.6230079014329761E-2" table:formula="of:=([.S8]+[.AS8]+[.BS8])/3" table:style-name="ce25">
            <text:p>8.62%</text:p>
          </table:table-cell>
          <table:table-cell office:value-type="percentage" office:value="0.10245881880273201" table:formula="of:=([.T8]+[.AT8]+[.BT8])/3" table:style-name="ce25">
            <text:p>10.25%</text:p>
          </table:table-cell>
          <table:table-cell office:value-type="percentage" office:value="0.14106870229007637" table:formula="of:=([.U8]+[.AU8]+[.BU8])/3" table:style-name="ce25">
            <text:p>14.11%</text:p>
          </table:table-cell>
          <table:table-cell office:value-type="percentage" office:value="0.28712468193384222" table:formula="of:=([.V8]+[.AV8]+[.BV8])/3" table:style-name="ce25">
            <text:p>28.71%</text:p>
          </table:table-cell>
          <table:table-cell office:value-type="percentage" office:value="0.25115843042721303" table:formula="of:=([.W8]+[.AW8]+[.BW8])/3" table:style-name="ce25">
            <text:p>25.12%</text:p>
          </table:table-cell>
          <table:table-cell office:value-type="percentage" office:value="0.29150395071648583" table:formula="of:=([.X8]+[.AX8]+[.BX8])/3" table:style-name="ce25">
            <text:p>29.15%</text:p>
          </table:table-cell>
          <table:table-cell office:value-type="percentage" office:value="7.8430427213070808E-2" table:formula="of:=([.Y8]+[.AY8]+[.BY8])/3" table:style-name="ce25">
            <text:p>7.84%</text:p>
          </table:table-cell>
          <table:table-cell office:value-type="percentage" office:value="3.9124146243471304E-2" table:formula="of:=([.Z8]+[.AZ8]+[.BZ8])/3" table:style-name="ce25">
            <text:p>3.91%</text:p>
          </table:table-cell>
          <table:table-cell office:value-type="percentage" office:value="-6.1068702290074939E-4" table:formula="of:=([.AA8]+[.BA8]+[.CA8])/3" table:style-name="ce25">
            <text:p>-0.06%</text:p>
          </table:table-cell>
          <table:table-cell office:value-type="percentage" office:value="2.9224588188027329E-2" table:formula="of:=([.AB8]+[.BB8]+[.CB8])/3" table:style-name="ce25">
            <text:p>2.92%</text:p>
          </table:table-cell>
          <table:table-cell office:value-type="percentage" office:value="0.12045533681532078" table:formula="of:=([.AC8]+[.BC8]+[.CC8])/3" table:style-name="ce25">
            <text:p>12.05%</text:p>
          </table:table-cell>
          <table:table-cell table:number-columns-repeated="16290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7">
            <text:p>DK</text:p>
          </table:table-cell>
          <table:table-cell office:value-type="string" table:style-name="ce18">
            <text:p>CCO.TO</text:p>
          </table:table-cell>
          <table:table-cell office:value-type="float" office:value="14.04" table:style-name="ce19">
            <text:p>14.04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15.65" table:style-name="ce21">
            <text:p>15.65</text:p>
          </table:table-cell>
          <table:table-cell office:value-type="float" office:value="17.03" table:style-name="ce21">
            <text:p>17.03</text:p>
          </table:table-cell>
          <table:table-cell office:value-type="float" office:value="13.91" table:style-name="ce21">
            <text:p>13.91</text:p>
          </table:table-cell>
          <table:table-cell office:value-type="float" office:value="14.55" table:style-name="ce21">
            <text:p>14.55</text:p>
          </table:table-cell>
          <table:table-cell office:value-type="float" office:value="15.35" table:style-name="ce21">
            <text:p>15.35</text:p>
          </table:table-cell>
          <table:table-cell office:value-type="float" office:value="14.38" table:style-name="ce21">
            <text:p>14.38</text:p>
          </table:table-cell>
          <table:table-cell office:value-type="float" office:value="14.53" table:style-name="ce21">
            <text:p>14.53</text:p>
          </table:table-cell>
          <table:table-cell office:value-type="float" office:value="14.89" table:style-name="ce21">
            <text:p>14.89</text:p>
          </table:table-cell>
          <table:table-cell office:value-type="float" office:value="14.73" table:style-name="ce21">
            <text:p>14.73</text:p>
          </table:table-cell>
          <table:table-cell office:value-type="float" office:value="14.58" table:style-name="ce21">
            <text:p>14.58</text:p>
          </table:table-cell>
          <table:table-cell office:value-type="float" office:value="14.72" table:style-name="ce21">
            <text:p>14.72</text:p>
          </table:table-cell>
          <table:table-cell office:value-type="percentage" office:value="0.11467236467236476" table:formula="of:=([.H9]-[.$E9])/[.$E9]" table:style-name="ce22">
            <text:p>11.47%</text:p>
          </table:table-cell>
          <table:table-cell office:value-type="percentage" office:value="0.2129629629629631" table:formula="of:=([.I9]-[.$E9])/[.$E9]" table:style-name="ce22">
            <text:p>21.30%</text:p>
          </table:table-cell>
          <table:table-cell office:value-type="percentage" office:value="-9.2592592592591894E-3" table:formula="of:=([.J9]-[.$E9])/[.$E9]" table:style-name="ce22">
            <text:p>-0.93%</text:p>
          </table:table-cell>
          <table:table-cell office:value-type="percentage" office:value="3.6324786324786439E-2" table:formula="of:=([.K9]-[.$E9])/[.$E9]" table:style-name="ce22">
            <text:p>3.63%</text:p>
          </table:table-cell>
          <table:table-cell office:value-type="percentage" office:value="9.3304843304843343E-2" table:formula="of:=([.L9]-[.$E9])/[.$E9]" table:style-name="ce22">
            <text:p>9.33%</text:p>
          </table:table-cell>
          <table:table-cell office:value-type="percentage" office:value="2.4216524216524333E-2" table:formula="of:=([.M9]-[.$E9])/[.$E9]" table:style-name="ce22">
            <text:p>2.42%</text:p>
          </table:table-cell>
          <table:table-cell office:value-type="percentage" office:value="3.490028490028492E-2" table:formula="of:=([.N9]-[.$E9])/[.$E9]" table:style-name="ce22">
            <text:p>3.49%</text:p>
          </table:table-cell>
          <table:table-cell office:value-type="percentage" office:value="6.0541310541310643E-2" table:formula="of:=([.O9]-[.$E9])/[.$E9]" table:style-name="ce22">
            <text:p>6.05%</text:p>
          </table:table-cell>
          <table:table-cell office:value-type="percentage" office:value="4.9145299145299241E-2" table:formula="of:=([.P9]-[.$E9])/[.$E9]" table:style-name="ce22">
            <text:p>4.91%</text:p>
          </table:table-cell>
          <table:table-cell office:value-type="percentage" office:value="3.8461538461538533E-2" table:formula="of:=([.Q9]-[.$E9])/[.$E9]" table:style-name="ce22">
            <text:p>3.85%</text:p>
          </table:table-cell>
          <table:table-cell office:value-type="percentage" office:value="4.8433048433048541E-2" table:formula="of:=([.R9]-[.$E9])/[.$E9]" table:style-name="ce22">
            <text:p>4.84%</text:p>
          </table:table-cell>
          <table:table-cell office:value-type="string" table:style-name="ce18">
            <text:p>IVN.TO</text:p>
          </table:table-cell>
          <table:table-cell office:value-type="float" office:value="2.54" table:style-name="ce19">
            <text:p>2.54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3.69" table:style-name="ce21">
            <text:p>3.69</text:p>
          </table:table-cell>
          <table:table-cell office:value-type="float" office:value="4.17" table:style-name="ce21">
            <text:p>4.17</text:p>
          </table:table-cell>
          <table:table-cell office:value-type="float" office:value="4" table:style-name="ce21">
            <text:p>4</text:p>
          </table:table-cell>
          <table:table-cell office:value-type="float" office:value="4.67" table:style-name="ce21">
            <text:p>4.67</text:p>
          </table:table-cell>
          <table:table-cell office:value-type="float" office:value="4.8600000000000003" table:style-name="ce21">
            <text:p>4.86</text:p>
          </table:table-cell>
          <table:table-cell office:value-type="float" office:value="4.28" table:style-name="ce21">
            <text:p>4.28</text:p>
          </table:table-cell>
          <table:table-cell office:value-type="float" office:value="4.17" table:style-name="ce21">
            <text:p>4.17</text:p>
          </table:table-cell>
          <table:table-cell office:value-type="float" office:value="4.22" table:style-name="ce21">
            <text:p>4.22</text:p>
          </table:table-cell>
          <table:table-cell office:value-type="float" office:value="4.29" table:style-name="ce21">
            <text:p>4.29</text:p>
          </table:table-cell>
          <table:table-cell office:value-type="float" office:value="4.6900000000000004" table:style-name="ce21">
            <text:p>4.69</text:p>
          </table:table-cell>
          <table:table-cell office:value-type="float" office:value="4.6399999999999997" table:style-name="ce21">
            <text:p>4.64</text:p>
          </table:table-cell>
          <table:table-cell office:value-type="percentage" office:value="0.452755905511811" table:formula="of:=([.AH9]-[.$AE9])/[.$AE9]" table:style-name="ce22">
            <text:p>45.28%</text:p>
          </table:table-cell>
          <table:table-cell office:value-type="percentage" office:value="0.6417322834645669" table:formula="of:=([.AI9]-[.$AE9])/[.$AE9]" table:style-name="ce22">
            <text:p>64.17%</text:p>
          </table:table-cell>
          <table:table-cell office:value-type="percentage" office:value="0.57480314960629919" table:formula="of:=([.AJ9]-[.$AE9])/[.$AE9]" table:style-name="ce22">
            <text:p>57.48%</text:p>
          </table:table-cell>
          <table:table-cell office:value-type="percentage" office:value="0.83858267716535428" table:formula="of:=([.AK9]-[.$AE9])/[.$AE9]" table:style-name="ce22">
            <text:p>83.86%</text:p>
          </table:table-cell>
          <table:table-cell office:value-type="percentage" office:value="0.9133858267716537" table:formula="of:=([.AL9]-[.$AE9])/[.$AE9]" table:style-name="ce22">
            <text:p>91.34%</text:p>
          </table:table-cell>
          <table:table-cell office:value-type="percentage" office:value="0.68503937007874027" table:formula="of:=([.AM9]-[.$AE9])/[.$AE9]" table:style-name="ce22">
            <text:p>68.50%</text:p>
          </table:table-cell>
          <table:table-cell office:value-type="percentage" office:value="0.6417322834645669" table:formula="of:=([.AN9]-[.$AE9])/[.$AE9]" table:style-name="ce22">
            <text:p>64.17%</text:p>
          </table:table-cell>
          <table:table-cell office:value-type="percentage" office:value="0.66141732283464549" table:formula="of:=([.AO9]-[.$AE9])/[.$AE9]" table:style-name="ce22">
            <text:p>66.14%</text:p>
          </table:table-cell>
          <table:table-cell office:value-type="percentage" office:value="0.6889763779527559" table:formula="of:=([.AP9]-[.$AE9])/[.$AE9]" table:style-name="ce22">
            <text:p>68.90%</text:p>
          </table:table-cell>
          <table:table-cell office:value-type="percentage" office:value="0.84645669291338599" table:formula="of:=([.AQ9]-[.$AE9])/[.$AE9]" table:style-name="ce22">
            <text:p>84.65%</text:p>
          </table:table-cell>
          <table:table-cell office:value-type="percentage" office:value="0.82677165354330695" table:formula="of:=([.AR9]-[.$AE9])/[.$AE9]" table:style-name="ce22">
            <text:p>82.68%</text:p>
          </table:table-cell>
          <table:table-cell office:value-type="string" table:style-name="ce23">
            <text:p>QBA.V</text:p>
          </table:table-cell>
          <table:table-cell office:value-type="float" office:value="2.5000000000000001E-2" table:style-name="ce24">
            <text:p>0.025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3.5000000000000003E-2" table:style-name="ce21">
            <text:p>0.035</text:p>
          </table:table-cell>
          <table:table-cell office:value-type="float" office:value="3.5000000000000003E-2" table:style-name="ce21">
            <text:p>0.035</text:p>
          </table:table-cell>
          <table:table-cell office:value-type="float" office:value="4.4999999999999998E-2" table:style-name="ce21">
            <text:p>0.045</text:p>
          </table:table-cell>
          <table:table-cell office:value-type="float" office:value="3.5000000000000003E-2" table:style-name="ce21">
            <text:p>0.035</text:p>
          </table:table-cell>
          <table:table-cell office:value-type="float" office:value="3.5000000000000003E-2" table:style-name="ce21">
            <text:p>0.035</text:p>
          </table:table-cell>
          <table:table-cell office:value-type="float" office:value="3.5000000000000003E-2" table:style-name="ce21">
            <text:p>0.035</text:p>
          </table:table-cell>
          <table:table-cell office:value-type="float" office:value="0.03" table:style-name="ce21">
            <text:p>0.03</text:p>
          </table:table-cell>
          <table:table-cell office:value-type="float" office:value="0.03" table:style-name="ce21">
            <text:p>0.03</text:p>
          </table:table-cell>
          <table:table-cell office:value-type="float" office:value="2.5000000000000001E-2" table:style-name="ce21">
            <text:p>0.025</text:p>
          </table:table-cell>
          <table:table-cell office:value-type="float" office:value="2.5000000000000001E-2" table:style-name="ce21">
            <text:p>0.025</text:p>
          </table:table-cell>
          <table:table-cell office:value-type="float" office:value="0.03" table:style-name="ce21">
            <text:p>0.03</text:p>
          </table:table-cell>
          <table:table-cell office:value-type="percentage" office:value="0.40000000000000008" table:formula="of:=([.BH9]-[.$BE9])/[.$BE9]" table:style-name="ce22">
            <text:p>40.00%</text:p>
          </table:table-cell>
          <table:table-cell office:value-type="percentage" office:value="0.40000000000000008" table:formula="of:=([.BI9]-[.$BE9])/[.$BE9]" table:style-name="ce22">
            <text:p>40.00%</text:p>
          </table:table-cell>
          <table:table-cell office:value-type="percentage" office:value="0.79999999999999982" table:formula="of:=([.BJ9]-[.$BE9])/[.$BE9]" table:style-name="ce22">
            <text:p>80.00%</text:p>
          </table:table-cell>
          <table:table-cell office:value-type="percentage" office:value="0.40000000000000008" table:formula="of:=([.BK9]-[.$BE9])/[.$BE9]" table:style-name="ce22">
            <text:p>40.00%</text:p>
          </table:table-cell>
          <table:table-cell office:value-type="percentage" office:value="0.40000000000000008" table:formula="of:=([.BL9]-[.$BE9])/[.$BE9]" table:style-name="ce22">
            <text:p>40.00%</text:p>
          </table:table-cell>
          <table:table-cell office:value-type="percentage" office:value="0.40000000000000008" table:formula="of:=([.BM9]-[.$BE9])/[.$BE9]" table:style-name="ce22">
            <text:p>40.00%</text:p>
          </table:table-cell>
          <table:table-cell office:value-type="percentage" office:value="0.1999999999999999" table:formula="of:=([.BN9]-[.$BE9])/[.$BE9]" table:style-name="ce22">
            <text:p>20.00%</text:p>
          </table:table-cell>
          <table:table-cell office:value-type="percentage" office:value="0.1999999999999999" table:formula="of:=([.BO9]-[.$BE9])/[.$BE9]" table:style-name="ce22">
            <text:p>20.00%</text:p>
          </table:table-cell>
          <table:table-cell office:value-type="percentage" office:value="0" table:formula="of:=([.BP9]-[.$BE9])/[.$BE9]" table:style-name="ce22">
            <text:p>0.00%</text:p>
          </table:table-cell>
          <table:table-cell office:value-type="percentage" office:value="0" table:formula="of:=([.BQ9]-[.$BE9])/[.$BE9]" table:style-name="ce22">
            <text:p>0.00%</text:p>
          </table:table-cell>
          <table:table-cell office:value-type="percentage" office:value="0.1999999999999999" table:formula="of:=([.BR9]-[.$BE9])/[.$BE9]" table:style-name="ce22">
            <text:p>20.00%</text:p>
          </table:table-cell>
          <table:table-cell table:style-name="ce1"/>
          <table:table-cell office:value-type="string" table:style-name="ce17">
            <text:p>DK</text:p>
          </table:table-cell>
          <table:table-cell office:value-type="percentage" office:value="0.32247609006139194" table:formula="of:=([.S9]+[.AS9]+[.BS9])/3" table:style-name="ce25">
            <text:p>32.25%</text:p>
          </table:table-cell>
          <table:table-cell office:value-type="percentage" office:value="0.41823174880917668" table:formula="of:=([.T9]+[.AT9]+[.BT9])/3" table:style-name="ce25">
            <text:p>41.82%</text:p>
          </table:table-cell>
          <table:table-cell office:value-type="percentage" office:value="0.45518129678234659" table:formula="of:=([.U9]+[.AU9]+[.BU9])/3" table:style-name="ce25">
            <text:p>45.52%</text:p>
          </table:table-cell>
          <table:table-cell office:value-type="percentage" office:value="0.42496915449671357" table:formula="of:=([.V9]+[.AV9]+[.BV9])/3" table:style-name="ce25">
            <text:p>42.50%</text:p>
          </table:table-cell>
          <table:table-cell office:value-type="percentage" office:value="0.46889689002549906" table:formula="of:=([.W9]+[.AW9]+[.BW9])/3" table:style-name="ce25">
            <text:p>46.89%</text:p>
          </table:table-cell>
          <table:table-cell office:value-type="percentage" office:value="0.3697519647650882" table:formula="of:=([.X9]+[.AX9]+[.BX9])/3" table:style-name="ce25">
            <text:p>36.98%</text:p>
          </table:table-cell>
          <table:table-cell office:value-type="percentage" office:value="0.29221085612161724" table:formula="of:=([.Y9]+[.AY9]+[.BY9])/3" table:style-name="ce25">
            <text:p>29.22%</text:p>
          </table:table-cell>
          <table:table-cell office:value-type="percentage" office:value="0.30731954445865201" table:formula="of:=([.Z9]+[.AZ9]+[.BZ9])/3" table:style-name="ce25">
            <text:p>30.73%</text:p>
          </table:table-cell>
          <table:table-cell office:value-type="percentage" office:value="0.24604055903268504" table:formula="of:=([.AA9]+[.BA9]+[.CA9])/3" table:style-name="ce25">
            <text:p>24.60%</text:p>
          </table:table-cell>
          <table:table-cell office:value-type="percentage" office:value="0.29497274379164151" table:formula="of:=([.AB9]+[.BB9]+[.CB9])/3" table:style-name="ce25">
            <text:p>29.50%</text:p>
          </table:table-cell>
          <table:table-cell office:value-type="percentage" office:value="0.35840156732545175" table:formula="of:=([.AC9]+[.BC9]+[.CC9])/3" table:style-name="ce25">
            <text:p>35.84%</text:p>
          </table:table-cell>
          <table:table-cell table:number-columns-repeated="1629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7">
            <text:p>Vaughan</text:p>
          </table:table-cell>
          <table:table-cell office:value-type="string" table:style-name="ce18">
            <text:p>NXE.TO</text:p>
          </table:table-cell>
          <table:table-cell office:value-type="float" office:value="2.33" table:style-name="ce19">
            <text:p>2.33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3.27" table:style-name="ce21">
            <text:p>3.27</text:p>
          </table:table-cell>
          <table:table-cell office:value-type="float" office:value="3.62" table:style-name="ce21">
            <text:p>3.62</text:p>
          </table:table-cell>
          <table:table-cell office:value-type="float" office:value="3.36" table:style-name="ce21">
            <text:p>3.36</text:p>
          </table:table-cell>
          <table:table-cell office:value-type="float" office:value="3.91" table:style-name="ce21">
            <text:p>3.91</text:p>
          </table:table-cell>
          <table:table-cell office:value-type="float" office:value="4.0199999999999996" table:style-name="ce21">
            <text:p>4.02</text:p>
          </table:table-cell>
          <table:table-cell office:value-type="float" office:value="3.87" table:style-name="ce21">
            <text:p>3.87</text:p>
          </table:table-cell>
          <table:table-cell office:value-type="float" office:value="3.57" table:style-name="ce21">
            <text:p>3.57</text:p>
          </table:table-cell>
          <table:table-cell office:value-type="float" office:value="3.32" table:style-name="ce21">
            <text:p>3.32</text:p>
          </table:table-cell>
          <table:table-cell office:value-type="float" office:value="3.53" table:style-name="ce21">
            <text:p>3.53</text:p>
          </table:table-cell>
          <table:table-cell office:value-type="float" office:value="3.13" table:style-name="ce21">
            <text:p>3.13</text:p>
          </table:table-cell>
          <table:table-cell office:value-type="float" office:value="3.15" table:style-name="ce21">
            <text:p>3.15</text:p>
          </table:table-cell>
          <table:table-cell office:value-type="percentage" office:value="0.40343347639484978" table:formula="of:=([.H10]-[.$E10])/[.$E10]" table:style-name="ce22">
            <text:p>40.34%</text:p>
          </table:table-cell>
          <table:table-cell office:value-type="percentage" office:value="0.55364806866952787" table:formula="of:=([.I10]-[.$E10])/[.$E10]" table:style-name="ce22">
            <text:p>55.36%</text:p>
          </table:table-cell>
          <table:table-cell office:value-type="percentage" office:value="0.44206008583690976" table:formula="of:=([.J10]-[.$E10])/[.$E10]" table:style-name="ce22">
            <text:p>44.21%</text:p>
          </table:table-cell>
          <table:table-cell office:value-type="percentage" office:value="0.67811158798283266" table:formula="of:=([.K10]-[.$E10])/[.$E10]" table:style-name="ce22">
            <text:p>67.81%</text:p>
          </table:table-cell>
          <table:table-cell office:value-type="percentage" office:value="0.72532188841201695" table:formula="of:=([.L10]-[.$E10])/[.$E10]" table:style-name="ce22">
            <text:p>72.53%</text:p>
          </table:table-cell>
          <table:table-cell office:value-type="percentage" office:value="0.66094420600858372" table:formula="of:=([.M10]-[.$E10])/[.$E10]" table:style-name="ce22">
            <text:p>66.09%</text:p>
          </table:table-cell>
          <table:table-cell office:value-type="percentage" office:value="0.53218884120171661" table:formula="of:=([.N10]-[.$E10])/[.$E10]" table:style-name="ce22">
            <text:p>53.22%</text:p>
          </table:table-cell>
          <table:table-cell office:value-type="percentage" office:value="0.42489270386266081" table:formula="of:=([.O10]-[.$E10])/[.$E10]" table:style-name="ce22">
            <text:p>42.49%</text:p>
          </table:table-cell>
          <table:table-cell office:value-type="percentage" office:value="0.51502145922746767" table:formula="of:=([.P10]-[.$E10])/[.$E10]" table:style-name="ce22">
            <text:p>51.50%</text:p>
          </table:table-cell>
          <table:table-cell office:value-type="percentage" office:value="0.34334763948497843" table:formula="of:=([.Q10]-[.$E10])/[.$E10]" table:style-name="ce22">
            <text:p>34.33%</text:p>
          </table:table-cell>
          <table:table-cell office:value-type="percentage" office:value="0.3519313304721029" table:formula="of:=([.R10]-[.$E10])/[.$E10]" table:style-name="ce22">
            <text:p>35.19%</text:p>
          </table:table-cell>
          <table:table-cell office:value-type="string" table:style-name="ce18">
            <text:p>IVN.TO</text:p>
          </table:table-cell>
          <table:table-cell office:value-type="float" office:value="2.54" table:style-name="ce19">
            <text:p>2.54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3.69" table:style-name="ce21">
            <text:p>3.69</text:p>
          </table:table-cell>
          <table:table-cell office:value-type="float" office:value="4.17" table:style-name="ce21">
            <text:p>4.17</text:p>
          </table:table-cell>
          <table:table-cell office:value-type="float" office:value="4" table:style-name="ce21">
            <text:p>4</text:p>
          </table:table-cell>
          <table:table-cell office:value-type="float" office:value="4.67" table:style-name="ce21">
            <text:p>4.67</text:p>
          </table:table-cell>
          <table:table-cell office:value-type="float" office:value="4.8600000000000003" table:style-name="ce21">
            <text:p>4.86</text:p>
          </table:table-cell>
          <table:table-cell office:value-type="float" office:value="4.28" table:style-name="ce21">
            <text:p>4.28</text:p>
          </table:table-cell>
          <table:table-cell office:value-type="float" office:value="4.17" table:style-name="ce21">
            <text:p>4.17</text:p>
          </table:table-cell>
          <table:table-cell office:value-type="float" office:value="4.22" table:style-name="ce21">
            <text:p>4.22</text:p>
          </table:table-cell>
          <table:table-cell office:value-type="float" office:value="4.29" table:style-name="ce21">
            <text:p>4.29</text:p>
          </table:table-cell>
          <table:table-cell office:value-type="float" office:value="4.6900000000000004" table:style-name="ce21">
            <text:p>4.69</text:p>
          </table:table-cell>
          <table:table-cell office:value-type="float" office:value="4.6399999999999997" table:style-name="ce21">
            <text:p>4.64</text:p>
          </table:table-cell>
          <table:table-cell office:value-type="percentage" office:value="0.452755905511811" table:formula="of:=([.AH10]-[.$AE10])/[.$AE10]" table:style-name="ce22">
            <text:p>45.28%</text:p>
          </table:table-cell>
          <table:table-cell office:value-type="percentage" office:value="0.6417322834645669" table:formula="of:=([.AI10]-[.$AE10])/[.$AE10]" table:style-name="ce22">
            <text:p>64.17%</text:p>
          </table:table-cell>
          <table:table-cell office:value-type="percentage" office:value="0.57480314960629919" table:formula="of:=([.AJ10]-[.$AE10])/[.$AE10]" table:style-name="ce22">
            <text:p>57.48%</text:p>
          </table:table-cell>
          <table:table-cell office:value-type="percentage" office:value="0.83858267716535428" table:formula="of:=([.AK10]-[.$AE10])/[.$AE10]" table:style-name="ce22">
            <text:p>83.86%</text:p>
          </table:table-cell>
          <table:table-cell office:value-type="percentage" office:value="0.9133858267716537" table:formula="of:=([.AL10]-[.$AE10])/[.$AE10]" table:style-name="ce22">
            <text:p>91.34%</text:p>
          </table:table-cell>
          <table:table-cell office:value-type="percentage" office:value="0.68503937007874027" table:formula="of:=([.AM10]-[.$AE10])/[.$AE10]" table:style-name="ce22">
            <text:p>68.50%</text:p>
          </table:table-cell>
          <table:table-cell office:value-type="percentage" office:value="0.6417322834645669" table:formula="of:=([.AN10]-[.$AE10])/[.$AE10]" table:style-name="ce22">
            <text:p>64.17%</text:p>
          </table:table-cell>
          <table:table-cell office:value-type="percentage" office:value="0.66141732283464549" table:formula="of:=([.AO10]-[.$AE10])/[.$AE10]" table:style-name="ce22">
            <text:p>66.14%</text:p>
          </table:table-cell>
          <table:table-cell office:value-type="percentage" office:value="0.6889763779527559" table:formula="of:=([.AP10]-[.$AE10])/[.$AE10]" table:style-name="ce22">
            <text:p>68.90%</text:p>
          </table:table-cell>
          <table:table-cell office:value-type="percentage" office:value="0.84645669291338599" table:formula="of:=([.AQ10]-[.$AE10])/[.$AE10]" table:style-name="ce22">
            <text:p>84.65%</text:p>
          </table:table-cell>
          <table:table-cell office:value-type="percentage" office:value="0.82677165354330695" table:formula="of:=([.AR10]-[.$AE10])/[.$AE10]" table:style-name="ce22">
            <text:p>82.68%</text:p>
          </table:table-cell>
          <table:table-cell office:value-type="string" table:style-name="ce23">
            <text:p>IPO.TO</text:p>
          </table:table-cell>
          <table:table-cell office:value-type="float" office:value="1.99" table:style-name="ce24">
            <text:p>1.99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2" table:style-name="ce21">
            <text:p>2</text:p>
          </table:table-cell>
          <table:table-cell office:value-type="float" office:value="2.25" table:style-name="ce21">
            <text:p>2.25</text:p>
          </table:table-cell>
          <table:table-cell office:value-type="float" office:value="2.15" table:style-name="ce21">
            <text:p>2.15</text:p>
          </table:table-cell>
          <table:table-cell office:value-type="float" office:value="2.1" table:style-name="ce21">
            <text:p>2.1</text:p>
          </table:table-cell>
          <table:table-cell office:value-type="float" office:value="2.1" table:style-name="ce21">
            <text:p>2.1</text:p>
          </table:table-cell>
          <table:table-cell office:value-type="float" office:value="2.08" table:style-name="ce21">
            <text:p>2.08</text:p>
          </table:table-cell>
          <table:table-cell office:value-type="float" office:value="1.97" table:style-name="ce21">
            <text:p>1.97</text:p>
          </table:table-cell>
          <table:table-cell office:value-type="float" office:value="1.9450000000000001" table:style-name="ce21">
            <text:p>1.945</text:p>
          </table:table-cell>
          <table:table-cell office:value-type="float" office:value="1.98" table:style-name="ce21">
            <text:p>1.98</text:p>
          </table:table-cell>
          <table:table-cell office:value-type="float" office:value="1.95" table:style-name="ce21">
            <text:p>1.95</text:p>
          </table:table-cell>
          <table:table-cell office:value-type="float" office:value="1.97" table:style-name="ce21">
            <text:p>1.97</text:p>
          </table:table-cell>
          <table:table-cell office:value-type="percentage" office:value="5.0251256281407079E-3" table:formula="of:=([.BH10]-[.$BE10])/[.$BE10]" table:style-name="ce22">
            <text:p>0.50%</text:p>
          </table:table-cell>
          <table:table-cell office:value-type="percentage" office:value="0.1306532663316583" table:formula="of:=([.BI10]-[.$BE10])/[.$BE10]" table:style-name="ce22">
            <text:p>13.07%</text:p>
          </table:table-cell>
          <table:table-cell office:value-type="percentage" office:value="8.0402010050251216E-2" table:formula="of:=([.BJ10]-[.$BE10])/[.$BE10]" table:style-name="ce22">
            <text:p>8.04%</text:p>
          </table:table-cell>
          <table:table-cell office:value-type="percentage" office:value="5.5276381909547791E-2" table:formula="of:=([.BK10]-[.$BE10])/[.$BE10]" table:style-name="ce22">
            <text:p>5.53%</text:p>
          </table:table-cell>
          <table:table-cell office:value-type="percentage" office:value="5.5276381909547791E-2" table:formula="of:=([.BL10]-[.$BE10])/[.$BE10]" table:style-name="ce22">
            <text:p>5.53%</text:p>
          </table:table-cell>
          <table:table-cell office:value-type="percentage" office:value="4.5226130653266375E-2" table:formula="of:=([.BM10]-[.$BE10])/[.$BE10]" table:style-name="ce22">
            <text:p>4.52%</text:p>
          </table:table-cell>
          <table:table-cell office:value-type="percentage" office:value="-1.0050251256281416E-2" table:formula="of:=([.BN10]-[.$BE10])/[.$BE10]" table:style-name="ce22">
            <text:p>-1.01%</text:p>
          </table:table-cell>
          <table:table-cell office:value-type="percentage" office:value="-2.2613065326633132E-2" table:formula="of:=([.BO10]-[.$BE10])/[.$BE10]" table:style-name="ce22">
            <text:p>-2.26%</text:p>
          </table:table-cell>
          <table:table-cell office:value-type="percentage" office:value="-5.0251256281407079E-3" table:formula="of:=([.BP10]-[.$BE10])/[.$BE10]" table:style-name="ce22">
            <text:p>-0.50%</text:p>
          </table:table-cell>
          <table:table-cell office:value-type="percentage" office:value="-2.0100502512562832E-2" table:formula="of:=([.BQ10]-[.$BE10])/[.$BE10]" table:style-name="ce22">
            <text:p>-2.01%</text:p>
          </table:table-cell>
          <table:table-cell office:value-type="percentage" office:value="-1.0050251256281416E-2" table:formula="of:=([.BR10]-[.$BE10])/[.$BE10]" table:style-name="ce22">
            <text:p>-1.01%</text:p>
          </table:table-cell>
          <table:table-cell table:style-name="ce1"/>
          <table:table-cell office:value-type="string" table:style-name="ce17">
            <text:p>Vaughan</text:p>
          </table:table-cell>
          <table:table-cell office:value-type="percentage" office:value="0.28707150251160052" table:formula="of:=([.S10]+[.AS10]+[.BS10])/3" table:style-name="ce25">
            <text:p>28.71%</text:p>
          </table:table-cell>
          <table:table-cell office:value-type="percentage" office:value="0.44201120615525102" table:formula="of:=([.T10]+[.AT10]+[.BT10])/3" table:style-name="ce25">
            <text:p>44.20%</text:p>
          </table:table-cell>
          <table:table-cell office:value-type="percentage" office:value="0.36575508183115341" table:formula="of:=([.U10]+[.AU10]+[.BU10])/3" table:style-name="ce25">
            <text:p>36.58%</text:p>
          </table:table-cell>
          <table:table-cell office:value-type="percentage" office:value="0.52399021568591164" table:formula="of:=([.V10]+[.AV10]+[.BV10])/3" table:style-name="ce25">
            <text:p>52.40%</text:p>
          </table:table-cell>
          <table:table-cell office:value-type="percentage" office:value="0.5646613656977395" table:formula="of:=([.W10]+[.AW10]+[.BW10])/3" table:style-name="ce25">
            <text:p>56.47%</text:p>
          </table:table-cell>
          <table:table-cell office:value-type="percentage" office:value="0.46373656891353016" table:formula="of:=([.X10]+[.AX10]+[.BX10])/3" table:style-name="ce25">
            <text:p>46.37%</text:p>
          </table:table-cell>
          <table:table-cell office:value-type="percentage" office:value="0.387956957803334" table:formula="of:=([.Y10]+[.AY10]+[.BY10])/3" table:style-name="ce25">
            <text:p>38.80%</text:p>
          </table:table-cell>
          <table:table-cell office:value-type="percentage" office:value="0.35456565379022437" table:formula="of:=([.Z10]+[.AZ10]+[.BZ10])/3" table:style-name="ce25">
            <text:p>35.46%</text:p>
          </table:table-cell>
          <table:table-cell office:value-type="percentage" office:value="0.399657570517361" table:formula="of:=([.AA10]+[.BA10]+[.CA10])/3" table:style-name="ce25">
            <text:p>39.97%</text:p>
          </table:table-cell>
          <table:table-cell office:value-type="percentage" office:value="0.38990127662860052" table:formula="of:=([.AB10]+[.BB10]+[.CB10])/3" table:style-name="ce25">
            <text:p>38.99%</text:p>
          </table:table-cell>
          <table:table-cell office:value-type="percentage" office:value="0.3895509109197095" table:formula="of:=([.AC10]+[.BC10]+[.CC10])/3" table:style-name="ce25">
            <text:p>38.96%</text:p>
          </table:table-cell>
          <table:table-cell table:number-columns-repeated="1629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7">
            <text:p>hunter</text:p>
          </table:table-cell>
          <table:table-cell office:value-type="string" table:style-name="ce18">
            <text:p>SSL.TO</text:p>
          </table:table-cell>
          <table:table-cell office:value-type="float" office:value="5.27" table:style-name="ce19">
            <text:p>5.27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5.87" table:style-name="ce21">
            <text:p>5.87</text:p>
          </table:table-cell>
          <table:table-cell office:value-type="float" office:value="5.67" table:style-name="ce21">
            <text:p>5.67</text:p>
          </table:table-cell>
          <table:table-cell office:value-type="float" office:value="5.94" table:style-name="ce21">
            <text:p>5.94</text:p>
          </table:table-cell>
          <table:table-cell office:value-type="float" office:value="6.35" table:style-name="ce21">
            <text:p>6.35</text:p>
          </table:table-cell>
          <table:table-cell office:value-type="float" office:value="6.08" table:style-name="ce21">
            <text:p>6.08</text:p>
          </table:table-cell>
          <table:table-cell office:value-type="float" office:value="5.94" table:style-name="ce21">
            <text:p>5.94</text:p>
          </table:table-cell>
          <table:table-cell office:value-type="float" office:value="5.61" table:style-name="ce21">
            <text:p>5.61</text:p>
          </table:table-cell>
          <table:table-cell office:value-type="float" office:value="5.65" table:style-name="ce21">
            <text:p>5.65</text:p>
          </table:table-cell>
          <table:table-cell office:value-type="float" office:value="5.54" table:style-name="ce21">
            <text:p>5.54</text:p>
          </table:table-cell>
          <table:table-cell office:value-type="float" office:value="5.77" table:style-name="ce21">
            <text:p>5.77</text:p>
          </table:table-cell>
          <table:table-cell office:value-type="float" office:value="5.72" table:style-name="ce21">
            <text:p>5.72</text:p>
          </table:table-cell>
          <table:table-cell office:value-type="percentage" office:value="0.11385199240986728" table:formula="of:=([.H11]-[.$E11])/[.$E11]" table:style-name="ce22">
            <text:p>11.39%</text:p>
          </table:table-cell>
          <table:table-cell office:value-type="percentage" office:value="7.5901328273244861E-2" table:formula="of:=([.I11]-[.$E11])/[.$E11]" table:style-name="ce22">
            <text:p>7.59%</text:p>
          </table:table-cell>
          <table:table-cell office:value-type="percentage" office:value="0.12713472485768518" table:formula="of:=([.J11]-[.$E11])/[.$E11]" table:style-name="ce22">
            <text:p>12.71%</text:p>
          </table:table-cell>
          <table:table-cell office:value-type="percentage" office:value="0.20493358633776093" table:formula="of:=([.K11]-[.$E11])/[.$E11]" table:style-name="ce22">
            <text:p>20.49%</text:p>
          </table:table-cell>
          <table:table-cell office:value-type="percentage" office:value="0.15370018975332078" table:formula="of:=([.L11]-[.$E11])/[.$E11]" table:style-name="ce22">
            <text:p>15.37%</text:p>
          </table:table-cell>
          <table:table-cell office:value-type="percentage" office:value="0.12713472485768518" table:formula="of:=([.M11]-[.$E11])/[.$E11]" table:style-name="ce22">
            <text:p>12.71%</text:p>
          </table:table-cell>
          <table:table-cell office:value-type="percentage" office:value="6.4516129032258215E-2" table:formula="of:=([.N11]-[.$E11])/[.$E11]" table:style-name="ce22">
            <text:p>6.45%</text:p>
          </table:table-cell>
          <table:table-cell office:value-type="percentage" office:value="7.2106261859582702E-2" table:formula="of:=([.O11]-[.$E11])/[.$E11]" table:style-name="ce22">
            <text:p>7.21%</text:p>
          </table:table-cell>
          <table:table-cell office:value-type="percentage" office:value="5.1233396584440316E-2" table:formula="of:=([.P11]-[.$E11])/[.$E11]" table:style-name="ce22">
            <text:p>5.12%</text:p>
          </table:table-cell>
          <table:table-cell office:value-type="percentage" office:value="9.4876660341555979E-2" table:formula="of:=([.Q11]-[.$E11])/[.$E11]" table:style-name="ce22">
            <text:p>9.49%</text:p>
          </table:table-cell>
          <table:table-cell office:value-type="percentage" office:value="8.538899430740042E-2" table:formula="of:=([.R11]-[.$E11])/[.$E11]" table:style-name="ce22">
            <text:p>8.54%</text:p>
          </table:table-cell>
          <table:table-cell office:value-type="string" table:style-name="ce18">
            <text:p>AG</text:p>
          </table:table-cell>
          <table:table-cell office:value-type="float" office:value="7.43" table:style-name="ce19">
            <text:p>7.43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9.11" table:style-name="ce21">
            <text:p>9.11</text:p>
          </table:table-cell>
          <table:table-cell office:value-type="float" office:value="9.2100000000000009" table:style-name="ce21">
            <text:p>9.21</text:p>
          </table:table-cell>
          <table:table-cell office:value-type="float" office:value="9.9600000000000009" table:style-name="ce21">
            <text:p>9.96</text:p>
          </table:table-cell>
          <table:table-cell office:value-type="float" office:value="10.6" table:style-name="ce21">
            <text:p>10.6</text:p>
          </table:table-cell>
          <table:table-cell office:value-type="float" office:value="10.06" table:style-name="ce21">
            <text:p>10.06</text:p>
          </table:table-cell>
          <table:table-cell office:value-type="float" office:value="9.56" table:style-name="ce21">
            <text:p>9.56</text:p>
          </table:table-cell>
          <table:table-cell office:value-type="float" office:value="8.2100000000000009" table:style-name="ce21">
            <text:p>8.21</text:p>
          </table:table-cell>
          <table:table-cell office:value-type="float" office:value="7.84" table:style-name="ce21">
            <text:p>7.84</text:p>
          </table:table-cell>
          <table:table-cell office:value-type="float" office:value="7.87" table:style-name="ce21">
            <text:p>7.87</text:p>
          </table:table-cell>
          <table:table-cell office:value-type="float" office:value="7.87" table:style-name="ce21">
            <text:p>7.87</text:p>
          </table:table-cell>
          <table:table-cell office:value-type="float" office:value="8.1199999999999992" table:style-name="ce21">
            <text:p>8.12</text:p>
          </table:table-cell>
          <table:table-cell office:value-type="percentage" office:value="0.22611036339165541" table:formula="of:=([.AH11]-[.$AE11])/[.$AE11]" table:style-name="ce22">
            <text:p>22.61%</text:p>
          </table:table-cell>
          <table:table-cell office:value-type="percentage" office:value="0.23956931359353986" table:formula="of:=([.AI11]-[.$AE11])/[.$AE11]" table:style-name="ce22">
            <text:p>23.96%</text:p>
          </table:table-cell>
          <table:table-cell office:value-type="percentage" office:value="0.34051144010767176" table:formula="of:=([.AJ11]-[.$AE11])/[.$AE11]" table:style-name="ce22">
            <text:p>34.05%</text:p>
          </table:table-cell>
          <table:table-cell office:value-type="percentage" office:value="0.42664872139973081" table:formula="of:=([.AK11]-[.$AE11])/[.$AE11]" table:style-name="ce22">
            <text:p>42.66%</text:p>
          </table:table-cell>
          <table:table-cell office:value-type="percentage" office:value="0.35397039030955596" table:formula="of:=([.AL11]-[.$AE11])/[.$AE11]" table:style-name="ce22">
            <text:p>35.40%</text:p>
          </table:table-cell>
          <table:table-cell office:value-type="percentage" office:value="0.28667563930013473" table:formula="of:=([.AM11]-[.$AE11])/[.$AE11]" table:style-name="ce22">
            <text:p>28.67%</text:p>
          </table:table-cell>
          <table:table-cell office:value-type="percentage" office:value="0.10497981157469732" table:formula="of:=([.AN11]-[.$AE11])/[.$AE11]" table:style-name="ce22">
            <text:p>10.50%</text:p>
          </table:table-cell>
          <table:table-cell office:value-type="percentage" office:value="5.518169582772546E-2" table:formula="of:=([.AO11]-[.$AE11])/[.$AE11]" table:style-name="ce22">
            <text:p>5.52%</text:p>
          </table:table-cell>
          <table:table-cell office:value-type="percentage" office:value="5.9219380888290769E-2" table:formula="of:=([.AP11]-[.$AE11])/[.$AE11]" table:style-name="ce22">
            <text:p>5.92%</text:p>
          </table:table-cell>
          <table:table-cell office:value-type="percentage" office:value="5.9219380888290769E-2" table:formula="of:=([.AQ11]-[.$AE11])/[.$AE11]" table:style-name="ce22">
            <text:p>5.92%</text:p>
          </table:table-cell>
          <table:table-cell office:value-type="percentage" office:value="9.2866756393001279E-2" table:formula="of:=([.AR11]-[.$AE11])/[.$AE11]" table:style-name="ce22">
            <text:p>9.29%</text:p>
          </table:table-cell>
          <table:table-cell office:value-type="string" table:style-name="ce23">
            <text:p>NXE.TO</text:p>
          </table:table-cell>
          <table:table-cell office:value-type="float" office:value="2.33" table:style-name="ce24">
            <text:p>2.33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3.27" table:style-name="ce21">
            <text:p>3.27</text:p>
          </table:table-cell>
          <table:table-cell office:value-type="float" office:value="3.62" table:style-name="ce21">
            <text:p>3.62</text:p>
          </table:table-cell>
          <table:table-cell office:value-type="float" office:value="3.36" table:style-name="ce21">
            <text:p>3.36</text:p>
          </table:table-cell>
          <table:table-cell office:value-type="float" office:value="3.91" table:style-name="ce21">
            <text:p>3.91</text:p>
          </table:table-cell>
          <table:table-cell office:value-type="float" office:value="4.0199999999999996" table:style-name="ce21">
            <text:p>4.02</text:p>
          </table:table-cell>
          <table:table-cell office:value-type="float" office:value="3.87" table:style-name="ce21">
            <text:p>3.87</text:p>
          </table:table-cell>
          <table:table-cell office:value-type="float" office:value="3.57" table:style-name="ce21">
            <text:p>3.57</text:p>
          </table:table-cell>
          <table:table-cell office:value-type="float" office:value="3.32" table:style-name="ce21">
            <text:p>3.32</text:p>
          </table:table-cell>
          <table:table-cell office:value-type="float" office:value="3.53" table:style-name="ce21">
            <text:p>3.53</text:p>
          </table:table-cell>
          <table:table-cell office:value-type="float" office:value="3.13" table:style-name="ce21">
            <text:p>3.13</text:p>
          </table:table-cell>
          <table:table-cell office:value-type="float" office:value="3.15" table:style-name="ce21">
            <text:p>3.15</text:p>
          </table:table-cell>
          <table:table-cell office:value-type="percentage" office:value="0.40343347639484978" table:formula="of:=([.BH11]-[.$BE11])/[.$BE11]" table:style-name="ce22">
            <text:p>40.34%</text:p>
          </table:table-cell>
          <table:table-cell office:value-type="percentage" office:value="0.55364806866952787" table:formula="of:=([.BI11]-[.$BE11])/[.$BE11]" table:style-name="ce22">
            <text:p>55.36%</text:p>
          </table:table-cell>
          <table:table-cell office:value-type="percentage" office:value="0.44206008583690976" table:formula="of:=([.BJ11]-[.$BE11])/[.$BE11]" table:style-name="ce22">
            <text:p>44.21%</text:p>
          </table:table-cell>
          <table:table-cell office:value-type="percentage" office:value="0.67811158798283266" table:formula="of:=([.BK11]-[.$BE11])/[.$BE11]" table:style-name="ce22">
            <text:p>67.81%</text:p>
          </table:table-cell>
          <table:table-cell office:value-type="percentage" office:value="0.72532188841201695" table:formula="of:=([.BL11]-[.$BE11])/[.$BE11]" table:style-name="ce22">
            <text:p>72.53%</text:p>
          </table:table-cell>
          <table:table-cell office:value-type="percentage" office:value="0.66094420600858372" table:formula="of:=([.BM11]-[.$BE11])/[.$BE11]" table:style-name="ce22">
            <text:p>66.09%</text:p>
          </table:table-cell>
          <table:table-cell office:value-type="percentage" office:value="0.53218884120171661" table:formula="of:=([.BN11]-[.$BE11])/[.$BE11]" table:style-name="ce22">
            <text:p>53.22%</text:p>
          </table:table-cell>
          <table:table-cell office:value-type="percentage" office:value="0.42489270386266081" table:formula="of:=([.BO11]-[.$BE11])/[.$BE11]" table:style-name="ce22">
            <text:p>42.49%</text:p>
          </table:table-cell>
          <table:table-cell office:value-type="percentage" office:value="0.51502145922746767" table:formula="of:=([.BP11]-[.$BE11])/[.$BE11]" table:style-name="ce22">
            <text:p>51.50%</text:p>
          </table:table-cell>
          <table:table-cell office:value-type="percentage" office:value="0.34334763948497843" table:formula="of:=([.BQ11]-[.$BE11])/[.$BE11]" table:style-name="ce22">
            <text:p>34.33%</text:p>
          </table:table-cell>
          <table:table-cell office:value-type="percentage" office:value="0.3519313304721029" table:formula="of:=([.BR11]-[.$BE11])/[.$BE11]" table:style-name="ce22">
            <text:p>35.19%</text:p>
          </table:table-cell>
          <table:table-cell table:style-name="ce1"/>
          <table:table-cell office:value-type="string" table:style-name="ce17">
            <text:p>hunter</text:p>
          </table:table-cell>
          <table:table-cell office:value-type="percentage" office:value="0.24779861073212417" table:formula="of:=([.S11]+[.AS11]+[.BS11])/3" table:style-name="ce25">
            <text:p>24.78%</text:p>
          </table:table-cell>
          <table:table-cell office:value-type="percentage" office:value="0.28970623684543756" table:formula="of:=([.T11]+[.AT11]+[.BT11])/3" table:style-name="ce25">
            <text:p>28.97%</text:p>
          </table:table-cell>
          <table:table-cell office:value-type="percentage" office:value="0.3032354169340889" table:formula="of:=([.U11]+[.AU11]+[.BU11])/3" table:style-name="ce25">
            <text:p>30.32%</text:p>
          </table:table-cell>
          <table:table-cell office:value-type="percentage" office:value="0.4365646319067748" table:formula="of:=([.V11]+[.AV11]+[.BV11])/3" table:style-name="ce25">
            <text:p>43.66%</text:p>
          </table:table-cell>
          <table:table-cell office:value-type="percentage" office:value="0.41099748949163123" table:formula="of:=([.W11]+[.AW11]+[.BW11])/3" table:style-name="ce25">
            <text:p>41.10%</text:p>
          </table:table-cell>
          <table:table-cell office:value-type="percentage" office:value="0.35825152338880123" table:formula="of:=([.X11]+[.AX11]+[.BX11])/3" table:style-name="ce25">
            <text:p>35.83%</text:p>
          </table:table-cell>
          <table:table-cell office:value-type="percentage" office:value="0.23389492726955741" table:formula="of:=([.Y11]+[.AY11]+[.BY11])/3" table:style-name="ce25">
            <text:p>23.39%</text:p>
          </table:table-cell>
          <table:table-cell office:value-type="percentage" office:value="0.1840602205166563" table:formula="of:=([.Z11]+[.AZ11]+[.BZ11])/3" table:style-name="ce25">
            <text:p>18.41%</text:p>
          </table:table-cell>
          <table:table-cell office:value-type="percentage" office:value="0.20849141223339959" table:formula="of:=([.AA11]+[.BA11]+[.CA11])/3" table:style-name="ce25">
            <text:p>20.85%</text:p>
          </table:table-cell>
          <table:table-cell office:value-type="percentage" office:value="0.16581456023827504" table:formula="of:=([.AB11]+[.BB11]+[.CB11])/3" table:style-name="ce25">
            <text:p>16.58%</text:p>
          </table:table-cell>
          <table:table-cell office:value-type="percentage" office:value="0.17672902705750151" table:formula="of:=([.AC11]+[.BC11]+[.CC11])/3" table:style-name="ce25">
            <text:p>17.67%</text:p>
          </table:table-cell>
          <table:table-cell table:number-columns-repeated="1629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7">
            <text:p>Oliver</text:p>
          </table:table-cell>
          <table:table-cell office:value-type="string" table:style-name="ce18">
            <text:p>NGZ.V</text:p>
          </table:table-cell>
          <table:table-cell office:value-type="float" office:value="0.11" table:style-name="ce19">
            <text:p>0.11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11" table:style-name="ce21">
            <text:p>0.11</text:p>
          </table:table-cell>
          <table:table-cell office:value-type="float" office:value="0.11" table:style-name="ce21">
            <text:p>0.11</text:p>
          </table:table-cell>
          <table:table-cell office:value-type="float" office:value="0.11" table:style-name="ce21">
            <text:p>0.11</text:p>
          </table:table-cell>
          <table:table-cell office:value-type="float" office:value="0.11" table:style-name="ce21">
            <text:p>0.11</text:p>
          </table:table-cell>
          <table:table-cell office:value-type="float" office:value="0.11" table:style-name="ce21">
            <text:p>0.11</text:p>
          </table:table-cell>
          <table:table-cell office:value-type="float" office:value="0.18" table:style-name="ce21">
            <text:p>0.18</text:p>
          </table:table-cell>
          <table:table-cell office:value-type="float" office:value="0.17" table:style-name="ce21">
            <text:p>0.17</text:p>
          </table:table-cell>
          <table:table-cell office:value-type="float" office:value="0.19" table:style-name="ce21">
            <text:p>0.19</text:p>
          </table:table-cell>
          <table:table-cell office:value-type="float" office:value="0.15" table:style-name="ce21">
            <text:p>0.15</text:p>
          </table:table-cell>
          <table:table-cell office:value-type="float" office:value="0.18" table:style-name="ce21">
            <text:p>0.18</text:p>
          </table:table-cell>
          <table:table-cell office:value-type="float" office:value="0.16" table:style-name="ce21">
            <text:p>0.16</text:p>
          </table:table-cell>
          <table:table-cell office:value-type="percentage" office:value="0" table:formula="of:=([.H12]-[.$E12])/[.$E12]" table:style-name="ce22">
            <text:p>0.00%</text:p>
          </table:table-cell>
          <table:table-cell office:value-type="percentage" office:value="0" table:formula="of:=([.I12]-[.$E12])/[.$E12]" table:style-name="ce22">
            <text:p>0.00%</text:p>
          </table:table-cell>
          <table:table-cell office:value-type="percentage" office:value="0" table:formula="of:=([.J12]-[.$E12])/[.$E12]" table:style-name="ce22">
            <text:p>0.00%</text:p>
          </table:table-cell>
          <table:table-cell office:value-type="percentage" office:value="0" table:formula="of:=([.K12]-[.$E12])/[.$E12]" table:style-name="ce22">
            <text:p>0.00%</text:p>
          </table:table-cell>
          <table:table-cell office:value-type="percentage" office:value="0" table:formula="of:=([.L12]-[.$E12])/[.$E12]" table:style-name="ce22">
            <text:p>0.00%</text:p>
          </table:table-cell>
          <table:table-cell office:value-type="percentage" office:value="0.63636363636363624" table:formula="of:=([.M12]-[.$E12])/[.$E12]" table:style-name="ce22">
            <text:p>63.64%</text:p>
          </table:table-cell>
          <table:table-cell office:value-type="percentage" office:value="0.54545454545454553" table:formula="of:=([.N12]-[.$E12])/[.$E12]" table:style-name="ce22">
            <text:p>54.55%</text:p>
          </table:table-cell>
          <table:table-cell office:value-type="percentage" office:value="0.72727272727272729" table:formula="of:=([.O12]-[.$E12])/[.$E12]" table:style-name="ce22">
            <text:p>72.73%</text:p>
          </table:table-cell>
          <table:table-cell office:value-type="percentage" office:value="0.36363636363636359" table:formula="of:=([.P12]-[.$E12])/[.$E12]" table:style-name="ce22">
            <text:p>36.36%</text:p>
          </table:table-cell>
          <table:table-cell office:value-type="percentage" office:value="0.63636363636363624" table:formula="of:=([.Q12]-[.$E12])/[.$E12]" table:style-name="ce22">
            <text:p>63.64%</text:p>
          </table:table-cell>
          <table:table-cell office:value-type="percentage" office:value="0.45454545454545459" table:formula="of:=([.R12]-[.$E12])/[.$E12]" table:style-name="ce22">
            <text:p>45.45%</text:p>
          </table:table-cell>
          <table:table-cell office:value-type="string" table:style-name="ce18">
            <text:p>RRC.V</text:p>
          </table:table-cell>
          <table:table-cell office:value-type="float" office:value="0.43" table:style-name="ce19">
            <text:p>0.43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9" table:style-name="ce21">
            <text:p>0.9</text:p>
          </table:table-cell>
          <table:table-cell office:value-type="float" office:value="0.9" table:style-name="ce21">
            <text:p>0.9</text:p>
          </table:table-cell>
          <table:table-cell office:value-type="float" office:value="0.9" table:style-name="ce21">
            <text:p>0.9</text:p>
          </table:table-cell>
          <table:table-cell office:value-type="float" office:value="0.9" table:style-name="ce21">
            <text:p>0.9</text:p>
          </table:table-cell>
          <table:table-cell office:value-type="float" office:value="0.9" table:style-name="ce21">
            <text:p>0.9</text:p>
          </table:table-cell>
          <table:table-cell office:value-type="float" office:value="0.9" table:style-name="ce21">
            <text:p>0.9</text:p>
          </table:table-cell>
          <table:table-cell office:value-type="float" office:value="0.9" table:style-name="ce21">
            <text:p>0.9</text:p>
          </table:table-cell>
          <table:table-cell office:value-type="float" office:value="0.9" table:style-name="ce21">
            <text:p>0.9</text:p>
          </table:table-cell>
          <table:table-cell office:value-type="float" office:value="0.9" table:style-name="ce21">
            <text:p>0.9</text:p>
          </table:table-cell>
          <table:table-cell office:value-type="float" office:value="0.9" table:style-name="ce21">
            <text:p>0.9</text:p>
          </table:table-cell>
          <table:table-cell office:value-type="float" office:value="0.9" table:style-name="ce21">
            <text:p>0.9</text:p>
          </table:table-cell>
          <table:table-cell office:value-type="percentage" office:value="1.0930232558139537" table:formula="of:=([.AH12]-[.$AE12])/[.$AE12]" table:style-name="ce22">
            <text:p>109.30%</text:p>
          </table:table-cell>
          <table:table-cell office:value-type="percentage" office:value="1.0930232558139537" table:formula="of:=([.AI12]-[.$AE12])/[.$AE12]" table:style-name="ce22">
            <text:p>109.30%</text:p>
          </table:table-cell>
          <table:table-cell office:value-type="percentage" office:value="1.0930232558139537" table:formula="of:=([.AJ12]-[.$AE12])/[.$AE12]" table:style-name="ce22">
            <text:p>109.30%</text:p>
          </table:table-cell>
          <table:table-cell office:value-type="percentage" office:value="1.0930232558139537" table:formula="of:=([.AK12]-[.$AE12])/[.$AE12]" table:style-name="ce22">
            <text:p>109.30%</text:p>
          </table:table-cell>
          <table:table-cell office:value-type="percentage" office:value="1.0930232558139537" table:formula="of:=([.AL12]-[.$AE12])/[.$AE12]" table:style-name="ce22">
            <text:p>109.30%</text:p>
          </table:table-cell>
          <table:table-cell office:value-type="percentage" office:value="1.0930232558139537" table:formula="of:=([.AM12]-[.$AE12])/[.$AE12]" table:style-name="ce22">
            <text:p>109.30%</text:p>
          </table:table-cell>
          <table:table-cell office:value-type="percentage" office:value="1.0930232558139537" table:formula="of:=([.AN12]-[.$AE12])/[.$AE12]" table:style-name="ce22">
            <text:p>109.30%</text:p>
          </table:table-cell>
          <table:table-cell office:value-type="percentage" office:value="1.0930232558139537" table:formula="of:=([.AO12]-[.$AE12])/[.$AE12]" table:style-name="ce22">
            <text:p>109.30%</text:p>
          </table:table-cell>
          <table:table-cell office:value-type="percentage" office:value="1.0930232558139537" table:formula="of:=([.AP12]-[.$AE12])/[.$AE12]" table:style-name="ce22">
            <text:p>109.30%</text:p>
          </table:table-cell>
          <table:table-cell office:value-type="percentage" office:value="1.0930232558139537" table:formula="of:=([.AQ12]-[.$AE12])/[.$AE12]" table:style-name="ce22">
            <text:p>109.30%</text:p>
          </table:table-cell>
          <table:table-cell office:value-type="percentage" office:value="1.0930232558139537" table:formula="of:=([.AR12]-[.$AE12])/[.$AE12]" table:style-name="ce22">
            <text:p>109.30%</text:p>
          </table:table-cell>
          <table:table-cell office:value-type="string" table:style-name="ce23">
            <text:p>NCA.V</text:p>
          </table:table-cell>
          <table:table-cell office:value-type="float" office:value="0.73" table:style-name="ce24">
            <text:p>0.73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73" table:style-name="ce21">
            <text:p>0.73</text:p>
          </table:table-cell>
          <table:table-cell office:value-type="float" office:value="0.73" table:style-name="ce21">
            <text:p>0.73</text:p>
          </table:table-cell>
          <table:table-cell office:value-type="float" office:value="0.73" table:style-name="ce21">
            <text:p>0.73</text:p>
          </table:table-cell>
          <table:table-cell office:value-type="float" office:value="0.73" table:style-name="ce21">
            <text:p>0.73</text:p>
          </table:table-cell>
          <table:table-cell office:value-type="float" office:value="0.73" table:style-name="ce21">
            <text:p>0.73</text:p>
          </table:table-cell>
          <table:table-cell office:value-type="float" office:value="0.73" table:style-name="ce21">
            <text:p>0.73</text:p>
          </table:table-cell>
          <table:table-cell office:value-type="float" office:value="0.73" table:style-name="ce21">
            <text:p>0.73</text:p>
          </table:table-cell>
          <table:table-cell office:value-type="float" office:value="0.73" table:style-name="ce21">
            <text:p>0.73</text:p>
          </table:table-cell>
          <table:table-cell office:value-type="float" office:value="0.73" table:style-name="ce21">
            <text:p>0.73</text:p>
          </table:table-cell>
          <table:table-cell office:value-type="float" office:value="0.73" table:style-name="ce21">
            <text:p>0.73</text:p>
          </table:table-cell>
          <table:table-cell office:value-type="float" office:value="0.73" table:style-name="ce21">
            <text:p>0.73</text:p>
          </table:table-cell>
          <table:table-cell office:value-type="percentage" office:value="0" table:formula="of:=([.BH12]-[.$BE12])/[.$BE12]" table:style-name="ce22">
            <text:p>0.00%</text:p>
          </table:table-cell>
          <table:table-cell office:value-type="percentage" office:value="0" table:formula="of:=([.BI12]-[.$BE12])/[.$BE12]" table:style-name="ce22">
            <text:p>0.00%</text:p>
          </table:table-cell>
          <table:table-cell office:value-type="percentage" office:value="0" table:formula="of:=([.BJ12]-[.$BE12])/[.$BE12]" table:style-name="ce22">
            <text:p>0.00%</text:p>
          </table:table-cell>
          <table:table-cell office:value-type="percentage" office:value="0" table:formula="of:=([.BK12]-[.$BE12])/[.$BE12]" table:style-name="ce22">
            <text:p>0.00%</text:p>
          </table:table-cell>
          <table:table-cell office:value-type="percentage" office:value="0" table:formula="of:=([.BL12]-[.$BE12])/[.$BE12]" table:style-name="ce22">
            <text:p>0.00%</text:p>
          </table:table-cell>
          <table:table-cell office:value-type="percentage" office:value="0" table:formula="of:=([.BM12]-[.$BE12])/[.$BE12]" table:style-name="ce22">
            <text:p>0.00%</text:p>
          </table:table-cell>
          <table:table-cell office:value-type="percentage" office:value="0" table:formula="of:=([.BN12]-[.$BE12])/[.$BE12]" table:style-name="ce22">
            <text:p>0.00%</text:p>
          </table:table-cell>
          <table:table-cell office:value-type="percentage" office:value="0" table:formula="of:=([.BO12]-[.$BE12])/[.$BE12]" table:style-name="ce22">
            <text:p>0.00%</text:p>
          </table:table-cell>
          <table:table-cell office:value-type="percentage" office:value="0" table:formula="of:=([.BP12]-[.$BE12])/[.$BE12]" table:style-name="ce22">
            <text:p>0.00%</text:p>
          </table:table-cell>
          <table:table-cell office:value-type="percentage" office:value="0" table:formula="of:=([.BQ12]-[.$BE12])/[.$BE12]" table:style-name="ce22">
            <text:p>0.00%</text:p>
          </table:table-cell>
          <table:table-cell office:value-type="percentage" office:value="0" table:formula="of:=([.BR12]-[.$BE12])/[.$BE12]" table:style-name="ce22">
            <text:p>0.00%</text:p>
          </table:table-cell>
          <table:table-cell table:style-name="ce1"/>
          <table:table-cell office:value-type="string" table:style-name="ce17">
            <text:p>Oliver</text:p>
          </table:table-cell>
          <table:table-cell office:value-type="percentage" office:value="0.36434108527131787" table:formula="of:=([.S12]+[.AS12]+[.BS12])/3" table:style-name="ce25">
            <text:p>36.43%</text:p>
          </table:table-cell>
          <table:table-cell office:value-type="percentage" office:value="0.36434108527131787" table:formula="of:=([.T12]+[.AT12]+[.BT12])/3" table:style-name="ce25">
            <text:p>36.43%</text:p>
          </table:table-cell>
          <table:table-cell office:value-type="percentage" office:value="0.36434108527131787" table:formula="of:=([.U12]+[.AU12]+[.BU12])/3" table:style-name="ce25">
            <text:p>36.43%</text:p>
          </table:table-cell>
          <table:table-cell office:value-type="percentage" office:value="0.36434108527131787" table:formula="of:=([.V12]+[.AV12]+[.BV12])/3" table:style-name="ce25">
            <text:p>36.43%</text:p>
          </table:table-cell>
          <table:table-cell office:value-type="percentage" office:value="0.36434108527131787" table:formula="of:=([.W12]+[.AW12]+[.BW12])/3" table:style-name="ce25">
            <text:p>36.43%</text:p>
          </table:table-cell>
          <table:table-cell office:value-type="percentage" office:value="0.57646229739252997" table:formula="of:=([.X12]+[.AX12]+[.BX12])/3" table:style-name="ce25">
            <text:p>57.65%</text:p>
          </table:table-cell>
          <table:table-cell office:value-type="percentage" office:value="0.54615926708949969" table:formula="of:=([.Y12]+[.AY12]+[.BY12])/3" table:style-name="ce25">
            <text:p>54.62%</text:p>
          </table:table-cell>
          <table:table-cell office:value-type="percentage" office:value="0.60676532769556035" table:formula="of:=([.Z12]+[.AZ12]+[.BZ12])/3" table:style-name="ce25">
            <text:p>60.68%</text:p>
          </table:table-cell>
          <table:table-cell office:value-type="percentage" office:value="0.48555320648343908" table:formula="of:=([.AA12]+[.BA12]+[.CA12])/3" table:style-name="ce25">
            <text:p>48.56%</text:p>
          </table:table-cell>
          <table:table-cell office:value-type="percentage" office:value="0.57646229739252997" table:formula="of:=([.AB12]+[.BB12]+[.CB12])/3" table:style-name="ce25">
            <text:p>57.65%</text:p>
          </table:table-cell>
          <table:table-cell office:value-type="percentage" office:value="0.51585623678646941" table:formula="of:=([.AC12]+[.BC12]+[.CC12])/3" table:style-name="ce25">
            <text:p>51.59%</text:p>
          </table:table-cell>
          <table:table-cell table:number-columns-repeated="1629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7">
            <text:p>Pepek</text:p>
          </table:table-cell>
          <table:table-cell office:value-type="string" table:style-name="ce18">
            <text:p>SLR.TO</text:p>
          </table:table-cell>
          <table:table-cell office:value-type="float" office:value="0.83" table:style-name="ce19">
            <text:p>0.83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91" table:style-name="ce21">
            <text:p>0.91</text:p>
          </table:table-cell>
          <table:table-cell office:value-type="float" office:value="0.91" table:style-name="ce21">
            <text:p>0.91</text:p>
          </table:table-cell>
          <table:table-cell office:value-type="float" office:value="0.93" table:style-name="ce21">
            <text:p>0.93</text:p>
          </table:table-cell>
          <table:table-cell office:value-type="float" office:value="1.08" table:style-name="ce21">
            <text:p>1.08</text:p>
          </table:table-cell>
          <table:table-cell office:value-type="float" office:value="1.06" table:style-name="ce21">
            <text:p>1.06</text:p>
          </table:table-cell>
          <table:table-cell office:value-type="float" office:value="1" table:style-name="ce21">
            <text:p>1</text:p>
          </table:table-cell>
          <table:table-cell office:value-type="float" office:value="0.99" table:style-name="ce21">
            <text:p>0.99</text:p>
          </table:table-cell>
          <table:table-cell office:value-type="float" office:value="1.03" table:style-name="ce21">
            <text:p>1.03</text:p>
          </table:table-cell>
          <table:table-cell office:value-type="float" office:value="1.1000000000000001" table:style-name="ce21">
            <text:p>1.1</text:p>
          </table:table-cell>
          <table:table-cell office:value-type="float" office:value="1.18" table:style-name="ce21">
            <text:p>1.18</text:p>
          </table:table-cell>
          <table:table-cell office:value-type="float" office:value="1.1200000000000001" table:style-name="ce21">
            <text:p>1.12</text:p>
          </table:table-cell>
          <table:table-cell office:value-type="percentage" office:value="9.6385542168674787E-2" table:formula="of:=([.H13]-[.$E13])/[.$E13]" table:style-name="ce22">
            <text:p>9.64%</text:p>
          </table:table-cell>
          <table:table-cell office:value-type="percentage" office:value="9.6385542168674787E-2" table:formula="of:=([.I13]-[.$E13])/[.$E13]" table:style-name="ce22">
            <text:p>9.64%</text:p>
          </table:table-cell>
          <table:table-cell office:value-type="percentage" office:value="0.12048192771084348" table:formula="of:=([.J13]-[.$E13])/[.$E13]" table:style-name="ce22">
            <text:p>12.05%</text:p>
          </table:table-cell>
          <table:table-cell office:value-type="percentage" office:value="0.30120481927710857" table:formula="of:=([.K13]-[.$E13])/[.$E13]" table:style-name="ce22">
            <text:p>30.12%</text:p>
          </table:table-cell>
          <table:table-cell office:value-type="percentage" office:value="0.27710843373493987" table:formula="of:=([.L13]-[.$E13])/[.$E13]" table:style-name="ce22">
            <text:p>27.71%</text:p>
          </table:table-cell>
          <table:table-cell office:value-type="percentage" office:value="0.20481927710843378" table:formula="of:=([.M13]-[.$E13])/[.$E13]" table:style-name="ce22">
            <text:p>20.48%</text:p>
          </table:table-cell>
          <table:table-cell office:value-type="percentage" office:value="0.19277108433734944" table:formula="of:=([.N13]-[.$E13])/[.$E13]" table:style-name="ce22">
            <text:p>19.28%</text:p>
          </table:table-cell>
          <table:table-cell office:value-type="percentage" office:value="0.24096385542168683" table:formula="of:=([.O13]-[.$E13])/[.$E13]" table:style-name="ce22">
            <text:p>24.10%</text:p>
          </table:table-cell>
          <table:table-cell office:value-type="percentage" office:value="0.32530120481927727" table:formula="of:=([.P13]-[.$E13])/[.$E13]" table:style-name="ce22">
            <text:p>32.53%</text:p>
          </table:table-cell>
          <table:table-cell office:value-type="percentage" office:value="0.42168674698795178" table:formula="of:=([.Q13]-[.$E13])/[.$E13]" table:style-name="ce22">
            <text:p>42.17%</text:p>
          </table:table-cell>
          <table:table-cell office:value-type="percentage" office:value="0.34939759036144596" table:formula="of:=([.R13]-[.$E13])/[.$E13]" table:style-name="ce22">
            <text:p>34.94%</text:p>
          </table:table-cell>
          <table:table-cell office:value-type="string" table:style-name="ce18">
            <text:p>ALS.TO</text:p>
          </table:table-cell>
          <table:table-cell office:value-type="float" office:value="12.68" table:style-name="ce19">
            <text:p>12.68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11.91" table:style-name="ce21">
            <text:p>11.91</text:p>
          </table:table-cell>
          <table:table-cell office:value-type="float" office:value="11.69" table:style-name="ce21">
            <text:p>11.69</text:p>
          </table:table-cell>
          <table:table-cell office:value-type="float" office:value="11.44" table:style-name="ce21">
            <text:p>11.44</text:p>
          </table:table-cell>
          <table:table-cell office:value-type="float" office:value="11.93" table:style-name="ce21">
            <text:p>11.93</text:p>
          </table:table-cell>
          <table:table-cell office:value-type="float" office:value="11.89" table:style-name="ce21">
            <text:p>11.89</text:p>
          </table:table-cell>
          <table:table-cell office:value-type="float" office:value="12.69" table:style-name="ce21">
            <text:p>12.69</text:p>
          </table:table-cell>
          <table:table-cell office:value-type="float" office:value="12.58" table:style-name="ce21">
            <text:p>12.58</text:p>
          </table:table-cell>
          <table:table-cell office:value-type="float" office:value="12.03" table:style-name="ce21">
            <text:p>12.03</text:p>
          </table:table-cell>
          <table:table-cell office:value-type="float" office:value="12.87" table:style-name="ce21">
            <text:p>12.87</text:p>
          </table:table-cell>
          <table:table-cell office:value-type="float" office:value="12.3" table:style-name="ce21">
            <text:p>12.3</text:p>
          </table:table-cell>
          <table:table-cell office:value-type="float" office:value="12.32" table:style-name="ce21">
            <text:p>12.32</text:p>
          </table:table-cell>
          <table:table-cell office:value-type="percentage" office:value="-6.0725552050473156E-2" table:formula="of:=([.AH13]-[.$AE13])/[.$AE13]" table:style-name="ce22">
            <text:p>-6.07%</text:p>
          </table:table-cell>
          <table:table-cell office:value-type="percentage" office:value="-7.8075709779179825E-2" table:formula="of:=([.AI13]-[.$AE13])/[.$AE13]" table:style-name="ce22">
            <text:p>-7.81%</text:p>
          </table:table-cell>
          <table:table-cell office:value-type="percentage" office:value="-9.7791798107255537E-2" table:formula="of:=([.AJ13]-[.$AE13])/[.$AE13]" table:style-name="ce22">
            <text:p>-9.78%</text:p>
          </table:table-cell>
          <table:table-cell office:value-type="percentage" office:value="-5.9148264984227129E-2" table:formula="of:=([.AK13]-[.$AE13])/[.$AE13]" table:style-name="ce22">
            <text:p>-5.91%</text:p>
          </table:table-cell>
          <table:table-cell office:value-type="percentage" office:value="-6.2302839116719175E-2" table:formula="of:=([.AL13]-[.$AE13])/[.$AE13]" table:style-name="ce22">
            <text:p>-6.23%</text:p>
          </table:table-cell>
          <table:table-cell office:value-type="percentage" office:value="7.8864353312301156E-4" table:formula="of:=([.AM13]-[.$AE13])/[.$AE13]" table:style-name="ce22">
            <text:p>0.08%</text:p>
          </table:table-cell>
          <table:table-cell office:value-type="percentage" office:value="-7.8864353312302557E-3" table:formula="of:=([.AN13]-[.$AE13])/[.$AE13]" table:style-name="ce22">
            <text:p>-0.79%</text:p>
          </table:table-cell>
          <table:table-cell office:value-type="percentage" office:value="-5.1261829652996874E-2" table:formula="of:=([.AO13]-[.$AE13])/[.$AE13]" table:style-name="ce22">
            <text:p>-5.13%</text:p>
          </table:table-cell>
          <table:table-cell office:value-type="percentage" office:value="1.49842271293375E-2" table:formula="of:=([.AP13]-[.$AE13])/[.$AE13]" table:style-name="ce22">
            <text:p>1.50%</text:p>
          </table:table-cell>
          <table:table-cell office:value-type="percentage" office:value="-2.9968454258675E-2" table:formula="of:=([.AQ13]-[.$AE13])/[.$AE13]" table:style-name="ce22">
            <text:p>-3.00%</text:p>
          </table:table-cell>
          <table:table-cell office:value-type="percentage" office:value="-2.8391167192428977E-2" table:formula="of:=([.AR13]-[.$AE13])/[.$AE13]" table:style-name="ce22">
            <text:p>-2.84%</text:p>
          </table:table-cell>
          <table:table-cell office:value-type="string" table:style-name="ce23">
            <text:p>CLH.V</text:p>
          </table:table-cell>
          <table:table-cell office:value-type="float" office:value="0.28000000000000003" table:style-name="ce24">
            <text:p>0.28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3" table:style-name="ce21">
            <text:p>0.3</text:p>
          </table:table-cell>
          <table:table-cell office:value-type="float" office:value="0.28499999999999998" table:style-name="ce21">
            <text:p>0.285</text:p>
          </table:table-cell>
          <table:table-cell office:value-type="float" office:value="0.29499999999999998" table:style-name="ce21">
            <text:p>0.295</text:p>
          </table:table-cell>
          <table:table-cell office:value-type="float" office:value="0.32500000000000001" table:style-name="ce21">
            <text:p>0.325</text:p>
          </table:table-cell>
          <table:table-cell office:value-type="float" office:value="0.37" table:style-name="ce21">
            <text:p>0.37</text:p>
          </table:table-cell>
          <table:table-cell office:value-type="float" office:value="0.32500000000000001" table:style-name="ce21">
            <text:p>0.325</text:p>
          </table:table-cell>
          <table:table-cell office:value-type="float" office:value="0.32" table:style-name="ce21">
            <text:p>0.32</text:p>
          </table:table-cell>
          <table:table-cell office:value-type="float" office:value="0.32" table:style-name="ce21">
            <text:p>0.32</text:p>
          </table:table-cell>
          <table:table-cell office:value-type="float" office:value="0.315" table:style-name="ce21">
            <text:p>0.315</text:p>
          </table:table-cell>
          <table:table-cell office:value-type="float" office:value="0.3" table:style-name="ce21">
            <text:p>0.3</text:p>
          </table:table-cell>
          <table:table-cell office:value-type="float" office:value="0.33500000000000002" table:style-name="ce21">
            <text:p>0.335</text:p>
          </table:table-cell>
          <table:table-cell office:value-type="percentage" office:value="7.1428571428571286E-2" table:formula="of:=([.BH13]-[.$BE13])/[.$BE13]" table:style-name="ce22">
            <text:p>7.14%</text:p>
          </table:table-cell>
          <table:table-cell office:value-type="percentage" office:value="1.7857142857142672E-2" table:formula="of:=([.BI13]-[.$BE13])/[.$BE13]" table:style-name="ce22">
            <text:p>1.79%</text:p>
          </table:table-cell>
          <table:table-cell office:value-type="percentage" office:value="5.3571428571428416E-2" table:formula="of:=([.BJ13]-[.$BE13])/[.$BE13]" table:style-name="ce22">
            <text:p>5.36%</text:p>
          </table:table-cell>
          <table:table-cell office:value-type="percentage" office:value="0.16071428571428564" table:formula="of:=([.BK13]-[.$BE13])/[.$BE13]" table:style-name="ce22">
            <text:p>16.07%</text:p>
          </table:table-cell>
          <table:table-cell office:value-type="percentage" office:value="0.32142857142857129" table:formula="of:=([.BL13]-[.$BE13])/[.$BE13]" table:style-name="ce22">
            <text:p>32.14%</text:p>
          </table:table-cell>
          <table:table-cell office:value-type="percentage" office:value="0.16071428571428564" table:formula="of:=([.BM13]-[.$BE13])/[.$BE13]" table:style-name="ce22">
            <text:p>16.07%</text:p>
          </table:table-cell>
          <table:table-cell office:value-type="percentage" office:value="0.14285714285714277" table:formula="of:=([.BN13]-[.$BE13])/[.$BE13]" table:style-name="ce22">
            <text:p>14.29%</text:p>
          </table:table-cell>
          <table:table-cell office:value-type="percentage" office:value="0.14285714285714277" table:formula="of:=([.BO13]-[.$BE13])/[.$BE13]" table:style-name="ce22">
            <text:p>14.29%</text:p>
          </table:table-cell>
          <table:table-cell office:value-type="percentage" office:value="0.1249999999999999" table:formula="of:=([.BP13]-[.$BE13])/[.$BE13]" table:style-name="ce22">
            <text:p>12.50%</text:p>
          </table:table-cell>
          <table:table-cell office:value-type="percentage" office:value="7.1428571428571286E-2" table:formula="of:=([.BQ13]-[.$BE13])/[.$BE13]" table:style-name="ce22">
            <text:p>7.14%</text:p>
          </table:table-cell>
          <table:table-cell office:value-type="percentage" office:value="0.1964285714285714" table:formula="of:=([.BR13]-[.$BE13])/[.$BE13]" table:style-name="ce22">
            <text:p>19.64%</text:p>
          </table:table-cell>
          <table:table-cell table:style-name="ce1"/>
          <table:table-cell office:value-type="string" table:style-name="ce17">
            <text:p>Pepek</text:p>
          </table:table-cell>
          <table:table-cell office:value-type="percentage" office:value="3.5696187182257637E-2" table:formula="of:=([.S13]+[.AS13]+[.BS13])/3" table:style-name="ce25">
            <text:p>3.57%</text:p>
          </table:table-cell>
          <table:table-cell office:value-type="percentage" office:value="1.2055658415545878E-2" table:formula="of:=([.T13]+[.AT13]+[.BT13])/3" table:style-name="ce25">
            <text:p>1.21%</text:p>
          </table:table-cell>
          <table:table-cell office:value-type="percentage" office:value="2.5420519391672124E-2" table:formula="of:=([.U13]+[.AU13]+[.BU13])/3" table:style-name="ce25">
            <text:p>2.54%</text:p>
          </table:table-cell>
          <table:table-cell office:value-type="percentage" office:value="0.13425694666905572" table:formula="of:=([.V13]+[.AV13]+[.BV13])/3" table:style-name="ce25">
            <text:p>13.43%</text:p>
          </table:table-cell>
          <table:table-cell office:value-type="percentage" office:value="0.17874472201559732" table:formula="of:=([.W13]+[.AW13]+[.BW13])/3" table:style-name="ce25">
            <text:p>17.87%</text:p>
          </table:table-cell>
          <table:table-cell office:value-type="percentage" office:value="0.12210740211861415" table:formula="of:=([.X13]+[.AX13]+[.BX13])/3" table:style-name="ce25">
            <text:p>12.21%</text:p>
          </table:table-cell>
          <table:table-cell office:value-type="percentage" office:value="0.10924726395442064" table:formula="of:=([.Y13]+[.AY13]+[.BY13])/3" table:style-name="ce25">
            <text:p>10.92%</text:p>
          </table:table-cell>
          <table:table-cell office:value-type="percentage" office:value="0.1108530562086109" table:formula="of:=([.Z13]+[.AZ13]+[.BZ13])/3" table:style-name="ce25">
            <text:p>11.09%</text:p>
          </table:table-cell>
          <table:table-cell office:value-type="percentage" office:value="0.15509514398287155" table:formula="of:=([.AA13]+[.BA13]+[.CA13])/3" table:style-name="ce25">
            <text:p>15.51%</text:p>
          </table:table-cell>
          <table:table-cell office:value-type="percentage" office:value="0.15438228805261603" table:formula="of:=([.AB13]+[.BB13]+[.CB13])/3" table:style-name="ce25">
            <text:p>15.44%</text:p>
          </table:table-cell>
          <table:table-cell office:value-type="percentage" office:value="0.17247833153252948" table:formula="of:=([.AC13]+[.BC13]+[.CC13])/3" table:style-name="ce25">
            <text:p>17.25%</text:p>
          </table:table-cell>
          <table:table-cell table:number-columns-repeated="1629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7">
            <text:p>MiningBookGuy</text:p>
          </table:table-cell>
          <table:table-cell office:value-type="string" table:style-name="ce18">
            <text:p>NGD.TO</text:p>
          </table:table-cell>
          <table:table-cell office:value-type="float" office:value="4.71" table:style-name="ce19">
            <text:p>4.71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5.59" table:style-name="ce21">
            <text:p>5.59</text:p>
          </table:table-cell>
          <table:table-cell office:value-type="float" office:value="5.2" table:style-name="ce21">
            <text:p>5.2</text:p>
          </table:table-cell>
          <table:table-cell office:value-type="float" office:value="3.78" table:style-name="ce21">
            <text:p>3.78</text:p>
          </table:table-cell>
          <table:table-cell office:value-type="float" office:value="3.91" table:style-name="ce21">
            <text:p>3.91</text:p>
          </table:table-cell>
          <table:table-cell office:value-type="float" office:value="4.05" table:style-name="ce21">
            <text:p>4.05</text:p>
          </table:table-cell>
          <table:table-cell office:value-type="float" office:value="3.92" table:style-name="ce21">
            <text:p>3.92</text:p>
          </table:table-cell>
          <table:table-cell office:value-type="float" office:value="3.83" table:style-name="ce21">
            <text:p>3.83</text:p>
          </table:table-cell>
          <table:table-cell office:value-type="float" office:value="3.91" table:style-name="ce21">
            <text:p>3.91</text:p>
          </table:table-cell>
          <table:table-cell office:value-type="float" office:value="3.74" table:style-name="ce21">
            <text:p>3.74</text:p>
          </table:table-cell>
          <table:table-cell office:value-type="float" office:value="3.91" table:style-name="ce21">
            <text:p>3.91</text:p>
          </table:table-cell>
          <table:table-cell office:value-type="float" office:value="3.97" table:style-name="ce21">
            <text:p>3.97</text:p>
          </table:table-cell>
          <table:table-cell office:value-type="percentage" office:value="0.18683651804670912" table:formula="of:=([.H14]-[.$E14])/[.$E14]" table:style-name="ce22">
            <text:p>18.68%</text:p>
          </table:table-cell>
          <table:table-cell office:value-type="percentage" office:value="0.10403397027600854" table:formula="of:=([.I14]-[.$E14])/[.$E14]" table:style-name="ce22">
            <text:p>10.40%</text:p>
          </table:table-cell>
          <table:table-cell office:value-type="percentage" office:value="-0.1974522292993631" table:formula="of:=([.J14]-[.$E14])/[.$E14]" table:style-name="ce22">
            <text:p>-19.75%</text:p>
          </table:table-cell>
          <table:table-cell office:value-type="percentage" office:value="-0.16985138004246281" table:formula="of:=([.K14]-[.$E14])/[.$E14]" table:style-name="ce22">
            <text:p>-16.99%</text:p>
          </table:table-cell>
          <table:table-cell office:value-type="percentage" office:value="-0.14012738853503187" table:formula="of:=([.L14]-[.$E14])/[.$E14]" table:style-name="ce22">
            <text:p>-14.01%</text:p>
          </table:table-cell>
          <table:table-cell office:value-type="percentage" office:value="-0.16772823779193208" table:formula="of:=([.M14]-[.$E14])/[.$E14]" table:style-name="ce22">
            <text:p>-16.77%</text:p>
          </table:table-cell>
          <table:table-cell office:value-type="percentage" office:value="-0.18683651804670912" table:formula="of:=([.N14]-[.$E14])/[.$E14]" table:style-name="ce22">
            <text:p>-18.68%</text:p>
          </table:table-cell>
          <table:table-cell office:value-type="percentage" office:value="-0.16985138004246281" table:formula="of:=([.O14]-[.$E14])/[.$E14]" table:style-name="ce22">
            <text:p>-16.99%</text:p>
          </table:table-cell>
          <table:table-cell office:value-type="percentage" office:value="-0.20594479830148615" table:formula="of:=([.P14]-[.$E14])/[.$E14]" table:style-name="ce22">
            <text:p>-20.59%</text:p>
          </table:table-cell>
          <table:table-cell office:value-type="percentage" office:value="-0.16985138004246281" table:formula="of:=([.Q14]-[.$E14])/[.$E14]" table:style-name="ce22">
            <text:p>-16.99%</text:p>
          </table:table-cell>
          <table:table-cell office:value-type="percentage" office:value="-0.1571125265392781" table:formula="of:=([.R14]-[.$E14])/[.$E14]" table:style-name="ce22">
            <text:p>-15.71%</text:p>
          </table:table-cell>
          <table:table-cell office:value-type="string" table:style-name="ce18">
            <text:p>BTO.TO</text:p>
          </table:table-cell>
          <table:table-cell office:value-type="float" office:value="3.19" table:style-name="ce19">
            <text:p>3.19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3.76" table:style-name="ce21">
            <text:p>3.76</text:p>
          </table:table-cell>
          <table:table-cell office:value-type="float" office:value="3.88" table:style-name="ce21">
            <text:p>3.88</text:p>
          </table:table-cell>
          <table:table-cell office:value-type="float" office:value="4.05" table:style-name="ce21">
            <text:p>4.05</text:p>
          </table:table-cell>
          <table:table-cell office:value-type="float" office:value="4.45" table:style-name="ce21">
            <text:p>4.45</text:p>
          </table:table-cell>
          <table:table-cell office:value-type="float" office:value="4.22" table:style-name="ce21">
            <text:p>4.22</text:p>
          </table:table-cell>
          <table:table-cell office:value-type="float" office:value="4.3899999999999997" table:style-name="ce21">
            <text:p>4.39</text:p>
          </table:table-cell>
          <table:table-cell office:value-type="float" office:value="4.0199999999999996" table:style-name="ce21">
            <text:p>4.02</text:p>
          </table:table-cell>
          <table:table-cell office:value-type="float" office:value="4.0199999999999996" table:style-name="ce21">
            <text:p>4.02</text:p>
          </table:table-cell>
          <table:table-cell office:value-type="float" office:value="3.98" table:style-name="ce21">
            <text:p>3.98</text:p>
          </table:table-cell>
          <table:table-cell office:value-type="float" office:value="3.9" table:style-name="ce21">
            <text:p>3.9</text:p>
          </table:table-cell>
          <table:table-cell office:value-type="float" office:value="3.79" table:style-name="ce21">
            <text:p>3.79</text:p>
          </table:table-cell>
          <table:table-cell office:value-type="percentage" office:value="0.17868338557993727" table:formula="of:=([.AH14]-[.$AE14])/[.$AE14]" table:style-name="ce22">
            <text:p>17.87%</text:p>
          </table:table-cell>
          <table:table-cell office:value-type="percentage" office:value="0.21630094043887146" table:formula="of:=([.AI14]-[.$AE14])/[.$AE14]" table:style-name="ce22">
            <text:p>21.63%</text:p>
          </table:table-cell>
          <table:table-cell office:value-type="percentage" office:value="0.26959247648902818" table:formula="of:=([.AJ14]-[.$AE14])/[.$AE14]" table:style-name="ce22">
            <text:p>26.96%</text:p>
          </table:table-cell>
          <table:table-cell office:value-type="percentage" office:value="0.39498432601880884" table:formula="of:=([.AK14]-[.$AE14])/[.$AE14]" table:style-name="ce22">
            <text:p>39.50%</text:p>
          </table:table-cell>
          <table:table-cell office:value-type="percentage" office:value="0.32288401253918492" table:formula="of:=([.AL14]-[.$AE14])/[.$AE14]" table:style-name="ce22">
            <text:p>32.29%</text:p>
          </table:table-cell>
          <table:table-cell office:value-type="percentage" office:value="0.3761755485893416" table:formula="of:=([.AM14]-[.$AE14])/[.$AE14]" table:style-name="ce22">
            <text:p>37.62%</text:p>
          </table:table-cell>
          <table:table-cell office:value-type="percentage" office:value="0.26018808777429459" table:formula="of:=([.AN14]-[.$AE14])/[.$AE14]" table:style-name="ce22">
            <text:p>26.02%</text:p>
          </table:table-cell>
          <table:table-cell office:value-type="percentage" office:value="0.26018808777429459" table:formula="of:=([.AO14]-[.$AE14])/[.$AE14]" table:style-name="ce22">
            <text:p>26.02%</text:p>
          </table:table-cell>
          <table:table-cell office:value-type="percentage" office:value="0.24764890282131663" table:formula="of:=([.AP14]-[.$AE14])/[.$AE14]" table:style-name="ce22">
            <text:p>24.76%</text:p>
          </table:table-cell>
          <table:table-cell office:value-type="percentage" office:value="0.2225705329153605" table:formula="of:=([.AQ14]-[.$AE14])/[.$AE14]" table:style-name="ce22">
            <text:p>22.26%</text:p>
          </table:table-cell>
          <table:table-cell office:value-type="percentage" office:value="0.18808777429467088" table:formula="of:=([.AR14]-[.$AE14])/[.$AE14]" table:style-name="ce22">
            <text:p>18.81%</text:p>
          </table:table-cell>
          <table:table-cell office:value-type="string" table:style-name="ce23">
            <text:p>TGZ.TO</text:p>
          </table:table-cell>
          <table:table-cell office:value-type="float" office:value="0.82" table:style-name="ce24">
            <text:p>0.82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98" table:style-name="ce21">
            <text:p>0.98</text:p>
          </table:table-cell>
          <table:table-cell office:value-type="float" office:value="0.94" table:style-name="ce21">
            <text:p>0.94</text:p>
          </table:table-cell>
          <table:table-cell office:value-type="float" office:value="0.89" table:style-name="ce21">
            <text:p>0.89</text:p>
          </table:table-cell>
          <table:table-cell office:value-type="float" office:value="0.95" table:style-name="ce21">
            <text:p>0.95</text:p>
          </table:table-cell>
          <table:table-cell office:value-type="float" office:value="0.98" table:style-name="ce21">
            <text:p>0.98</text:p>
          </table:table-cell>
          <table:table-cell office:value-type="float" office:value="1" table:style-name="ce21">
            <text:p>1</text:p>
          </table:table-cell>
          <table:table-cell office:value-type="float" office:value="0.82" table:style-name="ce21">
            <text:p>0.82</text:p>
          </table:table-cell>
          <table:table-cell office:value-type="float" office:value="0.82" table:style-name="ce21">
            <text:p>0.82</text:p>
          </table:table-cell>
          <table:table-cell office:value-type="float" office:value="0.82" table:style-name="ce21">
            <text:p>0.82</text:p>
          </table:table-cell>
          <table:table-cell office:value-type="float" office:value="0.83" table:style-name="ce21">
            <text:p>0.83</text:p>
          </table:table-cell>
          <table:table-cell office:value-type="float" office:value="0.85" table:style-name="ce21">
            <text:p>0.85</text:p>
          </table:table-cell>
          <table:table-cell office:value-type="percentage" office:value="0.19512195121951226" table:formula="of:=([.BH14]-[.$BE14])/[.$BE14]" table:style-name="ce22">
            <text:p>19.51%</text:p>
          </table:table-cell>
          <table:table-cell office:value-type="percentage" office:value="0.14634146341463414" table:formula="of:=([.BI14]-[.$BE14])/[.$BE14]" table:style-name="ce22">
            <text:p>14.63%</text:p>
          </table:table-cell>
          <table:table-cell office:value-type="percentage" office:value="8.5365853658536661E-2" table:formula="of:=([.BJ14]-[.$BE14])/[.$BE14]" table:style-name="ce22">
            <text:p>8.54%</text:p>
          </table:table-cell>
          <table:table-cell office:value-type="percentage" office:value="0.15853658536585366" table:formula="of:=([.BK14]-[.$BE14])/[.$BE14]" table:style-name="ce22">
            <text:p>15.85%</text:p>
          </table:table-cell>
          <table:table-cell office:value-type="percentage" office:value="0.19512195121951226" table:formula="of:=([.BL14]-[.$BE14])/[.$BE14]" table:style-name="ce22">
            <text:p>19.51%</text:p>
          </table:table-cell>
          <table:table-cell office:value-type="percentage" office:value="0.2195121951219513" table:formula="of:=([.BM14]-[.$BE14])/[.$BE14]" table:style-name="ce22">
            <text:p>21.95%</text:p>
          </table:table-cell>
          <table:table-cell office:value-type="percentage" office:value="0" table:formula="of:=([.BN14]-[.$BE14])/[.$BE14]" table:style-name="ce22">
            <text:p>0.00%</text:p>
          </table:table-cell>
          <table:table-cell office:value-type="percentage" office:value="0" table:formula="of:=([.BO14]-[.$BE14])/[.$BE14]" table:style-name="ce22">
            <text:p>0.00%</text:p>
          </table:table-cell>
          <table:table-cell office:value-type="percentage" office:value="0" table:formula="of:=([.BP14]-[.$BE14])/[.$BE14]" table:style-name="ce22">
            <text:p>0.00%</text:p>
          </table:table-cell>
          <table:table-cell office:value-type="percentage" office:value="1.2195121951219523E-2" table:formula="of:=([.BQ14]-[.$BE14])/[.$BE14]" table:style-name="ce22">
            <text:p>1.22%</text:p>
          </table:table-cell>
          <table:table-cell office:value-type="percentage" office:value="3.6585365853658569E-2" table:formula="of:=([.BR14]-[.$BE14])/[.$BE14]" table:style-name="ce22">
            <text:p>3.66%</text:p>
          </table:table-cell>
          <table:table-cell table:style-name="ce1"/>
          <table:table-cell office:value-type="string" table:style-name="ce17">
            <text:p>MiningBookGuy</text:p>
          </table:table-cell>
          <table:table-cell office:value-type="percentage" office:value="0.18688061828205291" table:formula="of:=([.S14]+[.AS14]+[.BS14])/3" table:style-name="ce25">
            <text:p>18.69%</text:p>
          </table:table-cell>
          <table:table-cell office:value-type="percentage" office:value="0.15555879137650472" table:formula="of:=([.T14]+[.AT14]+[.BT14])/3" table:style-name="ce25">
            <text:p>15.56%</text:p>
          </table:table-cell>
          <table:table-cell office:value-type="percentage" office:value="5.2502033616067249E-2" table:formula="of:=([.U14]+[.AU14]+[.BU14])/3" table:style-name="ce25">
            <text:p>5.25%</text:p>
          </table:table-cell>
          <table:table-cell office:value-type="percentage" office:value="0.12788984378073323" table:formula="of:=([.V14]+[.AV14]+[.BV14])/3" table:style-name="ce25">
            <text:p>12.79%</text:p>
          </table:table-cell>
          <table:table-cell office:value-type="percentage" office:value="0.1259595250745551" table:formula="of:=([.W14]+[.AW14]+[.BW14])/3" table:style-name="ce25">
            <text:p>12.60%</text:p>
          </table:table-cell>
          <table:table-cell office:value-type="percentage" office:value="0.14265316863978694" table:formula="of:=([.X14]+[.AX14]+[.BX14])/3" table:style-name="ce25">
            <text:p>14.27%</text:p>
          </table:table-cell>
          <table:table-cell office:value-type="percentage" office:value="2.4450523242528489E-2" table:formula="of:=([.Y14]+[.AY14]+[.BY14])/3" table:style-name="ce25">
            <text:p>2.45%</text:p>
          </table:table-cell>
          <table:table-cell office:value-type="percentage" office:value="3.0112235910610591E-2" table:formula="of:=([.Z14]+[.AZ14]+[.BZ14])/3" table:style-name="ce25">
            <text:p>3.01%</text:p>
          </table:table-cell>
          <table:table-cell office:value-type="percentage" office:value="1.3901368173276826E-2" table:formula="of:=([.AA14]+[.BA14]+[.CA14])/3" table:style-name="ce25">
            <text:p>1.39%</text:p>
          </table:table-cell>
          <table:table-cell office:value-type="percentage" office:value="2.1638091608039072E-2" table:formula="of:=([.AB14]+[.BB14]+[.CB14])/3" table:style-name="ce25">
            <text:p>2.16%</text:p>
          </table:table-cell>
          <table:table-cell office:value-type="percentage" office:value="2.2520204536350452E-2" table:formula="of:=([.AC14]+[.BC14]+[.CC14])/3" table:style-name="ce25">
            <text:p>2.25%</text:p>
          </table:table-cell>
          <table:table-cell table:number-columns-repeated="1629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7">
            <text:p>Mutt</text:p>
          </table:table-cell>
          <table:table-cell office:value-type="string" table:style-name="ce18">
            <text:p>ROG.V</text:p>
          </table:table-cell>
          <table:table-cell office:value-type="float" office:value="1.21" table:style-name="ce19">
            <text:p>1.21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1.49" table:style-name="ce21">
            <text:p>1.49</text:p>
          </table:table-cell>
          <table:table-cell office:value-type="float" office:value="1.55" table:style-name="ce21">
            <text:p>1.55</text:p>
          </table:table-cell>
          <table:table-cell office:value-type="float" office:value="1.56" table:style-name="ce21">
            <text:p>1.56</text:p>
          </table:table-cell>
          <table:table-cell office:value-type="float" office:value="1.57" table:style-name="ce21">
            <text:p>1.57</text:p>
          </table:table-cell>
          <table:table-cell office:value-type="float" office:value="1.44" table:style-name="ce21">
            <text:p>1.44</text:p>
          </table:table-cell>
          <table:table-cell office:value-type="float" office:value="1.4" table:style-name="ce21">
            <text:p>1.4</text:p>
          </table:table-cell>
          <table:table-cell office:value-type="float" office:value="1.31" table:style-name="ce21">
            <text:p>1.31</text:p>
          </table:table-cell>
          <table:table-cell office:value-type="float" office:value="1.31" table:style-name="ce21">
            <text:p>1.31</text:p>
          </table:table-cell>
          <table:table-cell office:value-type="float" office:value="1.38" table:style-name="ce21">
            <text:p>1.38</text:p>
          </table:table-cell>
          <table:table-cell office:value-type="float" office:value="1.37" table:style-name="ce21">
            <text:p>1.37</text:p>
          </table:table-cell>
          <table:table-cell office:value-type="float" office:value="1.33" table:style-name="ce21">
            <text:p>1.33</text:p>
          </table:table-cell>
          <table:table-cell office:value-type="percentage" office:value="0.23140495867768598" table:formula="of:=([.H15]-[.$E15])/[.$E15]" table:style-name="ce22">
            <text:p>23.14%</text:p>
          </table:table-cell>
          <table:table-cell office:value-type="percentage" office:value="0.28099173553719015" table:formula="of:=([.I15]-[.$E15])/[.$E15]" table:style-name="ce22">
            <text:p>28.10%</text:p>
          </table:table-cell>
          <table:table-cell office:value-type="percentage" office:value="0.28925619834710753" table:formula="of:=([.J15]-[.$E15])/[.$E15]" table:style-name="ce22">
            <text:p>28.93%</text:p>
          </table:table-cell>
          <table:table-cell office:value-type="percentage" office:value="0.29752066115702486" table:formula="of:=([.K15]-[.$E15])/[.$E15]" table:style-name="ce22">
            <text:p>29.75%</text:p>
          </table:table-cell>
          <table:table-cell office:value-type="percentage" office:value="0.19008264462809915" table:formula="of:=([.L15]-[.$E15])/[.$E15]" table:style-name="ce22">
            <text:p>19.01%</text:p>
          </table:table-cell>
          <table:table-cell office:value-type="percentage" office:value="0.1570247933884297" table:formula="of:=([.M15]-[.$E15])/[.$E15]" table:style-name="ce22">
            <text:p>15.70%</text:p>
          </table:table-cell>
          <table:table-cell office:value-type="percentage" office:value="8.2644628099173625E-2" table:formula="of:=([.N15]-[.$E15])/[.$E15]" table:style-name="ce22">
            <text:p>8.26%</text:p>
          </table:table-cell>
          <table:table-cell office:value-type="percentage" office:value="8.2644628099173625E-2" table:formula="of:=([.O15]-[.$E15])/[.$E15]" table:style-name="ce22">
            <text:p>8.26%</text:p>
          </table:table-cell>
          <table:table-cell office:value-type="percentage" office:value="0.14049586776859499" table:formula="of:=([.P15]-[.$E15])/[.$E15]" table:style-name="ce22">
            <text:p>14.05%</text:p>
          </table:table-cell>
          <table:table-cell office:value-type="percentage" office:value="0.1322314049586778" table:formula="of:=([.Q15]-[.$E15])/[.$E15]" table:style-name="ce22">
            <text:p>13.22%</text:p>
          </table:table-cell>
          <table:table-cell office:value-type="percentage" office:value="9.917355371900835E-2" table:formula="of:=([.R15]-[.$E15])/[.$E15]" table:style-name="ce22">
            <text:p>9.92%</text:p>
          </table:table-cell>
          <table:table-cell office:value-type="string" table:style-name="ce18">
            <text:p>GUY.TO</text:p>
          </table:table-cell>
          <table:table-cell office:value-type="float" office:value="6.12" table:style-name="ce19">
            <text:p>6.12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6.1" table:style-name="ce21">
            <text:p>6.1</text:p>
          </table:table-cell>
          <table:table-cell office:value-type="float" office:value="6.16" table:style-name="ce21">
            <text:p>6.16</text:p>
          </table:table-cell>
          <table:table-cell office:value-type="float" office:value="7.1" table:style-name="ce21">
            <text:p>7.1</text:p>
          </table:table-cell>
          <table:table-cell office:value-type="float" office:value="7.84" table:style-name="ce21">
            <text:p>7.84</text:p>
          </table:table-cell>
          <table:table-cell office:value-type="float" office:value="7.59" table:style-name="ce21">
            <text:p>7.59</text:p>
          </table:table-cell>
          <table:table-cell office:value-type="float" office:value="7.22" table:style-name="ce21">
            <text:p>7.22</text:p>
          </table:table-cell>
          <table:table-cell office:value-type="float" office:value="6.64" table:style-name="ce21">
            <text:p>6.64</text:p>
          </table:table-cell>
          <table:table-cell office:value-type="float" office:value="6.5" table:style-name="ce21">
            <text:p>6.5</text:p>
          </table:table-cell>
          <table:table-cell office:value-type="float" office:value="6.77" table:style-name="ce21">
            <text:p>6.77</text:p>
          </table:table-cell>
          <table:table-cell office:value-type="float" office:value="6.99" table:style-name="ce21">
            <text:p>6.99</text:p>
          </table:table-cell>
          <table:table-cell office:value-type="float" office:value="7.19" table:style-name="ce21">
            <text:p>7.19</text:p>
          </table:table-cell>
          <table:table-cell office:value-type="percentage" office:value="-3.2679738562092259E-3" table:formula="of:=([.AH15]-[.$AE15])/[.$AE15]" table:style-name="ce22">
            <text:p>-0.33%</text:p>
          </table:table-cell>
          <table:table-cell office:value-type="percentage" office:value="6.5359477124183061E-3" table:formula="of:=([.AI15]-[.$AE15])/[.$AE15]" table:style-name="ce22">
            <text:p>0.65%</text:p>
          </table:table-cell>
          <table:table-cell office:value-type="percentage" office:value="0.1601307189542483" table:formula="of:=([.AJ15]-[.$AE15])/[.$AE15]" table:style-name="ce22">
            <text:p>16.01%</text:p>
          </table:table-cell>
          <table:table-cell office:value-type="percentage" office:value="0.28104575163398687" table:formula="of:=([.AK15]-[.$AE15])/[.$AE15]" table:style-name="ce22">
            <text:p>28.10%</text:p>
          </table:table-cell>
          <table:table-cell office:value-type="percentage" office:value="0.2401960784313725" table:formula="of:=([.AL15]-[.$AE15])/[.$AE15]" table:style-name="ce22">
            <text:p>24.02%</text:p>
          </table:table-cell>
          <table:table-cell office:value-type="percentage" office:value="0.17973856209150321" table:formula="of:=([.AM15]-[.$AE15])/[.$AE15]" table:style-name="ce22">
            <text:p>17.97%</text:p>
          </table:table-cell>
          <table:table-cell office:value-type="percentage" office:value="8.4967320261437843E-2" table:formula="of:=([.AN15]-[.$AE15])/[.$AE15]" table:style-name="ce22">
            <text:p>8.50%</text:p>
          </table:table-cell>
          <table:table-cell office:value-type="percentage" office:value="6.2091503267973837E-2" table:formula="of:=([.AO15]-[.$AE15])/[.$AE15]" table:style-name="ce22">
            <text:p>6.21%</text:p>
          </table:table-cell>
          <table:table-cell office:value-type="percentage" office:value="0.1062091503267973" table:formula="of:=([.AP15]-[.$AE15])/[.$AE15]" table:style-name="ce22">
            <text:p>10.62%</text:p>
          </table:table-cell>
          <table:table-cell office:value-type="percentage" office:value="0.14215686274509806" table:formula="of:=([.AQ15]-[.$AE15])/[.$AE15]" table:style-name="ce22">
            <text:p>14.22%</text:p>
          </table:table-cell>
          <table:table-cell office:value-type="percentage" office:value="0.17483660130718959" table:formula="of:=([.AR15]-[.$AE15])/[.$AE15]" table:style-name="ce22">
            <text:p>17.48%</text:p>
          </table:table-cell>
          <table:table-cell office:value-type="string" table:style-name="ce23">
            <text:p>EMX.V</text:p>
          </table:table-cell>
          <table:table-cell office:value-type="float" office:value="1.33" table:style-name="ce24">
            <text:p>1.33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1.49" table:style-name="ce21">
            <text:p>1.49</text:p>
          </table:table-cell>
          <table:table-cell office:value-type="float" office:value="1.4" table:style-name="ce21">
            <text:p>1.4</text:p>
          </table:table-cell>
          <table:table-cell office:value-type="float" office:value="1.43" table:style-name="ce21">
            <text:p>1.43</text:p>
          </table:table-cell>
          <table:table-cell office:value-type="float" office:value="1.48" table:style-name="ce21">
            <text:p>1.48</text:p>
          </table:table-cell>
          <table:table-cell office:value-type="float" office:value="1.5" table:style-name="ce21">
            <text:p>1.5</text:p>
          </table:table-cell>
          <table:table-cell office:value-type="float" office:value="1.31" table:style-name="ce21">
            <text:p>1.31</text:p>
          </table:table-cell>
          <table:table-cell office:value-type="float" office:value="1.35" table:style-name="ce21">
            <text:p>1.35</text:p>
          </table:table-cell>
          <table:table-cell office:value-type="float" office:value="1.32" table:style-name="ce21">
            <text:p>1.32</text:p>
          </table:table-cell>
          <table:table-cell office:value-type="float" office:value="1.33" table:style-name="ce21">
            <text:p>1.33</text:p>
          </table:table-cell>
          <table:table-cell office:value-type="float" office:value="1.33" table:style-name="ce21">
            <text:p>1.33</text:p>
          </table:table-cell>
          <table:table-cell office:value-type="float" office:value="1.26" table:style-name="ce21">
            <text:p>1.26</text:p>
          </table:table-cell>
          <table:table-cell office:value-type="percentage" office:value="0.12030075187969919" table:formula="of:=([.BH15]-[.$BE15])/[.$BE15]" table:style-name="ce22">
            <text:p>12.03%</text:p>
          </table:table-cell>
          <table:table-cell office:value-type="percentage" office:value="5.26315789473683E-2" table:formula="of:=([.BI15]-[.$BE15])/[.$BE15]" table:style-name="ce22">
            <text:p>5.26%</text:p>
          </table:table-cell>
          <table:table-cell office:value-type="percentage" office:value="7.5187969924811929E-2" table:formula="of:=([.BJ15]-[.$BE15])/[.$BE15]" table:style-name="ce22">
            <text:p>7.52%</text:p>
          </table:table-cell>
          <table:table-cell office:value-type="percentage" office:value="0.11278195488721797" table:formula="of:=([.BK15]-[.$BE15])/[.$BE15]" table:style-name="ce22">
            <text:p>11.28%</text:p>
          </table:table-cell>
          <table:table-cell office:value-type="percentage" office:value="0.12781954887218039" table:formula="of:=([.BL15]-[.$BE15])/[.$BE15]" table:style-name="ce22">
            <text:p>12.78%</text:p>
          </table:table-cell>
          <table:table-cell office:value-type="percentage" office:value="-1.5037593984962419E-2" table:formula="of:=([.BM15]-[.$BE15])/[.$BE15]" table:style-name="ce22">
            <text:p>-1.50%</text:p>
          </table:table-cell>
          <table:table-cell office:value-type="percentage" office:value="1.5037593984962419E-2" table:formula="of:=([.BN15]-[.$BE15])/[.$BE15]" table:style-name="ce22">
            <text:p>1.50%</text:p>
          </table:table-cell>
          <table:table-cell office:value-type="percentage" office:value="-7.5187969924812095E-3" table:formula="of:=([.BO15]-[.$BE15])/[.$BE15]" table:style-name="ce22">
            <text:p>-0.75%</text:p>
          </table:table-cell>
          <table:table-cell office:value-type="percentage" office:value="0" table:formula="of:=([.BP15]-[.$BE15])/[.$BE15]" table:style-name="ce22">
            <text:p>0.00%</text:p>
          </table:table-cell>
          <table:table-cell office:value-type="percentage" office:value="0" table:formula="of:=([.BQ15]-[.$BE15])/[.$BE15]" table:style-name="ce22">
            <text:p>0.00%</text:p>
          </table:table-cell>
          <table:table-cell office:value-type="percentage" office:value="-5.2631578947368467E-2" table:formula="of:=([.BR15]-[.$BE15])/[.$BE15]" table:style-name="ce22">
            <text:p>-5.26%</text:p>
          </table:table-cell>
          <table:table-cell table:style-name="ce1"/>
          <table:table-cell office:value-type="string" table:style-name="ce17">
            <text:p>Mutt</text:p>
          </table:table-cell>
          <table:table-cell office:value-type="percentage" office:value="0.11614591223372532" table:formula="of:=([.S15]+[.AS15]+[.BS15])/3" table:style-name="ce25">
            <text:p>11.61%</text:p>
          </table:table-cell>
          <table:table-cell office:value-type="percentage" office:value="0.11338642073232559" table:formula="of:=([.T15]+[.AT15]+[.BT15])/3" table:style-name="ce25">
            <text:p>11.34%</text:p>
          </table:table-cell>
          <table:table-cell office:value-type="percentage" office:value="0.17485829574205591" table:formula="of:=([.U15]+[.AU15]+[.BU15])/3" table:style-name="ce25">
            <text:p>17.49%</text:p>
          </table:table-cell>
          <table:table-cell office:value-type="percentage" office:value="0.23044945589274324" table:formula="of:=([.V15]+[.AV15]+[.BV15])/3" table:style-name="ce25">
            <text:p>23.04%</text:p>
          </table:table-cell>
          <table:table-cell office:value-type="percentage" office:value="0.18603275731055069" table:formula="of:=([.W15]+[.AW15]+[.BW15])/3" table:style-name="ce25">
            <text:p>18.60%</text:p>
          </table:table-cell>
          <table:table-cell office:value-type="percentage" office:value="0.1072419204983235" table:formula="of:=([.X15]+[.AX15]+[.BX15])/3" table:style-name="ce25">
            <text:p>10.72%</text:p>
          </table:table-cell>
          <table:table-cell office:value-type="percentage" office:value="6.0883180781857969E-2" table:formula="of:=([.Y15]+[.AY15]+[.BY15])/3" table:style-name="ce25">
            <text:p>6.09%</text:p>
          </table:table-cell>
          <table:table-cell office:value-type="percentage" office:value="4.5739111458222091E-2" table:formula="of:=([.Z15]+[.AZ15]+[.BZ15])/3" table:style-name="ce25">
            <text:p>4.57%</text:p>
          </table:table-cell>
          <table:table-cell office:value-type="percentage" office:value="8.2235006031797439E-2" table:formula="of:=([.AA15]+[.BA15]+[.CA15])/3" table:style-name="ce25">
            <text:p>8.22%</text:p>
          </table:table-cell>
          <table:table-cell office:value-type="percentage" office:value="9.146275590125863E-2" table:formula="of:=([.AB15]+[.BB15]+[.CB15])/3" table:style-name="ce25">
            <text:p>9.15%</text:p>
          </table:table-cell>
          <table:table-cell office:value-type="percentage" office:value="7.3792858692943164E-2" table:formula="of:=([.AC15]+[.BC15]+[.CC15])/3" table:style-name="ce25">
            <text:p>7.38%</text:p>
          </table:table-cell>
          <table:table-cell table:number-columns-repeated="1629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7">
            <text:p>davidt</text:p>
          </table:table-cell>
          <table:table-cell office:value-type="string" table:style-name="ce18">
            <text:p>MRO.V</text:p>
          </table:table-cell>
          <table:table-cell office:value-type="float" office:value="0.47" table:style-name="ce19">
            <text:p>0.47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48" table:style-name="ce21">
            <text:p>0.48</text:p>
          </table:table-cell>
          <table:table-cell office:value-type="float" office:value="0.45" table:style-name="ce21">
            <text:p>0.45</text:p>
          </table:table-cell>
          <table:table-cell office:value-type="float" office:value="0.42499999999999999" table:style-name="ce21">
            <text:p>0.425</text:p>
          </table:table-cell>
          <table:table-cell office:value-type="float" office:value="0.54" table:style-name="ce21">
            <text:p>0.54</text:p>
          </table:table-cell>
          <table:table-cell office:value-type="float" office:value="0.6" table:style-name="ce21">
            <text:p>0.6</text:p>
          </table:table-cell>
          <table:table-cell office:value-type="float" office:value="0.56000000000000005" table:style-name="ce21">
            <text:p>0.56</text:p>
          </table:table-cell>
          <table:table-cell office:value-type="float" office:value="0.55000000000000004" table:style-name="ce21">
            <text:p>0.55</text:p>
          </table:table-cell>
          <table:table-cell office:value-type="float" office:value="0.47" table:style-name="ce21">
            <text:p>0.47</text:p>
          </table:table-cell>
          <table:table-cell office:value-type="float" office:value="0.54" table:style-name="ce21">
            <text:p>0.54</text:p>
          </table:table-cell>
          <table:table-cell office:value-type="float" office:value="0.5" table:style-name="ce21">
            <text:p>0.5</text:p>
          </table:table-cell>
          <table:table-cell office:value-type="float" office:value="0.51" table:style-name="ce21">
            <text:p>0.51</text:p>
          </table:table-cell>
          <table:table-cell office:value-type="percentage" office:value="2.1276595744680871E-2" table:formula="of:=([.H16]-[.$E16])/[.$E16]" table:style-name="ce22">
            <text:p>2.13%</text:p>
          </table:table-cell>
          <table:table-cell office:value-type="percentage" office:value="-4.2553191489361625E-2" table:formula="of:=([.I16]-[.$E16])/[.$E16]" table:style-name="ce22">
            <text:p>-4.26%</text:p>
          </table:table-cell>
          <table:table-cell office:value-type="percentage" office:value="-9.5744680851063801E-2" table:formula="of:=([.J16]-[.$E16])/[.$E16]" table:style-name="ce22">
            <text:p>-9.57%</text:p>
          </table:table-cell>
          <table:table-cell office:value-type="percentage" office:value="0.14893617021276609" table:formula="of:=([.K16]-[.$E16])/[.$E16]" table:style-name="ce22">
            <text:p>14.89%</text:p>
          </table:table-cell>
          <table:table-cell office:value-type="percentage" office:value="0.27659574468085107" table:formula="of:=([.L16]-[.$E16])/[.$E16]" table:style-name="ce22">
            <text:p>27.66%</text:p>
          </table:table-cell>
          <table:table-cell office:value-type="percentage" office:value="0.19148936170212785" table:formula="of:=([.M16]-[.$E16])/[.$E16]" table:style-name="ce22">
            <text:p>19.15%</text:p>
          </table:table-cell>
          <table:table-cell office:value-type="percentage" office:value="0.17021276595744697" table:formula="of:=([.N16]-[.$E16])/[.$E16]" table:style-name="ce22">
            <text:p>17.02%</text:p>
          </table:table-cell>
          <table:table-cell office:value-type="percentage" office:value="0" table:formula="of:=([.O16]-[.$E16])/[.$E16]" table:style-name="ce22">
            <text:p>0.00%</text:p>
          </table:table-cell>
          <table:table-cell office:value-type="percentage" office:value="0.14893617021276609" table:formula="of:=([.P16]-[.$E16])/[.$E16]" table:style-name="ce22">
            <text:p>14.89%</text:p>
          </table:table-cell>
          <table:table-cell office:value-type="percentage" office:value="6.3829787234042618E-2" table:formula="of:=([.Q16]-[.$E16])/[.$E16]" table:style-name="ce22">
            <text:p>6.38%</text:p>
          </table:table-cell>
          <table:table-cell office:value-type="percentage" office:value="8.5106382978723485E-2" table:formula="of:=([.R16]-[.$E16])/[.$E16]" table:style-name="ce22">
            <text:p>8.51%</text:p>
          </table:table-cell>
          <table:table-cell office:value-type="string" table:style-name="ce18">
            <text:p>AXR.TO</text:p>
          </table:table-cell>
          <table:table-cell office:value-type="float" office:value="1.81" table:style-name="ce19">
            <text:p>1.81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2.34" table:style-name="ce21">
            <text:p>2.34</text:p>
          </table:table-cell>
          <table:table-cell office:value-type="float" office:value="2.2599999999999998" table:style-name="ce21">
            <text:p>2.26</text:p>
          </table:table-cell>
          <table:table-cell office:value-type="float" office:value="2.5099999999999998" table:style-name="ce21">
            <text:p>2.51</text:p>
          </table:table-cell>
          <table:table-cell office:value-type="float" office:value="2.5" table:style-name="ce21">
            <text:p>2.5</text:p>
          </table:table-cell>
          <table:table-cell office:value-type="float" office:value="2.46" table:style-name="ce21">
            <text:p>2.46</text:p>
          </table:table-cell>
          <table:table-cell office:value-type="float" office:value="2.39" table:style-name="ce21">
            <text:p>2.39</text:p>
          </table:table-cell>
          <table:table-cell office:value-type="float" office:value="2.06" table:style-name="ce21">
            <text:p>2.06</text:p>
          </table:table-cell>
          <table:table-cell office:value-type="float" office:value="1.89" table:style-name="ce21">
            <text:p>1.89</text:p>
          </table:table-cell>
          <table:table-cell office:value-type="float" office:value="2.0699999999999998" table:style-name="ce21">
            <text:p>2.07</text:p>
          </table:table-cell>
          <table:table-cell office:value-type="float" office:value="2.2200000000000002" table:style-name="ce21">
            <text:p>2.22</text:p>
          </table:table-cell>
          <table:table-cell office:value-type="float" office:value="2.0299999999999998" table:style-name="ce21">
            <text:p>2.03</text:p>
          </table:table-cell>
          <table:table-cell office:value-type="percentage" office:value="0.29281767955801091" table:formula="of:=([.AH16]-[.$AE16])/[.$AE16]" table:style-name="ce22">
            <text:p>29.28%</text:p>
          </table:table-cell>
          <table:table-cell office:value-type="percentage" office:value="0.24861878453038658" table:formula="of:=([.AI16]-[.$AE16])/[.$AE16]" table:style-name="ce22">
            <text:p>24.86%</text:p>
          </table:table-cell>
          <table:table-cell office:value-type="percentage" office:value="0.38674033149171255" table:formula="of:=([.AJ16]-[.$AE16])/[.$AE16]" table:style-name="ce22">
            <text:p>38.67%</text:p>
          </table:table-cell>
          <table:table-cell office:value-type="percentage" office:value="0.38121546961325964" table:formula="of:=([.AK16]-[.$AE16])/[.$AE16]" table:style-name="ce22">
            <text:p>38.12%</text:p>
          </table:table-cell>
          <table:table-cell office:value-type="percentage" office:value="0.35911602209944743" table:formula="of:=([.AL16]-[.$AE16])/[.$AE16]" table:style-name="ce22">
            <text:p>35.91%</text:p>
          </table:table-cell>
          <table:table-cell office:value-type="percentage" office:value="0.32044198895027626" table:formula="of:=([.AM16]-[.$AE16])/[.$AE16]" table:style-name="ce22">
            <text:p>32.04%</text:p>
          </table:table-cell>
          <table:table-cell office:value-type="percentage" office:value="0.13812154696132597" table:formula="of:=([.AN16]-[.$AE16])/[.$AE16]" table:style-name="ce22">
            <text:p>13.81%</text:p>
          </table:table-cell>
          <table:table-cell office:value-type="percentage" office:value="4.4198895027624224E-2" table:formula="of:=([.AO16]-[.$AE16])/[.$AE16]" table:style-name="ce22">
            <text:p>4.42%</text:p>
          </table:table-cell>
          <table:table-cell office:value-type="percentage" office:value="0.14364640883977889" table:formula="of:=([.AP16]-[.$AE16])/[.$AE16]" table:style-name="ce22">
            <text:p>14.36%</text:p>
          </table:table-cell>
          <table:table-cell office:value-type="percentage" office:value="0.22651933701657465" table:formula="of:=([.AQ16]-[.$AE16])/[.$AE16]" table:style-name="ce22">
            <text:p>22.65%</text:p>
          </table:table-cell>
          <table:table-cell office:value-type="percentage" office:value="0.12154696132596671" table:formula="of:=([.AR16]-[.$AE16])/[.$AE16]" table:style-name="ce22">
            <text:p>12.15%</text:p>
          </table:table-cell>
          <table:table-cell office:value-type="string" table:style-name="ce23">
            <text:p>CGT.TO</text:p>
          </table:table-cell>
          <table:table-cell office:value-type="float" office:value="0.6" table:style-name="ce24">
            <text:p>0.6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87" table:style-name="ce21">
            <text:p>0.87</text:p>
          </table:table-cell>
          <table:table-cell office:value-type="float" office:value="0.85" table:style-name="ce21">
            <text:p>0.85</text:p>
          </table:table-cell>
          <table:table-cell office:value-type="float" office:value="0.88" table:style-name="ce21">
            <text:p>0.88</text:p>
          </table:table-cell>
          <table:table-cell office:value-type="float" office:value="1.07" table:style-name="ce21">
            <text:p>1.07</text:p>
          </table:table-cell>
          <table:table-cell office:value-type="float" office:value="0.91" table:style-name="ce21">
            <text:p>0.91</text:p>
          </table:table-cell>
          <table:table-cell office:value-type="float" office:value="0.9" table:style-name="ce21">
            <text:p>0.9</text:p>
          </table:table-cell>
          <table:table-cell office:value-type="float" office:value="0.79" table:style-name="ce21">
            <text:p>0.79</text:p>
          </table:table-cell>
          <table:table-cell office:value-type="float" office:value="0.77" table:style-name="ce21">
            <text:p>0.77</text:p>
          </table:table-cell>
          <table:table-cell office:value-type="float" office:value="0.94" table:style-name="ce21">
            <text:p>0.94</text:p>
          </table:table-cell>
          <table:table-cell office:value-type="float" office:value="0.89" table:style-name="ce21">
            <text:p>0.89</text:p>
          </table:table-cell>
          <table:table-cell office:value-type="float" office:value="0.93" table:style-name="ce21">
            <text:p>0.93</text:p>
          </table:table-cell>
          <table:table-cell office:value-type="percentage" office:value="0.45000000000000007" table:formula="of:=([.BH16]-[.$BE16])/[.$BE16]" table:style-name="ce22">
            <text:p>45.00%</text:p>
          </table:table-cell>
          <table:table-cell office:value-type="percentage" office:value="0.41666666666666669" table:formula="of:=([.BI16]-[.$BE16])/[.$BE16]" table:style-name="ce22">
            <text:p>41.67%</text:p>
          </table:table-cell>
          <table:table-cell office:value-type="percentage" office:value="0.46666666666666673" table:formula="of:=([.BJ16]-[.$BE16])/[.$BE16]" table:style-name="ce22">
            <text:p>46.67%</text:p>
          </table:table-cell>
          <table:table-cell office:value-type="percentage" office:value="0.78333333333333355" table:formula="of:=([.BK16]-[.$BE16])/[.$BE16]" table:style-name="ce22">
            <text:p>78.33%</text:p>
          </table:table-cell>
          <table:table-cell office:value-type="percentage" office:value="0.51666666666666683" table:formula="of:=([.BL16]-[.$BE16])/[.$BE16]" table:style-name="ce22">
            <text:p>51.67%</text:p>
          </table:table-cell>
          <table:table-cell office:value-type="percentage" office:value="0.50000000000000011" table:formula="of:=([.BM16]-[.$BE16])/[.$BE16]" table:style-name="ce22">
            <text:p>50.00%</text:p>
          </table:table-cell>
          <table:table-cell office:value-type="percentage" office:value="0.31666666666666676" table:formula="of:=([.BN16]-[.$BE16])/[.$BE16]" table:style-name="ce22">
            <text:p>31.67%</text:p>
          </table:table-cell>
          <table:table-cell office:value-type="percentage" office:value="0.28333333333333344" table:formula="of:=([.BO16]-[.$BE16])/[.$BE16]" table:style-name="ce22">
            <text:p>28.33%</text:p>
          </table:table-cell>
          <table:table-cell office:value-type="percentage" office:value="0.56666666666666665" table:formula="of:=([.BP16]-[.$BE16])/[.$BE16]" table:style-name="ce22">
            <text:p>56.67%</text:p>
          </table:table-cell>
          <table:table-cell office:value-type="percentage" office:value="0.48333333333333339" table:formula="of:=([.BQ16]-[.$BE16])/[.$BE16]" table:style-name="ce22">
            <text:p>48.33%</text:p>
          </table:table-cell>
          <table:table-cell office:value-type="percentage" office:value="0.55000000000000016" table:formula="of:=([.BR16]-[.$BE16])/[.$BE16]" table:style-name="ce22">
            <text:p>55.00%</text:p>
          </table:table-cell>
          <table:table-cell table:style-name="ce1"/>
          <table:table-cell office:value-type="string" table:style-name="ce17">
            <text:p>davidt</text:p>
          </table:table-cell>
          <table:table-cell office:value-type="percentage" office:value="0.25469809176756392" table:formula="of:=([.S16]+[.AS16]+[.BS16])/3" table:style-name="ce25">
            <text:p>25.47%</text:p>
          </table:table-cell>
          <table:table-cell office:value-type="percentage" office:value="0.20757741990256387" table:formula="of:=([.T16]+[.AT16]+[.BT16])/3" table:style-name="ce25">
            <text:p>20.76%</text:p>
          </table:table-cell>
          <table:table-cell office:value-type="percentage" office:value="0.25255410576910514" table:formula="of:=([.U16]+[.AU16]+[.BU16])/3" table:style-name="ce25">
            <text:p>25.26%</text:p>
          </table:table-cell>
          <table:table-cell office:value-type="percentage" office:value="0.43782832438645308" table:formula="of:=([.V16]+[.AV16]+[.BV16])/3" table:style-name="ce25">
            <text:p>43.78%</text:p>
          </table:table-cell>
          <table:table-cell office:value-type="percentage" office:value="0.3841261444823218" table:formula="of:=([.W16]+[.AW16]+[.BW16])/3" table:style-name="ce25">
            <text:p>38.41%</text:p>
          </table:table-cell>
          <table:table-cell office:value-type="percentage" office:value="0.33731045021746803" table:formula="of:=([.X16]+[.AX16]+[.BX16])/3" table:style-name="ce25">
            <text:p>33.73%</text:p>
          </table:table-cell>
          <table:table-cell office:value-type="percentage" office:value="0.20833365986181321" table:formula="of:=([.Y16]+[.AY16]+[.BY16])/3" table:style-name="ce25">
            <text:p>20.83%</text:p>
          </table:table-cell>
          <table:table-cell office:value-type="percentage" office:value="0.10917740945365255" table:formula="of:=([.Z16]+[.AZ16]+[.BZ16])/3" table:style-name="ce25">
            <text:p>10.92%</text:p>
          </table:table-cell>
          <table:table-cell office:value-type="percentage" office:value="0.28641641523973721" table:formula="of:=([.AA16]+[.BA16]+[.CA16])/3" table:style-name="ce25">
            <text:p>28.64%</text:p>
          </table:table-cell>
          <table:table-cell office:value-type="percentage" office:value="0.25789415252798359" table:formula="of:=([.AB16]+[.BB16]+[.CB16])/3" table:style-name="ce25">
            <text:p>25.79%</text:p>
          </table:table-cell>
          <table:table-cell office:value-type="percentage" office:value="0.25221778143489676" table:formula="of:=([.AC16]+[.BC16]+[.CC16])/3" table:style-name="ce25">
            <text:p>25.22%</text:p>
          </table:table-cell>
          <table:table-cell table:number-columns-repeated="1629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7">
            <text:p>dirkdiggler</text:p>
          </table:table-cell>
          <table:table-cell office:value-type="string" table:style-name="ce18">
            <text:p>NHK.V</text:p>
          </table:table-cell>
          <table:table-cell office:value-type="float" office:value="0.44" table:style-name="ce19">
            <text:p>0.44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52" table:style-name="ce21">
            <text:p>0.52</text:p>
          </table:table-cell>
          <table:table-cell office:value-type="float" office:value="0.52" table:style-name="ce21">
            <text:p>0.52</text:p>
          </table:table-cell>
          <table:table-cell office:value-type="float" office:value="0.71" table:style-name="ce21">
            <text:p>0.71</text:p>
          </table:table-cell>
          <table:table-cell office:value-type="float" office:value="0.72" table:style-name="ce21">
            <text:p>0.72</text:p>
          </table:table-cell>
          <table:table-cell office:value-type="float" office:value="0.68" table:style-name="ce21">
            <text:p>0.68</text:p>
          </table:table-cell>
          <table:table-cell office:value-type="float" office:value="0.71" table:style-name="ce21">
            <text:p>0.71</text:p>
          </table:table-cell>
          <table:table-cell office:value-type="float" office:value="0.7" table:style-name="ce21">
            <text:p>0.7</text:p>
          </table:table-cell>
          <table:table-cell office:value-type="float" office:value="0.79" table:style-name="ce21">
            <text:p>0.79</text:p>
          </table:table-cell>
          <table:table-cell office:value-type="float" office:value="0.8" table:style-name="ce21">
            <text:p>0.8</text:p>
          </table:table-cell>
          <table:table-cell office:value-type="float" office:value="0.82" table:style-name="ce21">
            <text:p>0.82</text:p>
          </table:table-cell>
          <table:table-cell office:value-type="float" office:value="0.82" table:style-name="ce21">
            <text:p>0.82</text:p>
          </table:table-cell>
          <table:table-cell office:value-type="percentage" office:value="0.18181818181818185" table:formula="of:=([.H17]-[.$E17])/[.$E17]" table:style-name="ce22">
            <text:p>18.18%</text:p>
          </table:table-cell>
          <table:table-cell office:value-type="percentage" office:value="0.18181818181818185" table:formula="of:=([.I17]-[.$E17])/[.$E17]" table:style-name="ce22">
            <text:p>18.18%</text:p>
          </table:table-cell>
          <table:table-cell office:value-type="percentage" office:value="0.61363636363636354" table:formula="of:=([.J17]-[.$E17])/[.$E17]" table:style-name="ce22">
            <text:p>61.36%</text:p>
          </table:table-cell>
          <table:table-cell office:value-type="percentage" office:value="0.63636363636363624" table:formula="of:=([.K17]-[.$E17])/[.$E17]" table:style-name="ce22">
            <text:p>63.64%</text:p>
          </table:table-cell>
          <table:table-cell office:value-type="percentage" office:value="0.54545454545454553" table:formula="of:=([.L17]-[.$E17])/[.$E17]" table:style-name="ce22">
            <text:p>54.55%</text:p>
          </table:table-cell>
          <table:table-cell office:value-type="percentage" office:value="0.61363636363636354" table:formula="of:=([.M17]-[.$E17])/[.$E17]" table:style-name="ce22">
            <text:p>61.36%</text:p>
          </table:table-cell>
          <table:table-cell office:value-type="percentage" office:value="0.59090909090909083" table:formula="of:=([.N17]-[.$E17])/[.$E17]" table:style-name="ce22">
            <text:p>59.09%</text:p>
          </table:table-cell>
          <table:table-cell office:value-type="percentage" office:value="0.79545454545454553" table:formula="of:=([.O17]-[.$E17])/[.$E17]" table:style-name="ce22">
            <text:p>79.55%</text:p>
          </table:table-cell>
          <table:table-cell office:value-type="percentage" office:value="0.81818181818181823" table:formula="of:=([.P17]-[.$E17])/[.$E17]" table:style-name="ce22">
            <text:p>81.82%</text:p>
          </table:table-cell>
          <table:table-cell office:value-type="percentage" office:value="0.86363636363636354" table:formula="of:=([.Q17]-[.$E17])/[.$E17]" table:style-name="ce22">
            <text:p>86.36%</text:p>
          </table:table-cell>
          <table:table-cell office:value-type="percentage" office:value="0.86363636363636354" table:formula="of:=([.R17]-[.$E17])/[.$E17]" table:style-name="ce22">
            <text:p>86.36%</text:p>
          </table:table-cell>
          <table:table-cell office:value-type="string" table:style-name="ce18">
            <text:p>ME.TO</text:p>
          </table:table-cell>
          <table:table-cell office:value-type="float" office:value="0.26" table:style-name="ce19">
            <text:p>0.26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23499999999999999" table:style-name="ce21">
            <text:p>0.235</text:p>
          </table:table-cell>
          <table:table-cell office:value-type="float" office:value="0.22" table:style-name="ce21">
            <text:p>0.22</text:p>
          </table:table-cell>
          <table:table-cell office:value-type="float" office:value="0.22500000000000001" table:style-name="ce21">
            <text:p>0.225</text:p>
          </table:table-cell>
          <table:table-cell office:value-type="float" office:value="0.23" table:style-name="ce21">
            <text:p>0.23</text:p>
          </table:table-cell>
          <table:table-cell office:value-type="float" office:value="0.24" table:style-name="ce21">
            <text:p>0.24</text:p>
          </table:table-cell>
          <table:table-cell office:value-type="float" office:value="0.24" table:style-name="ce21">
            <text:p>0.24</text:p>
          </table:table-cell>
          <table:table-cell office:value-type="float" office:value="0.22500000000000001" table:style-name="ce21">
            <text:p>0.225</text:p>
          </table:table-cell>
          <table:table-cell office:value-type="float" office:value="0.16" table:style-name="ce21">
            <text:p>0.16</text:p>
          </table:table-cell>
          <table:table-cell office:value-type="float" office:value="0.2" table:style-name="ce21">
            <text:p>0.2</text:p>
          </table:table-cell>
          <table:table-cell office:value-type="float" office:value="0.18" table:style-name="ce21">
            <text:p>0.18</text:p>
          </table:table-cell>
          <table:table-cell office:value-type="float" office:value="0.185" table:style-name="ce21">
            <text:p>0.185</text:p>
          </table:table-cell>
          <table:table-cell office:value-type="percentage" office:value="-9.6153846153846242E-2" table:formula="of:=([.AH17]-[.$AE17])/[.$AE17]" table:style-name="ce22">
            <text:p>-9.62%</text:p>
          </table:table-cell>
          <table:table-cell office:value-type="percentage" office:value="-0.15384615384615388" table:formula="of:=([.AI17]-[.$AE17])/[.$AE17]" table:style-name="ce22">
            <text:p>-15.38%</text:p>
          </table:table-cell>
          <table:table-cell office:value-type="percentage" office:value="-0.13461538461538464" table:formula="of:=([.AJ17]-[.$AE17])/[.$AE17]" table:style-name="ce22">
            <text:p>-13.46%</text:p>
          </table:table-cell>
          <table:table-cell office:value-type="percentage" office:value="-0.11538461538461538" table:formula="of:=([.AK17]-[.$AE17])/[.$AE17]" table:style-name="ce22">
            <text:p>-11.54%</text:p>
          </table:table-cell>
          <table:table-cell office:value-type="percentage" office:value="-7.6923076923076983E-2" table:formula="of:=([.AL17]-[.$AE17])/[.$AE17]" table:style-name="ce22">
            <text:p>-7.69%</text:p>
          </table:table-cell>
          <table:table-cell office:value-type="percentage" office:value="-7.6923076923076983E-2" table:formula="of:=([.AM17]-[.$AE17])/[.$AE17]" table:style-name="ce22">
            <text:p>-7.69%</text:p>
          </table:table-cell>
          <table:table-cell office:value-type="percentage" office:value="-0.13461538461538464" table:formula="of:=([.AN17]-[.$AE17])/[.$AE17]" table:style-name="ce22">
            <text:p>-13.46%</text:p>
          </table:table-cell>
          <table:table-cell office:value-type="percentage" office:value="-0.38461538461538464" table:formula="of:=([.AO17]-[.$AE17])/[.$AE17]" table:style-name="ce22">
            <text:p>-38.46%</text:p>
          </table:table-cell>
          <table:table-cell office:value-type="percentage" office:value="-0.23076923076923075" table:formula="of:=([.AP17]-[.$AE17])/[.$AE17]" table:style-name="ce22">
            <text:p>-23.08%</text:p>
          </table:table-cell>
          <table:table-cell office:value-type="percentage" office:value="-0.30769230769230776" table:formula="of:=([.AQ17]-[.$AE17])/[.$AE17]" table:style-name="ce22">
            <text:p>-30.77%</text:p>
          </table:table-cell>
          <table:table-cell office:value-type="percentage" office:value="-0.28846153846153849" table:formula="of:=([.AR17]-[.$AE17])/[.$AE17]" table:style-name="ce22">
            <text:p>-28.85%</text:p>
          </table:table-cell>
          <table:table-cell office:value-type="string" table:style-name="ce23">
            <text:p>ADG.V</text:p>
          </table:table-cell>
          <table:table-cell office:value-type="float" office:value="0.14000000000000001" table:style-name="ce24">
            <text:p>0.14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96" table:style-name="ce21">
            <text:p>0.96</text:p>
          </table:table-cell>
          <table:table-cell office:value-type="float" office:value="0.14000000000000001" table:style-name="ce21">
            <text:p>0.14</text:p>
          </table:table-cell>
          <table:table-cell office:value-type="float" office:value="0.17" table:style-name="ce21">
            <text:p>0.17</text:p>
          </table:table-cell>
          <table:table-cell office:value-type="float" office:value="0.16500000000000001" table:style-name="ce21">
            <text:p>0.165</text:p>
          </table:table-cell>
          <table:table-cell office:value-type="float" office:value="0.14499999999999999" table:style-name="ce21">
            <text:p>0.145</text:p>
          </table:table-cell>
          <table:table-cell office:value-type="float" office:value="0.14000000000000001" table:style-name="ce21">
            <text:p>0.14</text:p>
          </table:table-cell>
          <table:table-cell office:value-type="float" office:value="0.155" table:style-name="ce21">
            <text:p>0.155</text:p>
          </table:table-cell>
          <table:table-cell office:value-type="float" office:value="0.14499999999999999" table:style-name="ce21">
            <text:p>0.145</text:p>
          </table:table-cell>
          <table:table-cell office:value-type="float" office:value="0.14000000000000001" table:style-name="ce21">
            <text:p>0.14</text:p>
          </table:table-cell>
          <table:table-cell office:value-type="float" office:value="0.15" table:style-name="ce21">
            <text:p>0.15</text:p>
          </table:table-cell>
          <table:table-cell office:value-type="float" office:value="0.13500000000000001" table:style-name="ce21">
            <text:p>0.135</text:p>
          </table:table-cell>
          <table:table-cell office:value-type="percentage" office:value="5.8571428571428559" table:formula="of:=([.BH17]-[.$BE17])/[.$BE17]" table:style-name="ce22">
            <text:p>585.71%</text:p>
          </table:table-cell>
          <table:table-cell office:value-type="percentage" office:value="0" table:formula="of:=([.BI17]-[.$BE17])/[.$BE17]" table:style-name="ce22">
            <text:p>0.00%</text:p>
          </table:table-cell>
          <table:table-cell office:value-type="percentage" office:value="0.21428571428571425" table:formula="of:=([.BJ17]-[.$BE17])/[.$BE17]" table:style-name="ce22">
            <text:p>21.43%</text:p>
          </table:table-cell>
          <table:table-cell office:value-type="percentage" office:value="0.17857142857142852" table:formula="of:=([.BK17]-[.$BE17])/[.$BE17]" table:style-name="ce22">
            <text:p>17.86%</text:p>
          </table:table-cell>
          <table:table-cell office:value-type="percentage" office:value="3.5714285714285546E-2" table:formula="of:=([.BL17]-[.$BE17])/[.$BE17]" table:style-name="ce22">
            <text:p>3.57%</text:p>
          </table:table-cell>
          <table:table-cell office:value-type="percentage" office:value="0" table:formula="of:=([.BM17]-[.$BE17])/[.$BE17]" table:style-name="ce22">
            <text:p>0.00%</text:p>
          </table:table-cell>
          <table:table-cell office:value-type="percentage" office:value="0.10714285714285703" table:formula="of:=([.BN17]-[.$BE17])/[.$BE17]" table:style-name="ce22">
            <text:p>10.71%</text:p>
          </table:table-cell>
          <table:table-cell office:value-type="percentage" office:value="3.5714285714285546E-2" table:formula="of:=([.BO17]-[.$BE17])/[.$BE17]" table:style-name="ce22">
            <text:p>3.57%</text:p>
          </table:table-cell>
          <table:table-cell office:value-type="percentage" office:value="0" table:formula="of:=([.BP17]-[.$BE17])/[.$BE17]" table:style-name="ce22">
            <text:p>0.00%</text:p>
          </table:table-cell>
          <table:table-cell office:value-type="percentage" office:value="7.1428571428571286E-2" table:formula="of:=([.BQ17]-[.$BE17])/[.$BE17]" table:style-name="ce22">
            <text:p>7.14%</text:p>
          </table:table-cell>
          <table:table-cell office:value-type="percentage" office:value="-3.571428571428574E-2" table:formula="of:=([.BR17]-[.$BE17])/[.$BE17]" table:style-name="ce22">
            <text:p>-3.57%</text:p>
          </table:table-cell>
          <table:table-cell table:style-name="ce1"/>
          <table:table-cell office:value-type="string" table:style-name="ce17">
            <text:p>dirkdiggler</text:p>
          </table:table-cell>
          <table:table-cell office:value-type="percentage" office:value="1.9809357309357305" table:formula="of:=([.S17]+[.AS17]+[.BS17])/3" table:style-name="ce26">
            <text:p>198.09%</text:p>
          </table:table-cell>
          <table:table-cell office:value-type="percentage" office:value="9.3240093240093223E-3" table:formula="of:=([.T17]+[.AT17]+[.BT17])/3" table:style-name="ce25">
            <text:p>0.93%</text:p>
          </table:table-cell>
          <table:table-cell office:value-type="percentage" office:value="0.23110223110223105" table:formula="of:=([.U17]+[.AU17]+[.BU17])/3" table:style-name="ce25">
            <text:p>23.11%</text:p>
          </table:table-cell>
          <table:table-cell office:value-type="percentage" office:value="0.23318348318348311" table:formula="of:=([.V17]+[.AV17]+[.BV17])/3" table:style-name="ce25">
            <text:p>23.32%</text:p>
          </table:table-cell>
          <table:table-cell office:value-type="percentage" office:value="0.16808191808191805" table:formula="of:=([.W17]+[.AW17]+[.BW17])/3" table:style-name="ce25">
            <text:p>16.81%</text:p>
          </table:table-cell>
          <table:table-cell office:value-type="percentage" office:value="0.17890442890442884" table:formula="of:=([.X17]+[.AX17]+[.BX17])/3" table:style-name="ce25">
            <text:p>17.89%</text:p>
          </table:table-cell>
          <table:table-cell office:value-type="percentage" office:value="0.18781218781218775" table:formula="of:=([.Y17]+[.AY17]+[.BY17])/3" table:style-name="ce25">
            <text:p>18.78%</text:p>
          </table:table-cell>
          <table:table-cell office:value-type="percentage" office:value="0.14885114885114881" table:formula="of:=([.Z17]+[.AZ17]+[.BZ17])/3" table:style-name="ce25">
            <text:p>14.89%</text:p>
          </table:table-cell>
          <table:table-cell office:value-type="percentage" office:value="0.19580419580419584" table:formula="of:=([.AA17]+[.BA17]+[.CA17])/3" table:style-name="ce25">
            <text:p>19.58%</text:p>
          </table:table-cell>
          <table:table-cell office:value-type="percentage" office:value="0.20912420912420904" table:formula="of:=([.AB17]+[.BB17]+[.CB17])/3" table:style-name="ce25">
            <text:p>20.91%</text:p>
          </table:table-cell>
          <table:table-cell office:value-type="percentage" office:value="0.17982017982017975" table:formula="of:=([.AC17]+[.BC17]+[.CC17])/3" table:style-name="ce25">
            <text:p>17.98%</text:p>
          </table:table-cell>
          <table:table-cell table:number-columns-repeated="1629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7">
            <text:p>LucaBrasi</text:p>
          </table:table-cell>
          <table:table-cell office:value-type="string" table:style-name="ce18">
            <text:p>OOO.V</text:p>
          </table:table-cell>
          <table:table-cell office:value-type="float" office:value="0.25" table:style-name="ce19">
            <text:p>0.25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27" table:style-name="ce21">
            <text:p>0.27</text:p>
          </table:table-cell>
          <table:table-cell office:value-type="float" office:value="0.28499999999999998" table:style-name="ce21">
            <text:p>0.285</text:p>
          </table:table-cell>
          <table:table-cell office:value-type="float" office:value="0.26" table:style-name="ce21">
            <text:p>0.26</text:p>
          </table:table-cell>
          <table:table-cell office:value-type="float" office:value="0.33" table:style-name="ce21">
            <text:p>0.33</text:p>
          </table:table-cell>
          <table:table-cell office:value-type="float" office:value="0.31" table:style-name="ce21">
            <text:p>0.31</text:p>
          </table:table-cell>
          <table:table-cell office:value-type="float" office:value="0.36499999999999999" table:style-name="ce21">
            <text:p>0.365</text:p>
          </table:table-cell>
          <table:table-cell office:value-type="float" office:value="0.3" table:style-name="ce21">
            <text:p>0.3</text:p>
          </table:table-cell>
          <table:table-cell office:value-type="float" office:value="0.30499999999999999" table:style-name="ce21">
            <text:p>0.305</text:p>
          </table:table-cell>
          <table:table-cell office:value-type="float" office:value="0.27" table:style-name="ce21">
            <text:p>0.27</text:p>
          </table:table-cell>
          <table:table-cell office:value-type="float" office:value="0.26500000000000001" table:style-name="ce21">
            <text:p>0.265</text:p>
          </table:table-cell>
          <table:table-cell office:value-type="float" office:value="0.32" table:style-name="ce21">
            <text:p>0.32</text:p>
          </table:table-cell>
          <table:table-cell office:value-type="percentage" office:value="8.0000000000000071E-2" table:formula="of:=([.H18]-[.$E18])/[.$E18]" table:style-name="ce22">
            <text:p>8.00%</text:p>
          </table:table-cell>
          <table:table-cell office:value-type="percentage" office:value="0.1399999999999999" table:formula="of:=([.I18]-[.$E18])/[.$E18]" table:style-name="ce22">
            <text:p>14.00%</text:p>
          </table:table-cell>
          <table:table-cell office:value-type="percentage" office:value="4.0000000000000036E-2" table:formula="of:=([.J18]-[.$E18])/[.$E18]" table:style-name="ce22">
            <text:p>4.00%</text:p>
          </table:table-cell>
          <table:table-cell office:value-type="percentage" office:value="0.32000000000000006" table:formula="of:=([.K18]-[.$E18])/[.$E18]" table:style-name="ce22">
            <text:p>32.00%</text:p>
          </table:table-cell>
          <table:table-cell office:value-type="percentage" office:value="0.24" table:formula="of:=([.L18]-[.$E18])/[.$E18]" table:style-name="ce22">
            <text:p>24.00%</text:p>
          </table:table-cell>
          <table:table-cell office:value-type="percentage" office:value="0.45999999999999996" table:formula="of:=([.M18]-[.$E18])/[.$E18]" table:style-name="ce22">
            <text:p>46.00%</text:p>
          </table:table-cell>
          <table:table-cell office:value-type="percentage" office:value="0.19999999999999996" table:formula="of:=([.N18]-[.$E18])/[.$E18]" table:style-name="ce22">
            <text:p>20.00%</text:p>
          </table:table-cell>
          <table:table-cell office:value-type="percentage" office:value="0.21999999999999997" table:formula="of:=([.O18]-[.$E18])/[.$E18]" table:style-name="ce22">
            <text:p>22.00%</text:p>
          </table:table-cell>
          <table:table-cell office:value-type="percentage" office:value="8.0000000000000071E-2" table:formula="of:=([.P18]-[.$E18])/[.$E18]" table:style-name="ce22">
            <text:p>8.00%</text:p>
          </table:table-cell>
          <table:table-cell office:value-type="percentage" office:value="6.0000000000000053E-2" table:formula="of:=([.Q18]-[.$E18])/[.$E18]" table:style-name="ce22">
            <text:p>6.00%</text:p>
          </table:table-cell>
          <table:table-cell office:value-type="percentage" office:value="0.28000000000000003" table:formula="of:=([.R18]-[.$E18])/[.$E18]" table:style-name="ce22">
            <text:p>28.00%</text:p>
          </table:table-cell>
          <table:table-cell office:value-type="string" table:style-name="ce18">
            <text:p>NXS.V</text:p>
          </table:table-cell>
          <table:table-cell office:value-type="float" office:value="8.5000000000000006E-2" table:style-name="ce19">
            <text:p>0.085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15" table:style-name="ce21">
            <text:p>0.15</text:p>
          </table:table-cell>
          <table:table-cell office:value-type="float" office:value="0.245" table:style-name="ce21">
            <text:p>0.245</text:p>
          </table:table-cell>
          <table:table-cell office:value-type="float" office:value="0.245" table:style-name="ce21">
            <text:p>0.245</text:p>
          </table:table-cell>
          <table:table-cell office:value-type="float" office:value="0.34499999999999997" table:style-name="ce21">
            <text:p>0.345</text:p>
          </table:table-cell>
          <table:table-cell office:value-type="float" office:value="0.32" table:style-name="ce21">
            <text:p>0.32</text:p>
          </table:table-cell>
          <table:table-cell office:value-type="float" office:value="0.32500000000000001" table:style-name="ce21">
            <text:p>0.325</text:p>
          </table:table-cell>
          <table:table-cell office:value-type="float" office:value="0.33" table:style-name="ce21">
            <text:p>0.33</text:p>
          </table:table-cell>
          <table:table-cell office:value-type="float" office:value="0.28499999999999998" table:style-name="ce21">
            <text:p>0.285</text:p>
          </table:table-cell>
          <table:table-cell office:value-type="float" office:value="0.27500000000000002" table:style-name="ce21">
            <text:p>0.275</text:p>
          </table:table-cell>
          <table:table-cell office:value-type="float" office:value="0.24" table:style-name="ce21">
            <text:p>0.24</text:p>
          </table:table-cell>
          <table:table-cell office:value-type="float" office:value="0.25" table:style-name="ce21">
            <text:p>0.25</text:p>
          </table:table-cell>
          <table:table-cell office:value-type="percentage" office:value="0.76470588235294101" table:formula="of:=([.AH18]-[.$AE18])/[.$AE18]" table:style-name="ce22">
            <text:p>76.47%</text:p>
          </table:table-cell>
          <table:table-cell office:value-type="percentage" office:value="1.8823529411764701" table:formula="of:=([.AI18]-[.$AE18])/[.$AE18]" table:style-name="ce22">
            <text:p>188.24%</text:p>
          </table:table-cell>
          <table:table-cell office:value-type="percentage" office:value="1.8823529411764701" table:formula="of:=([.AJ18]-[.$AE18])/[.$AE18]" table:style-name="ce22">
            <text:p>188.24%</text:p>
          </table:table-cell>
          <table:table-cell office:value-type="percentage" office:value="3.0588235294117641" table:formula="of:=([.AK18]-[.$AE18])/[.$AE18]" table:style-name="ce22">
            <text:p>305.88%</text:p>
          </table:table-cell>
          <table:table-cell office:value-type="percentage" office:value="2.7647058823529407" table:formula="of:=([.AL18]-[.$AE18])/[.$AE18]" table:style-name="ce22">
            <text:p>276.47%</text:p>
          </table:table-cell>
          <table:table-cell office:value-type="percentage" office:value="2.8235294117647056" table:formula="of:=([.AM18]-[.$AE18])/[.$AE18]" table:style-name="ce22">
            <text:p>282.35%</text:p>
          </table:table-cell>
          <table:table-cell office:value-type="percentage" office:value="2.8823529411764701" table:formula="of:=([.AN18]-[.$AE18])/[.$AE18]" table:style-name="ce22">
            <text:p>288.24%</text:p>
          </table:table-cell>
          <table:table-cell office:value-type="percentage" office:value="2.3529411764705874" table:formula="of:=([.AO18]-[.$AE18])/[.$AE18]" table:style-name="ce22">
            <text:p>235.29%</text:p>
          </table:table-cell>
          <table:table-cell office:value-type="percentage" office:value="2.2352941176470589" table:formula="of:=([.AP18]-[.$AE18])/[.$AE18]" table:style-name="ce22">
            <text:p>223.53%</text:p>
          </table:table-cell>
          <table:table-cell office:value-type="percentage" office:value="1.8235294117647054" table:formula="of:=([.AQ18]-[.$AE18])/[.$AE18]" table:style-name="ce22">
            <text:p>182.35%</text:p>
          </table:table-cell>
          <table:table-cell office:value-type="percentage" office:value="1.9411764705882348" table:formula="of:=([.AR18]-[.$AE18])/[.$AE18]" table:style-name="ce22">
            <text:p>194.12%</text:p>
          </table:table-cell>
          <table:table-cell office:value-type="string" table:style-name="ce23">
            <text:p>BTR.V</text:p>
          </table:table-cell>
          <table:table-cell office:value-type="float" office:value="0.28999999999999998" table:style-name="ce24">
            <text:p>0.29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245" table:style-name="ce21">
            <text:p>0.245</text:p>
          </table:table-cell>
          <table:table-cell office:value-type="float" office:value="0.245" table:style-name="ce21">
            <text:p>0.245</text:p>
          </table:table-cell>
          <table:table-cell office:value-type="float" office:value="0.34" table:style-name="ce21">
            <text:p>0.34</text:p>
          </table:table-cell>
          <table:table-cell office:value-type="float" office:value="0.36" table:style-name="ce21">
            <text:p>0.36</text:p>
          </table:table-cell>
          <table:table-cell office:value-type="float" office:value="0.34499999999999997" table:style-name="ce21">
            <text:p>0.345</text:p>
          </table:table-cell>
          <table:table-cell office:value-type="float" office:value="0.315" table:style-name="ce21">
            <text:p>0.315</text:p>
          </table:table-cell>
          <table:table-cell office:value-type="float" office:value="0.30499999999999999" table:style-name="ce21">
            <text:p>0.305</text:p>
          </table:table-cell>
          <table:table-cell office:value-type="float" office:value="0.33" table:style-name="ce21">
            <text:p>0.33</text:p>
          </table:table-cell>
          <table:table-cell office:value-type="float" office:value="0.36" table:style-name="ce21">
            <text:p>0.36</text:p>
          </table:table-cell>
          <table:table-cell office:value-type="float" office:value="0.34499999999999997" table:style-name="ce21">
            <text:p>0.345</text:p>
          </table:table-cell>
          <table:table-cell office:value-type="float" office:value="0.4" table:style-name="ce21">
            <text:p>0.4</text:p>
          </table:table-cell>
          <table:table-cell office:value-type="percentage" office:value="-0.1551724137931034" table:formula="of:=([.BH18]-[.$BE18])/[.$BE18]" table:style-name="ce22">
            <text:p>-15.52%</text:p>
          </table:table-cell>
          <table:table-cell office:value-type="percentage" office:value="-0.1551724137931034" table:formula="of:=([.BI18]-[.$BE18])/[.$BE18]" table:style-name="ce22">
            <text:p>-15.52%</text:p>
          </table:table-cell>
          <table:table-cell office:value-type="percentage" office:value="0.17241379310344845" table:formula="of:=([.BJ18]-[.$BE18])/[.$BE18]" table:style-name="ce22">
            <text:p>17.24%</text:p>
          </table:table-cell>
          <table:table-cell office:value-type="percentage" office:value="0.24137931034482762" table:formula="of:=([.BK18]-[.$BE18])/[.$BE18]" table:style-name="ce22">
            <text:p>24.14%</text:p>
          </table:table-cell>
          <table:table-cell office:value-type="percentage" office:value="0.18965517241379309" table:formula="of:=([.BL18]-[.$BE18])/[.$BE18]" table:style-name="ce22">
            <text:p>18.97%</text:p>
          </table:table-cell>
          <table:table-cell office:value-type="percentage" office:value="8.6206896551724227E-2" table:formula="of:=([.BM18]-[.$BE18])/[.$BE18]" table:style-name="ce22">
            <text:p>8.62%</text:p>
          </table:table-cell>
          <table:table-cell office:value-type="percentage" office:value="5.1724137931034531E-2" table:formula="of:=([.BN18]-[.$BE18])/[.$BE18]" table:style-name="ce22">
            <text:p>5.17%</text:p>
          </table:table-cell>
          <table:table-cell office:value-type="percentage" office:value="0.13793103448275876" table:formula="of:=([.BO18]-[.$BE18])/[.$BE18]" table:style-name="ce22">
            <text:p>13.79%</text:p>
          </table:table-cell>
          <table:table-cell office:value-type="percentage" office:value="0.24137931034482762" table:formula="of:=([.BP18]-[.$BE18])/[.$BE18]" table:style-name="ce22">
            <text:p>24.14%</text:p>
          </table:table-cell>
          <table:table-cell office:value-type="percentage" office:value="0.18965517241379309" table:formula="of:=([.BQ18]-[.$BE18])/[.$BE18]" table:style-name="ce22">
            <text:p>18.97%</text:p>
          </table:table-cell>
          <table:table-cell office:value-type="percentage" office:value="0.37931034482758635" table:formula="of:=([.BR18]-[.$BE18])/[.$BE18]" table:style-name="ce22">
            <text:p>37.93%</text:p>
          </table:table-cell>
          <table:table-cell table:style-name="ce1"/>
          <table:table-cell office:value-type="string" table:style-name="ce17">
            <text:p>LucaBrasi</text:p>
          </table:table-cell>
          <table:table-cell office:value-type="percentage" office:value="0.22984448951994588" table:formula="of:=([.S18]+[.AS18]+[.BS18])/3" table:style-name="ce25">
            <text:p>22.98%</text:p>
          </table:table-cell>
          <table:table-cell office:value-type="percentage" office:value="0.62239350912778879" table:formula="of:=([.T18]+[.AT18]+[.BT18])/3" table:style-name="ce25">
            <text:p>62.24%</text:p>
          </table:table-cell>
          <table:table-cell office:value-type="percentage" office:value="0.69825557809330618" table:formula="of:=([.U18]+[.AU18]+[.BU18])/3" table:style-name="ce25">
            <text:p>69.83%</text:p>
          </table:table-cell>
          <table:table-cell office:value-type="percentage" office:value="1.2067342799188638" table:formula="of:=([.V18]+[.AV18]+[.BV18])/3" table:style-name="ce26">
            <text:p>120.67%</text:p>
          </table:table-cell>
          <table:table-cell office:value-type="percentage" office:value="1.0647870182555779" table:formula="of:=([.W18]+[.AW18]+[.BW18])/3" table:style-name="ce26">
            <text:p>106.48%</text:p>
          </table:table-cell>
          <table:table-cell office:value-type="percentage" office:value="1.1232454361054767" table:formula="of:=([.X18]+[.AX18]+[.BX18])/3" table:style-name="ce26">
            <text:p>112.32%</text:p>
          </table:table-cell>
          <table:table-cell office:value-type="percentage" office:value="1.0446923597025017" table:formula="of:=([.Y18]+[.AY18]+[.BY18])/3" table:style-name="ce26">
            <text:p>104.47%</text:p>
          </table:table-cell>
          <table:table-cell office:value-type="percentage" office:value="0.90362407031778214" table:formula="of:=([.Z18]+[.AZ18]+[.BZ18])/3" table:style-name="ce25">
            <text:p>90.36%</text:p>
          </table:table-cell>
          <table:table-cell office:value-type="percentage" office:value="0.85222447599729545" table:formula="of:=([.AA18]+[.BA18]+[.CA18])/3" table:style-name="ce25">
            <text:p>85.22%</text:p>
          </table:table-cell>
          <table:table-cell office:value-type="percentage" office:value="0.6910615280594995" table:formula="of:=([.AB18]+[.BB18]+[.CB18])/3" table:style-name="ce25">
            <text:p>69.11%</text:p>
          </table:table-cell>
          <table:table-cell office:value-type="percentage" office:value="0.86682893847194042" table:formula="of:=([.AC18]+[.BC18]+[.CC18])/3" table:style-name="ce25">
            <text:p>86.68%</text:p>
          </table:table-cell>
          <table:table-cell table:number-columns-repeated="1629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7">
            <text:p>rorpan</text:p>
          </table:table-cell>
          <table:table-cell office:value-type="string" table:style-name="ce18">
            <text:p>LAM.TO</text:p>
          </table:table-cell>
          <table:table-cell office:value-type="float" office:value="0.28999999999999998" table:style-name="ce19">
            <text:p>0.29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46" table:style-name="ce21">
            <text:p>0.46</text:p>
          </table:table-cell>
          <table:table-cell office:value-type="float" office:value="0.52" table:style-name="ce21">
            <text:p>0.52</text:p>
          </table:table-cell>
          <table:table-cell office:value-type="float" office:value="0.47" table:style-name="ce21">
            <text:p>0.47</text:p>
          </table:table-cell>
          <table:table-cell office:value-type="float" office:value="0.69" table:style-name="ce21">
            <text:p>0.69</text:p>
          </table:table-cell>
          <table:table-cell office:value-type="float" office:value="0.69" table:style-name="ce21">
            <text:p>0.69</text:p>
          </table:table-cell>
          <table:table-cell office:value-type="float" office:value="0.63" table:style-name="ce21">
            <text:p>0.63</text:p>
          </table:table-cell>
          <table:table-cell office:value-type="float" office:value="0.59" table:style-name="ce21">
            <text:p>0.59</text:p>
          </table:table-cell>
          <table:table-cell office:value-type="float" office:value="0.62" table:style-name="ce21">
            <text:p>0.62</text:p>
          </table:table-cell>
          <table:table-cell office:value-type="float" office:value="0.64" table:style-name="ce21">
            <text:p>0.64</text:p>
          </table:table-cell>
          <table:table-cell office:value-type="float" office:value="0.54" table:style-name="ce21">
            <text:p>0.54</text:p>
          </table:table-cell>
          <table:table-cell office:value-type="float" office:value="0.6" table:style-name="ce21">
            <text:p>0.6</text:p>
          </table:table-cell>
          <table:table-cell office:value-type="percentage" office:value="0.58620689655172431" table:formula="of:=([.H19]-[.$E19])/[.$E19]" table:style-name="ce22">
            <text:p>58.62%</text:p>
          </table:table-cell>
          <table:table-cell office:value-type="percentage" office:value="0.79310344827586221" table:formula="of:=([.I19]-[.$E19])/[.$E19]" table:style-name="ce22">
            <text:p>79.31%</text:p>
          </table:table-cell>
          <table:table-cell office:value-type="percentage" office:value="0.62068965517241381" table:formula="of:=([.J19]-[.$E19])/[.$E19]" table:style-name="ce22">
            <text:p>62.07%</text:p>
          </table:table-cell>
          <table:table-cell office:value-type="percentage" office:value="1.3793103448275861" table:formula="of:=([.K19]-[.$E19])/[.$E19]" table:style-name="ce22">
            <text:p>137.93%</text:p>
          </table:table-cell>
          <table:table-cell office:value-type="percentage" office:value="1.3793103448275861" table:formula="of:=([.L19]-[.$E19])/[.$E19]" table:style-name="ce22">
            <text:p>137.93%</text:p>
          </table:table-cell>
          <table:table-cell office:value-type="percentage" office:value="1.1724137931034484" table:formula="of:=([.M19]-[.$E19])/[.$E19]" table:style-name="ce22">
            <text:p>117.24%</text:p>
          </table:table-cell>
          <table:table-cell office:value-type="percentage" office:value="1.0344827586206897" table:formula="of:=([.N19]-[.$E19])/[.$E19]" table:style-name="ce22">
            <text:p>103.45%</text:p>
          </table:table-cell>
          <table:table-cell office:value-type="percentage" office:value="1.1379310344827587" table:formula="of:=([.O19]-[.$E19])/[.$E19]" table:style-name="ce22">
            <text:p>113.79%</text:p>
          </table:table-cell>
          <table:table-cell office:value-type="percentage" office:value="1.2068965517241381" table:formula="of:=([.P19]-[.$E19])/[.$E19]" table:style-name="ce22">
            <text:p>120.69%</text:p>
          </table:table-cell>
          <table:table-cell office:value-type="percentage" office:value="0.86206896551724166" table:formula="of:=([.Q19]-[.$E19])/[.$E19]" table:style-name="ce22">
            <text:p>86.21%</text:p>
          </table:table-cell>
          <table:table-cell office:value-type="percentage" office:value="1.0689655172413794" table:formula="of:=([.R19]-[.$E19])/[.$E19]" table:style-name="ce22">
            <text:p>106.90%</text:p>
          </table:table-cell>
          <table:table-cell office:value-type="string" table:style-name="ce18">
            <text:p>GQC.V</text:p>
          </table:table-cell>
          <table:table-cell office:value-type="float" office:value="0.27" table:style-name="ce19">
            <text:p>0.27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38500000000000001" table:style-name="ce21">
            <text:p>0.385</text:p>
          </table:table-cell>
          <table:table-cell office:value-type="float" office:value="0.4" table:style-name="ce21">
            <text:p>0.4</text:p>
          </table:table-cell>
          <table:table-cell office:value-type="float" office:value="0.38" table:style-name="ce21">
            <text:p>0.38</text:p>
          </table:table-cell>
          <table:table-cell office:value-type="float" office:value="0.53" table:style-name="ce21">
            <text:p>0.53</text:p>
          </table:table-cell>
          <table:table-cell office:value-type="float" office:value="0.48499999999999999" table:style-name="ce21">
            <text:p>0.485</text:p>
          </table:table-cell>
          <table:table-cell office:value-type="float" office:value="0.49" table:style-name="ce21">
            <text:p>0.49</text:p>
          </table:table-cell>
          <table:table-cell office:value-type="float" office:value="0.47" table:style-name="ce21">
            <text:p>0.47</text:p>
          </table:table-cell>
          <table:table-cell office:value-type="float" office:value="0.495" table:style-name="ce21">
            <text:p>0.495</text:p>
          </table:table-cell>
          <table:table-cell office:value-type="float" office:value="0.52" table:style-name="ce21">
            <text:p>0.52</text:p>
          </table:table-cell>
          <table:table-cell office:value-type="float" office:value="0.5" table:style-name="ce21">
            <text:p>0.5</text:p>
          </table:table-cell>
          <table:table-cell office:value-type="float" office:value="0.5" table:style-name="ce21">
            <text:p>0.5</text:p>
          </table:table-cell>
          <table:table-cell office:value-type="percentage" office:value="0.42592592592592587" table:formula="of:=([.AH19]-[.$AE19])/[.$AE19]" table:style-name="ce22">
            <text:p>42.59%</text:p>
          </table:table-cell>
          <table:table-cell office:value-type="percentage" office:value="0.48148148148148145" table:formula="of:=([.AI19]-[.$AE19])/[.$AE19]" table:style-name="ce22">
            <text:p>48.15%</text:p>
          </table:table-cell>
          <table:table-cell office:value-type="percentage" office:value="0.40740740740740733" table:formula="of:=([.AJ19]-[.$AE19])/[.$AE19]" table:style-name="ce22">
            <text:p>40.74%</text:p>
          </table:table-cell>
          <table:table-cell office:value-type="percentage" office:value="0.96296296296296291" table:formula="of:=([.AK19]-[.$AE19])/[.$AE19]" table:style-name="ce22">
            <text:p>96.30%</text:p>
          </table:table-cell>
          <table:table-cell office:value-type="percentage" office:value="0.79629629629629617" table:formula="of:=([.AL19]-[.$AE19])/[.$AE19]" table:style-name="ce22">
            <text:p>79.63%</text:p>
          </table:table-cell>
          <table:table-cell office:value-type="percentage" office:value="0.81481481481481466" table:formula="of:=([.AM19]-[.$AE19])/[.$AE19]" table:style-name="ce22">
            <text:p>81.48%</text:p>
          </table:table-cell>
          <table:table-cell office:value-type="percentage" office:value="0.74074074074074048" table:formula="of:=([.AN19]-[.$AE19])/[.$AE19]" table:style-name="ce22">
            <text:p>74.07%</text:p>
          </table:table-cell>
          <table:table-cell office:value-type="percentage" office:value="0.83333333333333315" table:formula="of:=([.AO19]-[.$AE19])/[.$AE19]" table:style-name="ce22">
            <text:p>83.33%</text:p>
          </table:table-cell>
          <table:table-cell office:value-type="percentage" office:value="0.92592592592592582" table:formula="of:=([.AP19]-[.$AE19])/[.$AE19]" table:style-name="ce22">
            <text:p>92.59%</text:p>
          </table:table-cell>
          <table:table-cell office:value-type="percentage" office:value="0.85185185185185175" table:formula="of:=([.AQ19]-[.$AE19])/[.$AE19]" table:style-name="ce22">
            <text:p>85.19%</text:p>
          </table:table-cell>
          <table:table-cell office:value-type="percentage" office:value="0.85185185185185175" table:formula="of:=([.AR19]-[.$AE19])/[.$AE19]" table:style-name="ce22">
            <text:p>85.19%</text:p>
          </table:table-cell>
          <table:table-cell office:value-type="string" table:style-name="ce23">
            <text:p>DEF.V</text:p>
          </table:table-cell>
          <table:table-cell office:value-type="float" office:value="0.38" table:style-name="ce24">
            <text:p>0.38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375" table:style-name="ce21">
            <text:p>0.375</text:p>
          </table:table-cell>
          <table:table-cell office:value-type="float" office:value="0.38" table:style-name="ce21">
            <text:p>0.38</text:p>
          </table:table-cell>
          <table:table-cell office:value-type="float" office:value="0.36" table:style-name="ce21">
            <text:p>0.36</text:p>
          </table:table-cell>
          <table:table-cell office:value-type="float" office:value="0.4" table:style-name="ce21">
            <text:p>0.4</text:p>
          </table:table-cell>
          <table:table-cell office:value-type="float" office:value="0.4" table:style-name="ce21">
            <text:p>0.4</text:p>
          </table:table-cell>
          <table:table-cell office:value-type="float" office:value="0.39" table:style-name="ce21">
            <text:p>0.39</text:p>
          </table:table-cell>
          <table:table-cell office:value-type="float" office:value="0.315" table:style-name="ce21">
            <text:p>0.315</text:p>
          </table:table-cell>
          <table:table-cell office:value-type="float" office:value="0.31" table:style-name="ce21">
            <text:p>0.31</text:p>
          </table:table-cell>
          <table:table-cell office:value-type="float" office:value="0.33500000000000002" table:style-name="ce21">
            <text:p>0.335</text:p>
          </table:table-cell>
          <table:table-cell office:value-type="float" office:value="0.30499999999999999" table:style-name="ce21">
            <text:p>0.305</text:p>
          </table:table-cell>
          <table:table-cell office:value-type="float" office:value="0.3" table:style-name="ce21">
            <text:p>0.3</text:p>
          </table:table-cell>
          <table:table-cell office:value-type="percentage" office:value="-1.3157894736842117E-2" table:formula="of:=([.BH19]-[.$BE19])/[.$BE19]" table:style-name="ce22">
            <text:p>-1.32%</text:p>
          </table:table-cell>
          <table:table-cell office:value-type="percentage" office:value="0" table:formula="of:=([.BI19]-[.$BE19])/[.$BE19]" table:style-name="ce22">
            <text:p>0.00%</text:p>
          </table:table-cell>
          <table:table-cell office:value-type="percentage" office:value="-5.2631578947368467E-2" table:formula="of:=([.BJ19]-[.$BE19])/[.$BE19]" table:style-name="ce22">
            <text:p>-5.26%</text:p>
          </table:table-cell>
          <table:table-cell office:value-type="percentage" office:value="5.2631578947368467E-2" table:formula="of:=([.BK19]-[.$BE19])/[.$BE19]" table:style-name="ce22">
            <text:p>5.26%</text:p>
          </table:table-cell>
          <table:table-cell office:value-type="percentage" office:value="5.2631578947368467E-2" table:formula="of:=([.BL19]-[.$BE19])/[.$BE19]" table:style-name="ce22">
            <text:p>5.26%</text:p>
          </table:table-cell>
          <table:table-cell office:value-type="percentage" office:value="2.6315789473684233E-2" table:formula="of:=([.BM19]-[.$BE19])/[.$BE19]" table:style-name="ce22">
            <text:p>2.63%</text:p>
          </table:table-cell>
          <table:table-cell office:value-type="percentage" office:value="-0.17105263157894737" table:formula="of:=([.BN19]-[.$BE19])/[.$BE19]" table:style-name="ce22">
            <text:p>-17.11%</text:p>
          </table:table-cell>
          <table:table-cell office:value-type="percentage" office:value="-0.18421052631578949" table:formula="of:=([.BO19]-[.$BE19])/[.$BE19]" table:style-name="ce22">
            <text:p>-18.42%</text:p>
          </table:table-cell>
          <table:table-cell office:value-type="percentage" office:value="-0.1184210526315789" table:formula="of:=([.BP19]-[.$BE19])/[.$BE19]" table:style-name="ce22">
            <text:p>-11.84%</text:p>
          </table:table-cell>
          <table:table-cell office:value-type="percentage" office:value="-0.19736842105263161" table:formula="of:=([.BQ19]-[.$BE19])/[.$BE19]" table:style-name="ce22">
            <text:p>-19.74%</text:p>
          </table:table-cell>
          <table:table-cell office:value-type="percentage" office:value="-0.21052631578947373" table:formula="of:=([.BR19]-[.$BE19])/[.$BE19]" table:style-name="ce22">
            <text:p>-21.05%</text:p>
          </table:table-cell>
          <table:table-cell table:style-name="ce1"/>
          <table:table-cell office:value-type="string" table:style-name="ce17">
            <text:p>rorpan</text:p>
          </table:table-cell>
          <table:table-cell office:value-type="percentage" office:value="0.33299164258026936" table:formula="of:=([.S19]+[.AS19]+[.BS19])/3" table:style-name="ce25">
            <text:p>33.30%</text:p>
          </table:table-cell>
          <table:table-cell office:value-type="percentage" office:value="0.42486164325244791" table:formula="of:=([.T19]+[.AT19]+[.BT19])/3" table:style-name="ce25">
            <text:p>42.49%</text:p>
          </table:table-cell>
          <table:table-cell office:value-type="percentage" office:value="0.32515516121081756" table:formula="of:=([.U19]+[.AU19]+[.BU19])/3" table:style-name="ce25">
            <text:p>32.52%</text:p>
          </table:table-cell>
          <table:table-cell office:value-type="percentage" office:value="0.79830162891263923" table:formula="of:=([.V19]+[.AV19]+[.BV19])/3" table:style-name="ce25">
            <text:p>79.83%</text:p>
          </table:table-cell>
          <table:table-cell office:value-type="percentage" office:value="0.74274607335708354" table:formula="of:=([.W19]+[.AW19]+[.BW19])/3" table:style-name="ce25">
            <text:p>74.27%</text:p>
          </table:table-cell>
          <table:table-cell office:value-type="percentage" office:value="0.67118146579731575" table:formula="of:=([.X19]+[.AX19]+[.BX19])/3" table:style-name="ce25">
            <text:p>67.12%</text:p>
          </table:table-cell>
          <table:table-cell office:value-type="percentage" office:value="0.53472362259416095" table:formula="of:=([.Y19]+[.AY19]+[.BY19])/3" table:style-name="ce25">
            <text:p>53.47%</text:p>
          </table:table-cell>
          <table:table-cell office:value-type="percentage" office:value="0.59568461383343418" table:formula="of:=([.Z19]+[.AZ19]+[.BZ19])/3" table:style-name="ce25">
            <text:p>59.57%</text:p>
          </table:table-cell>
          <table:table-cell office:value-type="percentage" office:value="0.67146714167282839" table:formula="of:=([.AA19]+[.BA19]+[.CA19])/3" table:style-name="ce25">
            <text:p>67.15%</text:p>
          </table:table-cell>
          <table:table-cell office:value-type="percentage" office:value="0.50551746543882059" table:formula="of:=([.AB19]+[.BB19]+[.CB19])/3" table:style-name="ce25">
            <text:p>50.55%</text:p>
          </table:table-cell>
          <table:table-cell office:value-type="percentage" office:value="0.5700970177679191" table:formula="of:=([.AC19]+[.BC19]+[.CC19])/3" table:style-name="ce25">
            <text:p>57.01%</text:p>
          </table:table-cell>
          <table:table-cell table:number-columns-repeated="1629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7">
            <text:p>Gab</text:p>
          </table:table-cell>
          <table:table-cell office:value-type="string" table:style-name="ce18">
            <text:p>NXS.V</text:p>
          </table:table-cell>
          <table:table-cell office:value-type="float" office:value="8.5000000000000006E-2" table:style-name="ce19">
            <text:p>0.085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15" table:style-name="ce21">
            <text:p>0.15</text:p>
          </table:table-cell>
          <table:table-cell office:value-type="float" office:value="0.245" table:style-name="ce21">
            <text:p>0.245</text:p>
          </table:table-cell>
          <table:table-cell office:value-type="float" office:value="0.245" table:style-name="ce21">
            <text:p>0.245</text:p>
          </table:table-cell>
          <table:table-cell office:value-type="float" office:value="0.34499999999999997" table:style-name="ce21">
            <text:p>0.345</text:p>
          </table:table-cell>
          <table:table-cell office:value-type="float" office:value="0.32" table:style-name="ce21">
            <text:p>0.32</text:p>
          </table:table-cell>
          <table:table-cell office:value-type="float" office:value="0.32500000000000001" table:style-name="ce21">
            <text:p>0.325</text:p>
          </table:table-cell>
          <table:table-cell office:value-type="float" office:value="0.33" table:style-name="ce21">
            <text:p>0.33</text:p>
          </table:table-cell>
          <table:table-cell office:value-type="float" office:value="0.28499999999999998" table:style-name="ce21">
            <text:p>0.285</text:p>
          </table:table-cell>
          <table:table-cell office:value-type="float" office:value="0.27500000000000002" table:style-name="ce21">
            <text:p>0.275</text:p>
          </table:table-cell>
          <table:table-cell office:value-type="float" office:value="0.24" table:style-name="ce21">
            <text:p>0.24</text:p>
          </table:table-cell>
          <table:table-cell office:value-type="float" office:value="0.25" table:style-name="ce21">
            <text:p>0.25</text:p>
          </table:table-cell>
          <table:table-cell office:value-type="percentage" office:value="0.76470588235294101" table:formula="of:=([.H20]-[.$E20])/[.$E20]" table:style-name="ce22">
            <text:p>76.47%</text:p>
          </table:table-cell>
          <table:table-cell office:value-type="percentage" office:value="1.8823529411764701" table:formula="of:=([.I20]-[.$E20])/[.$E20]" table:style-name="ce22">
            <text:p>188.24%</text:p>
          </table:table-cell>
          <table:table-cell office:value-type="percentage" office:value="1.8823529411764701" table:formula="of:=([.J20]-[.$E20])/[.$E20]" table:style-name="ce22">
            <text:p>188.24%</text:p>
          </table:table-cell>
          <table:table-cell office:value-type="percentage" office:value="3.0588235294117641" table:formula="of:=([.K20]-[.$E20])/[.$E20]" table:style-name="ce22">
            <text:p>305.88%</text:p>
          </table:table-cell>
          <table:table-cell office:value-type="percentage" office:value="2.7647058823529407" table:formula="of:=([.L20]-[.$E20])/[.$E20]" table:style-name="ce22">
            <text:p>276.47%</text:p>
          </table:table-cell>
          <table:table-cell office:value-type="percentage" office:value="2.8235294117647056" table:formula="of:=([.M20]-[.$E20])/[.$E20]" table:style-name="ce22">
            <text:p>282.35%</text:p>
          </table:table-cell>
          <table:table-cell office:value-type="percentage" office:value="2.8823529411764701" table:formula="of:=([.N20]-[.$E20])/[.$E20]" table:style-name="ce22">
            <text:p>288.24%</text:p>
          </table:table-cell>
          <table:table-cell office:value-type="percentage" office:value="2.3529411764705874" table:formula="of:=([.O20]-[.$E20])/[.$E20]" table:style-name="ce22">
            <text:p>235.29%</text:p>
          </table:table-cell>
          <table:table-cell office:value-type="percentage" office:value="2.2352941176470589" table:formula="of:=([.P20]-[.$E20])/[.$E20]" table:style-name="ce22">
            <text:p>223.53%</text:p>
          </table:table-cell>
          <table:table-cell office:value-type="percentage" office:value="1.8235294117647054" table:formula="of:=([.Q20]-[.$E20])/[.$E20]" table:style-name="ce22">
            <text:p>182.35%</text:p>
          </table:table-cell>
          <table:table-cell office:value-type="percentage" office:value="1.9411764705882348" table:formula="of:=([.R20]-[.$E20])/[.$E20]" table:style-name="ce22">
            <text:p>194.12%</text:p>
          </table:table-cell>
          <table:table-cell office:value-type="string" table:style-name="ce18">
            <text:p>SOI.V</text:p>
          </table:table-cell>
          <table:table-cell office:value-type="float" office:value="0.45" table:style-name="ce19">
            <text:p>0.45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47" table:style-name="ce21">
            <text:p>0.47</text:p>
          </table:table-cell>
          <table:table-cell office:value-type="float" office:value="0.45500000000000002" table:style-name="ce21">
            <text:p>0.455</text:p>
          </table:table-cell>
          <table:table-cell office:value-type="float" office:value="0.45" table:style-name="ce21">
            <text:p>0.45</text:p>
          </table:table-cell>
          <table:table-cell office:value-type="float" office:value="0.45" table:style-name="ce21">
            <text:p>0.45</text:p>
          </table:table-cell>
          <table:table-cell office:value-type="float" office:value="0.44" table:style-name="ce21">
            <text:p>0.44</text:p>
          </table:table-cell>
          <table:table-cell office:value-type="float" office:value="0.44" table:style-name="ce21">
            <text:p>0.44</text:p>
          </table:table-cell>
          <table:table-cell office:value-type="float" office:value="0.42" table:style-name="ce21">
            <text:p>0.42</text:p>
          </table:table-cell>
          <table:table-cell office:value-type="float" office:value="0.435" table:style-name="ce21">
            <text:p>0.435</text:p>
          </table:table-cell>
          <table:table-cell office:value-type="float" office:value="0.42" table:style-name="ce21">
            <text:p>0.42</text:p>
          </table:table-cell>
          <table:table-cell office:value-type="float" office:value="0.43" table:style-name="ce21">
            <text:p>0.43</text:p>
          </table:table-cell>
          <table:table-cell office:value-type="float" office:value="0.41" table:style-name="ce21">
            <text:p>0.41</text:p>
          </table:table-cell>
          <table:table-cell office:value-type="percentage" office:value="4.4444444444444363E-2" table:formula="of:=([.AH20]-[.$AE20])/[.$AE20]" table:style-name="ce22">
            <text:p>4.44%</text:p>
          </table:table-cell>
          <table:table-cell office:value-type="percentage" office:value="1.111111111111112E-2" table:formula="of:=([.AI20]-[.$AE20])/[.$AE20]" table:style-name="ce22">
            <text:p>1.11%</text:p>
          </table:table-cell>
          <table:table-cell office:value-type="percentage" office:value="0" table:formula="of:=([.AJ20]-[.$AE20])/[.$AE20]" table:style-name="ce22">
            <text:p>0.00%</text:p>
          </table:table-cell>
          <table:table-cell office:value-type="percentage" office:value="0" table:formula="of:=([.AK20]-[.$AE20])/[.$AE20]" table:style-name="ce22">
            <text:p>0.00%</text:p>
          </table:table-cell>
          <table:table-cell office:value-type="percentage" office:value="-2.222222222222224E-2" table:formula="of:=([.AL20]-[.$AE20])/[.$AE20]" table:style-name="ce22">
            <text:p>-2.22%</text:p>
          </table:table-cell>
          <table:table-cell office:value-type="percentage" office:value="-2.222222222222224E-2" table:formula="of:=([.AM20]-[.$AE20])/[.$AE20]" table:style-name="ce22">
            <text:p>-2.22%</text:p>
          </table:table-cell>
          <table:table-cell office:value-type="percentage" office:value="-6.6666666666666721E-2" table:formula="of:=([.AN20]-[.$AE20])/[.$AE20]" table:style-name="ce22">
            <text:p>-6.67%</text:p>
          </table:table-cell>
          <table:table-cell office:value-type="percentage" office:value="-3.3333333333333361E-2" table:formula="of:=([.AO20]-[.$AE20])/[.$AE20]" table:style-name="ce22">
            <text:p>-3.33%</text:p>
          </table:table-cell>
          <table:table-cell office:value-type="percentage" office:value="-6.6666666666666721E-2" table:formula="of:=([.AP20]-[.$AE20])/[.$AE20]" table:style-name="ce22">
            <text:p>-6.67%</text:p>
          </table:table-cell>
          <table:table-cell office:value-type="percentage" office:value="-4.4444444444444481E-2" table:formula="of:=([.AQ20]-[.$AE20])/[.$AE20]" table:style-name="ce22">
            <text:p>-4.44%</text:p>
          </table:table-cell>
          <table:table-cell office:value-type="percentage" office:value="-8.8888888888888962E-2" table:formula="of:=([.AR20]-[.$AE20])/[.$AE20]" table:style-name="ce22">
            <text:p>-8.89%</text:p>
          </table:table-cell>
          <table:table-cell office:value-type="string" table:style-name="ce23">
            <text:p>TGZ.TO</text:p>
          </table:table-cell>
          <table:table-cell office:value-type="float" office:value="0.82" table:style-name="ce24">
            <text:p>0.82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98" table:style-name="ce21">
            <text:p>0.98</text:p>
          </table:table-cell>
          <table:table-cell office:value-type="float" office:value="0.94" table:style-name="ce21">
            <text:p>0.94</text:p>
          </table:table-cell>
          <table:table-cell office:value-type="float" office:value="0.89" table:style-name="ce21">
            <text:p>0.89</text:p>
          </table:table-cell>
          <table:table-cell office:value-type="float" office:value="0.95" table:style-name="ce21">
            <text:p>0.95</text:p>
          </table:table-cell>
          <table:table-cell office:value-type="float" office:value="0.98" table:style-name="ce21">
            <text:p>0.98</text:p>
          </table:table-cell>
          <table:table-cell office:value-type="float" office:value="1" table:style-name="ce21">
            <text:p>1</text:p>
          </table:table-cell>
          <table:table-cell office:value-type="float" office:value="0.82" table:style-name="ce21">
            <text:p>0.82</text:p>
          </table:table-cell>
          <table:table-cell office:value-type="float" office:value="0.82" table:style-name="ce21">
            <text:p>0.82</text:p>
          </table:table-cell>
          <table:table-cell office:value-type="float" office:value="0.82" table:style-name="ce21">
            <text:p>0.82</text:p>
          </table:table-cell>
          <table:table-cell office:value-type="float" office:value="0.83" table:style-name="ce21">
            <text:p>0.83</text:p>
          </table:table-cell>
          <table:table-cell office:value-type="float" office:value="0.85" table:style-name="ce21">
            <text:p>0.85</text:p>
          </table:table-cell>
          <table:table-cell office:value-type="percentage" office:value="0.19512195121951226" table:formula="of:=([.BH20]-[.$BE20])/[.$BE20]" table:style-name="ce22">
            <text:p>19.51%</text:p>
          </table:table-cell>
          <table:table-cell office:value-type="percentage" office:value="0.14634146341463414" table:formula="of:=([.BI20]-[.$BE20])/[.$BE20]" table:style-name="ce22">
            <text:p>14.63%</text:p>
          </table:table-cell>
          <table:table-cell office:value-type="percentage" office:value="8.5365853658536661E-2" table:formula="of:=([.BJ20]-[.$BE20])/[.$BE20]" table:style-name="ce22">
            <text:p>8.54%</text:p>
          </table:table-cell>
          <table:table-cell office:value-type="percentage" office:value="0.15853658536585366" table:formula="of:=([.BK20]-[.$BE20])/[.$BE20]" table:style-name="ce22">
            <text:p>15.85%</text:p>
          </table:table-cell>
          <table:table-cell office:value-type="percentage" office:value="0.19512195121951226" table:formula="of:=([.BL20]-[.$BE20])/[.$BE20]" table:style-name="ce22">
            <text:p>19.51%</text:p>
          </table:table-cell>
          <table:table-cell office:value-type="percentage" office:value="0.2195121951219513" table:formula="of:=([.BM20]-[.$BE20])/[.$BE20]" table:style-name="ce22">
            <text:p>21.95%</text:p>
          </table:table-cell>
          <table:table-cell office:value-type="percentage" office:value="0" table:formula="of:=([.BN20]-[.$BE20])/[.$BE20]" table:style-name="ce22">
            <text:p>0.00%</text:p>
          </table:table-cell>
          <table:table-cell office:value-type="percentage" office:value="0" table:formula="of:=([.BO20]-[.$BE20])/[.$BE20]" table:style-name="ce22">
            <text:p>0.00%</text:p>
          </table:table-cell>
          <table:table-cell office:value-type="percentage" office:value="0" table:formula="of:=([.BP20]-[.$BE20])/[.$BE20]" table:style-name="ce22">
            <text:p>0.00%</text:p>
          </table:table-cell>
          <table:table-cell office:value-type="percentage" office:value="1.2195121951219523E-2" table:formula="of:=([.BQ20]-[.$BE20])/[.$BE20]" table:style-name="ce22">
            <text:p>1.22%</text:p>
          </table:table-cell>
          <table:table-cell office:value-type="percentage" office:value="3.6585365853658569E-2" table:formula="of:=([.BR20]-[.$BE20])/[.$BE20]" table:style-name="ce22">
            <text:p>3.66%</text:p>
          </table:table-cell>
          <table:table-cell table:style-name="ce1"/>
          <table:table-cell office:value-type="string" table:style-name="ce17">
            <text:p>Gab</text:p>
          </table:table-cell>
          <table:table-cell office:value-type="percentage" office:value="0.33475742600563257" table:formula="of:=([.S20]+[.AS20]+[.BS20])/3" table:style-name="ce25">
            <text:p>33.48%</text:p>
          </table:table-cell>
          <table:table-cell office:value-type="percentage" office:value="0.67993517190073849" table:formula="of:=([.T20]+[.AT20]+[.BT20])/3" table:style-name="ce25">
            <text:p>67.99%</text:p>
          </table:table-cell>
          <table:table-cell office:value-type="percentage" office:value="0.65590626494500226" table:formula="of:=([.U20]+[.AU20]+[.BU20])/3" table:style-name="ce25">
            <text:p>65.59%</text:p>
          </table:table-cell>
          <table:table-cell office:value-type="percentage" office:value="1.0724533715925393" table:formula="of:=([.V20]+[.AV20]+[.BV20])/3" table:style-name="ce26">
            <text:p>107.25%</text:p>
          </table:table-cell>
          <table:table-cell office:value-type="percentage" office:value="0.97920187045007701" table:formula="of:=([.W20]+[.AW20]+[.BW20])/3" table:style-name="ce25">
            <text:p>97.92%</text:p>
          </table:table-cell>
          <table:table-cell office:value-type="percentage" office:value="1.0069397948881449" table:formula="of:=([.X20]+[.AX20]+[.BX20])/3" table:style-name="ce26">
            <text:p>100.69%</text:p>
          </table:table-cell>
          <table:table-cell office:value-type="percentage" office:value="0.93856209150326775" table:formula="of:=([.Y20]+[.AY20]+[.BY20])/3" table:style-name="ce25">
            <text:p>93.86%</text:p>
          </table:table-cell>
          <table:table-cell office:value-type="percentage" office:value="0.77320261437908477" table:formula="of:=([.Z20]+[.AZ20]+[.BZ20])/3" table:style-name="ce25">
            <text:p>77.32%</text:p>
          </table:table-cell>
          <table:table-cell office:value-type="percentage" office:value="0.72287581699346404" table:formula="of:=([.AA20]+[.BA20]+[.CA20])/3" table:style-name="ce25">
            <text:p>72.29%</text:p>
          </table:table-cell>
          <table:table-cell office:value-type="percentage" office:value="0.59709336309049343" table:formula="of:=([.AB20]+[.BB20]+[.CB20])/3" table:style-name="ce25">
            <text:p>59.71%</text:p>
          </table:table-cell>
          <table:table-cell office:value-type="percentage" office:value="0.62962431585100143" table:formula="of:=([.AC20]+[.BC20]+[.CC20])/3" table:style-name="ce25">
            <text:p>62.96%</text:p>
          </table:table-cell>
          <table:table-cell table:number-columns-repeated="1629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7">
            <text:p>OnlyFlaws</text:p>
          </table:table-cell>
          <table:table-cell office:value-type="string" table:style-name="ce18">
            <text:p>AR.TO</text:p>
          </table:table-cell>
          <table:table-cell office:value-type="float" office:value="2.12" table:style-name="ce19">
            <text:p>2.12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2.68" table:style-name="ce21">
            <text:p>2.68</text:p>
          </table:table-cell>
          <table:table-cell office:value-type="float" office:value="2.4" table:style-name="ce21">
            <text:p>2.4</text:p>
          </table:table-cell>
          <table:table-cell office:value-type="float" office:value="2.5" table:style-name="ce21">
            <text:p>2.5</text:p>
          </table:table-cell>
          <table:table-cell office:value-type="float" office:value="2.76" table:style-name="ce21">
            <text:p>2.76</text:p>
          </table:table-cell>
          <table:table-cell office:value-type="float" office:value="2.64" table:style-name="ce21">
            <text:p>2.64</text:p>
          </table:table-cell>
          <table:table-cell office:value-type="float" office:value="2.36" table:style-name="ce21">
            <text:p>2.36</text:p>
          </table:table-cell>
          <table:table-cell office:value-type="float" office:value="2.14" table:style-name="ce21">
            <text:p>2.14</text:p>
          </table:table-cell>
          <table:table-cell office:value-type="float" office:value="2.0499999999999998" table:style-name="ce21">
            <text:p>2.05</text:p>
          </table:table-cell>
          <table:table-cell office:value-type="float" office:value="2.33" table:style-name="ce21">
            <text:p>2.33</text:p>
          </table:table-cell>
          <table:table-cell office:value-type="float" office:value="2.4" table:style-name="ce21">
            <text:p>2.4</text:p>
          </table:table-cell>
          <table:table-cell office:value-type="float" office:value="2.33" table:style-name="ce21">
            <text:p>2.33</text:p>
          </table:table-cell>
          <table:table-cell office:value-type="percentage" office:value="0.26415094339622641" table:formula="of:=([.H21]-[.$E21])/[.$E21]" table:style-name="ce22">
            <text:p>26.42%</text:p>
          </table:table-cell>
          <table:table-cell office:value-type="percentage" office:value="0.13207547169811309" table:formula="of:=([.I21]-[.$E21])/[.$E21]" table:style-name="ce22">
            <text:p>13.21%</text:p>
          </table:table-cell>
          <table:table-cell office:value-type="percentage" office:value="0.17924528301886786" table:formula="of:=([.J21]-[.$E21])/[.$E21]" table:style-name="ce22">
            <text:p>17.92%</text:p>
          </table:table-cell>
          <table:table-cell office:value-type="percentage" office:value="0.30188679245283001" table:formula="of:=([.K21]-[.$E21])/[.$E21]" table:style-name="ce22">
            <text:p>30.19%</text:p>
          </table:table-cell>
          <table:table-cell office:value-type="percentage" office:value="0.24528301886792453" table:formula="of:=([.L21]-[.$E21])/[.$E21]" table:style-name="ce22">
            <text:p>24.53%</text:p>
          </table:table-cell>
          <table:table-cell office:value-type="percentage" office:value="0.11320754716981121" table:formula="of:=([.M21]-[.$E21])/[.$E21]" table:style-name="ce22">
            <text:p>11.32%</text:p>
          </table:table-cell>
          <table:table-cell office:value-type="percentage" office:value="9.4339622641509517E-3" table:formula="of:=([.N21]-[.$E21])/[.$E21]" table:style-name="ce22">
            <text:p>0.94%</text:p>
          </table:table-cell>
          <table:table-cell office:value-type="percentage" office:value="-3.3018867924528433E-2" table:formula="of:=([.O21]-[.$E21])/[.$E21]" table:style-name="ce22">
            <text:p>-3.30%</text:p>
          </table:table-cell>
          <table:table-cell office:value-type="percentage" office:value="9.9056603773584884E-2" table:formula="of:=([.P21]-[.$E21])/[.$E21]" table:style-name="ce22">
            <text:p>9.91%</text:p>
          </table:table-cell>
          <table:table-cell office:value-type="percentage" office:value="0.13207547169811309" table:formula="of:=([.Q21]-[.$E21])/[.$E21]" table:style-name="ce22">
            <text:p>13.21%</text:p>
          </table:table-cell>
          <table:table-cell office:value-type="percentage" office:value="9.9056603773584884E-2" table:formula="of:=([.R21]-[.$E21])/[.$E21]" table:style-name="ce22">
            <text:p>9.91%</text:p>
          </table:table-cell>
          <table:table-cell office:value-type="string" table:style-name="ce18">
            <text:p>NXE.TO</text:p>
          </table:table-cell>
          <table:table-cell office:value-type="float" office:value="2.33" table:style-name="ce19">
            <text:p>2.33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3.27" table:style-name="ce21">
            <text:p>3.27</text:p>
          </table:table-cell>
          <table:table-cell office:value-type="float" office:value="3.62" table:style-name="ce21">
            <text:p>3.62</text:p>
          </table:table-cell>
          <table:table-cell office:value-type="float" office:value="3.36" table:style-name="ce21">
            <text:p>3.36</text:p>
          </table:table-cell>
          <table:table-cell office:value-type="float" office:value="3.91" table:style-name="ce21">
            <text:p>3.91</text:p>
          </table:table-cell>
          <table:table-cell office:value-type="float" office:value="4.0199999999999996" table:style-name="ce21">
            <text:p>4.02</text:p>
          </table:table-cell>
          <table:table-cell office:value-type="float" office:value="3.87" table:style-name="ce21">
            <text:p>3.87</text:p>
          </table:table-cell>
          <table:table-cell office:value-type="float" office:value="3.57" table:style-name="ce21">
            <text:p>3.57</text:p>
          </table:table-cell>
          <table:table-cell office:value-type="float" office:value="3.32" table:style-name="ce21">
            <text:p>3.32</text:p>
          </table:table-cell>
          <table:table-cell office:value-type="float" office:value="3.53" table:style-name="ce21">
            <text:p>3.53</text:p>
          </table:table-cell>
          <table:table-cell office:value-type="float" office:value="3.13" table:style-name="ce21">
            <text:p>3.13</text:p>
          </table:table-cell>
          <table:table-cell office:value-type="float" office:value="3.15" table:style-name="ce21">
            <text:p>3.15</text:p>
          </table:table-cell>
          <table:table-cell office:value-type="percentage" office:value="0.40343347639484978" table:formula="of:=([.AH21]-[.$AE21])/[.$AE21]" table:style-name="ce22">
            <text:p>40.34%</text:p>
          </table:table-cell>
          <table:table-cell office:value-type="percentage" office:value="0.55364806866952787" table:formula="of:=([.AI21]-[.$AE21])/[.$AE21]" table:style-name="ce22">
            <text:p>55.36%</text:p>
          </table:table-cell>
          <table:table-cell office:value-type="percentage" office:value="0.44206008583690976" table:formula="of:=([.AJ21]-[.$AE21])/[.$AE21]" table:style-name="ce22">
            <text:p>44.21%</text:p>
          </table:table-cell>
          <table:table-cell office:value-type="percentage" office:value="0.67811158798283266" table:formula="of:=([.AK21]-[.$AE21])/[.$AE21]" table:style-name="ce22">
            <text:p>67.81%</text:p>
          </table:table-cell>
          <table:table-cell office:value-type="percentage" office:value="0.72532188841201695" table:formula="of:=([.AL21]-[.$AE21])/[.$AE21]" table:style-name="ce22">
            <text:p>72.53%</text:p>
          </table:table-cell>
          <table:table-cell office:value-type="percentage" office:value="0.66094420600858372" table:formula="of:=([.AM21]-[.$AE21])/[.$AE21]" table:style-name="ce22">
            <text:p>66.09%</text:p>
          </table:table-cell>
          <table:table-cell office:value-type="percentage" office:value="0.53218884120171661" table:formula="of:=([.AN21]-[.$AE21])/[.$AE21]" table:style-name="ce22">
            <text:p>53.22%</text:p>
          </table:table-cell>
          <table:table-cell office:value-type="percentage" office:value="0.42489270386266081" table:formula="of:=([.AO21]-[.$AE21])/[.$AE21]" table:style-name="ce22">
            <text:p>42.49%</text:p>
          </table:table-cell>
          <table:table-cell office:value-type="percentage" office:value="0.51502145922746767" table:formula="of:=([.AP21]-[.$AE21])/[.$AE21]" table:style-name="ce22">
            <text:p>51.50%</text:p>
          </table:table-cell>
          <table:table-cell office:value-type="percentage" office:value="0.34334763948497843" table:formula="of:=([.AQ21]-[.$AE21])/[.$AE21]" table:style-name="ce22">
            <text:p>34.33%</text:p>
          </table:table-cell>
          <table:table-cell office:value-type="percentage" office:value="0.3519313304721029" table:formula="of:=([.AR21]-[.$AE21])/[.$AE21]" table:style-name="ce22">
            <text:p>35.19%</text:p>
          </table:table-cell>
          <table:table-cell office:value-type="string" table:style-name="ce23">
            <text:p>EFR.TO</text:p>
          </table:table-cell>
          <table:table-cell office:value-type="float" office:value="2.21" table:style-name="ce24">
            <text:p>2.21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2.92" table:style-name="ce21">
            <text:p>2.92</text:p>
          </table:table-cell>
          <table:table-cell office:value-type="float" office:value="2.95" table:style-name="ce21">
            <text:p>2.95</text:p>
          </table:table-cell>
          <table:table-cell office:value-type="float" office:value="2.72" table:style-name="ce21">
            <text:p>2.72</text:p>
          </table:table-cell>
          <table:table-cell office:value-type="float" office:value="3.17" table:style-name="ce21">
            <text:p>3.17</text:p>
          </table:table-cell>
          <table:table-cell office:value-type="float" office:value="3.12" table:style-name="ce21">
            <text:p>3.12</text:p>
          </table:table-cell>
          <table:table-cell office:value-type="float" office:value="2.85" table:style-name="ce21">
            <text:p>2.85</text:p>
          </table:table-cell>
          <table:table-cell office:value-type="float" office:value="2.67" table:style-name="ce21">
            <text:p>2.67</text:p>
          </table:table-cell>
          <table:table-cell office:value-type="float" office:value="2.66" table:style-name="ce21">
            <text:p>2.66</text:p>
          </table:table-cell>
          <table:table-cell office:value-type="float" office:value="2.96" table:style-name="ce21">
            <text:p>2.96</text:p>
          </table:table-cell>
          <table:table-cell office:value-type="float" office:value="2.72" table:style-name="ce21">
            <text:p>2.72</text:p>
          </table:table-cell>
          <table:table-cell office:value-type="float" office:value="2.87" table:style-name="ce21">
            <text:p>2.87</text:p>
          </table:table-cell>
          <table:table-cell office:value-type="percentage" office:value="0.32126696832579182" table:formula="of:=([.BH21]-[.$BE21])/[.$BE21]" table:style-name="ce22">
            <text:p>32.13%</text:p>
          </table:table-cell>
          <table:table-cell office:value-type="percentage" office:value="0.33484162895927611" table:formula="of:=([.BI21]-[.$BE21])/[.$BE21]" table:style-name="ce22">
            <text:p>33.48%</text:p>
          </table:table-cell>
          <table:table-cell office:value-type="percentage" office:value="0.23076923076923087" table:formula="of:=([.BJ21]-[.$BE21])/[.$BE21]" table:style-name="ce22">
            <text:p>23.08%</text:p>
          </table:table-cell>
          <table:table-cell office:value-type="percentage" office:value="0.43438914027149322" table:formula="of:=([.BK21]-[.$BE21])/[.$BE21]" table:style-name="ce22">
            <text:p>43.44%</text:p>
          </table:table-cell>
          <table:table-cell office:value-type="percentage" office:value="0.41176470588235303" table:formula="of:=([.BL21]-[.$BE21])/[.$BE21]" table:style-name="ce22">
            <text:p>41.18%</text:p>
          </table:table-cell>
          <table:table-cell office:value-type="percentage" office:value="0.28959276018099556" table:formula="of:=([.BM21]-[.$BE21])/[.$BE21]" table:style-name="ce22">
            <text:p>28.96%</text:p>
          </table:table-cell>
          <table:table-cell office:value-type="percentage" office:value="0.20814479638009048" table:formula="of:=([.BN21]-[.$BE21])/[.$BE21]" table:style-name="ce22">
            <text:p>20.81%</text:p>
          </table:table-cell>
          <table:table-cell office:value-type="percentage" office:value="0.20361990950226252" table:formula="of:=([.BO21]-[.$BE21])/[.$BE21]" table:style-name="ce22">
            <text:p>20.36%</text:p>
          </table:table-cell>
          <table:table-cell office:value-type="percentage" office:value="0.33936651583710409" table:formula="of:=([.BP21]-[.$BE21])/[.$BE21]" table:style-name="ce22">
            <text:p>33.94%</text:p>
          </table:table-cell>
          <table:table-cell office:value-type="percentage" office:value="0.23076923076923087" table:formula="of:=([.BQ21]-[.$BE21])/[.$BE21]" table:style-name="ce22">
            <text:p>23.08%</text:p>
          </table:table-cell>
          <table:table-cell office:value-type="percentage" office:value="0.29864253393665163" table:formula="of:=([.BR21]-[.$BE21])/[.$BE21]" table:style-name="ce22">
            <text:p>29.86%</text:p>
          </table:table-cell>
          <table:table-cell table:style-name="ce1"/>
          <table:table-cell office:value-type="string" table:style-name="ce17">
            <text:p>OnlyFlaws</text:p>
          </table:table-cell>
          <table:table-cell office:value-type="percentage" office:value="0.32961712937228932" table:formula="of:=([.S21]+[.AS21]+[.BS21])/3" table:style-name="ce25">
            <text:p>32.96%</text:p>
          </table:table-cell>
          <table:table-cell office:value-type="percentage" office:value="0.34018838977563903" table:formula="of:=([.T21]+[.AT21]+[.BT21])/3" table:style-name="ce25">
            <text:p>34.02%</text:p>
          </table:table-cell>
          <table:table-cell office:value-type="percentage" office:value="0.28402486654166947" table:formula="of:=([.U21]+[.AU21]+[.BU21])/3" table:style-name="ce25">
            <text:p>28.40%</text:p>
          </table:table-cell>
          <table:table-cell office:value-type="percentage" office:value="0.47146250690238528" table:formula="of:=([.V21]+[.AV21]+[.BV21])/3" table:style-name="ce25">
            <text:p>47.15%</text:p>
          </table:table-cell>
          <table:table-cell office:value-type="percentage" office:value="0.46078987105409813" table:formula="of:=([.W21]+[.AW21]+[.BW21])/3" table:style-name="ce25">
            <text:p>46.08%</text:p>
          </table:table-cell>
          <table:table-cell office:value-type="percentage" office:value="0.35458150445313014" table:formula="of:=([.X21]+[.AX21]+[.BX21])/3" table:style-name="ce25">
            <text:p>35.46%</text:p>
          </table:table-cell>
          <table:table-cell office:value-type="percentage" office:value="0.24992253328198602" table:formula="of:=([.Y21]+[.AY21]+[.BY21])/3" table:style-name="ce25">
            <text:p>24.99%</text:p>
          </table:table-cell>
          <table:table-cell office:value-type="percentage" office:value="0.19849791514679829" table:formula="of:=([.Z21]+[.AZ21]+[.BZ21])/3" table:style-name="ce25">
            <text:p>19.85%</text:p>
          </table:table-cell>
          <table:table-cell office:value-type="percentage" office:value="0.31781485961271888" table:formula="of:=([.AA21]+[.BA21]+[.CA21])/3" table:style-name="ce25">
            <text:p>31.78%</text:p>
          </table:table-cell>
          <table:table-cell office:value-type="percentage" office:value="0.23539744731744081" table:formula="of:=([.AB21]+[.BB21]+[.CB21])/3" table:style-name="ce25">
            <text:p>23.54%</text:p>
          </table:table-cell>
          <table:table-cell office:value-type="percentage" office:value="0.24987682272744646" table:formula="of:=([.AC21]+[.BC21]+[.CC21])/3" table:style-name="ce25">
            <text:p>24.99%</text:p>
          </table:table-cell>
          <table:table-cell table:number-columns-repeated="16290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7">
            <text:p>FundamentalAnalysis</text:p>
          </table:table-cell>
          <table:table-cell office:value-type="string" table:style-name="ce18">
            <text:p>GQC.V</text:p>
          </table:table-cell>
          <table:table-cell office:value-type="float" office:value="0.27" table:style-name="ce19">
            <text:p>0.27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38500000000000001" table:style-name="ce21">
            <text:p>0.385</text:p>
          </table:table-cell>
          <table:table-cell office:value-type="float" office:value="0.4" table:style-name="ce21">
            <text:p>0.4</text:p>
          </table:table-cell>
          <table:table-cell office:value-type="float" office:value="0.38" table:style-name="ce21">
            <text:p>0.38</text:p>
          </table:table-cell>
          <table:table-cell office:value-type="float" office:value="0.53" table:style-name="ce21">
            <text:p>0.53</text:p>
          </table:table-cell>
          <table:table-cell office:value-type="float" office:value="0.48499999999999999" table:style-name="ce21">
            <text:p>0.485</text:p>
          </table:table-cell>
          <table:table-cell office:value-type="float" office:value="0.49" table:style-name="ce21">
            <text:p>0.49</text:p>
          </table:table-cell>
          <table:table-cell office:value-type="float" office:value="0.47" table:style-name="ce21">
            <text:p>0.47</text:p>
          </table:table-cell>
          <table:table-cell office:value-type="float" office:value="0.495" table:style-name="ce21">
            <text:p>0.495</text:p>
          </table:table-cell>
          <table:table-cell office:value-type="float" office:value="0.52" table:style-name="ce21">
            <text:p>0.52</text:p>
          </table:table-cell>
          <table:table-cell office:value-type="float" office:value="0.5" table:style-name="ce21">
            <text:p>0.5</text:p>
          </table:table-cell>
          <table:table-cell office:value-type="float" office:value="0.5" table:style-name="ce21">
            <text:p>0.5</text:p>
          </table:table-cell>
          <table:table-cell office:value-type="percentage" office:value="0.42592592592592587" table:formula="of:=([.H22]-[.$E22])/[.$E22]" table:style-name="ce22">
            <text:p>42.59%</text:p>
          </table:table-cell>
          <table:table-cell office:value-type="percentage" office:value="0.48148148148148145" table:formula="of:=([.I22]-[.$E22])/[.$E22]" table:style-name="ce22">
            <text:p>48.15%</text:p>
          </table:table-cell>
          <table:table-cell office:value-type="percentage" office:value="0.40740740740740733" table:formula="of:=([.J22]-[.$E22])/[.$E22]" table:style-name="ce22">
            <text:p>40.74%</text:p>
          </table:table-cell>
          <table:table-cell office:value-type="percentage" office:value="0.96296296296296291" table:formula="of:=([.K22]-[.$E22])/[.$E22]" table:style-name="ce22">
            <text:p>96.30%</text:p>
          </table:table-cell>
          <table:table-cell office:value-type="percentage" office:value="0.79629629629629617" table:formula="of:=([.L22]-[.$E22])/[.$E22]" table:style-name="ce22">
            <text:p>79.63%</text:p>
          </table:table-cell>
          <table:table-cell office:value-type="percentage" office:value="0.81481481481481466" table:formula="of:=([.M22]-[.$E22])/[.$E22]" table:style-name="ce22">
            <text:p>81.48%</text:p>
          </table:table-cell>
          <table:table-cell office:value-type="percentage" office:value="0.74074074074074048" table:formula="of:=([.N22]-[.$E22])/[.$E22]" table:style-name="ce22">
            <text:p>74.07%</text:p>
          </table:table-cell>
          <table:table-cell office:value-type="percentage" office:value="0.83333333333333315" table:formula="of:=([.O22]-[.$E22])/[.$E22]" table:style-name="ce22">
            <text:p>83.33%</text:p>
          </table:table-cell>
          <table:table-cell office:value-type="percentage" office:value="0.92592592592592582" table:formula="of:=([.P22]-[.$E22])/[.$E22]" table:style-name="ce22">
            <text:p>92.59%</text:p>
          </table:table-cell>
          <table:table-cell office:value-type="percentage" office:value="0.85185185185185175" table:formula="of:=([.Q22]-[.$E22])/[.$E22]" table:style-name="ce22">
            <text:p>85.19%</text:p>
          </table:table-cell>
          <table:table-cell office:value-type="percentage" office:value="0.85185185185185175" table:formula="of:=([.R22]-[.$E22])/[.$E22]" table:style-name="ce22">
            <text:p>85.19%</text:p>
          </table:table-cell>
          <table:table-cell office:value-type="string" table:style-name="ce18">
            <text:p>TGZ.TO</text:p>
          </table:table-cell>
          <table:table-cell office:value-type="float" office:value="0.82" table:style-name="ce19">
            <text:p>0.82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98" table:style-name="ce21">
            <text:p>0.98</text:p>
          </table:table-cell>
          <table:table-cell office:value-type="float" office:value="0.94" table:style-name="ce21">
            <text:p>0.94</text:p>
          </table:table-cell>
          <table:table-cell office:value-type="float" office:value="0.89" table:style-name="ce21">
            <text:p>0.89</text:p>
          </table:table-cell>
          <table:table-cell office:value-type="float" office:value="0.95" table:style-name="ce21">
            <text:p>0.95</text:p>
          </table:table-cell>
          <table:table-cell office:value-type="float" office:value="0.98" table:style-name="ce21">
            <text:p>0.98</text:p>
          </table:table-cell>
          <table:table-cell office:value-type="float" office:value="1" table:style-name="ce21">
            <text:p>1</text:p>
          </table:table-cell>
          <table:table-cell office:value-type="float" office:value="0.82" table:style-name="ce21">
            <text:p>0.82</text:p>
          </table:table-cell>
          <table:table-cell office:value-type="float" office:value="0.82" table:style-name="ce21">
            <text:p>0.82</text:p>
          </table:table-cell>
          <table:table-cell office:value-type="float" office:value="0.82" table:style-name="ce21">
            <text:p>0.82</text:p>
          </table:table-cell>
          <table:table-cell office:value-type="float" office:value="0.83" table:style-name="ce21">
            <text:p>0.83</text:p>
          </table:table-cell>
          <table:table-cell office:value-type="float" office:value="0.85" table:style-name="ce21">
            <text:p>0.85</text:p>
          </table:table-cell>
          <table:table-cell office:value-type="percentage" office:value="0.19512195121951226" table:formula="of:=([.AH22]-[.$AE22])/[.$AE22]" table:style-name="ce22">
            <text:p>19.51%</text:p>
          </table:table-cell>
          <table:table-cell office:value-type="percentage" office:value="0.14634146341463414" table:formula="of:=([.AI22]-[.$AE22])/[.$AE22]" table:style-name="ce22">
            <text:p>14.63%</text:p>
          </table:table-cell>
          <table:table-cell office:value-type="percentage" office:value="8.5365853658536661E-2" table:formula="of:=([.AJ22]-[.$AE22])/[.$AE22]" table:style-name="ce22">
            <text:p>8.54%</text:p>
          </table:table-cell>
          <table:table-cell office:value-type="percentage" office:value="0.15853658536585366" table:formula="of:=([.AK22]-[.$AE22])/[.$AE22]" table:style-name="ce22">
            <text:p>15.85%</text:p>
          </table:table-cell>
          <table:table-cell office:value-type="percentage" office:value="0.19512195121951226" table:formula="of:=([.AL22]-[.$AE22])/[.$AE22]" table:style-name="ce22">
            <text:p>19.51%</text:p>
          </table:table-cell>
          <table:table-cell office:value-type="percentage" office:value="0.2195121951219513" table:formula="of:=([.AM22]-[.$AE22])/[.$AE22]" table:style-name="ce22">
            <text:p>21.95%</text:p>
          </table:table-cell>
          <table:table-cell office:value-type="percentage" office:value="0" table:formula="of:=([.AN22]-[.$AE22])/[.$AE22]" table:style-name="ce22">
            <text:p>0.00%</text:p>
          </table:table-cell>
          <table:table-cell office:value-type="percentage" office:value="0" table:formula="of:=([.AO22]-[.$AE22])/[.$AE22]" table:style-name="ce22">
            <text:p>0.00%</text:p>
          </table:table-cell>
          <table:table-cell office:value-type="percentage" office:value="0" table:formula="of:=([.AP22]-[.$AE22])/[.$AE22]" table:style-name="ce22">
            <text:p>0.00%</text:p>
          </table:table-cell>
          <table:table-cell office:value-type="percentage" office:value="1.2195121951219523E-2" table:formula="of:=([.AQ22]-[.$AE22])/[.$AE22]" table:style-name="ce22">
            <text:p>1.22%</text:p>
          </table:table-cell>
          <table:table-cell office:value-type="percentage" office:value="3.6585365853658569E-2" table:formula="of:=([.AR22]-[.$AE22])/[.$AE22]" table:style-name="ce22">
            <text:p>3.66%</text:p>
          </table:table-cell>
          <table:table-cell office:value-type="string" table:style-name="ce23">
            <text:p>USA.TO</text:p>
          </table:table-cell>
          <table:table-cell office:value-type="float" office:value="3.5" table:style-name="ce24">
            <text:p>3.5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4.4000000000000004" table:style-name="ce21">
            <text:p>4.4</text:p>
          </table:table-cell>
          <table:table-cell office:value-type="float" office:value="4.4000000000000004" table:style-name="ce21">
            <text:p>4.4</text:p>
          </table:table-cell>
          <table:table-cell office:value-type="float" office:value="4.4000000000000004" table:style-name="ce21">
            <text:p>4.4</text:p>
          </table:table-cell>
          <table:table-cell office:value-type="float" office:value="4.33" table:style-name="ce21">
            <text:p>4.33</text:p>
          </table:table-cell>
          <table:table-cell office:value-type="float" office:value="4.66" table:style-name="ce21">
            <text:p>4.66</text:p>
          </table:table-cell>
          <table:table-cell office:value-type="float" office:value="4.66" table:style-name="ce21">
            <text:p>4.66</text:p>
          </table:table-cell>
          <table:table-cell office:value-type="float" office:value="4.07" table:style-name="ce21">
            <text:p>4.07</text:p>
          </table:table-cell>
          <table:table-cell office:value-type="float" office:value="3.8" table:style-name="ce21">
            <text:p>3.8</text:p>
          </table:table-cell>
          <table:table-cell office:value-type="float" office:value="3.89" table:style-name="ce21">
            <text:p>3.89</text:p>
          </table:table-cell>
          <table:table-cell office:value-type="float" office:value="3.65" table:style-name="ce21">
            <text:p>3.65</text:p>
          </table:table-cell>
          <table:table-cell office:value-type="float" office:value="3.87" table:style-name="ce21">
            <text:p>3.87</text:p>
          </table:table-cell>
          <table:table-cell office:value-type="percentage" office:value="0.25714285714285723" table:formula="of:=([.BH22]-[.$BE22])/[.$BE22]" table:style-name="ce22">
            <text:p>25.71%</text:p>
          </table:table-cell>
          <table:table-cell office:value-type="percentage" office:value="0.25714285714285723" table:formula="of:=([.BI22]-[.$BE22])/[.$BE22]" table:style-name="ce22">
            <text:p>25.71%</text:p>
          </table:table-cell>
          <table:table-cell office:value-type="percentage" office:value="0.25714285714285723" table:formula="of:=([.BJ22]-[.$BE22])/[.$BE22]" table:style-name="ce22">
            <text:p>25.71%</text:p>
          </table:table-cell>
          <table:table-cell office:value-type="percentage" office:value="0.23714285714285716" table:formula="of:=([.BK22]-[.$BE22])/[.$BE22]" table:style-name="ce22">
            <text:p>23.71%</text:p>
          </table:table-cell>
          <table:table-cell office:value-type="percentage" office:value="0.33142857142857146" table:formula="of:=([.BL22]-[.$BE22])/[.$BE22]" table:style-name="ce22">
            <text:p>33.14%</text:p>
          </table:table-cell>
          <table:table-cell office:value-type="percentage" office:value="0.33142857142857146" table:formula="of:=([.BM22]-[.$BE22])/[.$BE22]" table:style-name="ce22">
            <text:p>33.14%</text:p>
          </table:table-cell>
          <table:table-cell office:value-type="percentage" office:value="0.16285714285714295" table:formula="of:=([.BN22]-[.$BE22])/[.$BE22]" table:style-name="ce22">
            <text:p>16.29%</text:p>
          </table:table-cell>
          <table:table-cell office:value-type="percentage" office:value="8.571428571428566E-2" table:formula="of:=([.BO22]-[.$BE22])/[.$BE22]" table:style-name="ce22">
            <text:p>8.57%</text:p>
          </table:table-cell>
          <table:table-cell office:value-type="percentage" office:value="0.11142857142857146" table:formula="of:=([.BP22]-[.$BE22])/[.$BE22]" table:style-name="ce22">
            <text:p>11.14%</text:p>
          </table:table-cell>
          <table:table-cell office:value-type="percentage" office:value="4.285714285714283E-2" table:formula="of:=([.BQ22]-[.$BE22])/[.$BE22]" table:style-name="ce22">
            <text:p>4.29%</text:p>
          </table:table-cell>
          <table:table-cell office:value-type="percentage" office:value="0.10571428571428575" table:formula="of:=([.BR22]-[.$BE22])/[.$BE22]" table:style-name="ce22">
            <text:p>10.57%</text:p>
          </table:table-cell>
          <table:table-cell table:style-name="ce1"/>
          <table:table-cell office:value-type="string" table:style-name="ce17">
            <text:p>FundamentalAnalysis</text:p>
          </table:table-cell>
          <table:table-cell office:value-type="percentage" office:value="0.29273024476276516" table:formula="of:=([.S22]+[.AS22]+[.BS22])/3" table:style-name="ce25">
            <text:p>29.27%</text:p>
          </table:table-cell>
          <table:table-cell office:value-type="percentage" office:value="0.2949886006796576" table:formula="of:=([.T22]+[.AT22]+[.BT22])/3" table:style-name="ce25">
            <text:p>29.50%</text:p>
          </table:table-cell>
          <table:table-cell office:value-type="percentage" office:value="0.24997203940293375" table:formula="of:=([.U22]+[.AU22]+[.BU22])/3" table:style-name="ce25">
            <text:p>25.00%</text:p>
          </table:table-cell>
          <table:table-cell office:value-type="percentage" office:value="0.45288080182389123" table:formula="of:=([.V22]+[.AV22]+[.BV22])/3" table:style-name="ce25">
            <text:p>45.29%</text:p>
          </table:table-cell>
          <table:table-cell office:value-type="percentage" office:value="0.44094893964812659" table:formula="of:=([.W22]+[.AW22]+[.BW22])/3" table:style-name="ce25">
            <text:p>44.09%</text:p>
          </table:table-cell>
          <table:table-cell office:value-type="percentage" office:value="0.4552518604551124" table:formula="of:=([.X22]+[.AX22]+[.BX22])/3" table:style-name="ce25">
            <text:p>45.53%</text:p>
          </table:table-cell>
          <table:table-cell office:value-type="percentage" office:value="0.30119929453262778" table:formula="of:=([.Y22]+[.AY22]+[.BY22])/3" table:style-name="ce25">
            <text:p>30.12%</text:p>
          </table:table-cell>
          <table:table-cell office:value-type="percentage" office:value="0.30634920634920626" table:formula="of:=([.Z22]+[.AZ22]+[.BZ22])/3" table:style-name="ce25">
            <text:p>30.63%</text:p>
          </table:table-cell>
          <table:table-cell office:value-type="percentage" office:value="0.3457848324514991" table:formula="of:=([.AA22]+[.BA22]+[.CA22])/3" table:style-name="ce25">
            <text:p>34.58%</text:p>
          </table:table-cell>
          <table:table-cell office:value-type="percentage" office:value="0.30230137222007136" table:formula="of:=([.AB22]+[.BB22]+[.CB22])/3" table:style-name="ce25">
            <text:p>30.23%</text:p>
          </table:table-cell>
          <table:table-cell office:value-type="percentage" office:value="0.33138383447326536" table:formula="of:=([.AC22]+[.BC22]+[.CC22])/3" table:style-name="ce25">
            <text:p>33.14%</text:p>
          </table:table-cell>
          <table:table-cell table:number-columns-repeated="1629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7">
            <text:p>JAChap</text:p>
          </table:table-cell>
          <table:table-cell office:value-type="string" table:style-name="ce18">
            <text:p>OSK.TO</text:p>
          </table:table-cell>
          <table:table-cell office:value-type="float" office:value="2.44" table:style-name="ce19">
            <text:p>2.44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3.2" table:style-name="ce21">
            <text:p>3.2</text:p>
          </table:table-cell>
          <table:table-cell office:value-type="float" office:value="3.41" table:style-name="ce21">
            <text:p>3.41</text:p>
          </table:table-cell>
          <table:table-cell office:value-type="float" office:value="3.57" table:style-name="ce21">
            <text:p>3.57</text:p>
          </table:table-cell>
          <table:table-cell office:value-type="float" office:value="3.86" table:style-name="ce21">
            <text:p>3.86</text:p>
          </table:table-cell>
          <table:table-cell office:value-type="float" office:value="3.84" table:style-name="ce21">
            <text:p>3.84</text:p>
          </table:table-cell>
          <table:table-cell office:value-type="float" office:value="3.77" table:style-name="ce21">
            <text:p>3.77</text:p>
          </table:table-cell>
          <table:table-cell office:value-type="float" office:value="3.89" table:style-name="ce21">
            <text:p>3.89</text:p>
          </table:table-cell>
          <table:table-cell office:value-type="float" office:value="4.08" table:style-name="ce21">
            <text:p>4.08</text:p>
          </table:table-cell>
          <table:table-cell office:value-type="float" office:value="4.17" table:style-name="ce21">
            <text:p>4.17</text:p>
          </table:table-cell>
          <table:table-cell office:value-type="float" office:value="4.42" table:style-name="ce21">
            <text:p>4.42</text:p>
          </table:table-cell>
          <table:table-cell office:value-type="float" office:value="4.8499999999999996" table:style-name="ce21">
            <text:p>4.85</text:p>
          </table:table-cell>
          <table:table-cell office:value-type="percentage" office:value="0.3114754098360657" table:formula="of:=([.H23]-[.$E23])/[.$E23]" table:style-name="ce22">
            <text:p>31.15%</text:p>
          </table:table-cell>
          <table:table-cell office:value-type="percentage" office:value="0.39754098360655749" table:formula="of:=([.I23]-[.$E23])/[.$E23]" table:style-name="ce22">
            <text:p>39.75%</text:p>
          </table:table-cell>
          <table:table-cell office:value-type="percentage" office:value="0.46311475409836061" table:formula="of:=([.J23]-[.$E23])/[.$E23]" table:style-name="ce22">
            <text:p>46.31%</text:p>
          </table:table-cell>
          <table:table-cell office:value-type="percentage" office:value="0.58196721311475408" table:formula="of:=([.K23]-[.$E23])/[.$E23]" table:style-name="ce22">
            <text:p>58.20%</text:p>
          </table:table-cell>
          <table:table-cell office:value-type="percentage" office:value="0.57377049180327866" table:formula="of:=([.L23]-[.$E23])/[.$E23]" table:style-name="ce22">
            <text:p>57.38%</text:p>
          </table:table-cell>
          <table:table-cell office:value-type="percentage" office:value="0.54508196721311475" table:formula="of:=([.M23]-[.$E23])/[.$E23]" table:style-name="ce22">
            <text:p>54.51%</text:p>
          </table:table-cell>
          <table:table-cell office:value-type="percentage" office:value="0.59426229508196726" table:formula="of:=([.N23]-[.$E23])/[.$E23]" table:style-name="ce22">
            <text:p>59.43%</text:p>
          </table:table-cell>
          <table:table-cell office:value-type="percentage" office:value="0.67213114754098369" table:formula="of:=([.O23]-[.$E23])/[.$E23]" table:style-name="ce22">
            <text:p>67.21%</text:p>
          </table:table-cell>
          <table:table-cell office:value-type="percentage" office:value="0.70901639344262291" table:formula="of:=([.P23]-[.$E23])/[.$E23]" table:style-name="ce22">
            <text:p>70.90%</text:p>
          </table:table-cell>
          <table:table-cell office:value-type="percentage" office:value="0.81147540983606559" table:formula="of:=([.Q23]-[.$E23])/[.$E23]" table:style-name="ce22">
            <text:p>81.15%</text:p>
          </table:table-cell>
          <table:table-cell office:value-type="percentage" office:value="0.98770491803278682" table:formula="of:=([.R23]-[.$E23])/[.$E23]" table:style-name="ce22">
            <text:p>98.77%</text:p>
          </table:table-cell>
          <table:table-cell office:value-type="string" table:style-name="ce18">
            <text:p>FPC.V</text:p>
          </table:table-cell>
          <table:table-cell office:value-type="float" office:value="0.89" table:style-name="ce19">
            <text:p>0.89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92" table:style-name="ce21">
            <text:p>0.92</text:p>
          </table:table-cell>
          <table:table-cell office:value-type="float" office:value="0.94" table:style-name="ce21">
            <text:p>0.94</text:p>
          </table:table-cell>
          <table:table-cell office:value-type="float" office:value="0.95" table:style-name="ce21">
            <text:p>0.95</text:p>
          </table:table-cell>
          <table:table-cell office:value-type="float" office:value="0.97" table:style-name="ce21">
            <text:p>0.97</text:p>
          </table:table-cell>
          <table:table-cell office:value-type="float" office:value="0.92" table:style-name="ce21">
            <text:p>0.92</text:p>
          </table:table-cell>
          <table:table-cell office:value-type="float" office:value="0.9" table:style-name="ce21">
            <text:p>0.9</text:p>
          </table:table-cell>
          <table:table-cell office:value-type="float" office:value="0.86" table:style-name="ce21">
            <text:p>0.86</text:p>
          </table:table-cell>
          <table:table-cell office:value-type="float" office:value="0.87" table:style-name="ce21">
            <text:p>0.87</text:p>
          </table:table-cell>
          <table:table-cell office:value-type="float" office:value="0.91" table:style-name="ce21">
            <text:p>0.91</text:p>
          </table:table-cell>
          <table:table-cell office:value-type="float" office:value="0.86" table:style-name="ce21">
            <text:p>0.86</text:p>
          </table:table-cell>
          <table:table-cell office:value-type="float" office:value="0.91" table:style-name="ce21">
            <text:p>0.91</text:p>
          </table:table-cell>
          <table:table-cell office:value-type="percentage" office:value="3.3707865168539353E-2" table:formula="of:=([.AH23]-[.$AE23])/[.$AE23]" table:style-name="ce22">
            <text:p>3.37%</text:p>
          </table:table-cell>
          <table:table-cell office:value-type="percentage" office:value="5.6179775280898799E-2" table:formula="of:=([.AI23]-[.$AE23])/[.$AE23]" table:style-name="ce22">
            <text:p>5.62%</text:p>
          </table:table-cell>
          <table:table-cell office:value-type="percentage" office:value="6.741573033707858E-2" table:formula="of:=([.AJ23]-[.$AE23])/[.$AE23]" table:style-name="ce22">
            <text:p>6.74%</text:p>
          </table:table-cell>
          <table:table-cell office:value-type="percentage" office:value="8.9887640449438158E-2" table:formula="of:=([.AK23]-[.$AE23])/[.$AE23]" table:style-name="ce22">
            <text:p>8.99%</text:p>
          </table:table-cell>
          <table:table-cell office:value-type="percentage" office:value="3.3707865168539353E-2" table:formula="of:=([.AL23]-[.$AE23])/[.$AE23]" table:style-name="ce22">
            <text:p>3.37%</text:p>
          </table:table-cell>
          <table:table-cell office:value-type="percentage" office:value="1.1235955056179785E-2" table:formula="of:=([.AM23]-[.$AE23])/[.$AE23]" table:style-name="ce22">
            <text:p>1.12%</text:p>
          </table:table-cell>
          <table:table-cell office:value-type="percentage" office:value="-3.3707865168539353E-2" table:formula="of:=([.AN23]-[.$AE23])/[.$AE23]" table:style-name="ce22">
            <text:p>-3.37%</text:p>
          </table:table-cell>
          <table:table-cell office:value-type="percentage" office:value="-2.2471910112359571E-2" table:formula="of:=([.AO23]-[.$AE23])/[.$AE23]" table:style-name="ce22">
            <text:p>-2.25%</text:p>
          </table:table-cell>
          <table:table-cell office:value-type="percentage" office:value="2.2471910112359571E-2" table:formula="of:=([.AP23]-[.$AE23])/[.$AE23]" table:style-name="ce22">
            <text:p>2.25%</text:p>
          </table:table-cell>
          <table:table-cell office:value-type="percentage" office:value="-3.3707865168539353E-2" table:formula="of:=([.AQ23]-[.$AE23])/[.$AE23]" table:style-name="ce22">
            <text:p>-3.37%</text:p>
          </table:table-cell>
          <table:table-cell office:value-type="percentage" office:value="2.2471910112359571E-2" table:formula="of:=([.AR23]-[.$AE23])/[.$AE23]" table:style-name="ce22">
            <text:p>2.25%</text:p>
          </table:table-cell>
          <table:table-cell office:value-type="string" table:style-name="ce23">
            <text:p>ICG.V</text:p>
          </table:table-cell>
          <table:table-cell office:value-type="float" office:value="0.56000000000000005" table:style-name="ce24">
            <text:p>0.56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71" table:style-name="ce21">
            <text:p>0.71</text:p>
          </table:table-cell>
          <table:table-cell office:value-type="float" office:value="0.72" table:style-name="ce21">
            <text:p>0.72</text:p>
          </table:table-cell>
          <table:table-cell office:value-type="float" office:value="0.84" table:style-name="ce21">
            <text:p>0.84</text:p>
          </table:table-cell>
          <table:table-cell office:value-type="float" office:value="0.84" table:style-name="ce21">
            <text:p>0.84</text:p>
          </table:table-cell>
          <table:table-cell office:value-type="float" office:value="0.81" table:style-name="ce21">
            <text:p>0.81</text:p>
          </table:table-cell>
          <table:table-cell office:value-type="float" office:value="0.84" table:style-name="ce21">
            <text:p>0.84</text:p>
          </table:table-cell>
          <table:table-cell office:value-type="float" office:value="0.72" table:style-name="ce21">
            <text:p>0.72</text:p>
          </table:table-cell>
          <table:table-cell office:value-type="float" office:value="0.69" table:style-name="ce21">
            <text:p>0.69</text:p>
          </table:table-cell>
          <table:table-cell office:value-type="float" office:value="0.77" table:style-name="ce21">
            <text:p>0.77</text:p>
          </table:table-cell>
          <table:table-cell office:value-type="float" office:value="0.82" table:style-name="ce21">
            <text:p>0.82</text:p>
          </table:table-cell>
          <table:table-cell office:value-type="float" office:value="0.91" table:style-name="ce21">
            <text:p>0.91</text:p>
          </table:table-cell>
          <table:table-cell office:value-type="percentage" office:value="0.26785714285714268" table:formula="of:=([.BH23]-[.$BE23])/[.$BE23]" table:style-name="ce22">
            <text:p>26.79%</text:p>
          </table:table-cell>
          <table:table-cell office:value-type="percentage" office:value="0.28571428571428553" table:formula="of:=([.BI23]-[.$BE23])/[.$BE23]" table:style-name="ce22">
            <text:p>28.57%</text:p>
          </table:table-cell>
          <table:table-cell office:value-type="percentage" office:value="0.49999999999999978" table:formula="of:=([.BJ23]-[.$BE23])/[.$BE23]" table:style-name="ce22">
            <text:p>50.00%</text:p>
          </table:table-cell>
          <table:table-cell office:value-type="percentage" office:value="0.49999999999999978" table:formula="of:=([.BK23]-[.$BE23])/[.$BE23]" table:style-name="ce22">
            <text:p>50.00%</text:p>
          </table:table-cell>
          <table:table-cell office:value-type="percentage" office:value="0.4464285714285714" table:formula="of:=([.BL23]-[.$BE23])/[.$BE23]" table:style-name="ce22">
            <text:p>44.64%</text:p>
          </table:table-cell>
          <table:table-cell office:value-type="percentage" office:value="0.49999999999999978" table:formula="of:=([.BM23]-[.$BE23])/[.$BE23]" table:style-name="ce22">
            <text:p>50.00%</text:p>
          </table:table-cell>
          <table:table-cell office:value-type="percentage" office:value="0.28571428571428553" table:formula="of:=([.BN23]-[.$BE23])/[.$BE23]" table:style-name="ce22">
            <text:p>28.57%</text:p>
          </table:table-cell>
          <table:table-cell office:value-type="percentage" office:value="0.23214285714285693" table:formula="of:=([.BO23]-[.$BE23])/[.$BE23]" table:style-name="ce22">
            <text:p>23.21%</text:p>
          </table:table-cell>
          <table:table-cell office:value-type="percentage" office:value="0.37499999999999989" table:formula="of:=([.BP23]-[.$BE23])/[.$BE23]" table:style-name="ce22">
            <text:p>37.50%</text:p>
          </table:table-cell>
          <table:table-cell office:value-type="percentage" office:value="0.46428571428571408" table:formula="of:=([.BQ23]-[.$BE23])/[.$BE23]" table:style-name="ce22">
            <text:p>46.43%</text:p>
          </table:table-cell>
          <table:table-cell office:value-type="percentage" office:value="0.62499999999999989" table:formula="of:=([.BR23]-[.$BE23])/[.$BE23]" table:style-name="ce22">
            <text:p>62.50%</text:p>
          </table:table-cell>
          <table:table-cell table:style-name="ce1"/>
          <table:table-cell office:value-type="string" table:style-name="ce17">
            <text:p>JAChap</text:p>
          </table:table-cell>
          <table:table-cell office:value-type="percentage" office:value="0.20434680595391588" table:formula="of:=([.S23]+[.AS23]+[.BS23])/3" table:style-name="ce25">
            <text:p>20.43%</text:p>
          </table:table-cell>
          <table:table-cell office:value-type="percentage" office:value="0.24647834820058059" table:formula="of:=([.T23]+[.AT23]+[.BT23])/3" table:style-name="ce25">
            <text:p>24.65%</text:p>
          </table:table-cell>
          <table:table-cell office:value-type="percentage" office:value="0.34351016147847968" table:formula="of:=([.U23]+[.AU23]+[.BU23])/3" table:style-name="ce25">
            <text:p>34.35%</text:p>
          </table:table-cell>
          <table:table-cell office:value-type="percentage" office:value="0.3906182845213973" table:formula="of:=([.V23]+[.AV23]+[.BV23])/3" table:style-name="ce25">
            <text:p>39.06%</text:p>
          </table:table-cell>
          <table:table-cell office:value-type="percentage" office:value="0.35130230946679647" table:formula="of:=([.W23]+[.AW23]+[.BW23])/3" table:style-name="ce25">
            <text:p>35.13%</text:p>
          </table:table-cell>
          <table:table-cell office:value-type="percentage" office:value="0.35210597408976474" table:formula="of:=([.X23]+[.AX23]+[.BX23])/3" table:style-name="ce25">
            <text:p>35.21%</text:p>
          </table:table-cell>
          <table:table-cell office:value-type="percentage" office:value="0.2820895718759045" table:formula="of:=([.Y23]+[.AY23]+[.BY23])/3" table:style-name="ce25">
            <text:p>28.21%</text:p>
          </table:table-cell>
          <table:table-cell office:value-type="percentage" office:value="0.29393403152382702" table:formula="of:=([.Z23]+[.AZ23]+[.BZ23])/3" table:style-name="ce25">
            <text:p>29.39%</text:p>
          </table:table-cell>
          <table:table-cell office:value-type="percentage" office:value="0.36882943451832745" table:formula="of:=([.AA23]+[.BA23]+[.CA23])/3" table:style-name="ce25">
            <text:p>36.88%</text:p>
          </table:table-cell>
          <table:table-cell office:value-type="percentage" office:value="0.41401775298441351" table:formula="of:=([.AB23]+[.BB23]+[.CB23])/3" table:style-name="ce25">
            <text:p>41.40%</text:p>
          </table:table-cell>
          <table:table-cell office:value-type="percentage" office:value="0.54505894271504873" table:formula="of:=([.AC23]+[.BC23]+[.CC23])/3" table:style-name="ce25">
            <text:p>54.51%</text:p>
          </table:table-cell>
          <table:table-cell table:number-columns-repeated="16290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7">
            <text:p>JT</text:p>
          </table:table-cell>
          <table:table-cell office:value-type="string" table:style-name="ce18">
            <text:p>NXE.TO</text:p>
          </table:table-cell>
          <table:table-cell office:value-type="float" office:value="2.33" table:style-name="ce19">
            <text:p>2.33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3.27" table:style-name="ce21">
            <text:p>3.27</text:p>
          </table:table-cell>
          <table:table-cell office:value-type="float" office:value="3.62" table:style-name="ce21">
            <text:p>3.62</text:p>
          </table:table-cell>
          <table:table-cell office:value-type="float" office:value="3.36" table:style-name="ce21">
            <text:p>3.36</text:p>
          </table:table-cell>
          <table:table-cell office:value-type="float" office:value="3.91" table:style-name="ce21">
            <text:p>3.91</text:p>
          </table:table-cell>
          <table:table-cell office:value-type="float" office:value="4.0199999999999996" table:style-name="ce21">
            <text:p>4.02</text:p>
          </table:table-cell>
          <table:table-cell office:value-type="float" office:value="3.87" table:style-name="ce21">
            <text:p>3.87</text:p>
          </table:table-cell>
          <table:table-cell office:value-type="float" office:value="3.57" table:style-name="ce21">
            <text:p>3.57</text:p>
          </table:table-cell>
          <table:table-cell office:value-type="float" office:value="3.32" table:style-name="ce21">
            <text:p>3.32</text:p>
          </table:table-cell>
          <table:table-cell office:value-type="float" office:value="3.53" table:style-name="ce21">
            <text:p>3.53</text:p>
          </table:table-cell>
          <table:table-cell office:value-type="float" office:value="3.13" table:style-name="ce21">
            <text:p>3.13</text:p>
          </table:table-cell>
          <table:table-cell office:value-type="float" office:value="3.15" table:style-name="ce21">
            <text:p>3.15</text:p>
          </table:table-cell>
          <table:table-cell office:value-type="percentage" office:value="0.40343347639484978" table:formula="of:=([.H24]-[.$E24])/[.$E24]" table:style-name="ce22">
            <text:p>40.34%</text:p>
          </table:table-cell>
          <table:table-cell office:value-type="percentage" office:value="0.55364806866952787" table:formula="of:=([.I24]-[.$E24])/[.$E24]" table:style-name="ce22">
            <text:p>55.36%</text:p>
          </table:table-cell>
          <table:table-cell office:value-type="percentage" office:value="0.44206008583690976" table:formula="of:=([.J24]-[.$E24])/[.$E24]" table:style-name="ce22">
            <text:p>44.21%</text:p>
          </table:table-cell>
          <table:table-cell office:value-type="percentage" office:value="0.67811158798283266" table:formula="of:=([.K24]-[.$E24])/[.$E24]" table:style-name="ce22">
            <text:p>67.81%</text:p>
          </table:table-cell>
          <table:table-cell office:value-type="percentage" office:value="0.72532188841201695" table:formula="of:=([.L24]-[.$E24])/[.$E24]" table:style-name="ce22">
            <text:p>72.53%</text:p>
          </table:table-cell>
          <table:table-cell office:value-type="percentage" office:value="0.66094420600858372" table:formula="of:=([.M24]-[.$E24])/[.$E24]" table:style-name="ce22">
            <text:p>66.09%</text:p>
          </table:table-cell>
          <table:table-cell office:value-type="percentage" office:value="0.53218884120171661" table:formula="of:=([.N24]-[.$E24])/[.$E24]" table:style-name="ce22">
            <text:p>53.22%</text:p>
          </table:table-cell>
          <table:table-cell office:value-type="percentage" office:value="0.42489270386266081" table:formula="of:=([.O24]-[.$E24])/[.$E24]" table:style-name="ce22">
            <text:p>42.49%</text:p>
          </table:table-cell>
          <table:table-cell office:value-type="percentage" office:value="0.51502145922746767" table:formula="of:=([.P24]-[.$E24])/[.$E24]" table:style-name="ce22">
            <text:p>51.50%</text:p>
          </table:table-cell>
          <table:table-cell office:value-type="percentage" office:value="0.34334763948497843" table:formula="of:=([.Q24]-[.$E24])/[.$E24]" table:style-name="ce22">
            <text:p>34.33%</text:p>
          </table:table-cell>
          <table:table-cell office:value-type="percentage" office:value="0.3519313304721029" table:formula="of:=([.R24]-[.$E24])/[.$E24]" table:style-name="ce22">
            <text:p>35.19%</text:p>
          </table:table-cell>
          <table:table-cell office:value-type="string" table:style-name="ce18">
            <text:p>SNS.V</text:p>
          </table:table-cell>
          <table:table-cell office:value-type="float" office:value="1.1499999999999999" table:style-name="ce19">
            <text:p>1.15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1.73" table:style-name="ce21">
            <text:p>1.73</text:p>
          </table:table-cell>
          <table:table-cell office:value-type="float" office:value="1.6" table:style-name="ce21">
            <text:p>1.6</text:p>
          </table:table-cell>
          <table:table-cell office:value-type="float" office:value="1.89" table:style-name="ce21">
            <text:p>1.89</text:p>
          </table:table-cell>
          <table:table-cell office:value-type="float" office:value="1.87" table:style-name="ce21">
            <text:p>1.87</text:p>
          </table:table-cell>
          <table:table-cell office:value-type="float" office:value="1.44" table:style-name="ce21">
            <text:p>1.44</text:p>
          </table:table-cell>
          <table:table-cell office:value-type="float" office:value="1.48" table:style-name="ce21">
            <text:p>1.48</text:p>
          </table:table-cell>
          <table:table-cell office:value-type="float" office:value="1.48" table:style-name="ce21">
            <text:p>1.48</text:p>
          </table:table-cell>
          <table:table-cell office:value-type="float" office:value="1.36" table:style-name="ce21">
            <text:p>1.36</text:p>
          </table:table-cell>
          <table:table-cell office:value-type="float" office:value="1.53" table:style-name="ce21">
            <text:p>1.53</text:p>
          </table:table-cell>
          <table:table-cell office:value-type="float" office:value="1.56" table:style-name="ce21">
            <text:p>1.56</text:p>
          </table:table-cell>
          <table:table-cell office:value-type="float" office:value="1.43" table:style-name="ce21">
            <text:p>1.43</text:p>
          </table:table-cell>
          <table:table-cell office:value-type="percentage" office:value="0.50434782608695661" table:formula="of:=([.AH24]-[.$AE24])/[.$AE24]" table:style-name="ce22">
            <text:p>50.43%</text:p>
          </table:table-cell>
          <table:table-cell office:value-type="percentage" office:value="0.39130434782608714" table:formula="of:=([.AI24]-[.$AE24])/[.$AE24]" table:style-name="ce22">
            <text:p>39.13%</text:p>
          </table:table-cell>
          <table:table-cell office:value-type="percentage" office:value="0.64347826086956528" table:formula="of:=([.AJ24]-[.$AE24])/[.$AE24]" table:style-name="ce22">
            <text:p>64.35%</text:p>
          </table:table-cell>
          <table:table-cell office:value-type="percentage" office:value="0.6260869565217394" table:formula="of:=([.AK24]-[.$AE24])/[.$AE24]" table:style-name="ce22">
            <text:p>62.61%</text:p>
          </table:table-cell>
          <table:table-cell office:value-type="percentage" office:value="0.2521739130434783" table:formula="of:=([.AL24]-[.$AE24])/[.$AE24]" table:style-name="ce22">
            <text:p>25.22%</text:p>
          </table:table-cell>
          <table:table-cell office:value-type="percentage" office:value="0.2869565217391305" table:formula="of:=([.AM24]-[.$AE24])/[.$AE24]" table:style-name="ce22">
            <text:p>28.70%</text:p>
          </table:table-cell>
          <table:table-cell office:value-type="percentage" office:value="0.2869565217391305" table:formula="of:=([.AN24]-[.$AE24])/[.$AE24]" table:style-name="ce22">
            <text:p>28.70%</text:p>
          </table:table-cell>
          <table:table-cell office:value-type="percentage" office:value="0.18260869565217408" table:formula="of:=([.AO24]-[.$AE24])/[.$AE24]" table:style-name="ce22">
            <text:p>18.26%</text:p>
          </table:table-cell>
          <table:table-cell office:value-type="percentage" office:value="0.3304347826086958" table:formula="of:=([.AP24]-[.$AE24])/[.$AE24]" table:style-name="ce22">
            <text:p>33.04%</text:p>
          </table:table-cell>
          <table:table-cell office:value-type="percentage" office:value="0.35652173913043494" table:formula="of:=([.AQ24]-[.$AE24])/[.$AE24]" table:style-name="ce22">
            <text:p>35.65%</text:p>
          </table:table-cell>
          <table:table-cell office:value-type="percentage" office:value="0.24347826086956526" table:formula="of:=([.AR24]-[.$AE24])/[.$AE24]" table:style-name="ce22">
            <text:p>24.35%</text:p>
          </table:table-cell>
          <table:table-cell office:value-type="string" table:style-name="ce27">
            <office:annotation draw:style-name="a0" svg:x="30.28125in" svg:y="4.66666666666667in" svg:width="1.5in" svg:height="0.822916666666667in">
              <dc:creator>Warlock</dc:creator>
              <text:p><text:span text:style-name="T1">Warlock:</text:span><text:span text:style-name="T2"/></text:p>
              <text:p><text:span text:style-name="T2">3-1Roll Back -Accounted For</text:span></text:p>
            </office:annotation>
            <text:p>QIC.V</text:p>
          </table:table-cell>
          <table:table-cell office:value-type="float" office:value="0.255" table:style-name="ce24">
            <text:p>0.255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21" table:style-name="ce21">
            <text:p>0.21</text:p>
          </table:table-cell>
          <table:table-cell office:value-type="float" office:value="0.21" table:style-name="ce21">
            <text:p>0.21</text:p>
          </table:table-cell>
          <table:table-cell office:value-type="float" office:value="0.19500000000000001" table:style-name="ce21">
            <text:p>0.195</text:p>
          </table:table-cell>
          <table:table-cell office:value-type="float" office:value="0.18" table:style-name="ce21">
            <text:p>0.18</text:p>
          </table:table-cell>
          <table:table-cell office:value-type="float" office:value="0.19500000000000001" table:style-name="ce21">
            <text:p>0.195</text:p>
          </table:table-cell>
          <table:table-cell office:value-type="float" office:value="0.21" table:style-name="ce21">
            <text:p>0.21</text:p>
          </table:table-cell>
          <table:table-cell office:value-type="float" office:value="0.19500000000000001" table:style-name="ce21">
            <text:p>0.195</text:p>
          </table:table-cell>
          <table:table-cell office:value-type="float" office:value="0.21" table:style-name="ce21">
            <text:p>0.21</text:p>
          </table:table-cell>
          <table:table-cell office:value-type="float" office:value="0.19500000000000001" table:style-name="ce21">
            <text:p>0.195</text:p>
          </table:table-cell>
          <table:table-cell office:value-type="float" office:value="0.21" table:style-name="ce21">
            <text:p>0.21</text:p>
          </table:table-cell>
          <table:table-cell office:value-type="float" office:value="0.24" table:style-name="ce21">
            <text:p>0.24</text:p>
          </table:table-cell>
          <table:table-cell office:value-type="percentage" office:value="-0.17647058823529416" table:formula="of:=([.BH24]-[.$BE24])/[.$BE24]" table:style-name="ce22">
            <text:p>-17.65%</text:p>
          </table:table-cell>
          <table:table-cell office:value-type="percentage" office:value="-0.17647058823529416" table:formula="of:=([.BI24]-[.$BE24])/[.$BE24]" table:style-name="ce22">
            <text:p>-17.65%</text:p>
          </table:table-cell>
          <table:table-cell office:value-type="percentage" office:value="-0.23529411764705882" table:formula="of:=([.BJ24]-[.$BE24])/[.$BE24]" table:style-name="ce22">
            <text:p>-23.53%</text:p>
          </table:table-cell>
          <table:table-cell office:value-type="percentage" office:value="-0.29411764705882359" table:formula="of:=([.BK24]-[.$BE24])/[.$BE24]" table:style-name="ce22">
            <text:p>-29.41%</text:p>
          </table:table-cell>
          <table:table-cell office:value-type="percentage" office:value="-0.23529411764705882" table:formula="of:=([.BL24]-[.$BE24])/[.$BE24]" table:style-name="ce22">
            <text:p>-23.53%</text:p>
          </table:table-cell>
          <table:table-cell office:value-type="percentage" office:value="-0.17647058823529416" table:formula="of:=([.BM24]-[.$BE24])/[.$BE24]" table:style-name="ce22">
            <text:p>-17.65%</text:p>
          </table:table-cell>
          <table:table-cell office:value-type="percentage" office:value="-0.23529411764705882" table:formula="of:=([.BN24]-[.$BE24])/[.$BE24]" table:style-name="ce22">
            <text:p>-23.53%</text:p>
          </table:table-cell>
          <table:table-cell office:value-type="percentage" office:value="-0.17647058823529416" table:formula="of:=([.BO24]-[.$BE24])/[.$BE24]" table:style-name="ce22">
            <text:p>-17.65%</text:p>
          </table:table-cell>
          <table:table-cell office:value-type="percentage" office:value="-0.23529411764705882" table:formula="of:=([.BP24]-[.$BE24])/[.$BE24]" table:style-name="ce22">
            <text:p>-23.53%</text:p>
          </table:table-cell>
          <table:table-cell office:value-type="percentage" office:value="-0.17647058823529416" table:formula="of:=([.BQ24]-[.$BE24])/[.$BE24]" table:style-name="ce22">
            <text:p>-17.65%</text:p>
          </table:table-cell>
          <table:table-cell office:value-type="percentage" office:value="-5.8823529411764754E-2" table:formula="of:=([.BR24]-[.$BE24])/[.$BE24]" table:style-name="ce22">
            <text:p>-5.88%</text:p>
          </table:table-cell>
          <table:table-cell office:value-type="string" table:style-name="ce28">
            <text:p><text:s/></text:p>
          </table:table-cell>
          <table:table-cell office:value-type="string" table:style-name="ce17">
            <text:p>JT</text:p>
          </table:table-cell>
          <table:table-cell office:value-type="percentage" office:value="0.24377023808217077" table:formula="of:=([.S24]+[.AS24]+[.BS24])/3" table:style-name="ce25">
            <text:p>24.38%</text:p>
          </table:table-cell>
          <table:table-cell office:value-type="percentage" office:value="0.25616060942010693" table:formula="of:=([.T24]+[.AT24]+[.BT24])/3" table:style-name="ce25">
            <text:p>25.62%</text:p>
          </table:table-cell>
          <table:table-cell office:value-type="percentage" office:value="0.28341474301980535" table:formula="of:=([.U24]+[.AU24]+[.BU24])/3" table:style-name="ce25">
            <text:p>28.34%</text:p>
          </table:table-cell>
          <table:table-cell office:value-type="percentage" office:value="0.33669363248191614" table:formula="of:=([.V24]+[.AV24]+[.BV24])/3" table:style-name="ce25">
            <text:p>33.67%</text:p>
          </table:table-cell>
          <table:table-cell office:value-type="percentage" office:value="0.24740056126947882" table:formula="of:=([.W24]+[.AW24]+[.BW24])/3" table:style-name="ce25">
            <text:p>24.74%</text:p>
          </table:table-cell>
          <table:table-cell office:value-type="percentage" office:value="0.25714337983747337" table:formula="of:=([.X24]+[.AX24]+[.BX24])/3" table:style-name="ce25">
            <text:p>25.71%</text:p>
          </table:table-cell>
          <table:table-cell office:value-type="percentage" office:value="0.19461708176459611" table:formula="of:=([.Y24]+[.AY24]+[.BY24])/3" table:style-name="ce25">
            <text:p>19.46%</text:p>
          </table:table-cell>
          <table:table-cell office:value-type="percentage" office:value="0.14367693709318022" table:formula="of:=([.Z24]+[.AZ24]+[.BZ24])/3" table:style-name="ce25">
            <text:p>14.37%</text:p>
          </table:table-cell>
          <table:table-cell office:value-type="percentage" office:value="0.20338737472970156" table:formula="of:=([.AA24]+[.BA24]+[.CA24])/3" table:style-name="ce25">
            <text:p>20.34%</text:p>
          </table:table-cell>
          <table:table-cell office:value-type="percentage" office:value="0.17446626346003971" table:formula="of:=([.AB24]+[.BB24]+[.CB24])/3" table:style-name="ce25">
            <text:p>17.45%</text:p>
          </table:table-cell>
          <table:table-cell office:value-type="percentage" office:value="0.17886202064330115" table:formula="of:=([.AC24]+[.BC24]+[.CC24])/3" table:style-name="ce25">
            <text:p>17.89%</text:p>
          </table:table-cell>
          <table:table-cell table:number-columns-repeated="1629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7">
            <text:p>wolff</text:p>
          </table:table-cell>
          <table:table-cell office:value-type="string" table:style-name="ce18">
            <text:p>NXE.TO</text:p>
          </table:table-cell>
          <table:table-cell office:value-type="float" office:value="2.33" table:style-name="ce19">
            <text:p>2.33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3.27" table:style-name="ce21">
            <text:p>3.27</text:p>
          </table:table-cell>
          <table:table-cell office:value-type="float" office:value="3.62" table:style-name="ce21">
            <text:p>3.62</text:p>
          </table:table-cell>
          <table:table-cell office:value-type="float" office:value="3.36" table:style-name="ce21">
            <text:p>3.36</text:p>
          </table:table-cell>
          <table:table-cell office:value-type="float" office:value="3.91" table:style-name="ce21">
            <text:p>3.91</text:p>
          </table:table-cell>
          <table:table-cell office:value-type="float" office:value="4.0199999999999996" table:style-name="ce21">
            <text:p>4.02</text:p>
          </table:table-cell>
          <table:table-cell office:value-type="float" office:value="3.87" table:style-name="ce21">
            <text:p>3.87</text:p>
          </table:table-cell>
          <table:table-cell office:value-type="float" office:value="3.57" table:style-name="ce21">
            <text:p>3.57</text:p>
          </table:table-cell>
          <table:table-cell office:value-type="float" office:value="3.32" table:style-name="ce21">
            <text:p>3.32</text:p>
          </table:table-cell>
          <table:table-cell office:value-type="float" office:value="3.53" table:style-name="ce21">
            <text:p>3.53</text:p>
          </table:table-cell>
          <table:table-cell office:value-type="float" office:value="3.13" table:style-name="ce21">
            <text:p>3.13</text:p>
          </table:table-cell>
          <table:table-cell office:value-type="float" office:value="3.15" table:style-name="ce21">
            <text:p>3.15</text:p>
          </table:table-cell>
          <table:table-cell office:value-type="percentage" office:value="0.40343347639484978" table:formula="of:=([.H25]-[.$E25])/[.$E25]" table:style-name="ce22">
            <text:p>40.34%</text:p>
          </table:table-cell>
          <table:table-cell office:value-type="percentage" office:value="0.55364806866952787" table:formula="of:=([.I25]-[.$E25])/[.$E25]" table:style-name="ce22">
            <text:p>55.36%</text:p>
          </table:table-cell>
          <table:table-cell office:value-type="percentage" office:value="0.44206008583690976" table:formula="of:=([.J25]-[.$E25])/[.$E25]" table:style-name="ce22">
            <text:p>44.21%</text:p>
          </table:table-cell>
          <table:table-cell office:value-type="percentage" office:value="0.67811158798283266" table:formula="of:=([.K25]-[.$E25])/[.$E25]" table:style-name="ce22">
            <text:p>67.81%</text:p>
          </table:table-cell>
          <table:table-cell office:value-type="percentage" office:value="0.72532188841201695" table:formula="of:=([.L25]-[.$E25])/[.$E25]" table:style-name="ce22">
            <text:p>72.53%</text:p>
          </table:table-cell>
          <table:table-cell office:value-type="percentage" office:value="0.66094420600858372" table:formula="of:=([.M25]-[.$E25])/[.$E25]" table:style-name="ce22">
            <text:p>66.09%</text:p>
          </table:table-cell>
          <table:table-cell office:value-type="percentage" office:value="0.53218884120171661" table:formula="of:=([.N25]-[.$E25])/[.$E25]" table:style-name="ce22">
            <text:p>53.22%</text:p>
          </table:table-cell>
          <table:table-cell office:value-type="percentage" office:value="0.42489270386266081" table:formula="of:=([.O25]-[.$E25])/[.$E25]" table:style-name="ce22">
            <text:p>42.49%</text:p>
          </table:table-cell>
          <table:table-cell office:value-type="percentage" office:value="0.51502145922746767" table:formula="of:=([.P25]-[.$E25])/[.$E25]" table:style-name="ce22">
            <text:p>51.50%</text:p>
          </table:table-cell>
          <table:table-cell office:value-type="percentage" office:value="0.34334763948497843" table:formula="of:=([.Q25]-[.$E25])/[.$E25]" table:style-name="ce22">
            <text:p>34.33%</text:p>
          </table:table-cell>
          <table:table-cell office:value-type="percentage" office:value="0.3519313304721029" table:formula="of:=([.R25]-[.$E25])/[.$E25]" table:style-name="ce22">
            <text:p>35.19%</text:p>
          </table:table-cell>
          <table:table-cell office:value-type="string" table:style-name="ce18">
            <text:p>MGA.TO</text:p>
          </table:table-cell>
          <table:table-cell office:value-type="float" office:value="0.14000000000000001" table:style-name="ce19">
            <text:p>0.14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0.23499999999999999" table:style-name="ce21">
            <text:p>0.235</text:p>
          </table:table-cell>
          <table:table-cell office:value-type="float" office:value="0.26500000000000001" table:style-name="ce21">
            <text:p>0.265</text:p>
          </table:table-cell>
          <table:table-cell office:value-type="float" office:value="0.23499999999999999" table:style-name="ce21">
            <text:p>0.235</text:p>
          </table:table-cell>
          <table:table-cell office:value-type="float" office:value="0.27500000000000002" table:style-name="ce21">
            <text:p>0.275</text:p>
          </table:table-cell>
          <table:table-cell office:value-type="float" office:value="0.29499999999999998" table:style-name="ce21">
            <text:p>0.295</text:p>
          </table:table-cell>
          <table:table-cell office:value-type="float" office:value="0.255" table:style-name="ce21">
            <text:p>0.255</text:p>
          </table:table-cell>
          <table:table-cell office:value-type="float" office:value="0.24" table:style-name="ce21">
            <text:p>0.24</text:p>
          </table:table-cell>
          <table:table-cell office:value-type="float" office:value="0.22500000000000001" table:style-name="ce21">
            <text:p>0.225</text:p>
          </table:table-cell>
          <table:table-cell office:value-type="float" office:value="0.255" table:style-name="ce21">
            <text:p>0.255</text:p>
          </table:table-cell>
          <table:table-cell office:value-type="float" office:value="0.21" table:style-name="ce21">
            <text:p>0.21</text:p>
          </table:table-cell>
          <table:table-cell office:value-type="float" office:value="0.21" table:style-name="ce21">
            <text:p>0.21</text:p>
          </table:table-cell>
          <table:table-cell office:value-type="percentage" office:value="0.67857142857142827" table:formula="of:=([.AH25]-[.$AE25])/[.$AE25]" table:style-name="ce22">
            <text:p>67.86%</text:p>
          </table:table-cell>
          <table:table-cell office:value-type="percentage" office:value="0.89285714285714279" table:formula="of:=([.AI25]-[.$AE25])/[.$AE25]" table:style-name="ce22">
            <text:p>89.29%</text:p>
          </table:table-cell>
          <table:table-cell office:value-type="percentage" office:value="0.67857142857142827" table:formula="of:=([.AJ25]-[.$AE25])/[.$AE25]" table:style-name="ce22">
            <text:p>67.86%</text:p>
          </table:table-cell>
          <table:table-cell office:value-type="percentage" office:value="0.9642857142857143" table:formula="of:=([.AK25]-[.$AE25])/[.$AE25]" table:style-name="ce22">
            <text:p>96.43%</text:p>
          </table:table-cell>
          <table:table-cell office:value-type="percentage" office:value="1.1071428571428568" table:formula="of:=([.AL25]-[.$AE25])/[.$AE25]" table:style-name="ce22">
            <text:p>110.71%</text:p>
          </table:table-cell>
          <table:table-cell office:value-type="percentage" office:value="0.82142857142857129" table:formula="of:=([.AM25]-[.$AE25])/[.$AE25]" table:style-name="ce22">
            <text:p>82.14%</text:p>
          </table:table-cell>
          <table:table-cell office:value-type="percentage" office:value="0.71428571428571408" table:formula="of:=([.AN25]-[.$AE25])/[.$AE25]" table:style-name="ce22">
            <text:p>71.43%</text:p>
          </table:table-cell>
          <table:table-cell office:value-type="percentage" office:value="0.60714285714285698" table:formula="of:=([.AO25]-[.$AE25])/[.$AE25]" table:style-name="ce22">
            <text:p>60.71%</text:p>
          </table:table-cell>
          <table:table-cell office:value-type="percentage" office:value="0.82142857142857129" table:formula="of:=([.AP25]-[.$AE25])/[.$AE25]" table:style-name="ce22">
            <text:p>82.14%</text:p>
          </table:table-cell>
          <table:table-cell office:value-type="percentage" office:value="0.49999999999999978" table:formula="of:=([.AQ25]-[.$AE25])/[.$AE25]" table:style-name="ce22">
            <text:p>50.00%</text:p>
          </table:table-cell>
          <table:table-cell office:value-type="percentage" office:value="0.49999999999999978" table:formula="of:=([.AR25]-[.$AE25])/[.$AE25]" table:style-name="ce22">
            <text:p>50.00%</text:p>
          </table:table-cell>
          <table:table-cell office:value-type="string" table:style-name="ce23">
            <text:p>AUG.TO</text:p>
          </table:table-cell>
          <table:table-cell office:value-type="float" office:value="2.96" table:style-name="ce24">
            <text:p>2.96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3.7" table:style-name="ce21">
            <text:p>3.7</text:p>
          </table:table-cell>
          <table:table-cell office:value-type="float" office:value="3.35" table:style-name="ce21">
            <text:p>3.35</text:p>
          </table:table-cell>
          <table:table-cell office:value-type="float" office:value="3.37" table:style-name="ce21">
            <text:p>3.37</text:p>
          </table:table-cell>
          <table:table-cell office:value-type="float" office:value="3.66" table:style-name="ce21">
            <text:p>3.66</text:p>
          </table:table-cell>
          <table:table-cell office:value-type="float" office:value="3.53" table:style-name="ce21">
            <text:p>3.53</text:p>
          </table:table-cell>
          <table:table-cell office:value-type="float" office:value="3.25" table:style-name="ce21">
            <text:p>3.25</text:p>
          </table:table-cell>
          <table:table-cell office:value-type="float" office:value="3.08" table:style-name="ce21">
            <text:p>3.08</text:p>
          </table:table-cell>
          <table:table-cell office:value-type="float" office:value="2.72" table:style-name="ce21">
            <text:p>2.72</text:p>
          </table:table-cell>
          <table:table-cell office:value-type="float" office:value="3.13" table:style-name="ce21">
            <text:p>3.13</text:p>
          </table:table-cell>
          <table:table-cell office:value-type="float" office:value="3.16" table:style-name="ce21">
            <text:p>3.16</text:p>
          </table:table-cell>
          <table:table-cell office:value-type="float" office:value="3.14" table:style-name="ce21">
            <text:p>3.14</text:p>
          </table:table-cell>
          <table:table-cell office:value-type="percentage" office:value="0.25000000000000006" table:formula="of:=([.BH25]-[.$BE25])/[.$BE25]" table:style-name="ce22">
            <text:p>25.00%</text:p>
          </table:table-cell>
          <table:table-cell office:value-type="percentage" office:value="0.1317567567567568" table:formula="of:=([.BI25]-[.$BE25])/[.$BE25]" table:style-name="ce22">
            <text:p>13.18%</text:p>
          </table:table-cell>
          <table:table-cell office:value-type="percentage" office:value="0.13851351351351357" table:formula="of:=([.BJ25]-[.$BE25])/[.$BE25]" table:style-name="ce22">
            <text:p>13.85%</text:p>
          </table:table-cell>
          <table:table-cell office:value-type="percentage" office:value="0.23648648648648654" table:formula="of:=([.BK25]-[.$BE25])/[.$BE25]" table:style-name="ce22">
            <text:p>23.65%</text:p>
          </table:table-cell>
          <table:table-cell office:value-type="percentage" office:value="0.19256756756756752" table:formula="of:=([.BL25]-[.$BE25])/[.$BE25]" table:style-name="ce22">
            <text:p>19.26%</text:p>
          </table:table-cell>
          <table:table-cell office:value-type="percentage" office:value="9.7972972972972985E-2" table:formula="of:=([.BM25]-[.$BE25])/[.$BE25]" table:style-name="ce22">
            <text:p>9.80%</text:p>
          </table:table-cell>
          <table:table-cell office:value-type="percentage" office:value="4.0540540540540577E-2" table:formula="of:=([.BN25]-[.$BE25])/[.$BE25]" table:style-name="ce22">
            <text:p>4.05%</text:p>
          </table:table-cell>
          <table:table-cell office:value-type="percentage" office:value="-8.1081081081081002E-2" table:formula="of:=([.BO25]-[.$BE25])/[.$BE25]" table:style-name="ce22">
            <text:p>-8.11%</text:p>
          </table:table-cell>
          <table:table-cell office:value-type="percentage" office:value="5.7432432432432408E-2" table:formula="of:=([.BP25]-[.$BE25])/[.$BE25]" table:style-name="ce22">
            <text:p>5.74%</text:p>
          </table:table-cell>
          <table:table-cell office:value-type="percentage" office:value="6.7567567567567627E-2" table:formula="of:=([.BQ25]-[.$BE25])/[.$BE25]" table:style-name="ce22">
            <text:p>6.76%</text:p>
          </table:table-cell>
          <table:table-cell office:value-type="percentage" office:value="6.0810810810810863E-2" table:formula="of:=([.BR25]-[.$BE25])/[.$BE25]" table:style-name="ce22">
            <text:p>6.08%</text:p>
          </table:table-cell>
          <table:table-cell table:style-name="ce1"/>
          <table:table-cell office:value-type="string" table:style-name="ce17">
            <text:p>wolff</text:p>
          </table:table-cell>
          <table:table-cell office:value-type="percentage" office:value="0.44400163498875939" table:formula="of:=([.S25]+[.AS25]+[.BS25])/3" table:style-name="ce25">
            <text:p>44.40%</text:p>
          </table:table-cell>
          <table:table-cell office:value-type="percentage" office:value="0.52608732276114245" table:formula="of:=([.T25]+[.AT25]+[.BT25])/3" table:style-name="ce25">
            <text:p>52.61%</text:p>
          </table:table-cell>
          <table:table-cell office:value-type="percentage" office:value="0.41971500930728389" table:formula="of:=([.U25]+[.AU25]+[.BU25])/3" table:style-name="ce25">
            <text:p>41.97%</text:p>
          </table:table-cell>
          <table:table-cell office:value-type="percentage" office:value="0.62629459625167783" table:formula="of:=([.V25]+[.AV25]+[.BV25])/3" table:style-name="ce25">
            <text:p>62.63%</text:p>
          </table:table-cell>
          <table:table-cell office:value-type="percentage" office:value="0.67501077104081375" table:formula="of:=([.W25]+[.AW25]+[.BW25])/3" table:style-name="ce25">
            <text:p>67.50%</text:p>
          </table:table-cell>
          <table:table-cell office:value-type="percentage" office:value="0.52678191680337594" table:formula="of:=([.X25]+[.AX25]+[.BX25])/3" table:style-name="ce25">
            <text:p>52.68%</text:p>
          </table:table-cell>
          <table:table-cell office:value-type="percentage" office:value="0.42900503200932377" table:formula="of:=([.Y25]+[.AY25]+[.BY25])/3" table:style-name="ce25">
            <text:p>42.90%</text:p>
          </table:table-cell>
          <table:table-cell office:value-type="percentage" office:value="0.31698482664147892" table:formula="of:=([.Z25]+[.AZ25]+[.BZ25])/3" table:style-name="ce25">
            <text:p>31.70%</text:p>
          </table:table-cell>
          <table:table-cell office:value-type="percentage" office:value="0.46462748769615714" table:formula="of:=([.AA25]+[.BA25]+[.CA25])/3" table:style-name="ce25">
            <text:p>46.46%</text:p>
          </table:table-cell>
          <table:table-cell office:value-type="percentage" office:value="0.3036384023508486" table:formula="of:=([.AB25]+[.BB25]+[.CB25])/3" table:style-name="ce25">
            <text:p>30.36%</text:p>
          </table:table-cell>
          <table:table-cell office:value-type="percentage" office:value="0.30424738042763783" table:formula="of:=([.AC25]+[.BC25]+[.CC25])/3" table:style-name="ce25">
            <text:p>30.42%</text:p>
          </table:table-cell>
          <table:table-cell table:number-columns-repeated="1629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7">
            <text:p>Tomjosd</text:p>
          </table:table-cell>
          <table:table-cell office:value-type="string" table:style-name="ce18">
            <text:p>FR.TO</text:p>
          </table:table-cell>
          <table:table-cell office:value-type="float" office:value="10.26" table:style-name="ce19">
            <text:p>10.26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12.15" table:style-name="ce21">
            <text:p>12.15</text:p>
          </table:table-cell>
          <table:table-cell office:value-type="float" office:value="12.09" table:style-name="ce21">
            <text:p>12.09</text:p>
          </table:table-cell>
          <table:table-cell office:value-type="float" office:value="12.97" table:style-name="ce21">
            <text:p>12.97</text:p>
          </table:table-cell>
          <table:table-cell office:value-type="float" office:value="13.87" table:style-name="ce21">
            <text:p>13.87</text:p>
          </table:table-cell>
          <table:table-cell office:value-type="float" office:value="13.16" table:style-name="ce21">
            <text:p>13.16</text:p>
          </table:table-cell>
          <table:table-cell office:value-type="float" office:value="12.5" table:style-name="ce21">
            <text:p>12.5</text:p>
          </table:table-cell>
          <table:table-cell office:value-type="float" office:value="10.99" table:style-name="ce21">
            <text:p>10.99</text:p>
          </table:table-cell>
          <table:table-cell office:value-type="float" office:value="10.57" table:style-name="ce21">
            <text:p>10.57</text:p>
          </table:table-cell>
          <table:table-cell office:value-type="float" office:value="10.47" table:style-name="ce21">
            <text:p>10.47</text:p>
          </table:table-cell>
          <table:table-cell office:value-type="float" office:value="10.53" table:style-name="ce21">
            <text:p>10.53</text:p>
          </table:table-cell>
          <table:table-cell office:value-type="float" office:value="10.79" table:style-name="ce21">
            <text:p>10.79</text:p>
          </table:table-cell>
          <table:table-cell office:value-type="percentage" office:value="0.18421052631578955" table:formula="of:=([.H26]-[.$E26])/[.$E26]" table:style-name="ce22">
            <text:p>18.42%</text:p>
          </table:table-cell>
          <table:table-cell office:value-type="percentage" office:value="0.17836257309941522" table:formula="of:=([.I26]-[.$E26])/[.$E26]" table:style-name="ce22">
            <text:p>17.84%</text:p>
          </table:table-cell>
          <table:table-cell office:value-type="percentage" office:value="0.26413255360623789" table:formula="of:=([.J26]-[.$E26])/[.$E26]" table:style-name="ce22">
            <text:p>26.41%</text:p>
          </table:table-cell>
          <table:table-cell office:value-type="percentage" office:value="0.3518518518518518" table:formula="of:=([.K26]-[.$E26])/[.$E26]" table:style-name="ce22">
            <text:p>35.19%</text:p>
          </table:table-cell>
          <table:table-cell office:value-type="percentage" office:value="0.28265107212475638" table:formula="of:=([.L26]-[.$E26])/[.$E26]" table:style-name="ce22">
            <text:p>28.27%</text:p>
          </table:table-cell>
          <table:table-cell office:value-type="percentage" office:value="0.21832358674463939" table:formula="of:=([.M26]-[.$E26])/[.$E26]" table:style-name="ce22">
            <text:p>21.83%</text:p>
          </table:table-cell>
          <table:table-cell office:value-type="percentage" office:value="7.1150097465886977E-2" table:formula="of:=([.N26]-[.$E26])/[.$E26]" table:style-name="ce22">
            <text:p>7.12%</text:p>
          </table:table-cell>
          <table:table-cell office:value-type="percentage" office:value="3.0214424951267107E-2" table:formula="of:=([.O26]-[.$E26])/[.$E26]" table:style-name="ce22">
            <text:p>3.02%</text:p>
          </table:table-cell>
          <table:table-cell office:value-type="percentage" office:value="2.0467836257310024E-2" table:formula="of:=([.P26]-[.$E26])/[.$E26]" table:style-name="ce22">
            <text:p>2.05%</text:p>
          </table:table-cell>
          <table:table-cell office:value-type="percentage" office:value="2.6315789473684171E-2" table:formula="of:=([.Q26]-[.$E26])/[.$E26]" table:style-name="ce22">
            <text:p>2.63%</text:p>
          </table:table-cell>
          <table:table-cell office:value-type="percentage" office:value="5.1656920077972651E-2" table:formula="of:=([.R26]-[.$E26])/[.$E26]" table:style-name="ce22">
            <text:p>5.17%</text:p>
          </table:table-cell>
          <table:table-cell office:value-type="string" table:style-name="ce18">
            <text:p>MUX.TO</text:p>
          </table:table-cell>
          <table:table-cell office:value-type="float" office:value="3.93" table:style-name="ce19">
            <text:p>3.93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5.13" table:style-name="ce21">
            <text:p>5.13</text:p>
          </table:table-cell>
          <table:table-cell office:value-type="float" office:value="5.1100000000000003" table:style-name="ce21">
            <text:p>5.11</text:p>
          </table:table-cell>
          <table:table-cell office:value-type="float" office:value="5.24" table:style-name="ce21">
            <text:p>5.24</text:p>
          </table:table-cell>
          <table:table-cell office:value-type="float" office:value="5.54" table:style-name="ce21">
            <text:p>5.54</text:p>
          </table:table-cell>
          <table:table-cell office:value-type="float" office:value="5.43" table:style-name="ce21">
            <text:p>5.43</text:p>
          </table:table-cell>
          <table:table-cell office:value-type="float" office:value="4.91" table:style-name="ce21">
            <text:p>4.91</text:p>
          </table:table-cell>
          <table:table-cell office:value-type="float" office:value="4.3899999999999997" table:style-name="ce21">
            <text:p>4.39</text:p>
          </table:table-cell>
          <table:table-cell office:value-type="float" office:value="4.16" table:style-name="ce21">
            <text:p>4.16</text:p>
          </table:table-cell>
          <table:table-cell office:value-type="float" office:value="4.1399999999999997" table:style-name="ce21">
            <text:p>4.14</text:p>
          </table:table-cell>
          <table:table-cell office:value-type="float" office:value="4.1500000000000004" table:style-name="ce21">
            <text:p>4.15</text:p>
          </table:table-cell>
          <table:table-cell office:value-type="float" office:value="4.05" table:style-name="ce21">
            <text:p>4.05</text:p>
          </table:table-cell>
          <table:table-cell office:value-type="percentage" office:value="0.30534351145038158" table:formula="of:=([.AH26]-[.$AE26])/[.$AE26]" table:style-name="ce22">
            <text:p>30.53%</text:p>
          </table:table-cell>
          <table:table-cell office:value-type="percentage" office:value="0.30025445292620867" table:formula="of:=([.AI26]-[.$AE26])/[.$AE26]" table:style-name="ce22">
            <text:p>30.03%</text:p>
          </table:table-cell>
          <table:table-cell office:value-type="percentage" office:value="0.33333333333333331" table:formula="of:=([.AJ26]-[.$AE26])/[.$AE26]" table:style-name="ce22">
            <text:p>33.33%</text:p>
          </table:table-cell>
          <table:table-cell office:value-type="percentage" office:value="0.4096692111959287" table:formula="of:=([.AK26]-[.$AE26])/[.$AE26]" table:style-name="ce22">
            <text:p>40.97%</text:p>
          </table:table-cell>
          <table:table-cell office:value-type="percentage" office:value="0.38167938931297696" table:formula="of:=([.AL26]-[.$AE26])/[.$AE26]" table:style-name="ce22">
            <text:p>38.17%</text:p>
          </table:table-cell>
          <table:table-cell office:value-type="percentage" office:value="0.24936386768447835" table:formula="of:=([.AM26]-[.$AE26])/[.$AE26]" table:style-name="ce22">
            <text:p>24.94%</text:p>
          </table:table-cell>
          <table:table-cell office:value-type="percentage" office:value="0.11704834605597951" table:formula="of:=([.AN26]-[.$AE26])/[.$AE26]" table:style-name="ce22">
            <text:p>11.70%</text:p>
          </table:table-cell>
          <table:table-cell office:value-type="percentage" office:value="5.8524173027989818E-2" table:formula="of:=([.AO26]-[.$AE26])/[.$AE26]" table:style-name="ce22">
            <text:p>5.85%</text:p>
          </table:table-cell>
          <table:table-cell office:value-type="percentage" office:value="5.3435114503816668E-2" table:formula="of:=([.AP26]-[.$AE26])/[.$AE26]" table:style-name="ce22">
            <text:p>5.34%</text:p>
          </table:table-cell>
          <table:table-cell office:value-type="percentage" office:value="5.5979643765903357E-2" table:formula="of:=([.AQ26]-[.$AE26])/[.$AE26]" table:style-name="ce22">
            <text:p>5.60%</text:p>
          </table:table-cell>
          <table:table-cell office:value-type="percentage" office:value="3.053435114503808E-2" table:formula="of:=([.AR26]-[.$AE26])/[.$AE26]" table:style-name="ce22">
            <text:p>3.05%</text:p>
          </table:table-cell>
          <table:table-cell office:value-type="string" table:style-name="ce23">
            <text:p>EDR.TO</text:p>
          </table:table-cell>
          <table:table-cell office:value-type="float" office:value="4.75" table:style-name="ce24">
            <text:p>4.75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5.49" table:style-name="ce21">
            <text:p>5.49</text:p>
          </table:table-cell>
          <table:table-cell office:value-type="float" office:value="5.4" table:style-name="ce21">
            <text:p>5.4</text:p>
          </table:table-cell>
          <table:table-cell office:value-type="float" office:value="5.7" table:style-name="ce21">
            <text:p>5.7</text:p>
          </table:table-cell>
          <table:table-cell office:value-type="float" office:value="6.27" table:style-name="ce21">
            <text:p>6.27</text:p>
          </table:table-cell>
          <table:table-cell office:value-type="float" office:value="6.21" table:style-name="ce21">
            <text:p>6.21</text:p>
          </table:table-cell>
          <table:table-cell office:value-type="float" office:value="6.03" table:style-name="ce21">
            <text:p>6.03</text:p>
          </table:table-cell>
          <table:table-cell office:value-type="float" office:value="4.41" table:style-name="ce21">
            <text:p>4.41</text:p>
          </table:table-cell>
          <table:table-cell office:value-type="float" office:value="4.1900000000000004" table:style-name="ce21">
            <text:p>4.19</text:p>
          </table:table-cell>
          <table:table-cell office:value-type="float" office:value="4.18" table:style-name="ce21">
            <text:p>4.18</text:p>
          </table:table-cell>
          <table:table-cell office:value-type="float" office:value="4.12" table:style-name="ce21">
            <text:p>4.12</text:p>
          </table:table-cell>
          <table:table-cell office:value-type="float" office:value="4.2300000000000004" table:style-name="ce21">
            <text:p>4.23</text:p>
          </table:table-cell>
          <table:table-cell office:value-type="percentage" office:value="0.15578947368421056" table:formula="of:=([.BH26]-[.$BE26])/[.$BE26]" table:style-name="ce22">
            <text:p>15.58%</text:p>
          </table:table-cell>
          <table:table-cell office:value-type="percentage" office:value="0.13684210526315796" table:formula="of:=([.BI26]-[.$BE26])/[.$BE26]" table:style-name="ce22">
            <text:p>13.68%</text:p>
          </table:table-cell>
          <table:table-cell office:value-type="percentage" office:value="0.20000000000000004" table:formula="of:=([.BJ26]-[.$BE26])/[.$BE26]" table:style-name="ce22">
            <text:p>20.00%</text:p>
          </table:table-cell>
          <table:table-cell office:value-type="percentage" office:value="0.3199999999999999" table:formula="of:=([.BK26]-[.$BE26])/[.$BE26]" table:style-name="ce22">
            <text:p>32.00%</text:p>
          </table:table-cell>
          <table:table-cell office:value-type="percentage" office:value="0.30736842105263157" table:formula="of:=([.BL26]-[.$BE26])/[.$BE26]" table:style-name="ce22">
            <text:p>30.74%</text:p>
          </table:table-cell>
          <table:table-cell office:value-type="percentage" office:value="0.26947368421052637" table:formula="of:=([.BM26]-[.$BE26])/[.$BE26]" table:style-name="ce22">
            <text:p>26.95%</text:p>
          </table:table-cell>
          <table:table-cell office:value-type="percentage" office:value="-7.157894736842102E-2" table:formula="of:=([.BN26]-[.$BE26])/[.$BE26]" table:style-name="ce22">
            <text:p>-7.16%</text:p>
          </table:table-cell>
          <table:table-cell office:value-type="percentage" office:value="-0.11789473684210518" table:formula="of:=([.BO26]-[.$BE26])/[.$BE26]" table:style-name="ce22">
            <text:p>-11.79%</text:p>
          </table:table-cell>
          <table:table-cell office:value-type="percentage" office:value="-0.12000000000000006" table:formula="of:=([.BP26]-[.$BE26])/[.$BE26]" table:style-name="ce22">
            <text:p>-12.00%</text:p>
          </table:table-cell>
          <table:table-cell office:value-type="percentage" office:value="-0.13263157894736841" table:formula="of:=([.BQ26]-[.$BE26])/[.$BE26]" table:style-name="ce22">
            <text:p>-13.26%</text:p>
          </table:table-cell>
          <table:table-cell office:value-type="percentage" office:value="-0.10947368421052622" table:formula="of:=([.BR26]-[.$BE26])/[.$BE26]" table:style-name="ce22">
            <text:p>-10.95%</text:p>
          </table:table-cell>
          <table:table-cell table:style-name="ce1"/>
          <table:table-cell office:value-type="string" table:style-name="ce17">
            <text:p>Tomjosd</text:p>
          </table:table-cell>
          <table:table-cell office:value-type="percentage" office:value="0.21511450381679389" table:formula="of:=([.S26]+[.AS26]+[.BS26])/3" table:style-name="ce25">
            <text:p>21.51%</text:p>
          </table:table-cell>
          <table:table-cell office:value-type="percentage" office:value="0.20515304376292728" table:formula="of:=([.T26]+[.AT26]+[.BT26])/3" table:style-name="ce25">
            <text:p>20.52%</text:p>
          </table:table-cell>
          <table:table-cell office:value-type="percentage" office:value="0.26582196231319044" table:formula="of:=([.U26]+[.AU26]+[.BU26])/3" table:style-name="ce25">
            <text:p>26.58%</text:p>
          </table:table-cell>
          <table:table-cell office:value-type="percentage" office:value="0.36050702101592674" table:formula="of:=([.V26]+[.AV26]+[.BV26])/3" table:style-name="ce25">
            <text:p>36.05%</text:p>
          </table:table-cell>
          <table:table-cell office:value-type="percentage" office:value="0.3238996274967883" table:formula="of:=([.W26]+[.AW26]+[.BW26])/3" table:style-name="ce25">
            <text:p>32.39%</text:p>
          </table:table-cell>
          <table:table-cell office:value-type="percentage" office:value="0.24572037954654805" table:formula="of:=([.X26]+[.AX26]+[.BX26])/3" table:style-name="ce25">
            <text:p>24.57%</text:p>
          </table:table-cell>
          <table:table-cell office:value-type="percentage" office:value="3.8873165384481823E-2" table:formula="of:=([.Y26]+[.AY26]+[.BY26])/3" table:style-name="ce25">
            <text:p>3.89%</text:p>
          </table:table-cell>
          <table:table-cell office:value-type="percentage" office:value="-9.7187129542827492E-3" table:formula="of:=([.Z26]+[.AZ26]+[.BZ26])/3" table:style-name="ce25">
            <text:p>-0.97%</text:p>
          </table:table-cell>
          <table:table-cell office:value-type="percentage" office:value="-1.536568307962446E-2" table:formula="of:=([.AA26]+[.BA26]+[.CA26])/3" table:style-name="ce25">
            <text:p>-1.54%</text:p>
          </table:table-cell>
          <table:table-cell office:value-type="percentage" office:value="-1.6778715235926958E-2" table:formula="of:=([.AB26]+[.BB26]+[.CB26])/3" table:style-name="ce25">
            <text:p>-1.68%</text:p>
          </table:table-cell>
          <table:table-cell office:value-type="percentage" office:value="-9.094137662505164E-3" table:formula="of:=([.AC26]+[.BC26]+[.CC26])/3" table:style-name="ce25">
            <text:p>-0.91%</text:p>
          </table:table-cell>
          <table:table-cell table:number-columns-repeated="1629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7">
            <text:p>Hihosilver *</text:p>
          </table:table-cell>
          <table:table-cell office:value-type="string" table:style-name="ce18">
            <text:p>FR.TO</text:p>
          </table:table-cell>
          <table:table-cell office:value-type="float" office:value="10.26" table:style-name="ce19">
            <text:p>10.26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12.15" table:style-name="ce21">
            <text:p>12.15</text:p>
          </table:table-cell>
          <table:table-cell office:value-type="float" office:value="12.09" table:style-name="ce21">
            <text:p>12.09</text:p>
          </table:table-cell>
          <table:table-cell office:value-type="float" office:value="12.97" table:style-name="ce21">
            <text:p>12.97</text:p>
          </table:table-cell>
          <table:table-cell office:value-type="float" office:value="13.87" table:style-name="ce21">
            <text:p>13.87</text:p>
          </table:table-cell>
          <table:table-cell office:value-type="float" office:value="13.16" table:style-name="ce21">
            <text:p>13.16</text:p>
          </table:table-cell>
          <table:table-cell office:value-type="float" office:value="12.5" table:style-name="ce21">
            <text:p>12.5</text:p>
          </table:table-cell>
          <table:table-cell office:value-type="float" office:value="10.99" table:style-name="ce21">
            <text:p>10.99</text:p>
          </table:table-cell>
          <table:table-cell office:value-type="float" office:value="10.57" table:style-name="ce21">
            <text:p>10.57</text:p>
          </table:table-cell>
          <table:table-cell office:value-type="float" office:value="10.47" table:style-name="ce21">
            <text:p>10.47</text:p>
          </table:table-cell>
          <table:table-cell office:value-type="float" office:value="10.53" table:style-name="ce21">
            <text:p>10.53</text:p>
          </table:table-cell>
          <table:table-cell office:value-type="float" office:value="10.79" table:style-name="ce21">
            <text:p>10.79</text:p>
          </table:table-cell>
          <table:table-cell office:value-type="percentage" office:value="0.18421052631578955" table:formula="of:=([.H27]-[.$E27])/[.$E27]" table:style-name="ce22">
            <text:p>18.42%</text:p>
          </table:table-cell>
          <table:table-cell office:value-type="percentage" office:value="0.17836257309941522" table:formula="of:=([.I27]-[.$E27])/[.$E27]" table:style-name="ce22">
            <text:p>17.84%</text:p>
          </table:table-cell>
          <table:table-cell office:value-type="percentage" office:value="0.26413255360623789" table:formula="of:=([.J27]-[.$E27])/[.$E27]" table:style-name="ce22">
            <text:p>26.41%</text:p>
          </table:table-cell>
          <table:table-cell office:value-type="percentage" office:value="0.3518518518518518" table:formula="of:=([.K27]-[.$E27])/[.$E27]" table:style-name="ce22">
            <text:p>35.19%</text:p>
          </table:table-cell>
          <table:table-cell office:value-type="percentage" office:value="0.28265107212475638" table:formula="of:=([.L27]-[.$E27])/[.$E27]" table:style-name="ce22">
            <text:p>28.27%</text:p>
          </table:table-cell>
          <table:table-cell office:value-type="percentage" office:value="0.21832358674463939" table:formula="of:=([.M27]-[.$E27])/[.$E27]" table:style-name="ce22">
            <text:p>21.83%</text:p>
          </table:table-cell>
          <table:table-cell office:value-type="percentage" office:value="7.1150097465886977E-2" table:formula="of:=([.N27]-[.$E27])/[.$E27]" table:style-name="ce22">
            <text:p>7.12%</text:p>
          </table:table-cell>
          <table:table-cell office:value-type="percentage" office:value="3.0214424951267107E-2" table:formula="of:=([.O27]-[.$E27])/[.$E27]" table:style-name="ce22">
            <text:p>3.02%</text:p>
          </table:table-cell>
          <table:table-cell office:value-type="percentage" office:value="2.0467836257310024E-2" table:formula="of:=([.P27]-[.$E27])/[.$E27]" table:style-name="ce22">
            <text:p>2.05%</text:p>
          </table:table-cell>
          <table:table-cell office:value-type="percentage" office:value="2.6315789473684171E-2" table:formula="of:=([.Q27]-[.$E27])/[.$E27]" table:style-name="ce22">
            <text:p>2.63%</text:p>
          </table:table-cell>
          <table:table-cell office:value-type="percentage" office:value="5.1656920077972651E-2" table:formula="of:=([.R27]-[.$E27])/[.$E27]" table:style-name="ce22">
            <text:p>5.17%</text:p>
          </table:table-cell>
          <table:table-cell office:value-type="string" table:style-name="ce18">
            <text:p>EDR.TO</text:p>
          </table:table-cell>
          <table:table-cell office:value-type="float" office:value="4.75" table:style-name="ce19">
            <text:p>4.75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5.49" table:style-name="ce21">
            <text:p>5.49</text:p>
          </table:table-cell>
          <table:table-cell office:value-type="float" office:value="5.4" table:style-name="ce21">
            <text:p>5.4</text:p>
          </table:table-cell>
          <table:table-cell office:value-type="float" office:value="5.7" table:style-name="ce21">
            <text:p>5.7</text:p>
          </table:table-cell>
          <table:table-cell office:value-type="float" office:value="6.27" table:style-name="ce21">
            <text:p>6.27</text:p>
          </table:table-cell>
          <table:table-cell office:value-type="float" office:value="6.21" table:style-name="ce21">
            <text:p>6.21</text:p>
          </table:table-cell>
          <table:table-cell office:value-type="float" office:value="6.03" table:style-name="ce21">
            <text:p>6.03</text:p>
          </table:table-cell>
          <table:table-cell office:value-type="float" office:value="4.41" table:style-name="ce21">
            <text:p>4.41</text:p>
          </table:table-cell>
          <table:table-cell office:value-type="float" office:value="4.1900000000000004" table:style-name="ce21">
            <text:p>4.19</text:p>
          </table:table-cell>
          <table:table-cell office:value-type="float" office:value="4.18" table:style-name="ce21">
            <text:p>4.18</text:p>
          </table:table-cell>
          <table:table-cell office:value-type="float" office:value="4.12" table:style-name="ce21">
            <text:p>4.12</text:p>
          </table:table-cell>
          <table:table-cell office:value-type="float" office:value="4.2300000000000004" table:style-name="ce21">
            <text:p>4.23</text:p>
          </table:table-cell>
          <table:table-cell office:value-type="percentage" office:value="0.15578947368421056" table:formula="of:=([.AH27]-[.$AE27])/[.$AE27]" table:style-name="ce22">
            <text:p>15.58%</text:p>
          </table:table-cell>
          <table:table-cell office:value-type="percentage" office:value="0.13684210526315796" table:formula="of:=([.AI27]-[.$AE27])/[.$AE27]" table:style-name="ce22">
            <text:p>13.68%</text:p>
          </table:table-cell>
          <table:table-cell office:value-type="percentage" office:value="0.20000000000000004" table:formula="of:=([.AJ27]-[.$AE27])/[.$AE27]" table:style-name="ce22">
            <text:p>20.00%</text:p>
          </table:table-cell>
          <table:table-cell office:value-type="percentage" office:value="0.3199999999999999" table:formula="of:=([.AK27]-[.$AE27])/[.$AE27]" table:style-name="ce22">
            <text:p>32.00%</text:p>
          </table:table-cell>
          <table:table-cell office:value-type="percentage" office:value="0.30736842105263157" table:formula="of:=([.AL27]-[.$AE27])/[.$AE27]" table:style-name="ce22">
            <text:p>30.74%</text:p>
          </table:table-cell>
          <table:table-cell office:value-type="percentage" office:value="0.26947368421052637" table:formula="of:=([.AM27]-[.$AE27])/[.$AE27]" table:style-name="ce22">
            <text:p>26.95%</text:p>
          </table:table-cell>
          <table:table-cell office:value-type="percentage" office:value="-7.157894736842102E-2" table:formula="of:=([.AN27]-[.$AE27])/[.$AE27]" table:style-name="ce22">
            <text:p>-7.16%</text:p>
          </table:table-cell>
          <table:table-cell office:value-type="percentage" office:value="-0.11789473684210518" table:formula="of:=([.AO27]-[.$AE27])/[.$AE27]" table:style-name="ce22">
            <text:p>-11.79%</text:p>
          </table:table-cell>
          <table:table-cell office:value-type="percentage" office:value="-0.12000000000000006" table:formula="of:=([.AP27]-[.$AE27])/[.$AE27]" table:style-name="ce22">
            <text:p>-12.00%</text:p>
          </table:table-cell>
          <table:table-cell office:value-type="percentage" office:value="-0.13263157894736841" table:formula="of:=([.AQ27]-[.$AE27])/[.$AE27]" table:style-name="ce22">
            <text:p>-13.26%</text:p>
          </table:table-cell>
          <table:table-cell office:value-type="percentage" office:value="-0.10947368421052622" table:formula="of:=([.AR27]-[.$AE27])/[.$AE27]" table:style-name="ce22">
            <text:p>-10.95%</text:p>
          </table:table-cell>
          <table:table-cell office:value-type="string" table:style-name="ce23">
            <text:p>RIC.TO</text:p>
          </table:table-cell>
          <table:table-cell office:value-type="float" office:value="10.23" table:style-name="ce24">
            <text:p>10.23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10.23" table:style-name="ce21">
            <text:p>10.23</text:p>
          </table:table-cell>
          <table:table-cell office:value-type="float" office:value="9.74" table:style-name="ce21">
            <text:p>9.74</text:p>
          </table:table-cell>
          <table:table-cell office:value-type="float" office:value="12.09" table:style-name="ce21">
            <text:p>12.09</text:p>
          </table:table-cell>
          <table:table-cell office:value-type="float" office:value="12.49" table:style-name="ce21">
            <text:p>12.49</text:p>
          </table:table-cell>
          <table:table-cell office:value-type="float" office:value="12.19" table:style-name="ce21">
            <text:p>12.19</text:p>
          </table:table-cell>
          <table:table-cell office:value-type="float" office:value="11.35" table:style-name="ce21">
            <text:p>11.35</text:p>
          </table:table-cell>
          <table:table-cell office:value-type="float" office:value="9.91" table:style-name="ce21">
            <text:p>9.91</text:p>
          </table:table-cell>
          <table:table-cell office:value-type="float" office:value="9.64" table:style-name="ce21">
            <text:p>9.64</text:p>
          </table:table-cell>
          <table:table-cell office:value-type="float" office:value="9.66" table:style-name="ce21">
            <text:p>9.66</text:p>
          </table:table-cell>
          <table:table-cell office:value-type="float" office:value="9.42" table:style-name="ce21">
            <text:p>9.42</text:p>
          </table:table-cell>
          <table:table-cell office:value-type="float" office:value="9.43" table:style-name="ce21">
            <text:p>9.43</text:p>
          </table:table-cell>
          <table:table-cell office:value-type="percentage" office:value="0" table:formula="of:=([.BH27]-[.$BE27])/[.$BE27]" table:style-name="ce22">
            <text:p>0.00%</text:p>
          </table:table-cell>
          <table:table-cell office:value-type="percentage" office:value="-4.7898338220918886E-2" table:formula="of:=([.BI27]-[.$BE27])/[.$BE27]" table:style-name="ce22">
            <text:p>-4.79%</text:p>
          </table:table-cell>
          <table:table-cell office:value-type="percentage" office:value="0.18181818181818177" table:formula="of:=([.BJ27]-[.$BE27])/[.$BE27]" table:style-name="ce22">
            <text:p>18.18%</text:p>
          </table:table-cell>
          <table:table-cell office:value-type="percentage" office:value="0.22091886608015637" table:formula="of:=([.BK27]-[.$BE27])/[.$BE27]" table:style-name="ce22">
            <text:p>22.09%</text:p>
          </table:table-cell>
          <table:table-cell office:value-type="percentage" office:value="0.19159335288367538" table:formula="of:=([.BL27]-[.$BE27])/[.$BE27]" table:style-name="ce22">
            <text:p>19.16%</text:p>
          </table:table-cell>
          <table:table-cell office:value-type="percentage" office:value="0.10948191593352875" table:formula="of:=([.BM27]-[.$BE27])/[.$BE27]" table:style-name="ce22">
            <text:p>10.95%</text:p>
          </table:table-cell>
          <table:table-cell office:value-type="percentage" office:value="-3.1280547409579695E-2" table:formula="of:=([.BN27]-[.$BE27])/[.$BE27]" table:style-name="ce22">
            <text:p>-3.13%</text:p>
          </table:table-cell>
          <table:table-cell office:value-type="percentage" office:value="-5.7673509286412496E-2" table:formula="of:=([.BO27]-[.$BE27])/[.$BE27]" table:style-name="ce22">
            <text:p>-5.77%</text:p>
          </table:table-cell>
          <table:table-cell office:value-type="percentage" office:value="-5.571847507331381E-2" table:formula="of:=([.BP27]-[.$BE27])/[.$BE27]" table:style-name="ce22">
            <text:p>-5.57%</text:p>
          </table:table-cell>
          <table:table-cell office:value-type="percentage" office:value="-7.9178885630498574E-2" table:formula="of:=([.BQ27]-[.$BE27])/[.$BE27]" table:style-name="ce22">
            <text:p>-7.92%</text:p>
          </table:table-cell>
          <table:table-cell office:value-type="percentage" office:value="-7.8201368523949238E-2" table:formula="of:=([.BR27]-[.$BE27])/[.$BE27]" table:style-name="ce22">
            <text:p>-7.82%</text:p>
          </table:table-cell>
          <table:table-cell table:style-name="ce1"/>
          <table:table-cell office:value-type="string" table:style-name="ce17">
            <text:p>Hihosilver *</text:p>
          </table:table-cell>
          <table:table-cell office:value-type="percentage" office:value="0.11333333333333336" table:formula="of:=([.S27]+[.AS27]+[.BS27])/3" table:style-name="ce25">
            <text:p>11.33%</text:p>
          </table:table-cell>
          <table:table-cell office:value-type="percentage" office:value="8.910211338055142E-2" table:formula="of:=([.T27]+[.AT27]+[.BT27])/3" table:style-name="ce25">
            <text:p>8.91%</text:p>
          </table:table-cell>
          <table:table-cell office:value-type="percentage" office:value="0.21531691180813992" table:formula="of:=([.U27]+[.AU27]+[.BU27])/3" table:style-name="ce25">
            <text:p>21.53%</text:p>
          </table:table-cell>
          <table:table-cell office:value-type="percentage" office:value="0.29759023931066936" table:formula="of:=([.V27]+[.AV27]+[.BV27])/3" table:style-name="ce25">
            <text:p>29.76%</text:p>
          </table:table-cell>
          <table:table-cell office:value-type="percentage" office:value="0.26053761535368775" table:formula="of:=([.W27]+[.AW27]+[.BW27])/3" table:style-name="ce25">
            <text:p>26.05%</text:p>
          </table:table-cell>
          <table:table-cell office:value-type="percentage" office:value="0.1990930622962315" table:formula="of:=([.X27]+[.AX27]+[.BX27])/3" table:style-name="ce25">
            <text:p>19.91%</text:p>
          </table:table-cell>
          <table:table-cell office:value-type="percentage" office:value="-1.0569799104037913E-2" table:formula="of:=([.Y27]+[.AY27]+[.BY27])/3" table:style-name="ce25">
            <text:p>-1.06%</text:p>
          </table:table-cell>
          <table:table-cell office:value-type="percentage" office:value="-4.8451273725750192E-2" table:formula="of:=([.Z27]+[.AZ27]+[.BZ27])/3" table:style-name="ce25">
            <text:p>-4.85%</text:p>
          </table:table-cell>
          <table:table-cell office:value-type="percentage" office:value="-5.1750212938667946E-2" table:formula="of:=([.AA27]+[.BA27]+[.CA27])/3" table:style-name="ce25">
            <text:p>-5.18%</text:p>
          </table:table-cell>
          <table:table-cell office:value-type="percentage" office:value="-6.1831558368060945E-2" table:formula="of:=([.AB27]+[.BB27]+[.CB27])/3" table:style-name="ce25">
            <text:p>-6.18%</text:p>
          </table:table-cell>
          <table:table-cell office:value-type="percentage" office:value="-4.5339377552167603E-2" table:formula="of:=([.AC27]+[.BC27]+[.CC27])/3" table:style-name="ce25">
            <text:p>-4.53%</text:p>
          </table:table-cell>
          <table:table-cell table:number-columns-repeated="1629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7">
            <text:p>PhotoJ *</text:p>
          </table:table-cell>
          <table:table-cell office:value-type="string" table:style-name="ce18">
            <text:p>NXE.TO</text:p>
          </table:table-cell>
          <table:table-cell office:value-type="float" office:value="3.33" table:style-name="ce29">
            <text:p>3.33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3.27" table:style-name="ce21">
            <text:p>3.27</text:p>
          </table:table-cell>
          <table:table-cell office:value-type="float" office:value="3.62" table:style-name="ce21">
            <text:p>3.62</text:p>
          </table:table-cell>
          <table:table-cell office:value-type="float" office:value="3.36" table:style-name="ce21">
            <text:p>3.36</text:p>
          </table:table-cell>
          <table:table-cell office:value-type="float" office:value="3.91" table:style-name="ce21">
            <text:p>3.91</text:p>
          </table:table-cell>
          <table:table-cell office:value-type="float" office:value="4.0199999999999996" table:style-name="ce21">
            <text:p>4.02</text:p>
          </table:table-cell>
          <table:table-cell office:value-type="float" office:value="3.87" table:style-name="ce21">
            <text:p>3.87</text:p>
          </table:table-cell>
          <table:table-cell office:value-type="float" office:value="3.57" table:style-name="ce21">
            <text:p>3.57</text:p>
          </table:table-cell>
          <table:table-cell office:value-type="float" office:value="3.32" table:style-name="ce21">
            <text:p>3.32</text:p>
          </table:table-cell>
          <table:table-cell office:value-type="float" office:value="3.53" table:style-name="ce21">
            <text:p>3.53</text:p>
          </table:table-cell>
          <table:table-cell office:value-type="float" office:value="3.13" table:style-name="ce21">
            <text:p>3.13</text:p>
          </table:table-cell>
          <table:table-cell office:value-type="float" office:value="3.15" table:style-name="ce21">
            <text:p>3.15</text:p>
          </table:table-cell>
          <table:table-cell office:value-type="percentage" office:value="-1.8018018018018035E-2" table:formula="of:=([.H28]-[.$E28])/[.$E28]" table:style-name="ce22">
            <text:p>-1.80%</text:p>
          </table:table-cell>
          <table:table-cell office:value-type="percentage" office:value="8.7087087087087095E-2" table:formula="of:=([.I28]-[.$E28])/[.$E28]" table:style-name="ce22">
            <text:p>8.71%</text:p>
          </table:table-cell>
          <table:table-cell office:value-type="percentage" office:value="9.00900900900895E-3" table:formula="of:=([.J28]-[.$E28])/[.$E28]" table:style-name="ce22">
            <text:p>0.90%</text:p>
          </table:table-cell>
          <table:table-cell office:value-type="percentage" office:value="0.17417417417417419" table:formula="of:=([.K28]-[.$E28])/[.$E28]" table:style-name="ce22">
            <text:p>17.42%</text:p>
          </table:table-cell>
          <table:table-cell office:value-type="percentage" office:value="0.20720720720720706" table:formula="of:=([.L28]-[.$E28])/[.$E28]" table:style-name="ce22">
            <text:p>20.72%</text:p>
          </table:table-cell>
          <table:table-cell office:value-type="percentage" office:value="0.16216216216216217" table:formula="of:=([.M28]-[.$E28])/[.$E28]" table:style-name="ce22">
            <text:p>16.22%</text:p>
          </table:table-cell>
          <table:table-cell office:value-type="percentage" office:value="7.2072072072072002E-2" table:formula="of:=([.N28]-[.$E28])/[.$E28]" table:style-name="ce22">
            <text:p>7.21%</text:p>
          </table:table-cell>
          <table:table-cell office:value-type="percentage" office:value="-3.0030030030030724E-3" table:formula="of:=([.O28]-[.$E28])/[.$E28]" table:style-name="ce22">
            <text:p>-0.30%</text:p>
          </table:table-cell>
          <table:table-cell office:value-type="percentage" office:value="6.0060060060059976E-2" table:formula="of:=([.P28]-[.$E28])/[.$E28]" table:style-name="ce22">
            <text:p>6.01%</text:p>
          </table:table-cell>
          <table:table-cell office:value-type="percentage" office:value="-6.0060060060060115E-2" table:formula="of:=([.Q28]-[.$E28])/[.$E28]" table:style-name="ce22">
            <text:p>-6.01%</text:p>
          </table:table-cell>
          <table:table-cell office:value-type="percentage" office:value="-5.4054054054054099E-2" table:formula="of:=([.R28]-[.$E28])/[.$E28]" table:style-name="ce22">
            <text:p>-5.41%</text:p>
          </table:table-cell>
          <table:table-cell office:value-type="string" table:style-name="ce18">
            <text:p>FR.TO</text:p>
          </table:table-cell>
          <table:table-cell office:value-type="float" office:value="12.15" table:style-name="ce19">
            <text:p>12.15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12.15" table:style-name="ce21">
            <text:p>12.15</text:p>
          </table:table-cell>
          <table:table-cell office:value-type="float" office:value="12.09" table:style-name="ce21">
            <text:p>12.09</text:p>
          </table:table-cell>
          <table:table-cell office:value-type="float" office:value="12.97" table:style-name="ce21">
            <text:p>12.97</text:p>
          </table:table-cell>
          <table:table-cell office:value-type="float" office:value="13.87" table:style-name="ce21">
            <text:p>13.87</text:p>
          </table:table-cell>
          <table:table-cell office:value-type="float" office:value="13.16" table:style-name="ce21">
            <text:p>13.16</text:p>
          </table:table-cell>
          <table:table-cell office:value-type="float" office:value="12.5" table:style-name="ce21">
            <text:p>12.5</text:p>
          </table:table-cell>
          <table:table-cell office:value-type="float" office:value="10.99" table:style-name="ce21">
            <text:p>10.99</text:p>
          </table:table-cell>
          <table:table-cell office:value-type="float" office:value="10.57" table:style-name="ce21">
            <text:p>10.57</text:p>
          </table:table-cell>
          <table:table-cell office:value-type="float" office:value="10.47" table:style-name="ce21">
            <text:p>10.47</text:p>
          </table:table-cell>
          <table:table-cell office:value-type="float" office:value="10.53" table:style-name="ce21">
            <text:p>10.53</text:p>
          </table:table-cell>
          <table:table-cell office:value-type="float" office:value="10.79" table:style-name="ce21">
            <text:p>10.79</text:p>
          </table:table-cell>
          <table:table-cell office:value-type="percentage" office:value="0" table:formula="of:=([.AH28]-[.$AE28])/[.$AE28]" table:style-name="ce22">
            <text:p>0.00%</text:p>
          </table:table-cell>
          <table:table-cell office:value-type="percentage" office:value="-4.9382716049383123E-3" table:formula="of:=([.AI28]-[.$AE28])/[.$AE28]" table:style-name="ce22">
            <text:p>-0.49%</text:p>
          </table:table-cell>
          <table:table-cell office:value-type="percentage" office:value="6.7489711934156399E-2" table:formula="of:=([.AJ28]-[.$AE28])/[.$AE28]" table:style-name="ce22">
            <text:p>6.75%</text:p>
          </table:table-cell>
          <table:table-cell office:value-type="percentage" office:value="0.14156378600823036" table:formula="of:=([.AK28]-[.$AE28])/[.$AE28]" table:style-name="ce22">
            <text:p>14.16%</text:p>
          </table:table-cell>
          <table:table-cell office:value-type="percentage" office:value="8.3127572016460885E-2" table:formula="of:=([.AL28]-[.$AE28])/[.$AE28]" table:style-name="ce22">
            <text:p>8.31%</text:p>
          </table:table-cell>
          <table:table-cell office:value-type="percentage" office:value="2.8806584362139887E-2" table:formula="of:=([.AM28]-[.$AE28])/[.$AE28]" table:style-name="ce22">
            <text:p>2.88%</text:p>
          </table:table-cell>
          <table:table-cell office:value-type="percentage" office:value="-9.5473251028806591E-2" table:formula="of:=([.AN28]-[.$AE28])/[.$AE28]" table:style-name="ce22">
            <text:p>-9.55%</text:p>
          </table:table-cell>
          <table:table-cell office:value-type="percentage" office:value="-0.13004115226337448" table:formula="of:=([.AO28]-[.$AE28])/[.$AE28]" table:style-name="ce22">
            <text:p>-13.00%</text:p>
          </table:table-cell>
          <table:table-cell office:value-type="percentage" office:value="-0.13827160493827156" table:formula="of:=([.AP28]-[.$AE28])/[.$AE28]" table:style-name="ce22">
            <text:p>-13.83%</text:p>
          </table:table-cell>
          <table:table-cell office:value-type="percentage" office:value="-0.13333333333333341" table:formula="of:=([.AQ28]-[.$AE28])/[.$AE28]" table:style-name="ce22">
            <text:p>-13.33%</text:p>
          </table:table-cell>
          <table:table-cell office:value-type="percentage" office:value="-0.11193415637860092" table:formula="of:=([.AR28]-[.$AE28])/[.$AE28]" table:style-name="ce22">
            <text:p>-11.19%</text:p>
          </table:table-cell>
          <table:table-cell office:value-type="string" table:style-name="ce23">
            <text:p>THO.TO</text:p>
          </table:table-cell>
          <table:table-cell office:value-type="float" office:value="12.1" table:style-name="ce24">
            <text:p>12.1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12.1" table:style-name="ce21">
            <text:p>12.1</text:p>
          </table:table-cell>
          <table:table-cell office:value-type="float" office:value="11.61" table:style-name="ce21">
            <text:p>11.61</text:p>
          </table:table-cell>
          <table:table-cell office:value-type="float" office:value="11.77" table:style-name="ce21">
            <text:p>11.77</text:p>
          </table:table-cell>
          <table:table-cell office:value-type="float" office:value="12.06" table:style-name="ce21">
            <text:p>12.06</text:p>
          </table:table-cell>
          <table:table-cell office:value-type="float" office:value="11.62" table:style-name="ce21">
            <text:p>11.62</text:p>
          </table:table-cell>
          <table:table-cell office:value-type="float" office:value="11.02" table:style-name="ce21">
            <text:p>11.02</text:p>
          </table:table-cell>
          <table:table-cell office:value-type="float" office:value="10.92" table:style-name="ce21">
            <text:p>10.92</text:p>
          </table:table-cell>
          <table:table-cell office:value-type="float" office:value="9.9499999999999993" table:style-name="ce21">
            <text:p>9.95</text:p>
          </table:table-cell>
          <table:table-cell office:value-type="float" office:value="9.93" table:style-name="ce21">
            <text:p>9.93</text:p>
          </table:table-cell>
          <table:table-cell office:value-type="float" office:value="10.23" table:style-name="ce21">
            <text:p>10.23</text:p>
          </table:table-cell>
          <table:table-cell office:value-type="float" office:value="10.68" table:style-name="ce21">
            <text:p>10.68</text:p>
          </table:table-cell>
          <table:table-cell office:value-type="percentage" office:value="0" table:formula="of:=([.BH28]-[.$BE28])/[.$BE28]" table:style-name="ce22">
            <text:p>0.00%</text:p>
          </table:table-cell>
          <table:table-cell office:value-type="percentage" office:value="-4.049586776859506E-2" table:formula="of:=([.BI28]-[.$BE28])/[.$BE28]" table:style-name="ce22">
            <text:p>-4.05%</text:p>
          </table:table-cell>
          <table:table-cell office:value-type="percentage" office:value="-2.7272727272727278E-2" table:formula="of:=([.BJ28]-[.$BE28])/[.$BE28]" table:style-name="ce22">
            <text:p>-2.73%</text:p>
          </table:table-cell>
          <table:table-cell office:value-type="percentage" office:value="-3.3057851239668718E-3" table:formula="of:=([.BK28]-[.$BE28])/[.$BE28]" table:style-name="ce22">
            <text:p>-0.33%</text:p>
          </table:table-cell>
          <table:table-cell office:value-type="percentage" office:value="-3.9669421487603343E-2" table:formula="of:=([.BL28]-[.$BE28])/[.$BE28]" table:style-name="ce22">
            <text:p>-3.97%</text:p>
          </table:table-cell>
          <table:table-cell office:value-type="percentage" office:value="-8.9256198347107449E-2" table:formula="of:=([.BM28]-[.$BE28])/[.$BE28]" table:style-name="ce22">
            <text:p>-8.93%</text:p>
          </table:table-cell>
          <table:table-cell office:value-type="percentage" office:value="-9.7520661157024777E-2" table:formula="of:=([.BN28]-[.$BE28])/[.$BE28]" table:style-name="ce22">
            <text:p>-9.75%</text:p>
          </table:table-cell>
          <table:table-cell office:value-type="percentage" office:value="-0.17768595041322319" table:formula="of:=([.BO28]-[.$BE28])/[.$BE28]" table:style-name="ce22">
            <text:p>-17.77%</text:p>
          </table:table-cell>
          <table:table-cell office:value-type="percentage" office:value="-0.17933884297520661" table:formula="of:=([.BP28]-[.$BE28])/[.$BE28]" table:style-name="ce22">
            <text:p>-17.93%</text:p>
          </table:table-cell>
          <table:table-cell office:value-type="percentage" office:value="-0.15454545454545449" table:formula="of:=([.BQ28]-[.$BE28])/[.$BE28]" table:style-name="ce22">
            <text:p>-15.45%</text:p>
          </table:table-cell>
          <table:table-cell office:value-type="percentage" office:value="-0.11735537190082644" table:formula="of:=([.BR28]-[.$BE28])/[.$BE28]" table:style-name="ce22">
            <text:p>-11.74%</text:p>
          </table:table-cell>
          <table:table-cell table:style-name="ce1"/>
          <table:table-cell office:value-type="string" table:style-name="ce17">
            <text:p>PhotoJ *</text:p>
          </table:table-cell>
          <table:table-cell office:value-type="percentage" office:value="-6.006006006006012E-3" table:formula="of:=([.S28]+[.AS28]+[.BS28])/3" table:style-name="ce25">
            <text:p>-0.60%</text:p>
          </table:table-cell>
          <table:table-cell office:value-type="percentage" office:value="1.3884315904517906E-2" table:formula="of:=([.T28]+[.AT28]+[.BT28])/3" table:style-name="ce25">
            <text:p>1.39%</text:p>
          </table:table-cell>
          <table:table-cell office:value-type="percentage" office:value="1.6408664556812686E-2" table:formula="of:=([.U28]+[.AU28]+[.BU28])/3" table:style-name="ce25">
            <text:p>1.64%</text:p>
          </table:table-cell>
          <table:table-cell office:value-type="percentage" office:value="0.10414405835281254" table:formula="of:=([.V28]+[.AV28]+[.BV28])/3" table:style-name="ce25">
            <text:p>10.41%</text:p>
          </table:table-cell>
          <table:table-cell office:value-type="percentage" office:value="8.3555119245354872E-2" table:formula="of:=([.W28]+[.AW28]+[.BW28])/3" table:style-name="ce25">
            <text:p>8.36%</text:p>
          </table:table-cell>
          <table:table-cell office:value-type="percentage" office:value="3.3904182725731542E-2" table:formula="of:=([.X28]+[.AX28]+[.BX28])/3" table:style-name="ce25">
            <text:p>3.39%</text:p>
          </table:table-cell>
          <table:table-cell office:value-type="percentage" office:value="-4.0307280037919786E-2" table:formula="of:=([.Y28]+[.AY28]+[.BY28])/3" table:style-name="ce25">
            <text:p>-4.03%</text:p>
          </table:table-cell>
          <table:table-cell office:value-type="percentage" office:value="-0.10357670189320024" table:formula="of:=([.Z28]+[.AZ28]+[.BZ28])/3" table:style-name="ce25">
            <text:p>-10.36%</text:p>
          </table:table-cell>
          <table:table-cell office:value-type="percentage" office:value="-8.5850129284472734E-2" table:formula="of:=([.AA28]+[.BA28]+[.CA28])/3" table:style-name="ce25">
            <text:p>-8.59%</text:p>
          </table:table-cell>
          <table:table-cell office:value-type="percentage" office:value="-0.11597961597961599" table:formula="of:=([.AB28]+[.BB28]+[.CB28])/3" table:style-name="ce25">
            <text:p>-11.60%</text:p>
          </table:table-cell>
          <table:table-cell office:value-type="percentage" office:value="-9.4447860777827145E-2" table:formula="of:=([.AC28]+[.BC28]+[.CC28])/3" table:style-name="ce25">
            <text:p>-9.44%</text:p>
          </table:table-cell>
          <table:table-cell table:number-columns-repeated="1629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7">
            <text:p>Leon *</text:p>
          </table:table-cell>
          <table:table-cell office:value-type="string" table:style-name="ce18">
            <text:p>USA.TO</text:p>
          </table:table-cell>
          <table:table-cell office:value-type="float" office:value="3.28" table:style-name="ce19">
            <text:p>3.28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3.28" table:style-name="ce21">
            <text:p>3.28</text:p>
          </table:table-cell>
          <table:table-cell office:value-type="float" office:value="3.28" table:style-name="ce21">
            <text:p>3.28</text:p>
          </table:table-cell>
          <table:table-cell office:value-type="float" office:value="4.4000000000000004" table:style-name="ce21">
            <text:p>4.4</text:p>
          </table:table-cell>
          <table:table-cell office:value-type="float" office:value="4.33" table:style-name="ce21">
            <text:p>4.33</text:p>
          </table:table-cell>
          <table:table-cell office:value-type="float" office:value="4.66" table:style-name="ce21">
            <text:p>4.66</text:p>
          </table:table-cell>
          <table:table-cell office:value-type="float" office:value="4.66" table:style-name="ce21">
            <text:p>4.66</text:p>
          </table:table-cell>
          <table:table-cell office:value-type="float" office:value="4.07" table:style-name="ce21">
            <text:p>4.07</text:p>
          </table:table-cell>
          <table:table-cell office:value-type="float" office:value="3.8" table:style-name="ce21">
            <text:p>3.8</text:p>
          </table:table-cell>
          <table:table-cell office:value-type="float" office:value="3.89" table:style-name="ce21">
            <text:p>3.89</text:p>
          </table:table-cell>
          <table:table-cell office:value-type="float" office:value="3.65" table:style-name="ce21">
            <text:p>3.65</text:p>
          </table:table-cell>
          <table:table-cell office:value-type="float" office:value="3.87" table:style-name="ce21">
            <text:p>3.87</text:p>
          </table:table-cell>
          <table:table-cell office:value-type="percentage" office:value="0" table:formula="of:=([.H29]-[.$E29])/[.$E29]" table:style-name="ce22">
            <text:p>0.00%</text:p>
          </table:table-cell>
          <table:table-cell office:value-type="percentage" office:value="0" table:formula="of:=([.I29]-[.$E29])/[.$E29]" table:style-name="ce22">
            <text:p>0.00%</text:p>
          </table:table-cell>
          <table:table-cell office:value-type="percentage" office:value="0.34146341463414653" table:formula="of:=([.J29]-[.$E29])/[.$E29]" table:style-name="ce22">
            <text:p>34.15%</text:p>
          </table:table-cell>
          <table:table-cell office:value-type="percentage" office:value="0.32012195121951231" table:formula="of:=([.K29]-[.$E29])/[.$E29]" table:style-name="ce22">
            <text:p>32.01%</text:p>
          </table:table-cell>
          <table:table-cell office:value-type="percentage" office:value="0.42073170731707332" table:formula="of:=([.L29]-[.$E29])/[.$E29]" table:style-name="ce22">
            <text:p>42.07%</text:p>
          </table:table-cell>
          <table:table-cell office:value-type="percentage" office:value="0.42073170731707332" table:formula="of:=([.M29]-[.$E29])/[.$E29]" table:style-name="ce22">
            <text:p>42.07%</text:p>
          </table:table-cell>
          <table:table-cell office:value-type="percentage" office:value="0.24085365853658552" table:formula="of:=([.N29]-[.$E29])/[.$E29]" table:style-name="ce22">
            <text:p>24.09%</text:p>
          </table:table-cell>
          <table:table-cell office:value-type="percentage" office:value="0.15853658536585366" table:formula="of:=([.O29]-[.$E29])/[.$E29]" table:style-name="ce22">
            <text:p>15.85%</text:p>
          </table:table-cell>
          <table:table-cell office:value-type="percentage" office:value="0.18597560975609767" table:formula="of:=([.P29]-[.$E29])/[.$E29]" table:style-name="ce22">
            <text:p>18.60%</text:p>
          </table:table-cell>
          <table:table-cell office:value-type="percentage" office:value="0.11280487804878053" table:formula="of:=([.Q29]-[.$E29])/[.$E29]" table:style-name="ce22">
            <text:p>11.28%</text:p>
          </table:table-cell>
          <table:table-cell office:value-type="percentage" office:value="0.17987804878048791" table:formula="of:=([.R29]-[.$E29])/[.$E29]" table:style-name="ce22">
            <text:p>17.99%</text:p>
          </table:table-cell>
          <table:table-cell office:value-type="string" table:style-name="ce18">
            <text:p>G.TO</text:p>
          </table:table-cell>
          <table:table-cell office:value-type="float" office:value="20.55" table:style-name="ce19">
            <text:p>20.55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20.55" table:style-name="ce21">
            <text:p>20.55</text:p>
          </table:table-cell>
          <table:table-cell office:value-type="float" office:value="20.7" table:style-name="ce21">
            <text:p>20.7</text:p>
          </table:table-cell>
          <table:table-cell office:value-type="float" office:value="21.21" table:style-name="ce21">
            <text:p>21.21</text:p>
          </table:table-cell>
          <table:table-cell office:value-type="float" office:value="22.25" table:style-name="ce21">
            <text:p>22.25</text:p>
          </table:table-cell>
          <table:table-cell office:value-type="float" office:value="22.76" table:style-name="ce21">
            <text:p>22.76</text:p>
          </table:table-cell>
          <table:table-cell office:value-type="float" office:value="21.7" table:style-name="ce21">
            <text:p>21.7</text:p>
          </table:table-cell>
          <table:table-cell office:value-type="float" office:value="20.25" table:style-name="ce21">
            <text:p>20.25</text:p>
          </table:table-cell>
          <table:table-cell office:value-type="float" office:value="19.96" table:style-name="ce21">
            <text:p>19.96</text:p>
          </table:table-cell>
          <table:table-cell office:value-type="float" office:value="20.43" table:style-name="ce21">
            <text:p>20.43</text:p>
          </table:table-cell>
          <table:table-cell office:value-type="float" office:value="21.2" table:style-name="ce21">
            <text:p>21.2</text:p>
          </table:table-cell>
          <table:table-cell office:value-type="float" office:value="19.399999999999999" table:style-name="ce21">
            <text:p>19.4</text:p>
          </table:table-cell>
          <table:table-cell office:value-type="percentage" office:value="0" table:formula="of:=([.AH29]-[.$AE29])/[.$AE29]" table:style-name="ce22">
            <text:p>0.00%</text:p>
          </table:table-cell>
          <table:table-cell office:value-type="percentage" office:value="7.2992700729926311E-3" table:formula="of:=([.AI29]-[.$AE29])/[.$AE29]" table:style-name="ce22">
            <text:p>0.73%</text:p>
          </table:table-cell>
          <table:table-cell office:value-type="percentage" office:value="3.2116788321167891E-2" table:formula="of:=([.AJ29]-[.$AE29])/[.$AE29]" table:style-name="ce22">
            <text:p>3.21%</text:p>
          </table:table-cell>
          <table:table-cell office:value-type="percentage" office:value="8.2725060827250577E-2" table:formula="of:=([.AK29]-[.$AE29])/[.$AE29]" table:style-name="ce22">
            <text:p>8.27%</text:p>
          </table:table-cell>
          <table:table-cell office:value-type="percentage" office:value="0.10754257907542583" table:formula="of:=([.AL29]-[.$AE29])/[.$AE29]" table:style-name="ce22">
            <text:p>10.75%</text:p>
          </table:table-cell>
          <table:table-cell office:value-type="percentage" office:value="5.5961070559610637E-2" table:formula="of:=([.AM29]-[.$AE29])/[.$AE29]" table:style-name="ce22">
            <text:p>5.60%</text:p>
          </table:table-cell>
          <table:table-cell office:value-type="percentage" office:value="-1.4598540145985436E-2" table:formula="of:=([.AN29]-[.$AE29])/[.$AE29]" table:style-name="ce22">
            <text:p>-1.46%</text:p>
          </table:table-cell>
          <table:table-cell office:value-type="percentage" office:value="-2.8710462287104613E-2" table:formula="of:=([.AO29]-[.$AE29])/[.$AE29]" table:style-name="ce22">
            <text:p>-2.87%</text:p>
          </table:table-cell>
          <table:table-cell office:value-type="percentage" office:value="-5.8394160583942088E-3" table:formula="of:=([.AP29]-[.$AE29])/[.$AE29]" table:style-name="ce22">
            <text:p>-0.58%</text:p>
          </table:table-cell>
          <table:table-cell office:value-type="percentage" office:value="3.163017031630163E-2" table:formula="of:=([.AQ29]-[.$AE29])/[.$AE29]" table:style-name="ce22">
            <text:p>3.16%</text:p>
          </table:table-cell>
          <table:table-cell office:value-type="percentage" office:value="-5.5961070559610811E-2" table:formula="of:=([.AR29]-[.$AE29])/[.$AE29]" table:style-name="ce22">
            <text:p>-5.60%</text:p>
          </table:table-cell>
          <table:table-cell office:value-type="string" table:style-name="ce23">
            <text:p>SSL.TO</text:p>
          </table:table-cell>
          <table:table-cell office:value-type="float" office:value="5.87" table:style-name="ce30">
            <text:p>5.87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office:value-type="float" office:value="5.97" table:style-name="ce21">
            <text:p>5.97</text:p>
          </table:table-cell>
          <table:table-cell office:value-type="float" office:value="5.67" table:style-name="ce21">
            <text:p>5.67</text:p>
          </table:table-cell>
          <table:table-cell office:value-type="float" office:value="5.94" table:style-name="ce21">
            <text:p>5.94</text:p>
          </table:table-cell>
          <table:table-cell office:value-type="float" office:value="6.35" table:style-name="ce21">
            <text:p>6.35</text:p>
          </table:table-cell>
          <table:table-cell office:value-type="float" office:value="6.08" table:style-name="ce21">
            <text:p>6.08</text:p>
          </table:table-cell>
          <table:table-cell office:value-type="float" office:value="5.94" table:style-name="ce21">
            <text:p>5.94</text:p>
          </table:table-cell>
          <table:table-cell office:value-type="float" office:value="5.61" table:style-name="ce21">
            <text:p>5.61</text:p>
          </table:table-cell>
          <table:table-cell office:value-type="float" office:value="5.65" table:style-name="ce21">
            <text:p>5.65</text:p>
          </table:table-cell>
          <table:table-cell office:value-type="float" office:value="5.54" table:style-name="ce21">
            <text:p>5.54</text:p>
          </table:table-cell>
          <table:table-cell office:value-type="float" office:value="5.77" table:style-name="ce21">
            <text:p>5.77</text:p>
          </table:table-cell>
          <table:table-cell office:value-type="float" office:value="5.72" table:style-name="ce21">
            <text:p>5.72</text:p>
          </table:table-cell>
          <table:table-cell office:value-type="percentage" office:value="1.7035775127768254E-2" table:formula="of:=([.BH29]-[.$BE29])/[.$BE29]" table:style-name="ce22">
            <text:p>1.70%</text:p>
          </table:table-cell>
          <table:table-cell office:value-type="percentage" office:value="-3.4071550255536653E-2" table:formula="of:=([.BI29]-[.$BE29])/[.$BE29]" table:style-name="ce22">
            <text:p>-3.41%</text:p>
          </table:table-cell>
          <table:table-cell office:value-type="percentage" office:value="1.1925042589437867E-2" table:formula="of:=([.BJ29]-[.$BE29])/[.$BE29]" table:style-name="ce22">
            <text:p>1.19%</text:p>
          </table:table-cell>
          <table:table-cell office:value-type="percentage" office:value="8.1771720613287829E-2" table:formula="of:=([.BK29]-[.$BE29])/[.$BE29]" table:style-name="ce22">
            <text:p>8.18%</text:p>
          </table:table-cell>
          <table:table-cell office:value-type="percentage" office:value="3.5775127768313451E-2" table:formula="of:=([.BL29]-[.$BE29])/[.$BE29]" table:style-name="ce22">
            <text:p>3.58%</text:p>
          </table:table-cell>
          <table:table-cell office:value-type="percentage" office:value="1.1925042589437867E-2" table:formula="of:=([.BM29]-[.$BE29])/[.$BE29]" table:style-name="ce22">
            <text:p>1.19%</text:p>
          </table:table-cell>
          <table:table-cell office:value-type="percentage" office:value="-4.429301533219758E-2" table:formula="of:=([.BN29]-[.$BE29])/[.$BE29]" table:style-name="ce22">
            <text:p>-4.43%</text:p>
          </table:table-cell>
          <table:table-cell office:value-type="percentage" office:value="-3.7478705281090249E-2" table:formula="of:=([.BO29]-[.$BE29])/[.$BE29]" table:style-name="ce22">
            <text:p>-3.75%</text:p>
          </table:table-cell>
          <table:table-cell office:value-type="percentage" office:value="-5.6218057921635443E-2" table:formula="of:=([.BP29]-[.$BE29])/[.$BE29]" table:style-name="ce22">
            <text:p>-5.62%</text:p>
          </table:table-cell>
          <table:table-cell office:value-type="percentage" office:value="-1.7035775127768403E-2" table:formula="of:=([.BQ29]-[.$BE29])/[.$BE29]" table:style-name="ce22">
            <text:p>-1.70%</text:p>
          </table:table-cell>
          <table:table-cell office:value-type="percentage" office:value="-2.5553662691652532E-2" table:formula="of:=([.BR29]-[.$BE29])/[.$BE29]" table:style-name="ce22">
            <text:p>-2.56%</text:p>
          </table:table-cell>
          <table:table-cell table:style-name="ce1"/>
          <table:table-cell office:value-type="string" table:style-name="ce17">
            <text:p>Leon *</text:p>
          </table:table-cell>
          <table:table-cell office:value-type="percentage" office:value="5.6785917092560846E-3" table:formula="of:=([.S29]+[.AS29]+[.BS29])/3" table:style-name="ce25">
            <text:p>0.57%</text:p>
          </table:table-cell>
          <table:table-cell office:value-type="percentage" office:value="-8.9240933941813413E-3" table:formula="of:=([.T29]+[.AT29]+[.BT29])/3" table:style-name="ce25">
            <text:p>-0.89%</text:p>
          </table:table-cell>
          <table:table-cell office:value-type="percentage" office:value="0.12850174851491744" table:formula="of:=([.U29]+[.AU29]+[.BU29])/3" table:style-name="ce25">
            <text:p>12.85%</text:p>
          </table:table-cell>
          <table:table-cell office:value-type="percentage" office:value="0.16153957755335024" table:formula="of:=([.V29]+[.AV29]+[.BV29])/3" table:style-name="ce25">
            <text:p>16.15%</text:p>
          </table:table-cell>
          <table:table-cell office:value-type="percentage" office:value="0.18801647138693756" table:formula="of:=([.W29]+[.AW29]+[.BW29])/3" table:style-name="ce25">
            <text:p>18.80%</text:p>
          </table:table-cell>
          <table:table-cell office:value-type="percentage" office:value="0.16287260682204061" table:formula="of:=([.X29]+[.AX29]+[.BX29])/3" table:style-name="ce25">
            <text:p>16.29%</text:p>
          </table:table-cell>
          <table:table-cell office:value-type="percentage" office:value="6.0654034352800833E-2" table:formula="of:=([.Y29]+[.AY29]+[.BY29])/3" table:style-name="ce25">
            <text:p>6.07%</text:p>
          </table:table-cell>
          <table:table-cell office:value-type="percentage" office:value="3.0782472599219599E-2" table:formula="of:=([.Z29]+[.AZ29]+[.BZ29])/3" table:style-name="ce25">
            <text:p>3.08%</text:p>
          </table:table-cell>
          <table:table-cell office:value-type="percentage" office:value="4.1306045258689333E-2" table:formula="of:=([.AA29]+[.BA29]+[.CA29])/3" table:style-name="ce25">
            <text:p>4.13%</text:p>
          </table:table-cell>
          <table:table-cell office:value-type="percentage" office:value="4.246642441243792E-2" table:formula="of:=([.AB29]+[.BB29]+[.CB29])/3" table:style-name="ce25">
            <text:p>4.25%</text:p>
          </table:table-cell>
          <table:table-cell office:value-type="percentage" office:value="3.278777184307486E-2" table:formula="of:=([.AC29]+[.BC29]+[.CC29])/3" table:style-name="ce25">
            <text:p>3.28%</text:p>
          </table:table-cell>
          <table:table-cell table:number-columns-repeated="16290"/>
        </table:table-row>
        <table:table-row table:style-name="ro1">
          <table:table-cell table:number-columns-repeated="2" table:style-name="ce28"/>
          <table:table-cell table:style-name="ce31"/>
          <table:table-cell table:style-name="ce32"/>
          <table:table-cell table:style-name="ce33"/>
          <table:table-cell table:style-name="ce20"/>
          <table:table-cell table:number-columns-repeated="6" table:style-name="ce34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6" table:style-name="ce20"/>
          <table:table-cell table:number-columns-repeated="7" table:style-name="ce21"/>
          <table:table-cell table:number-columns-repeated="11" table:style-name="ce22"/>
          <table:table-cell table:style-name="ce32"/>
          <table:table-cell table:style-name="ce1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number-columns-repeated="2" table:style-name="ce1"/>
          <table:table-cell table:number-columns-repeated="11" table:style-name="ce35"/>
          <table:table-cell table:number-columns-repeated="16290"/>
        </table:table-row>
        <table:table-row table:number-rows-repeated="2" table:style-name="ro1">
          <table:table-cell table:number-columns-repeated="2" table:style-name="ce28"/>
          <table:table-cell table:style-name="ce31"/>
          <table:table-cell table:style-name="ce32"/>
          <table:table-cell table:style-name="ce33"/>
          <table:table-cell table:style-name="ce20"/>
          <table:table-cell table:number-columns-repeated="6" table:style-name="ce34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1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number-columns-repeated="2" table:style-name="ce1"/>
          <table:table-cell table:number-columns-repeated="11" table:style-name="ce35"/>
          <table:table-cell table:number-columns-repeated="16290"/>
        </table:table-row>
        <table:table-row table:style-name="ro1">
          <table:table-cell table:number-columns-repeated="2" table:style-name="ce28"/>
          <table:table-cell table:style-name="ce31"/>
          <table:table-cell table:style-name="ce32"/>
          <table:table-cell table:style-name="ce33"/>
          <table:table-cell table:style-name="ce20"/>
          <table:table-cell table:number-columns-repeated="6" table:style-name="ce34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19"/>
          <table:table-cell table:number-columns-repeated="16327"/>
        </table:table-row>
        <table:table-row table:number-rows-repeated="8" table:style-name="ro1">
          <table:table-cell table:number-columns-repeated="2" table:style-name="ce28"/>
          <table:table-cell table:style-name="ce36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19"/>
          <table:table-cell table:number-columns-repeated="16327"/>
        </table:table-row>
        <table:table-row table:style-name="ro1">
          <table:table-cell table:number-columns-repeated="2" table:style-name="ce28"/>
          <table:table-cell table:style-name="ce36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16327"/>
        </table:table-row>
        <table:table-row table:number-rows-repeated="12" table:style-name="ro1">
          <table:table-cell table:number-columns-repeated="2" table:style-name="ce28"/>
          <table:table-cell table:style-name="ce36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19"/>
          <table:table-cell table:number-columns-repeated="16327"/>
        </table:table-row>
        <table:table-row table:style-name="ro1">
          <table:table-cell table:number-columns-repeated="2" table:style-name="ce28"/>
          <table:table-cell table:style-name="ce36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16327"/>
        </table:table-row>
        <table:table-row table:number-rows-repeated="6" table:style-name="ro1">
          <table:table-cell table:number-columns-repeated="2" table:style-name="ce28"/>
          <table:table-cell table:style-name="ce36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19"/>
          <table:table-cell table:number-columns-repeated="16327"/>
        </table:table-row>
        <table:table-row table:style-name="ro1">
          <table:table-cell table:number-columns-repeated="2" table:style-name="ce28"/>
          <table:table-cell table:style-name="ce36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16327"/>
        </table:table-row>
        <table:table-row table:number-rows-repeated="6" table:style-name="ro1">
          <table:table-cell table:number-columns-repeated="2" table:style-name="ce28"/>
          <table:table-cell table:style-name="ce36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19"/>
          <table:table-cell table:number-columns-repeated="16327"/>
        </table:table-row>
        <table:table-row table:style-name="ro1">
          <table:table-cell table:number-columns-repeated="2" table:style-name="ce28"/>
          <table:table-cell table:style-name="ce36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16327"/>
        </table:table-row>
        <table:table-row table:number-rows-repeated="3" table:style-name="ro1">
          <table:table-cell table:number-columns-repeated="2" table:style-name="ce28"/>
          <table:table-cell table:style-name="ce36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19"/>
          <table:table-cell table:number-columns-repeated="16327"/>
        </table:table-row>
        <table:table-row table:style-name="ro1">
          <table:table-cell table:number-columns-repeated="2" table:style-name="ce28"/>
          <table:table-cell table:style-name="ce36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16327"/>
        </table:table-row>
        <table:table-row table:number-rows-repeated="11" table:style-name="ro1">
          <table:table-cell table:number-columns-repeated="2" table:style-name="ce28"/>
          <table:table-cell table:style-name="ce36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19"/>
          <table:table-cell table:number-columns-repeated="16327"/>
        </table:table-row>
        <table:table-row table:style-name="ro1">
          <table:table-cell table:number-columns-repeated="2" table:style-name="ce28"/>
          <table:table-cell table:style-name="ce36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16327"/>
        </table:table-row>
        <table:table-row table:number-rows-repeated="11" table:style-name="ro1">
          <table:table-cell table:number-columns-repeated="2" table:style-name="ce28"/>
          <table:table-cell table:style-name="ce36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19"/>
          <table:table-cell table:number-columns-repeated="16327"/>
        </table:table-row>
        <table:table-row table:style-name="ro1">
          <table:table-cell table:number-columns-repeated="2" table:style-name="ce28"/>
          <table:table-cell table:style-name="ce36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16327"/>
        </table:table-row>
        <table:table-row table:number-rows-repeated="4" table:style-name="ro1">
          <table:table-cell table:number-columns-repeated="2" table:style-name="ce28"/>
          <table:table-cell table:style-name="ce36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19"/>
          <table:table-cell table:number-columns-repeated="16327"/>
        </table:table-row>
        <table:table-row table:style-name="ro1">
          <table:table-cell table:number-columns-repeated="2" table:style-name="ce28"/>
          <table:table-cell table:style-name="ce36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16327"/>
        </table:table-row>
        <table:table-row table:number-rows-repeated="10" table:style-name="ro1">
          <table:table-cell table:number-columns-repeated="2" table:style-name="ce28"/>
          <table:table-cell table:style-name="ce36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19"/>
          <table:table-cell table:number-columns-repeated="16327"/>
        </table:table-row>
        <table:table-row table:style-name="ro1">
          <table:table-cell table:number-columns-repeated="2" table:style-name="ce28"/>
          <table:table-cell table:style-name="ce36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16327"/>
        </table:table-row>
        <table:table-row table:number-rows-repeated="15" table:style-name="ro1">
          <table:table-cell table:number-columns-repeated="2" table:style-name="ce28"/>
          <table:table-cell table:style-name="ce36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19"/>
          <table:table-cell table:number-columns-repeated="16327"/>
        </table:table-row>
        <table:table-row table:number-rows-repeated="21" table:style-name="ro1">
          <table:table-cell table:number-columns-repeated="2" table:style-name="ce28"/>
          <table:table-cell table:style-name="ce36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number-columns-repeated="16328"/>
        </table:table-row>
        <table:table-row table:number-rows-repeated="11" table:style-name="ro1">
          <table:table-cell table:number-columns-repeated="2" table:style-name="ce1"/>
          <table:table-cell table:style-name="ce37"/>
          <table:table-cell table:style-name="ce38"/>
          <table:table-cell table:style-name="ce1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number-columns-repeated="16328"/>
        </table:table-row>
        <table:table-row table:number-rows-repeated="5" table:style-name="ro1">
          <table:table-cell table:number-columns-repeated="29"/>
          <table:table-cell table:style-name="ce32"/>
          <table:table-cell table:style-name="ce29"/>
          <table:table-cell table:number-columns-repeated="7" table:style-name="ce20"/>
          <table:table-cell table:number-columns-repeated="6" table:style-name="ce21"/>
          <table:table-cell table:number-columns-repeated="11" table:style-name="ce22"/>
          <table:table-cell table:style-name="ce32"/>
          <table:table-cell table:number-columns-repeated="16328"/>
        </table:table-row>
        <table:table-row table:number-rows-repeated="1048411" table:style-name="ro1">
          <table:table-cell table:number-columns-repeated="16384"/>
        </table:table-row>
      </table:table>
      <table:table table:name="Graph" table:style-name="ta2">
        <table:table-column table:style-name="co17" table:number-columns-repeated="16384" table:default-cell-style-name="ce40"/>
        <table:table-row table:style-name="ro1">
          <table:table-cell office:value-type="string" table:style-name="ce39">
            <text:p>Bins</text:p>
          </table:table-cell>
          <table:table-cell office:value-type="string" table:style-name="ce39">
            <text:p>Frequency</text:p>
          </table:table-cell>
          <table:table-cell office:value-type="string" table:style-name="ce39">
            <text:p>Frequency</text:p>
          </table:table-cell>
          <table:table-cell office:value-type="string" table:style-name="ce39">
            <text:p>Frequency</text:p>
          </table:table-cell>
          <table:table-cell office:value-type="string" table:style-name="ce39">
            <text:p>Frequency</text:p>
          </table:table-cell>
          <table:table-cell office:value-type="string" table:style-name="ce39">
            <text:p>Frequency</text:p>
          </table:table-cell>
          <table:table-cell office:value-type="string" table:style-name="ce39">
            <text:p>Frequency</text:p>
          </table:table-cell>
          <table:table-cell office:value-type="string" table:style-name="ce39">
            <text:p>Frequency</text:p>
          </table:table-cell>
          <table:table-cell office:value-type="string" table:style-name="ce39">
            <text:p>Frequency</text:p>
          </table:table-cell>
          <table:table-cell office:value-type="string" table:style-name="ce39">
            <text:p>Frequency</text:p>
          </table:table-cell>
          <table:table-cell office:value-type="string" table:style-name="ce39">
            <text:p>Frequency</text:p>
          </table:table-cell>
          <table:table-cell office:value-type="string" table:style-name="ce39">
            <text:p>Frequency</text:p>
          </table:table-cell>
          <table:table-cell table:number-columns-repeated="16372"/>
        </table:table-row>
        <table:table-row table:style-name="ro1">
          <table:table-cell office:value-type="float" office:value="-1" table:style-name="ce41">
            <text:p>-1.0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style-name="ce40">
            <draw:frame draw:z-index="1" draw:id="id0" draw:style-name="a1" draw:name="Chart 1" svg:x="0.28125in" svg:y="0.15625in" svg:width="11.75in" svg:height="5.0208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float" office:value="-0.9" table:style-name="ce41">
            <text:p>-0.9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number-columns-repeated="16372"/>
        </table:table-row>
        <table:table-row table:style-name="ro1">
          <table:table-cell office:value-type="float" office:value="-0.8" table:style-name="ce41">
            <text:p>-0.8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number-columns-repeated="16372"/>
        </table:table-row>
        <table:table-row table:style-name="ro1">
          <table:table-cell office:value-type="float" office:value="-0.7" table:style-name="ce41">
            <text:p>-0.7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number-columns-repeated="16372"/>
        </table:table-row>
        <table:table-row table:style-name="ro1">
          <table:table-cell office:value-type="float" office:value="-0.6" table:style-name="ce41">
            <text:p>-0.6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number-columns-repeated="16372"/>
        </table:table-row>
        <table:table-row table:style-name="ro1">
          <table:table-cell office:value-type="float" office:value="-0.5" table:style-name="ce41">
            <text:p>-0.5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number-columns-repeated="16372"/>
        </table:table-row>
        <table:table-row table:style-name="ro1">
          <table:table-cell office:value-type="float" office:value="-0.4" table:style-name="ce41">
            <text:p>-0.4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number-columns-repeated="16372"/>
        </table:table-row>
        <table:table-row table:style-name="ro1">
          <table:table-cell office:value-type="float" office:value="-0.3" table:style-name="ce41">
            <text:p>-0.3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number-columns-repeated="16372"/>
        </table:table-row>
        <table:table-row table:style-name="ro1">
          <table:table-cell office:value-type="float" office:value="-0.2" table:style-name="ce41">
            <text:p>-0.2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number-columns-repeated="16372"/>
        </table:table-row>
        <table:table-row table:style-name="ro1">
          <table:table-cell office:value-type="float" office:value="-0.1" table:style-name="ce41">
            <text:p>-0.1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table:number-columns-repeated="16372"/>
        </table:table-row>
        <table:table-row table:style-name="ro1">
          <table:table-cell office:value-type="float" office:value="0" table:style-name="ce41">
            <text:p>0.00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office:value-type="float" office:value="2" table:style-name="ce40">
            <text:p>2</text:p>
          </table:table-cell>
          <table:table-cell office:value-type="float" office:value="4" table:style-name="ce40">
            <text:p>4</text:p>
          </table:table-cell>
          <table:table-cell office:value-type="float" office:value="2" table:style-name="ce40">
            <text:p>2</text:p>
          </table:table-cell>
          <table:table-cell office:value-type="float" office:value="3" table:style-name="ce40">
            <text:p>3</text:p>
          </table:table-cell>
          <table:table-cell table:number-columns-repeated="16372"/>
        </table:table-row>
        <table:table-row table:style-name="ro1">
          <table:table-cell office:value-type="float" office:value="0.1" table:style-name="ce41">
            <text:p>0.10</text:p>
          </table:table-cell>
          <table:table-cell office:value-type="float" office:value="4" table:style-name="ce40">
            <text:p>4</text:p>
          </table:table-cell>
          <table:table-cell office:value-type="float" office:value="6" table:style-name="ce40">
            <text:p>6</text:p>
          </table:table-cell>
          <table:table-cell office:value-type="float" office:value="3" table:style-name="ce40">
            <text:p>3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6" table:style-name="ce40">
            <text:p>6</text:p>
          </table:table-cell>
          <table:table-cell office:value-type="float" office:value="6" table:style-name="ce40">
            <text:p>6</text:p>
          </table:table-cell>
          <table:table-cell office:value-type="float" office:value="4" table:style-name="ce40">
            <text:p>4</text:p>
          </table:table-cell>
          <table:table-cell office:value-type="float" office:value="6" table:style-name="ce40">
            <text:p>6</text:p>
          </table:table-cell>
          <table:table-cell office:value-type="float" office:value="4" table:style-name="ce40">
            <text:p>4</text:p>
          </table:table-cell>
          <table:table-cell table:number-columns-repeated="16372"/>
        </table:table-row>
        <table:table-row table:style-name="ro1">
          <table:table-cell office:value-type="float" office:value="0.2" table:style-name="ce41">
            <text:p>0.20</text:p>
          </table:table-cell>
          <table:table-cell office:value-type="float" office:value="6" table:style-name="ce40">
            <text:p>6</text:p>
          </table:table-cell>
          <table:table-cell office:value-type="float" office:value="5" table:style-name="ce40">
            <text:p>5</text:p>
          </table:table-cell>
          <table:table-cell office:value-type="float" office:value="5" table:style-name="ce40">
            <text:p>5</text:p>
          </table:table-cell>
          <table:table-cell office:value-type="float" office:value="4" table:style-name="ce40">
            <text:p>4</text:p>
          </table:table-cell>
          <table:table-cell office:value-type="float" office:value="5" table:style-name="ce40">
            <text:p>5</text:p>
          </table:table-cell>
          <table:table-cell office:value-type="float" office:value="6" table:style-name="ce40">
            <text:p>6</text:p>
          </table:table-cell>
          <table:table-cell office:value-type="float" office:value="4" table:style-name="ce40">
            <text:p>4</text:p>
          </table:table-cell>
          <table:table-cell office:value-type="float" office:value="6" table:style-name="ce40">
            <text:p>6</text:p>
          </table:table-cell>
          <table:table-cell office:value-type="float" office:value="3" table:style-name="ce40">
            <text:p>3</text:p>
          </table:table-cell>
          <table:table-cell office:value-type="float" office:value="3" table:style-name="ce40">
            <text:p>3</text:p>
          </table:table-cell>
          <table:table-cell office:value-type="float" office:value="6" table:style-name="ce40">
            <text:p>6</text:p>
          </table:table-cell>
          <table:table-cell table:number-columns-repeated="16372"/>
        </table:table-row>
        <table:table-row table:style-name="ro1">
          <table:table-cell office:value-type="float" office:value="0.3" table:style-name="ce41">
            <text:p>0.30</text:p>
          </table:table-cell>
          <table:table-cell office:value-type="float" office:value="10" table:style-name="ce40">
            <text:p>10</text:p>
          </table:table-cell>
          <table:table-cell office:value-type="float" office:value="6" table:style-name="ce40">
            <text:p>6</text:p>
          </table:table-cell>
          <table:table-cell office:value-type="float" office:value="9" table:style-name="ce40">
            <text:p>9</text:p>
          </table:table-cell>
          <table:table-cell office:value-type="float" office:value="6" table:style-name="ce40">
            <text:p>6</text:p>
          </table:table-cell>
          <table:table-cell office:value-type="float" office:value="5" table:style-name="ce40">
            <text:p>5</text:p>
          </table:table-cell>
          <table:table-cell office:value-type="float" office:value="5" table:style-name="ce40">
            <text:p>5</text:p>
          </table:table-cell>
          <table:table-cell office:value-type="float" office:value="5" table:style-name="ce40">
            <text:p>5</text:p>
          </table:table-cell>
          <table:table-cell office:value-type="float" office:value="2" table:style-name="ce40">
            <text:p>2</text:p>
          </table:table-cell>
          <table:table-cell office:value-type="float" office:value="4" table:style-name="ce40">
            <text:p>4</text:p>
          </table:table-cell>
          <table:table-cell office:value-type="float" office:value="4" table:style-name="ce40">
            <text:p>4</text:p>
          </table:table-cell>
          <table:table-cell office:value-type="float" office:value="2" table:style-name="ce40">
            <text:p>2</text:p>
          </table:table-cell>
          <table:table-cell table:number-columns-repeated="16372"/>
        </table:table-row>
        <table:table-row table:style-name="ro1">
          <table:table-cell office:value-type="float" office:value="0.4" table:style-name="ce41">
            <text:p>0.40</text:p>
          </table:table-cell>
          <table:table-cell office:value-type="float" office:value="5" table:style-name="ce40">
            <text:p>5</text:p>
          </table:table-cell>
          <table:table-cell office:value-type="float" office:value="4" table:style-name="ce40">
            <text:p>4</text:p>
          </table:table-cell>
          <table:table-cell office:value-type="float" office:value="6" table:style-name="ce40">
            <text:p>6</text:p>
          </table:table-cell>
          <table:table-cell office:value-type="float" office:value="6" table:style-name="ce40">
            <text:p>6</text:p>
          </table:table-cell>
          <table:table-cell office:value-type="float" office:value="4" table:style-name="ce40">
            <text:p>4</text:p>
          </table:table-cell>
          <table:table-cell office:value-type="float" office:value="6" table:style-name="ce40">
            <text:p>6</text:p>
          </table:table-cell>
          <table:table-cell office:value-type="float" office:value="4" table:style-name="ce40">
            <text:p>4</text:p>
          </table:table-cell>
          <table:table-cell office:value-type="float" office:value="5" table:style-name="ce40">
            <text:p>5</text:p>
          </table:table-cell>
          <table:table-cell office:value-type="float" office:value="6" table:style-name="ce40">
            <text:p>6</text:p>
          </table:table-cell>
          <table:table-cell office:value-type="float" office:value="4" table:style-name="ce40">
            <text:p>4</text:p>
          </table:table-cell>
          <table:table-cell office:value-type="float" office:value="5" table:style-name="ce40">
            <text:p>5</text:p>
          </table:table-cell>
          <table:table-cell table:number-columns-repeated="16372"/>
        </table:table-row>
        <table:table-row table:style-name="ro1">
          <table:table-cell office:value-type="float" office:value="0.5" table:style-name="ce41">
            <text:p>0.50</text:p>
          </table:table-cell>
          <table:table-cell office:value-type="float" office:value="1" table:style-name="ce40">
            <text:p>1</text:p>
          </table:table-cell>
          <table:table-cell office:value-type="float" office:value="3" table:style-name="ce40">
            <text:p>3</text:p>
          </table:table-cell>
          <table:table-cell office:value-type="float" office:value="2" table:style-name="ce40">
            <text:p>2</text:p>
          </table:table-cell>
          <table:table-cell office:value-type="float" office:value="6" table:style-name="ce40">
            <text:p>6</text:p>
          </table:table-cell>
          <table:table-cell office:value-type="float" office:value="7" table:style-name="ce40">
            <text:p>7</text:p>
          </table:table-cell>
          <table:table-cell office:value-type="float" office:value="3" table:style-name="ce40">
            <text:p>3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office:value-type="float" office:value="2" table:style-name="ce40">
            <text:p>2</text:p>
          </table:table-cell>
          <table:table-cell office:value-type="float" office:value="1" table:style-name="ce40">
            <text:p>1</text:p>
          </table:table-cell>
          <table:table-cell table:number-columns-repeated="16372"/>
        </table:table-row>
        <table:table-row table:style-name="ro1">
          <table:table-cell office:value-type="float" office:value="0.6" table:style-name="ce41">
            <text:p>0.60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3" table:style-name="ce40">
            <text:p>3</text:p>
          </table:table-cell>
          <table:table-cell office:value-type="float" office:value="2" table:style-name="ce40">
            <text:p>2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3" table:style-name="ce40">
            <text:p>3</text:p>
          </table:table-cell>
          <table:table-cell office:value-type="float" office:value="4" table:style-name="ce40">
            <text:p>4</text:p>
          </table:table-cell>
          <table:table-cell table:number-columns-repeated="16372"/>
        </table:table-row>
        <table:table-row table:style-name="ro1">
          <table:table-cell office:value-type="float" office:value="0.7" table:style-name="ce41">
            <text:p>0.70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office:value-type="float" office:value="2" table:style-name="ce40">
            <text:p>2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2" table:style-name="ce40">
            <text:p>2</text:p>
          </table:table-cell>
          <table:table-cell office:value-type="float" office:value="1" table:style-name="ce40">
            <text:p>1</text:p>
          </table:table-cell>
          <table:table-cell office:value-type="float" office:value="2" table:style-name="ce40">
            <text:p>2</text:p>
          </table:table-cell>
          <table:table-cell office:value-type="float" office:value="1" table:style-name="ce40">
            <text:p>1</text:p>
          </table:table-cell>
          <table:table-cell table:number-columns-repeated="16372"/>
        </table:table-row>
        <table:table-row table:style-name="ro1">
          <table:table-cell office:value-type="float" office:value="0.8" table:style-name="ce41">
            <text:p>0.8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number-columns-repeated="16372"/>
        </table:table-row>
        <table:table-row table:style-name="ro1">
          <table:table-cell office:value-type="float" office:value="0.9" table:style-name="ce41">
            <text:p>0.9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table:number-columns-repeated="16372"/>
        </table:table-row>
        <table:table-row table:style-name="ro1">
          <table:table-cell office:value-type="float" office:value="1" table:style-name="ce41">
            <text:p>1.0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number-columns-repeated="16372"/>
        </table:table-row>
        <table:table-row table:style-name="ro1">
          <table:table-cell office:value-type="float" office:value="1.1000000000000001" table:style-name="ce41">
            <text:p>1.1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number-columns-repeated="16372"/>
        </table:table-row>
        <table:table-row table:style-name="ro1">
          <table:table-cell office:value-type="float" office:value="1.2" table:style-name="ce41">
            <text:p>1.2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42">
            <text:p>More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43">
            <text:p><text:s/></text:p>
          </table:table-cell>
          <table:table-cell office:value-type="date" office:date-value="2017-01-20T00:00:00" table:style-name="ce43">
            <text:p>20-Jan</text:p>
          </table:table-cell>
          <table:table-cell office:value-type="date" office:date-value="2017-01-27T00:00:00" table:style-name="ce43">
            <text:p>27-Jan</text:p>
          </table:table-cell>
          <table:table-cell office:value-type="date" office:date-value="2017-02-03T00:00:00" table:style-name="ce43">
            <text:p>3-Feb</text:p>
          </table:table-cell>
          <table:table-cell office:value-type="date" office:date-value="2017-02-10T00:00:00" table:style-name="ce43">
            <text:p>10-Feb</text:p>
          </table:table-cell>
          <table:table-cell office:value-type="date" office:date-value="2017-02-17T00:00:00" table:style-name="ce43">
            <text:p>17-Feb</text:p>
          </table:table-cell>
          <table:table-cell office:value-type="date" office:date-value="2017-02-24T00:00:00" table:style-name="ce43">
            <text:p>24-Feb</text:p>
          </table:table-cell>
          <table:table-cell office:value-type="date" office:date-value="2017-03-03T00:00:00" table:style-name="ce43">
            <text:p>3-Mar</text:p>
          </table:table-cell>
          <table:table-cell office:value-type="date" office:date-value="2017-03-10T00:00:00" table:style-name="ce43">
            <text:p>10-Mar</text:p>
          </table:table-cell>
          <table:table-cell office:value-type="date" office:date-value="2017-03-17T00:00:00" table:style-name="ce43">
            <text:p>17-Mar</text:p>
          </table:table-cell>
          <table:table-cell office:value-type="date" office:date-value="2017-03-24T00:00:00" table:style-name="ce43">
            <text:p>24-Mar</text:p>
          </table:table-cell>
          <table:table-cell office:value-type="date" office:date-value="2017-03-31T00:00:00" table:style-name="ce43">
            <text:p>31-Mar</text:p>
          </table:table-cell>
          <table:table-cell table:number-columns-repeated="16372"/>
        </table:table-row>
        <table:table-row table:number-rows-repeated="1048550" table:style-name="ro1">
          <table:table-cell table:number-columns-repeated="16384"/>
        </table:table-row>
      </table:table>
      <table:table table:name="Sheet3" table:style-name="ta3">
        <table:table-column table:style-name="co3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All_Data.A2:All_Data.BV2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21">
      <number:day/>
      <number:text>-</number:text>
      <number:month number:textual="true"/>
    </number:date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Even Psi</meta:initial-creator>
    <dc:creator>Warlock</dc:creator>
    <meta:creation-date>2016-12-29T17:36:32Z</meta:creation-date>
    <dc:date>2017-04-07T05:10:19Z</dc:date>
    <meta:editing-cycles>82</meta:editing-cycles>
    <meta:editing-duration>PT27503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6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0694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bar" svg:height="361.4996850393701pt" svg:width="846.0pt" chart:style-name="Crt0">
        <chart:title chart:style-name="CT00">
          <text:p text:style-name="a0" text:class-names="" text:cond-style-name="">Safest 2x-Bagger March 31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Frequency</text:p>
            </chart:title>
          </chart:axis>
          <chart:axis chart:dimension="x" chart:name="primary-x" chart:style-name="Axs1">
            <chart:title chart:style-name="AT01">
              <text:p text:style-name="a2" text:class-names="" text:cond-style-name="">Percentage change in Portfolio</text:p>
            </chart:title>
            <chart:categories table:cell-range-address="local-table.$A$2:.$A$25"/>
          </chart:axis>
          <chart:series chart:label-cell-address="local-table.$B$1" chart:values-cell-range-address="local-table.$B$2:.$B$25" chart:class="chart:bar" chart:attached-axis="primary-y" chart:style-name="G0S0">
            <chart:data-point chart:repeated="2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Frequency</text:p>
              </table:table-cell>
            </table:table-row>
          </table:table-header-rows>
          <table:table-row>
            <table:table-cell office:value-type="string">
              <text:p>-1</text:p>
            </table:table-cell>
            <table:table-cell office:value-type="float" office:value="0"/>
          </table:table-row>
          <table:table-row>
            <table:table-cell office:value-type="string">
              <text:p>-0.9</text:p>
            </table:table-cell>
            <table:table-cell office:value-type="float" office:value="0"/>
          </table:table-row>
          <table:table-row>
            <table:table-cell office:value-type="string">
              <text:p>-0.8</text:p>
            </table:table-cell>
            <table:table-cell office:value-type="float" office:value="0"/>
          </table:table-row>
          <table:table-row>
            <table:table-cell office:value-type="string">
              <text:p>-0.7</text:p>
            </table:table-cell>
            <table:table-cell office:value-type="float" office:value="0"/>
          </table:table-row>
          <table:table-row>
            <table:table-cell office:value-type="string">
              <text:p>-0.6</text:p>
            </table:table-cell>
            <table:table-cell office:value-type="float" office:value="0"/>
          </table:table-row>
          <table:table-row>
            <table:table-cell office:value-type="string">
              <text:p>-0.5</text:p>
            </table:table-cell>
            <table:table-cell office:value-type="float" office:value="0"/>
          </table:table-row>
          <table:table-row>
            <table:table-cell office:value-type="string">
              <text:p>-0.4</text:p>
            </table:table-cell>
            <table:table-cell office:value-type="float" office:value="0"/>
          </table:table-row>
          <table:table-row>
            <table:table-cell office:value-type="string">
              <text:p>-0.3</text:p>
            </table:table-cell>
            <table:table-cell office:value-type="float" office:value="0"/>
          </table:table-row>
          <table:table-row>
            <table:table-cell office:value-type="string">
              <text:p>-0.2</text:p>
            </table:table-cell>
            <table:table-cell office:value-type="float" office:value="0"/>
          </table:table-row>
          <table:table-row>
            <table:table-cell office:value-type="string">
              <text:p>-0.1</text:p>
            </table:table-cell>
            <table:table-cell office:value-type="float" office:value="0"/>
          </table:table-row>
          <table:table-row>
            <table:table-cell office:value-type="string">
              <text:p>0</text:p>
            </table:table-cell>
            <table:table-cell office:value-type="float" office:value="3"/>
          </table:table-row>
          <table:table-row>
            <table:table-cell office:value-type="string">
              <text:p>0.1</text:p>
            </table:table-cell>
            <table:table-cell office:value-type="float" office:value="4"/>
          </table:table-row>
          <table:table-row>
            <table:table-cell office:value-type="string">
              <text:p>0.2</text:p>
            </table:table-cell>
            <table:table-cell office:value-type="float" office:value="6"/>
          </table:table-row>
          <table:table-row>
            <table:table-cell office:value-type="string">
              <text:p>0.3</text:p>
            </table:table-cell>
            <table:table-cell office:value-type="float" office:value="2"/>
          </table:table-row>
          <table:table-row>
            <table:table-cell office:value-type="string">
              <text:p>0.4</text:p>
            </table:table-cell>
            <table:table-cell office:value-type="float" office:value="5"/>
          </table:table-row>
          <table:table-row>
            <table:table-cell office:value-type="string">
              <text:p>0.5</text:p>
            </table:table-cell>
            <table:table-cell office:value-type="float" office:value="1"/>
          </table:table-row>
          <table:table-row>
            <table:table-cell office:value-type="string">
              <text:p>0.6</text:p>
            </table:table-cell>
            <table:table-cell office:value-type="float" office:value="4"/>
          </table:table-row>
          <table:table-row>
            <table:table-cell office:value-type="string">
              <text:p>0.7</text:p>
            </table:table-cell>
            <table:table-cell office:value-type="float" office:value="1"/>
          </table:table-row>
          <table:table-row>
            <table:table-cell office:value-type="string">
              <text:p>0.8</text:p>
            </table:table-cell>
            <table:table-cell office:value-type="float" office:value="0"/>
          </table:table-row>
          <table:table-row>
            <table:table-cell office:value-type="string">
              <text:p>0.9</text:p>
            </table:table-cell>
            <table:table-cell office:value-type="float" office:value="1"/>
          </table:table-row>
          <table:table-row>
            <table:table-cell office:value-type="string">
              <text:p>1</text:p>
            </table:table-cell>
            <table:table-cell office:value-type="float" office:value="0"/>
          </table:table-row>
          <table:table-row>
            <table:table-cell office:value-type="string">
              <text:p>1.1</text:p>
            </table:table-cell>
            <table:table-cell office:value-type="float" office:value="0"/>
          </table:table-row>
          <table:table-row>
            <table:table-cell office:value-type="string">
              <text:p>1.2</text:p>
            </table:table-cell>
            <table:table-cell office:value-type="float" office:value="0"/>
          </table:table-row>
          <table:table-row>
            <table:table-cell office:value-type="string">
              <text:p>More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